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654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count of registered resources</text:p>
          </table:table-cell>
          <table:table-cell office:value-type="string" calcext:value-type="string">
            <text:p>count of fully available resources</text:p>
          </table:table-cell>
          <table:table-cell office:value-type="string" calcext:value-type="string">
            <text:p>count of resources pending transcoding</text:p>
          </table:table-cell>
          <table:table-cell office:value-type="string" calcext:value-type="string">
            <text:p>count of available versions</text:p>
          </table:table-cell>
        </table:table-row>
        <table:table-row table:style-name="ro1">
          <table:table-cell table:formula="of:=([.B2]-[.$B$2])/10000" office:value-type="float" office:value="0" calcext:value-type="float">
            <text:p>0</text:p>
          </table:table-cell>
          <table:table-cell office:value-type="float" office:value="1.41892253309376E+018" calcext:value-type="float">
            <text:p>141892253309376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3]-[.$B$2])/1000000000" office:value-type="float" office:value="1.209060352" calcext:value-type="float">
            <text:p>1.209060352</text:p>
          </table:table-cell>
          <table:table-cell office:value-type="float" office:value="1.41892253430282E+018" calcext:value-type="float">
            <text:p>141892253430282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4]-[.$B$2])/1000000000" office:value-type="float" office:value="2.390948864" calcext:value-type="float">
            <text:p>2.390948864</text:p>
          </table:table-cell>
          <table:table-cell office:value-type="float" office:value="1.41892253548471E+018" calcext:value-type="float">
            <text:p>141892253548471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5]-[.$B$2])/1000000000" office:value-type="float" office:value="3.563916288" calcext:value-type="float">
            <text:p>3.563916288</text:p>
          </table:table-cell>
          <table:table-cell office:value-type="float" office:value="1.41892253665767E+018" calcext:value-type="float">
            <text:p>141892253665767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6]-[.$B$2])/1000000000" office:value-type="float" office:value="4.76737664" calcext:value-type="float">
            <text:p>4.76737664</text:p>
          </table:table-cell>
          <table:table-cell office:value-type="float" office:value="1.41892253786113E+018" calcext:value-type="float">
            <text:p>141892253786113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7]-[.$B$2])/1000000000" office:value-type="float" office:value="5.95178752" calcext:value-type="float">
            <text:p>5.95178752</text:p>
          </table:table-cell>
          <table:table-cell office:value-type="float" office:value="1.41892253904554E+018" calcext:value-type="float">
            <text:p>141892253904554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8]-[.$B$2])/1000000000" office:value-type="float" office:value="7.163456256" calcext:value-type="float">
            <text:p>7.163456256</text:p>
          </table:table-cell>
          <table:table-cell office:value-type="float" office:value="1.41892254025721E+018" calcext:value-type="float">
            <text:p>141892254025721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9]-[.$B$2])/1000000000" office:value-type="float" office:value="8.356770816" calcext:value-type="float">
            <text:p>8.356770816</text:p>
          </table:table-cell>
          <table:table-cell office:value-type="float" office:value="1.41892254145053E+018" calcext:value-type="float">
            <text:p>141892254145053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([.B10]-[.$B$2])/1000000000" office:value-type="float" office:value="9.570458624" calcext:value-type="float">
            <text:p>9.570458624</text:p>
          </table:table-cell>
          <table:table-cell office:value-type="float" office:value="1.41892254266422E+018" calcext:value-type="float">
            <text:p>141892254266422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([.B11]-[.$B$2])/1000000000" office:value-type="float" office:value="10.751278592" calcext:value-type="float">
            <text:p>10.751278592</text:p>
          </table:table-cell>
          <table:table-cell office:value-type="float" office:value="1.41892254384504E+018" calcext:value-type="float">
            <text:p>141892254384504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2]-[.$B$2])/1000000000" office:value-type="float" office:value="11.935989504" calcext:value-type="float">
            <text:p>11.935989504</text:p>
          </table:table-cell>
          <table:table-cell office:value-type="float" office:value="1.41892254502975E+018" calcext:value-type="float">
            <text:p>141892254502975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3]-[.$B$2])/1000000000" office:value-type="float" office:value="13.135144704" calcext:value-type="float">
            <text:p>13.135144704</text:p>
          </table:table-cell>
          <table:table-cell office:value-type="float" office:value="1.4189225462289E+018" calcext:value-type="float">
            <text:p>141892254622890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4]-[.$B$2])/1000000000" office:value-type="float" office:value="14.331779072" calcext:value-type="float">
            <text:p>14.331779072</text:p>
          </table:table-cell>
          <table:table-cell office:value-type="float" office:value="1.41892254742554E+018" calcext:value-type="float">
            <text:p>141892254742554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5]-[.$B$2])/1000000000" office:value-type="float" office:value="15.524937728" calcext:value-type="float">
            <text:p>15.524937728</text:p>
          </table:table-cell>
          <table:table-cell office:value-type="float" office:value="1.41892254861869E+018" calcext:value-type="float">
            <text:p>141892254861869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6]-[.$B$2])/1000000000" office:value-type="float" office:value="16.724750592" calcext:value-type="float">
            <text:p>16.724750592</text:p>
          </table:table-cell>
          <table:table-cell office:value-type="float" office:value="1.41892254981851E+018" calcext:value-type="float">
            <text:p>141892254981851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7]-[.$B$2])/1000000000" office:value-type="float" office:value="17.907085568" calcext:value-type="float">
            <text:p>17.907085568</text:p>
          </table:table-cell>
          <table:table-cell office:value-type="float" office:value="1.41892255100084E+018" calcext:value-type="float">
            <text:p>141892255100084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8]-[.$B$2])/1000000000" office:value-type="float" office:value="19.109161472" calcext:value-type="float">
            <text:p>19.109161472</text:p>
          </table:table-cell>
          <table:table-cell office:value-type="float" office:value="1.41892255220292E+018" calcext:value-type="float">
            <text:p>141892255220292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19]-[.$B$2])/1000000000" office:value-type="float" office:value="20.317094912" calcext:value-type="float">
            <text:p>20.317094912</text:p>
          </table:table-cell>
          <table:table-cell office:value-type="float" office:value="1.41892255341085E+018" calcext:value-type="float">
            <text:p>141892255341085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0]-[.$B$2])/1000000000" office:value-type="float" office:value="21.526752" calcext:value-type="float">
            <text:p>21.526752</text:p>
          </table:table-cell>
          <table:table-cell office:value-type="float" office:value="1.41892255462051E+018" calcext:value-type="float">
            <text:p>141892255462051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1]-[.$B$2])/1000000000" office:value-type="float" office:value="22.705538304" calcext:value-type="float">
            <text:p>22.705538304</text:p>
          </table:table-cell>
          <table:table-cell office:value-type="float" office:value="1.4189225557993E+018" calcext:value-type="float">
            <text:p>141892255579930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2]-[.$B$2])/1000000000" office:value-type="float" office:value="23.886400768" calcext:value-type="float">
            <text:p>23.886400768</text:p>
          </table:table-cell>
          <table:table-cell office:value-type="float" office:value="1.41892255698016E+018" calcext:value-type="float">
            <text:p>141892255698016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3]-[.$B$2])/1000000000" office:value-type="float" office:value="25.079417856" calcext:value-type="float">
            <text:p>25.079417856</text:p>
          </table:table-cell>
          <table:table-cell office:value-type="float" office:value="1.41892255817317E+018" calcext:value-type="float">
            <text:p>14189225581731700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4]-[.$B$2])/1000000000" office:value-type="float" office:value="26.285488128" calcext:value-type="float">
            <text:p>26.285488128</text:p>
          </table:table-cell>
          <table:table-cell office:value-type="float" office:value="1.41892255937925E+018" calcext:value-type="float">
            <text:p>14189225593792500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5]-[.$B$2])/1000000000" office:value-type="float" office:value="27.483751168" calcext:value-type="float">
            <text:p>27.483751168</text:p>
          </table:table-cell>
          <table:table-cell office:value-type="float" office:value="1.41892256057751E+018" calcext:value-type="float">
            <text:p>1418922560577510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6]-[.$B$2])/1000000000" office:value-type="float" office:value="28.683053568" calcext:value-type="float">
            <text:p>28.683053568</text:p>
          </table:table-cell>
          <table:table-cell office:value-type="float" office:value="1.41892256177681E+018" calcext:value-type="float">
            <text:p>1418922561776810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7]-[.$B$2])/1000000000" office:value-type="float" office:value="29.889503488" calcext:value-type="float">
            <text:p>29.889503488</text:p>
          </table:table-cell>
          <table:table-cell office:value-type="float" office:value="1.41892256298326E+018" calcext:value-type="float">
            <text:p>14189225629832600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8]-[.$B$2])/1000000000" office:value-type="float" office:value="31.15743232" calcext:value-type="float">
            <text:p>31.15743232</text:p>
          </table:table-cell>
          <table:table-cell office:value-type="float" office:value="1.41892256425119E+018" calcext:value-type="float">
            <text:p>14189225642511900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29]-[.$B$2])/1000000000" office:value-type="float" office:value="32.367457792" calcext:value-type="float">
            <text:p>32.367457792</text:p>
          </table:table-cell>
          <table:table-cell office:value-type="float" office:value="1.41892256546121E+018" calcext:value-type="float">
            <text:p>14189225654612100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30]-[.$B$2])/1000000000" office:value-type="float" office:value="33.591526144" calcext:value-type="float">
            <text:p>33.591526144</text:p>
          </table:table-cell>
          <table:table-cell office:value-type="float" office:value="1.41892256668528E+018" calcext:value-type="float">
            <text:p>14189225666852800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([.B31]-[.$B$2])/1000000000" office:value-type="float" office:value="34.790227456" calcext:value-type="float">
            <text:p>34.790227456</text:p>
          </table:table-cell>
          <table:table-cell office:value-type="float" office:value="1.41892256788398E+018" calcext:value-type="float">
            <text:p>141892256788398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([.B32]-[.$B$2])/1000000000" office:value-type="float" office:value="36.058993664" calcext:value-type="float">
            <text:p>36.058993664</text:p>
          </table:table-cell>
          <table:table-cell office:value-type="float" office:value="1.41892256915275E+018" calcext:value-type="float">
            <text:p>141892256915275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([.B33]-[.$B$2])/1000000000" office:value-type="float" office:value="37.376508416" calcext:value-type="float">
            <text:p>37.376508416</text:p>
          </table:table-cell>
          <table:table-cell office:value-type="float" office:value="1.41892257047027E+018" calcext:value-type="float">
            <text:p>1418922570470270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([.B34]-[.$B$2])/1000000000" office:value-type="float" office:value="38.589411328" calcext:value-type="float">
            <text:p>38.589411328</text:p>
          </table:table-cell>
          <table:table-cell office:value-type="float" office:value="1.41892257168317E+018" calcext:value-type="float">
            <text:p>1418922571683170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([.B35]-[.$B$2])/1000000000" office:value-type="float" office:value="39.785643776" calcext:value-type="float">
            <text:p>39.785643776</text:p>
          </table:table-cell>
          <table:table-cell office:value-type="float" office:value="1.4189225728794E+018" calcext:value-type="float">
            <text:p>1418922572879400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([.B36]-[.$B$2])/1000000000" office:value-type="float" office:value="40.985268736" calcext:value-type="float">
            <text:p>40.985268736</text:p>
          </table:table-cell>
          <table:table-cell office:value-type="float" office:value="1.41892257407903E+018" calcext:value-type="float">
            <text:p>1418922574079030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37]-[.$B$2])/1000000000" office:value-type="float" office:value="42.190463488" calcext:value-type="float">
            <text:p>42.190463488</text:p>
          </table:table-cell>
          <table:table-cell office:value-type="float" office:value="1.41892257528422E+018" calcext:value-type="float">
            <text:p>1418922575284220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38]-[.$B$2])/1000000000" office:value-type="float" office:value="43.41414656" calcext:value-type="float">
            <text:p>43.41414656</text:p>
          </table:table-cell>
          <table:table-cell office:value-type="float" office:value="1.4189225765079E+018" calcext:value-type="float">
            <text:p>141892257650790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39]-[.$B$2])/1000000000" office:value-type="float" office:value="44.608601856" calcext:value-type="float">
            <text:p>44.608601856</text:p>
          </table:table-cell>
          <table:table-cell office:value-type="float" office:value="1.41892257770236E+018" calcext:value-type="float">
            <text:p>141892257770236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0]-[.$B$2])/1000000000" office:value-type="float" office:value="45.856776704" calcext:value-type="float">
            <text:p>45.856776704</text:p>
          </table:table-cell>
          <table:table-cell office:value-type="float" office:value="1.41892257895053E+018" calcext:value-type="float">
            <text:p>141892257895053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1]-[.$B$2])/1000000000" office:value-type="float" office:value="47.092875264" calcext:value-type="float">
            <text:p>47.092875264</text:p>
          </table:table-cell>
          <table:table-cell office:value-type="float" office:value="1.41892258018663E+018" calcext:value-type="float">
            <text:p>141892258018663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2]-[.$B$2])/1000000000" office:value-type="float" office:value="48.32119296" calcext:value-type="float">
            <text:p>48.32119296</text:p>
          </table:table-cell>
          <table:table-cell office:value-type="float" office:value="1.41892258141495E+018" calcext:value-type="float">
            <text:p>14189225814149500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3]-[.$B$2])/1000000000" office:value-type="float" office:value="49.547438336" calcext:value-type="float">
            <text:p>49.547438336</text:p>
          </table:table-cell>
          <table:table-cell office:value-type="float" office:value="1.4189225826412E+018" calcext:value-type="float">
            <text:p>14189225826412000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4]-[.$B$2])/1000000000" office:value-type="float" office:value="50.766990592" calcext:value-type="float">
            <text:p>50.766990592</text:p>
          </table:table-cell>
          <table:table-cell office:value-type="float" office:value="1.41892258386075E+018" calcext:value-type="float">
            <text:p>1418922583860750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5]-[.$B$2])/1000000000" office:value-type="float" office:value="51.958332672" calcext:value-type="float">
            <text:p>51.958332672</text:p>
          </table:table-cell>
          <table:table-cell office:value-type="float" office:value="1.41892258505209E+018" calcext:value-type="float">
            <text:p>14189225850520900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6]-[.$B$2])/1000000000" office:value-type="float" office:value="53.1968128" calcext:value-type="float">
            <text:p>53.1968128</text:p>
          </table:table-cell>
          <table:table-cell office:value-type="float" office:value="1.41892258629057E+018" calcext:value-type="float">
            <text:p>14189225862905700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([.B47]-[.$B$2])/1000000000" office:value-type="float" office:value="54.398131456" calcext:value-type="float">
            <text:p>54.398131456</text:p>
          </table:table-cell>
          <table:table-cell office:value-type="float" office:value="1.41892258749189E+018" calcext:value-type="float">
            <text:p>14189225874918900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48]-[.$B$2])/1000000000" office:value-type="float" office:value="55.618336768" calcext:value-type="float">
            <text:p>55.618336768</text:p>
          </table:table-cell>
          <table:table-cell office:value-type="float" office:value="1.41892258871209E+018" calcext:value-type="float">
            <text:p>14189225887120900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49]-[.$B$2])/1000000000" office:value-type="float" office:value="56.839922176" calcext:value-type="float">
            <text:p>56.839922176</text:p>
          </table:table-cell>
          <table:table-cell office:value-type="float" office:value="1.41892258993368E+018" calcext:value-type="float">
            <text:p>14189225899336800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50]-[.$B$2])/1000000000" office:value-type="float" office:value="58.047361792" calcext:value-type="float">
            <text:p>58.047361792</text:p>
          </table:table-cell>
          <table:table-cell office:value-type="float" office:value="1.41892259114112E+018" calcext:value-type="float">
            <text:p>1418922591141120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51]-[.$B$2])/1000000000" office:value-type="float" office:value="59.28959232" calcext:value-type="float">
            <text:p>59.28959232</text:p>
          </table:table-cell>
          <table:table-cell office:value-type="float" office:value="1.41892259238335E+018" calcext:value-type="float">
            <text:p>1418922592383350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52]-[.$B$2])/1000000000" office:value-type="float" office:value="60.526112256" calcext:value-type="float">
            <text:p>60.526112256</text:p>
          </table:table-cell>
          <table:table-cell office:value-type="float" office:value="1.41892259361987E+018" calcext:value-type="float">
            <text:p>1418922593619870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53]-[.$B$2])/1000000000" office:value-type="float" office:value="61.748146176" calcext:value-type="float">
            <text:p>61.748146176</text:p>
          </table:table-cell>
          <table:table-cell office:value-type="float" office:value="1.4189225948419E+018" calcext:value-type="float">
            <text:p>1418922594841900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54]-[.$B$2])/1000000000" office:value-type="float" office:value="62.987216128" calcext:value-type="float">
            <text:p>62.987216128</text:p>
          </table:table-cell>
          <table:table-cell office:value-type="float" office:value="1.41892259608097E+018" calcext:value-type="float">
            <text:p>1418922596080970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([.B55]-[.$B$2])/1000000000" office:value-type="float" office:value="64.207477504" calcext:value-type="float">
            <text:p>64.207477504</text:p>
          </table:table-cell>
          <table:table-cell office:value-type="float" office:value="1.41892259730123E+018" calcext:value-type="float">
            <text:p>141892259730123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56]-[.$B$2])/1000000000" office:value-type="float" office:value="65.472423168" calcext:value-type="float">
            <text:p>65.472423168</text:p>
          </table:table-cell>
          <table:table-cell office:value-type="float" office:value="1.41892259856618E+018" calcext:value-type="float">
            <text:p>141892259856618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57]-[.$B$2])/1000000000" office:value-type="float" office:value="66.738112768" calcext:value-type="float">
            <text:p>66.738112768</text:p>
          </table:table-cell>
          <table:table-cell office:value-type="float" office:value="1.41892259983187E+018" calcext:value-type="float">
            <text:p>141892259983187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58]-[.$B$2])/1000000000" office:value-type="float" office:value="67.95136512" calcext:value-type="float">
            <text:p>67.95136512</text:p>
          </table:table-cell>
          <table:table-cell office:value-type="float" office:value="1.41892260104512E+018" calcext:value-type="float">
            <text:p>141892260104512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59]-[.$B$2])/1000000000" office:value-type="float" office:value="69.150162176" calcext:value-type="float">
            <text:p>69.150162176</text:p>
          </table:table-cell>
          <table:table-cell office:value-type="float" office:value="1.41892260224392E+018" calcext:value-type="float">
            <text:p>14189226022439200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0]-[.$B$2])/1000000000" office:value-type="float" office:value="70.370149376" calcext:value-type="float">
            <text:p>70.370149376</text:p>
          </table:table-cell>
          <table:table-cell office:value-type="float" office:value="1.41892260346391E+018" calcext:value-type="float">
            <text:p>14189226034639100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1]-[.$B$2])/1000000000" office:value-type="float" office:value="71.578897408" calcext:value-type="float">
            <text:p>71.578897408</text:p>
          </table:table-cell>
          <table:table-cell office:value-type="float" office:value="1.41892260467265E+018" calcext:value-type="float">
            <text:p>1418922604672650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2]-[.$B$2])/1000000000" office:value-type="float" office:value="72.801531392" calcext:value-type="float">
            <text:p>72.801531392</text:p>
          </table:table-cell>
          <table:table-cell office:value-type="float" office:value="1.41892260589529E+018" calcext:value-type="float">
            <text:p>141892260589529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3]-[.$B$2])/1000000000" office:value-type="float" office:value="74.007721216" calcext:value-type="float">
            <text:p>74.007721216</text:p>
          </table:table-cell>
          <table:table-cell office:value-type="float" office:value="1.41892260710148E+018" calcext:value-type="float">
            <text:p>141892260710148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4]-[.$B$2])/1000000000" office:value-type="float" office:value="75.215976448" calcext:value-type="float">
            <text:p>75.215976448</text:p>
          </table:table-cell>
          <table:table-cell office:value-type="float" office:value="1.41892260830973E+018" calcext:value-type="float">
            <text:p>141892260830973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5]-[.$B$2])/1000000000" office:value-type="float" office:value="76.46515584" calcext:value-type="float">
            <text:p>76.46515584</text:p>
          </table:table-cell>
          <table:table-cell office:value-type="float" office:value="1.41892260955891E+018" calcext:value-type="float">
            <text:p>1418922609558910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6]-[.$B$2])/1000000000" office:value-type="float" office:value="77.678039296" calcext:value-type="float">
            <text:p>77.678039296</text:p>
          </table:table-cell>
          <table:table-cell office:value-type="float" office:value="1.4189226107718E+018" calcext:value-type="float">
            <text:p>1418922610771800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7]-[.$B$2])/1000000000" office:value-type="float" office:value="78.883069952" calcext:value-type="float">
            <text:p>78.883069952</text:p>
          </table:table-cell>
          <table:table-cell office:value-type="float" office:value="1.41892261197683E+018" calcext:value-type="float">
            <text:p>1418922611976830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8]-[.$B$2])/1000000000" office:value-type="float" office:value="80.081270016" calcext:value-type="float">
            <text:p>80.081270016</text:p>
          </table:table-cell>
          <table:table-cell office:value-type="float" office:value="1.41892261317503E+018" calcext:value-type="float">
            <text:p>1418922613175030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69]-[.$B$2])/1000000000" office:value-type="float" office:value="81.308263424" calcext:value-type="float">
            <text:p>81.308263424</text:p>
          </table:table-cell>
          <table:table-cell office:value-type="float" office:value="1.41892261440202E+018" calcext:value-type="float">
            <text:p>1418922614402020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0]-[.$B$2])/1000000000" office:value-type="float" office:value="82.508384" calcext:value-type="float">
            <text:p>82.508384</text:p>
          </table:table-cell>
          <table:table-cell office:value-type="float" office:value="1.41892261560214E+018" calcext:value-type="float">
            <text:p>14189226156021400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1]-[.$B$2])/1000000000" office:value-type="float" office:value="83.72146688" calcext:value-type="float">
            <text:p>83.72146688</text:p>
          </table:table-cell>
          <table:table-cell office:value-type="float" office:value="1.41892261681522E+018" calcext:value-type="float">
            <text:p>1418922616815220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2]-[.$B$2])/1000000000" office:value-type="float" office:value="84.938758144" calcext:value-type="float">
            <text:p>84.938758144</text:p>
          </table:table-cell>
          <table:table-cell office:value-type="float" office:value="1.41892261803252E+018" calcext:value-type="float">
            <text:p>1418922618032520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3]-[.$B$2])/1000000000" office:value-type="float" office:value="86.191638272" calcext:value-type="float">
            <text:p>86.191638272</text:p>
          </table:table-cell>
          <table:table-cell office:value-type="float" office:value="1.4189226192854E+018" calcext:value-type="float">
            <text:p>1418922619285400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4]-[.$B$2])/1000000000" office:value-type="float" office:value="87.450427904" calcext:value-type="float">
            <text:p>87.450427904</text:p>
          </table:table-cell>
          <table:table-cell office:value-type="float" office:value="1.41892262054419E+018" calcext:value-type="float">
            <text:p>1418922620544190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5]-[.$B$2])/1000000000" office:value-type="float" office:value="88.67514624" calcext:value-type="float">
            <text:p>88.67514624</text:p>
          </table:table-cell>
          <table:table-cell office:value-type="float" office:value="1.4189226217689E+018" calcext:value-type="float">
            <text:p>1418922621768900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([.B76]-[.$B$2])/1000000000" office:value-type="float" office:value="89.931459328" calcext:value-type="float">
            <text:p>89.931459328</text:p>
          </table:table-cell>
          <table:table-cell office:value-type="float" office:value="1.41892262302522E+018" calcext:value-type="float">
            <text:p>1418922623025220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([.B77]-[.$B$2])/1000000000" office:value-type="float" office:value="91.188436736" calcext:value-type="float">
            <text:p>91.188436736</text:p>
          </table:table-cell>
          <table:table-cell office:value-type="float" office:value="1.41892262428219E+018" calcext:value-type="float">
            <text:p>1418922624282190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([.B78]-[.$B$2])/1000000000" office:value-type="float" office:value="92.458912768" calcext:value-type="float">
            <text:p>92.458912768</text:p>
          </table:table-cell>
          <table:table-cell office:value-type="float" office:value="1.41892262555267E+018" calcext:value-type="float">
            <text:p>1418922625552670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([.B79]-[.$B$2])/1000000000" office:value-type="float" office:value="93.696691712" calcext:value-type="float">
            <text:p>93.696691712</text:p>
          </table:table-cell>
          <table:table-cell office:value-type="float" office:value="1.41892262679045E+018" calcext:value-type="float">
            <text:p>1418922626790450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([.B80]-[.$B$2])/1000000000" office:value-type="float" office:value="95.010971136" calcext:value-type="float">
            <text:p>95.010971136</text:p>
          </table:table-cell>
          <table:table-cell office:value-type="float" office:value="1.41892262810473E+018" calcext:value-type="float">
            <text:p>141892262810473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([.B81]-[.$B$2])/1000000000" office:value-type="float" office:value="96.280111616" calcext:value-type="float">
            <text:p>96.280111616</text:p>
          </table:table-cell>
          <table:table-cell office:value-type="float" office:value="1.41892262937387E+018" calcext:value-type="float">
            <text:p>141892262937387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([.B82]-[.$B$2])/1000000000" office:value-type="float" office:value="97.51930624" calcext:value-type="float">
            <text:p>97.51930624</text:p>
          </table:table-cell>
          <table:table-cell office:value-type="float" office:value="1.41892263061306E+018" calcext:value-type="float">
            <text:p>141892263061306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([.B83]-[.$B$2])/1000000000" office:value-type="float" office:value="98.7885568" calcext:value-type="float">
            <text:p>98.7885568</text:p>
          </table:table-cell>
          <table:table-cell office:value-type="float" office:value="1.41892263188231E+018" calcext:value-type="float">
            <text:p>141892263188231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([.B84]-[.$B$2])/1000000000" office:value-type="float" office:value="100.03409664" calcext:value-type="float">
            <text:p>100.03409664</text:p>
          </table:table-cell>
          <table:table-cell office:value-type="float" office:value="1.41892263312785E+018" calcext:value-type="float">
            <text:p>141892263312785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([.B85]-[.$B$2])/1000000000" office:value-type="float" office:value="101.243858944" calcext:value-type="float">
            <text:p>101.243858944</text:p>
          </table:table-cell>
          <table:table-cell office:value-type="float" office:value="1.41892263433762E+018" calcext:value-type="float">
            <text:p>141892263433762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([.B86]-[.$B$2])/1000000000" office:value-type="float" office:value="102.47181824" calcext:value-type="float">
            <text:p>102.47181824</text:p>
          </table:table-cell>
          <table:table-cell office:value-type="float" office:value="1.41892263556558E+018" calcext:value-type="float">
            <text:p>141892263556558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([.B87]-[.$B$2])/1000000000" office:value-type="float" office:value="103.684645888" calcext:value-type="float">
            <text:p>103.684645888</text:p>
          </table:table-cell>
          <table:table-cell office:value-type="float" office:value="1.4189226367784E+018" calcext:value-type="float">
            <text:p>14189226367784000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([.B88]-[.$B$2])/1000000000" office:value-type="float" office:value="104.93284352" calcext:value-type="float">
            <text:p>104.93284352</text:p>
          </table:table-cell>
          <table:table-cell office:value-type="float" office:value="1.4189226380266E+018" calcext:value-type="float">
            <text:p>14189226380266000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([.B89]-[.$B$2])/1000000000" office:value-type="float" office:value="106.18497536" calcext:value-type="float">
            <text:p>106.18497536</text:p>
          </table:table-cell>
          <table:table-cell office:value-type="float" office:value="1.41892263927873E+018" calcext:value-type="float">
            <text:p>14189226392787300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0]-[.$B$2])/1000000000" office:value-type="float" office:value="107.446831872" calcext:value-type="float">
            <text:p>107.446831872</text:p>
          </table:table-cell>
          <table:table-cell office:value-type="float" office:value="1.41892264054059E+018" calcext:value-type="float">
            <text:p>14189226405405900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1]-[.$B$2])/1000000000" office:value-type="float" office:value="108.675904" calcext:value-type="float">
            <text:p>108.675904</text:p>
          </table:table-cell>
          <table:table-cell office:value-type="float" office:value="1.41892264176966E+018" calcext:value-type="float">
            <text:p>14189226417696600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2]-[.$B$2])/1000000000" office:value-type="float" office:value="109.893150208" calcext:value-type="float">
            <text:p>109.893150208</text:p>
          </table:table-cell>
          <table:table-cell office:value-type="float" office:value="1.41892264298691E+018" calcext:value-type="float">
            <text:p>141892264298691000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3]-[.$B$2])/1000000000" office:value-type="float" office:value="111.116816128" calcext:value-type="float">
            <text:p>111.116816128</text:p>
          </table:table-cell>
          <table:table-cell office:value-type="float" office:value="1.41892264421057E+018" calcext:value-type="float">
            <text:p>141892264421057000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4]-[.$B$2])/1000000000" office:value-type="float" office:value="112.337702656" calcext:value-type="float">
            <text:p>112.337702656</text:p>
          </table:table-cell>
          <table:table-cell office:value-type="float" office:value="1.41892264543146E+018" calcext:value-type="float">
            <text:p>141892264543146000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5]-[.$B$2])/1000000000" office:value-type="float" office:value="113.582386432" calcext:value-type="float">
            <text:p>113.582386432</text:p>
          </table:table-cell>
          <table:table-cell office:value-type="float" office:value="1.41892264667614E+018" calcext:value-type="float">
            <text:p>1418922646676140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([.B96]-[.$B$2])/1000000000" office:value-type="float" office:value="114.801624064" calcext:value-type="float">
            <text:p>114.801624064</text:p>
          </table:table-cell>
          <table:table-cell office:value-type="float" office:value="1.41892264789538E+018" calcext:value-type="float">
            <text:p>1418922647895380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97]-[.$B$2])/1000000000" office:value-type="float" office:value="116.062117376" calcext:value-type="float">
            <text:p>116.062117376</text:p>
          </table:table-cell>
          <table:table-cell office:value-type="float" office:value="1.41892264915587E+018" calcext:value-type="float">
            <text:p>1418922649155870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98]-[.$B$2])/1000000000" office:value-type="float" office:value="117.360328704" calcext:value-type="float">
            <text:p>117.360328704</text:p>
          </table:table-cell>
          <table:table-cell office:value-type="float" office:value="1.41892265045409E+018" calcext:value-type="float">
            <text:p>14189226504540900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99]-[.$B$2])/1000000000" office:value-type="float" office:value="118.660623104" calcext:value-type="float">
            <text:p>118.660623104</text:p>
          </table:table-cell>
          <table:table-cell office:value-type="float" office:value="1.41892265175438E+018" calcext:value-type="float">
            <text:p>14189226517543800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0]-[.$B$2])/1000000000" office:value-type="float" office:value="119.882625536" calcext:value-type="float">
            <text:p>119.882625536</text:p>
          </table:table-cell>
          <table:table-cell office:value-type="float" office:value="1.41892265297638E+018" calcext:value-type="float">
            <text:p>14189226529763800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1]-[.$B$2])/1000000000" office:value-type="float" office:value="121.091510784" calcext:value-type="float">
            <text:p>121.091510784</text:p>
          </table:table-cell>
          <table:table-cell office:value-type="float" office:value="1.41892265418527E+018" calcext:value-type="float">
            <text:p>14189226541852700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2]-[.$B$2])/1000000000" office:value-type="float" office:value="122.318104064" calcext:value-type="float">
            <text:p>122.318104064</text:p>
          </table:table-cell>
          <table:table-cell office:value-type="float" office:value="1.41892265541186E+018" calcext:value-type="float">
            <text:p>14189226554118600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3]-[.$B$2])/1000000000" office:value-type="float" office:value="123.613745664" calcext:value-type="float">
            <text:p>123.613745664</text:p>
          </table:table-cell>
          <table:table-cell office:value-type="float" office:value="1.4189226567075E+018" calcext:value-type="float">
            <text:p>14189226567075000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4]-[.$B$2])/1000000000" office:value-type="float" office:value="124.856247552" calcext:value-type="float">
            <text:p>124.856247552</text:p>
          </table:table-cell>
          <table:table-cell office:value-type="float" office:value="1.41892265795E+018" calcext:value-type="float">
            <text:p>1418922657950000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5]-[.$B$2])/1000000000" office:value-type="float" office:value="126.078260224" calcext:value-type="float">
            <text:p>126.078260224</text:p>
          </table:table-cell>
          <table:table-cell office:value-type="float" office:value="1.41892265917202E+018" calcext:value-type="float">
            <text:p>1418922659172020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6]-[.$B$2])/1000000000" office:value-type="float" office:value="127.3317952" calcext:value-type="float">
            <text:p>127.3317952</text:p>
          </table:table-cell>
          <table:table-cell office:value-type="float" office:value="1.41892266042555E+018" calcext:value-type="float">
            <text:p>141892266042555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([.B107]-[.$B$2])/1000000000" office:value-type="float" office:value="128.627951104" calcext:value-type="float">
            <text:p>128.627951104</text:p>
          </table:table-cell>
          <table:table-cell office:value-type="float" office:value="1.41892266172171E+018" calcext:value-type="float">
            <text:p>141892266172171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([.B108]-[.$B$2])/1000000000" office:value-type="float" office:value="129.871420928" calcext:value-type="float">
            <text:p>129.871420928</text:p>
          </table:table-cell>
          <table:table-cell office:value-type="float" office:value="1.41892266296518E+018" calcext:value-type="float">
            <text:p>141892266296518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([.B109]-[.$B$2])/1000000000" office:value-type="float" office:value="131.157532416" calcext:value-type="float">
            <text:p>131.157532416</text:p>
          </table:table-cell>
          <table:table-cell office:value-type="float" office:value="1.41892266425129E+018" calcext:value-type="float">
            <text:p>141892266425129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([.B110]-[.$B$2])/1000000000" office:value-type="float" office:value="132.429135872" calcext:value-type="float">
            <text:p>132.429135872</text:p>
          </table:table-cell>
          <table:table-cell office:value-type="float" office:value="1.41892266552289E+018" calcext:value-type="float">
            <text:p>141892266552289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([.B111]-[.$B$2])/1000000000" office:value-type="float" office:value="133.694327552" calcext:value-type="float">
            <text:p>133.694327552</text:p>
          </table:table-cell>
          <table:table-cell office:value-type="float" office:value="1.41892266678808E+018" calcext:value-type="float">
            <text:p>141892266678808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([.B112]-[.$B$2])/1000000000" office:value-type="float" office:value="134.942623744" calcext:value-type="float">
            <text:p>134.942623744</text:p>
          </table:table-cell>
          <table:table-cell office:value-type="float" office:value="1.41892266803638E+018" calcext:value-type="float">
            <text:p>141892266803638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([.B113]-[.$B$2])/1000000000" office:value-type="float" office:value="136.182449152" calcext:value-type="float">
            <text:p>136.182449152</text:p>
          </table:table-cell>
          <table:table-cell office:value-type="float" office:value="1.41892266927621E+018" calcext:value-type="float">
            <text:p>141892266927621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([.B114]-[.$B$2])/1000000000" office:value-type="float" office:value="137.422583552" calcext:value-type="float">
            <text:p>137.422583552</text:p>
          </table:table-cell>
          <table:table-cell office:value-type="float" office:value="1.41892267051634E+018" calcext:value-type="float">
            <text:p>141892267051634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15]-[.$B$2])/1000000000" office:value-type="float" office:value="138.679382016" calcext:value-type="float">
            <text:p>138.679382016</text:p>
          </table:table-cell>
          <table:table-cell office:value-type="float" office:value="1.41892267177314E+018" calcext:value-type="float">
            <text:p>141892267177314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16]-[.$B$2])/1000000000" office:value-type="float" office:value="139.920972288" calcext:value-type="float">
            <text:p>139.920972288</text:p>
          </table:table-cell>
          <table:table-cell office:value-type="float" office:value="1.41892267301473E+018" calcext:value-type="float">
            <text:p>141892267301473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17]-[.$B$2])/1000000000" office:value-type="float" office:value="141.152673792" calcext:value-type="float">
            <text:p>141.152673792</text:p>
          </table:table-cell>
          <table:table-cell office:value-type="float" office:value="1.41892267424643E+018" calcext:value-type="float">
            <text:p>141892267424643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18]-[.$B$2])/1000000000" office:value-type="float" office:value="142.387933952" calcext:value-type="float">
            <text:p>142.387933952</text:p>
          </table:table-cell>
          <table:table-cell office:value-type="float" office:value="1.41892267548169E+018" calcext:value-type="float">
            <text:p>141892267548169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19]-[.$B$2])/1000000000" office:value-type="float" office:value="143.659098368" calcext:value-type="float">
            <text:p>143.659098368</text:p>
          </table:table-cell>
          <table:table-cell office:value-type="float" office:value="1.41892267675286E+018" calcext:value-type="float">
            <text:p>1418922676752860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0]-[.$B$2])/1000000000" office:value-type="float" office:value="144.888355072" calcext:value-type="float">
            <text:p>144.888355072</text:p>
          </table:table-cell>
          <table:table-cell office:value-type="float" office:value="1.41892267798211E+018" calcext:value-type="float">
            <text:p>14189226779821100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1]-[.$B$2])/1000000000" office:value-type="float" office:value="146.138396672" calcext:value-type="float">
            <text:p>146.138396672</text:p>
          </table:table-cell>
          <table:table-cell office:value-type="float" office:value="1.41892267923215E+018" calcext:value-type="float">
            <text:p>141892267923215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2]-[.$B$2])/1000000000" office:value-type="float" office:value="147.377079808" calcext:value-type="float">
            <text:p>147.377079808</text:p>
          </table:table-cell>
          <table:table-cell office:value-type="float" office:value="1.41892268047084E+018" calcext:value-type="float">
            <text:p>141892268047084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3]-[.$B$2])/1000000000" office:value-type="float" office:value="148.594235392" calcext:value-type="float">
            <text:p>148.594235392</text:p>
          </table:table-cell>
          <table:table-cell office:value-type="float" office:value="1.41892268168799E+018" calcext:value-type="float">
            <text:p>141892268168799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4]-[.$B$2])/1000000000" office:value-type="float" office:value="149.814334208" calcext:value-type="float">
            <text:p>149.814334208</text:p>
          </table:table-cell>
          <table:table-cell office:value-type="float" office:value="1.41892268290809E+018" calcext:value-type="float">
            <text:p>141892268290809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5]-[.$B$2])/1000000000" office:value-type="float" office:value="151.024201728" calcext:value-type="float">
            <text:p>151.024201728</text:p>
          </table:table-cell>
          <table:table-cell office:value-type="float" office:value="1.41892268411796E+018" calcext:value-type="float">
            <text:p>141892268411796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6]-[.$B$2])/1000000000" office:value-type="float" office:value="152.26114304" calcext:value-type="float">
            <text:p>152.26114304</text:p>
          </table:table-cell>
          <table:table-cell office:value-type="float" office:value="1.4189226853549E+018" calcext:value-type="float">
            <text:p>141892268535490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7]-[.$B$2])/1000000000" office:value-type="float" office:value="153.499833088" calcext:value-type="float">
            <text:p>153.499833088</text:p>
          </table:table-cell>
          <table:table-cell office:value-type="float" office:value="1.41892268659359E+018" calcext:value-type="float">
            <text:p>141892268659359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8]-[.$B$2])/1000000000" office:value-type="float" office:value="154.71069568" calcext:value-type="float">
            <text:p>154.71069568</text:p>
          </table:table-cell>
          <table:table-cell office:value-type="float" office:value="1.41892268780445E+018" calcext:value-type="float">
            <text:p>141892268780445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29]-[.$B$2])/1000000000" office:value-type="float" office:value="155.967614976" calcext:value-type="float">
            <text:p>155.967614976</text:p>
          </table:table-cell>
          <table:table-cell office:value-type="float" office:value="1.41892268906137E+018" calcext:value-type="float">
            <text:p>141892268906137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0]-[.$B$2])/1000000000" office:value-type="float" office:value="157.206011136" calcext:value-type="float">
            <text:p>157.206011136</text:p>
          </table:table-cell>
          <table:table-cell office:value-type="float" office:value="1.41892269029977E+018" calcext:value-type="float">
            <text:p>141892269029977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1]-[.$B$2])/1000000000" office:value-type="float" office:value="158.474012672" calcext:value-type="float">
            <text:p>158.474012672</text:p>
          </table:table-cell>
          <table:table-cell office:value-type="float" office:value="1.41892269156777E+018" calcext:value-type="float">
            <text:p>141892269156777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2]-[.$B$2])/1000000000" office:value-type="float" office:value="159.752218368" calcext:value-type="float">
            <text:p>159.752218368</text:p>
          </table:table-cell>
          <table:table-cell office:value-type="float" office:value="1.41892269284598E+018" calcext:value-type="float">
            <text:p>141892269284598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3]-[.$B$2])/1000000000" office:value-type="float" office:value="160.969436672" calcext:value-type="float">
            <text:p>160.969436672</text:p>
          </table:table-cell>
          <table:table-cell office:value-type="float" office:value="1.41892269406319E+018" calcext:value-type="float">
            <text:p>141892269406319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4]-[.$B$2])/1000000000" office:value-type="float" office:value="162.188300544" calcext:value-type="float">
            <text:p>162.188300544</text:p>
          </table:table-cell>
          <table:table-cell office:value-type="float" office:value="1.41892269528206E+018" calcext:value-type="float">
            <text:p>141892269528206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5]-[.$B$2])/1000000000" office:value-type="float" office:value="163.448096512" calcext:value-type="float">
            <text:p>163.448096512</text:p>
          </table:table-cell>
          <table:table-cell office:value-type="float" office:value="1.41892269654185E+018" calcext:value-type="float">
            <text:p>1418922696541850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6]-[.$B$2])/1000000000" office:value-type="float" office:value="164.705913856" calcext:value-type="float">
            <text:p>164.705913856</text:p>
          </table:table-cell>
          <table:table-cell office:value-type="float" office:value="1.41892269779967E+018" calcext:value-type="float">
            <text:p>141892269779967000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7]-[.$B$2])/1000000000" office:value-type="float" office:value="165.926942976" calcext:value-type="float">
            <text:p>165.926942976</text:p>
          </table:table-cell>
          <table:table-cell office:value-type="float" office:value="1.4189226990207E+018" calcext:value-type="float">
            <text:p>141892269902070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8]-[.$B$2])/1000000000" office:value-type="float" office:value="167.15557632" calcext:value-type="float">
            <text:p>167.15557632</text:p>
          </table:table-cell>
          <table:table-cell office:value-type="float" office:value="1.41892270024933E+018" calcext:value-type="float">
            <text:p>141892270024933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39]-[.$B$2])/1000000000" office:value-type="float" office:value="168.37532544" calcext:value-type="float">
            <text:p>168.37532544</text:p>
          </table:table-cell>
          <table:table-cell office:value-type="float" office:value="1.41892270146908E+018" calcext:value-type="float">
            <text:p>141892270146908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0]-[.$B$2])/1000000000" office:value-type="float" office:value="169.595068416" calcext:value-type="float">
            <text:p>169.595068416</text:p>
          </table:table-cell>
          <table:table-cell office:value-type="float" office:value="1.41892270268883E+018" calcext:value-type="float">
            <text:p>141892270268883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1]-[.$B$2])/1000000000" office:value-type="float" office:value="170.818571264" calcext:value-type="float">
            <text:p>170.818571264</text:p>
          </table:table-cell>
          <table:table-cell office:value-type="float" office:value="1.41892270391233E+018" calcext:value-type="float">
            <text:p>141892270391233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2]-[.$B$2])/1000000000" office:value-type="float" office:value="172.041657088" calcext:value-type="float">
            <text:p>172.041657088</text:p>
          </table:table-cell>
          <table:table-cell office:value-type="float" office:value="1.41892270513541E+018" calcext:value-type="float">
            <text:p>141892270513541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3]-[.$B$2])/1000000000" office:value-type="float" office:value="173.288147456" calcext:value-type="float">
            <text:p>173.288147456</text:p>
          </table:table-cell>
          <table:table-cell office:value-type="float" office:value="1.4189227063819E+018" calcext:value-type="float">
            <text:p>141892270638190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4]-[.$B$2])/1000000000" office:value-type="float" office:value="174.53302144" calcext:value-type="float">
            <text:p>174.53302144</text:p>
          </table:table-cell>
          <table:table-cell office:value-type="float" office:value="1.41892270762678E+018" calcext:value-type="float">
            <text:p>141892270762678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5]-[.$B$2])/1000000000" office:value-type="float" office:value="175.77071872" calcext:value-type="float">
            <text:p>175.77071872</text:p>
          </table:table-cell>
          <table:table-cell office:value-type="float" office:value="1.41892270886448E+018" calcext:value-type="float">
            <text:p>141892270886448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([.B146]-[.$B$2])/1000000000" office:value-type="float" office:value="177.002130176" calcext:value-type="float">
            <text:p>177.002130176</text:p>
          </table:table-cell>
          <table:table-cell office:value-type="float" office:value="1.41892271009589E+018" calcext:value-type="float">
            <text:p>141892271009589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([.B147]-[.$B$2])/1000000000" office:value-type="float" office:value="178.209736704" calcext:value-type="float">
            <text:p>178.209736704</text:p>
          </table:table-cell>
          <table:table-cell office:value-type="float" office:value="1.41892271130349E+018" calcext:value-type="float">
            <text:p>1418922711303490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([.B148]-[.$B$2])/1000000000" office:value-type="float" office:value="179.459990016" calcext:value-type="float">
            <text:p>179.459990016</text:p>
          </table:table-cell>
          <table:table-cell office:value-type="float" office:value="1.41892271255375E+018" calcext:value-type="float">
            <text:p>1418922712553750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49]-[.$B$2])/1000000000" office:value-type="float" office:value="180.694880768" calcext:value-type="float">
            <text:p>180.694880768</text:p>
          </table:table-cell>
          <table:table-cell office:value-type="float" office:value="1.41892271378864E+018" calcext:value-type="float">
            <text:p>141892271378864000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0]-[.$B$2])/1000000000" office:value-type="float" office:value="181.914688768" calcext:value-type="float">
            <text:p>181.914688768</text:p>
          </table:table-cell>
          <table:table-cell office:value-type="float" office:value="1.41892271500845E+018" calcext:value-type="float">
            <text:p>14189227150084500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1]-[.$B$2])/1000000000" office:value-type="float" office:value="183.127016192" calcext:value-type="float">
            <text:p>183.127016192</text:p>
          </table:table-cell>
          <table:table-cell office:value-type="float" office:value="1.41892271622077E+018" calcext:value-type="float">
            <text:p>14189227162207700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2]-[.$B$2])/1000000000" office:value-type="float" office:value="184.354536704" calcext:value-type="float">
            <text:p>184.354536704</text:p>
          </table:table-cell>
          <table:table-cell office:value-type="float" office:value="1.41892271744829E+018" calcext:value-type="float">
            <text:p>14189227174482900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3]-[.$B$2])/1000000000" office:value-type="float" office:value="185.588866304" calcext:value-type="float">
            <text:p>185.588866304</text:p>
          </table:table-cell>
          <table:table-cell office:value-type="float" office:value="1.41892271868262E+018" calcext:value-type="float">
            <text:p>14189227186826200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4]-[.$B$2])/1000000000" office:value-type="float" office:value="186.828195072" calcext:value-type="float">
            <text:p>186.828195072</text:p>
          </table:table-cell>
          <table:table-cell office:value-type="float" office:value="1.41892271992195E+018" calcext:value-type="float">
            <text:p>14189227199219500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5]-[.$B$2])/1000000000" office:value-type="float" office:value="188.079094272" calcext:value-type="float">
            <text:p>188.079094272</text:p>
          </table:table-cell>
          <table:table-cell office:value-type="float" office:value="1.41892272117285E+018" calcext:value-type="float">
            <text:p>141892272117285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6]-[.$B$2])/1000000000" office:value-type="float" office:value="189.422703872" calcext:value-type="float">
            <text:p>189.422703872</text:p>
          </table:table-cell>
          <table:table-cell office:value-type="float" office:value="1.41892272251646E+018" calcext:value-type="float">
            <text:p>141892272251646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7]-[.$B$2])/1000000000" office:value-type="float" office:value="190.744259328" calcext:value-type="float">
            <text:p>190.744259328</text:p>
          </table:table-cell>
          <table:table-cell office:value-type="float" office:value="1.41892272383802E+018" calcext:value-type="float">
            <text:p>141892272383802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8]-[.$B$2])/1000000000" office:value-type="float" office:value="191.986366464" calcext:value-type="float">
            <text:p>191.986366464</text:p>
          </table:table-cell>
          <table:table-cell office:value-type="float" office:value="1.41892272508012E+018" calcext:value-type="float">
            <text:p>141892272508012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59]-[.$B$2])/1000000000" office:value-type="float" office:value="193.218139136" calcext:value-type="float">
            <text:p>193.218139136</text:p>
          </table:table-cell>
          <table:table-cell office:value-type="float" office:value="1.4189227263119E+018" calcext:value-type="float">
            <text:p>141892272631190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60]-[.$B$2])/1000000000" office:value-type="float" office:value="194.525316352" calcext:value-type="float">
            <text:p>194.525316352</text:p>
          </table:table-cell>
          <table:table-cell office:value-type="float" office:value="1.41892272761907E+018" calcext:value-type="float">
            <text:p>141892272761907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61]-[.$B$2])/1000000000" office:value-type="float" office:value="195.778764288" calcext:value-type="float">
            <text:p>195.778764288</text:p>
          </table:table-cell>
          <table:table-cell office:value-type="float" office:value="1.41892272887252E+018" calcext:value-type="float">
            <text:p>141892272887252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62]-[.$B$2])/1000000000" office:value-type="float" office:value="197.027363072" calcext:value-type="float">
            <text:p>197.027363072</text:p>
          </table:table-cell>
          <table:table-cell office:value-type="float" office:value="1.41892273012112E+018" calcext:value-type="float">
            <text:p>14189227301211200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([.B163]-[.$B$2])/1000000000" office:value-type="float" office:value="198.257167104" calcext:value-type="float">
            <text:p>198.257167104</text:p>
          </table:table-cell>
          <table:table-cell office:value-type="float" office:value="1.41892273135092E+018" calcext:value-type="float">
            <text:p>141892273135092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([.B164]-[.$B$2])/1000000000" office:value-type="float" office:value="199.523668736" calcext:value-type="float">
            <text:p>199.523668736</text:p>
          </table:table-cell>
          <table:table-cell office:value-type="float" office:value="1.41892273261743E+018" calcext:value-type="float">
            <text:p>141892273261743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([.B165]-[.$B$2])/1000000000" office:value-type="float" office:value="200.757251328" calcext:value-type="float">
            <text:p>200.757251328</text:p>
          </table:table-cell>
          <table:table-cell office:value-type="float" office:value="1.41892273385101E+018" calcext:value-type="float">
            <text:p>141892273385101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66]-[.$B$2])/1000000000" office:value-type="float" office:value="201.998827776" calcext:value-type="float">
            <text:p>201.998827776</text:p>
          </table:table-cell>
          <table:table-cell office:value-type="float" office:value="1.41892273509258E+018" calcext:value-type="float">
            <text:p>141892273509258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67]-[.$B$2])/1000000000" office:value-type="float" office:value="203.221231616" calcext:value-type="float">
            <text:p>203.221231616</text:p>
          </table:table-cell>
          <table:table-cell office:value-type="float" office:value="1.41892273631499E+018" calcext:value-type="float">
            <text:p>141892273631499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68]-[.$B$2])/1000000000" office:value-type="float" office:value="204.449651456" calcext:value-type="float">
            <text:p>204.449651456</text:p>
          </table:table-cell>
          <table:table-cell office:value-type="float" office:value="1.41892273754341E+018" calcext:value-type="float">
            <text:p>141892273754341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69]-[.$B$2])/1000000000" office:value-type="float" office:value="205.683166976" calcext:value-type="float">
            <text:p>205.683166976</text:p>
          </table:table-cell>
          <table:table-cell office:value-type="float" office:value="1.41892273877692E+018" calcext:value-type="float">
            <text:p>141892273877692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70]-[.$B$2])/1000000000" office:value-type="float" office:value="206.909141248" calcext:value-type="float">
            <text:p>206.909141248</text:p>
          </table:table-cell>
          <table:table-cell office:value-type="float" office:value="1.4189227400029E+018" calcext:value-type="float">
            <text:p>141892274000290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71]-[.$B$2])/1000000000" office:value-type="float" office:value="208.131887616" calcext:value-type="float">
            <text:p>208.131887616</text:p>
          </table:table-cell>
          <table:table-cell office:value-type="float" office:value="1.41892274122564E+018" calcext:value-type="float">
            <text:p>141892274122564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72]-[.$B$2])/1000000000" office:value-type="float" office:value="209.366974464" calcext:value-type="float">
            <text:p>209.366974464</text:p>
          </table:table-cell>
          <table:table-cell office:value-type="float" office:value="1.41892274246073E+018" calcext:value-type="float">
            <text:p>141892274246073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73]-[.$B$2])/1000000000" office:value-type="float" office:value="210.640905216" calcext:value-type="float">
            <text:p>210.640905216</text:p>
          </table:table-cell>
          <table:table-cell office:value-type="float" office:value="1.41892274373466E+018" calcext:value-type="float">
            <text:p>141892274373466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B174]-[.$B$2])/1000000000" office:value-type="float" office:value="211.884623616" calcext:value-type="float">
            <text:p>211.884623616</text:p>
          </table:table-cell>
          <table:table-cell office:value-type="float" office:value="1.41892274497838E+018" calcext:value-type="float">
            <text:p>141892274497838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([.B175]-[.$B$2])/1000000000" office:value-type="float" office:value="213.133530368" calcext:value-type="float">
            <text:p>213.133530368</text:p>
          </table:table-cell>
          <table:table-cell office:value-type="float" office:value="1.41892274622729E+018" calcext:value-type="float">
            <text:p>141892274622729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76]-[.$B$2])/1000000000" office:value-type="float" office:value="214.416505856" calcext:value-type="float">
            <text:p>214.416505856</text:p>
          </table:table-cell>
          <table:table-cell office:value-type="float" office:value="1.41892274751026E+018" calcext:value-type="float">
            <text:p>141892274751026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77]-[.$B$2])/1000000000" office:value-type="float" office:value="215.684305408" calcext:value-type="float">
            <text:p>215.684305408</text:p>
          </table:table-cell>
          <table:table-cell office:value-type="float" office:value="1.41892274877806E+018" calcext:value-type="float">
            <text:p>141892274877806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78]-[.$B$2])/1000000000" office:value-type="float" office:value="216.933225472" calcext:value-type="float">
            <text:p>216.933225472</text:p>
          </table:table-cell>
          <table:table-cell office:value-type="float" office:value="1.41892275002698E+018" calcext:value-type="float">
            <text:p>141892275002698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79]-[.$B$2])/1000000000" office:value-type="float" office:value="218.188203776" calcext:value-type="float">
            <text:p>218.188203776</text:p>
          </table:table-cell>
          <table:table-cell office:value-type="float" office:value="1.41892275128196E+018" calcext:value-type="float">
            <text:p>141892275128196000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0]-[.$B$2])/1000000000" office:value-type="float" office:value="219.4302848" calcext:value-type="float">
            <text:p>219.4302848</text:p>
          </table:table-cell>
          <table:table-cell office:value-type="float" office:value="1.41892275252404E+018" calcext:value-type="float">
            <text:p>141892275252404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1]-[.$B$2])/1000000000" office:value-type="float" office:value="220.670265856" calcext:value-type="float">
            <text:p>220.670265856</text:p>
          </table:table-cell>
          <table:table-cell office:value-type="float" office:value="1.41892275376402E+018" calcext:value-type="float">
            <text:p>141892275376402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2]-[.$B$2])/1000000000" office:value-type="float" office:value="221.881645312" calcext:value-type="float">
            <text:p>221.881645312</text:p>
          </table:table-cell>
          <table:table-cell office:value-type="float" office:value="1.4189227549754E+018" calcext:value-type="float">
            <text:p>141892275497540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3]-[.$B$2])/1000000000" office:value-type="float" office:value="223.0955776" calcext:value-type="float">
            <text:p>223.0955776</text:p>
          </table:table-cell>
          <table:table-cell office:value-type="float" office:value="1.41892275618933E+018" calcext:value-type="float">
            <text:p>141892275618933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4]-[.$B$2])/1000000000" office:value-type="float" office:value="224.336205056" calcext:value-type="float">
            <text:p>224.336205056</text:p>
          </table:table-cell>
          <table:table-cell office:value-type="float" office:value="1.41892275742996E+018" calcext:value-type="float">
            <text:p>141892275742996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5]-[.$B$2])/1000000000" office:value-type="float" office:value="225.590024192" calcext:value-type="float">
            <text:p>225.590024192</text:p>
          </table:table-cell>
          <table:table-cell office:value-type="float" office:value="1.41892275868378E+018" calcext:value-type="float">
            <text:p>141892275868378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6]-[.$B$2])/1000000000" office:value-type="float" office:value="226.82481408" calcext:value-type="float">
            <text:p>226.82481408</text:p>
          </table:table-cell>
          <table:table-cell office:value-type="float" office:value="1.41892275991857E+018" calcext:value-type="float">
            <text:p>141892275991857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7]-[.$B$2])/1000000000" office:value-type="float" office:value="228.071716608" calcext:value-type="float">
            <text:p>228.071716608</text:p>
          </table:table-cell>
          <table:table-cell office:value-type="float" office:value="1.41892276116547E+018" calcext:value-type="float">
            <text:p>141892276116547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8]-[.$B$2])/1000000000" office:value-type="float" office:value="229.28704" calcext:value-type="float">
            <text:p>229.28704</text:p>
          </table:table-cell>
          <table:table-cell office:value-type="float" office:value="1.4189227623808E+018" calcext:value-type="float">
            <text:p>141892276238080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([.B189]-[.$B$2])/1000000000" office:value-type="float" office:value="230.563036672" calcext:value-type="float">
            <text:p>230.563036672</text:p>
          </table:table-cell>
          <table:table-cell office:value-type="float" office:value="1.41892276365679E+018" calcext:value-type="float">
            <text:p>141892276365679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([.B190]-[.$B$2])/1000000000" office:value-type="float" office:value="231.797915136" calcext:value-type="float">
            <text:p>231.797915136</text:p>
          </table:table-cell>
          <table:table-cell office:value-type="float" office:value="1.41892276489167E+018" calcext:value-type="float">
            <text:p>141892276489167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([.B191]-[.$B$2])/1000000000" office:value-type="float" office:value="233.018916096" calcext:value-type="float">
            <text:p>233.018916096</text:p>
          </table:table-cell>
          <table:table-cell office:value-type="float" office:value="1.41892276611267E+018" calcext:value-type="float">
            <text:p>141892276611267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([.B192]-[.$B$2])/1000000000" office:value-type="float" office:value="234.258163968" calcext:value-type="float">
            <text:p>234.258163968</text:p>
          </table:table-cell>
          <table:table-cell office:value-type="float" office:value="1.41892276735192E+018" calcext:value-type="float">
            <text:p>141892276735192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([.B193]-[.$B$2])/1000000000" office:value-type="float" office:value="235.509368832" calcext:value-type="float">
            <text:p>235.509368832</text:p>
          </table:table-cell>
          <table:table-cell office:value-type="float" office:value="1.41892276860313E+018" calcext:value-type="float">
            <text:p>141892276860313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([.B194]-[.$B$2])/1000000000" office:value-type="float" office:value="236.775004928" calcext:value-type="float">
            <text:p>236.775004928</text:p>
          </table:table-cell>
          <table:table-cell office:value-type="float" office:value="1.41892276986876E+018" calcext:value-type="float">
            <text:p>141892276986876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([.B195]-[.$B$2])/1000000000" office:value-type="float" office:value="238.036826624" calcext:value-type="float">
            <text:p>238.036826624</text:p>
          </table:table-cell>
          <table:table-cell office:value-type="float" office:value="1.41892277113058E+018" calcext:value-type="float">
            <text:p>141892277113058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([.B196]-[.$B$2])/1000000000" office:value-type="float" office:value="239.260813056" calcext:value-type="float">
            <text:p>239.260813056</text:p>
          </table:table-cell>
          <table:table-cell office:value-type="float" office:value="1.41892277235457E+018" calcext:value-type="float">
            <text:p>141892277235457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197]-[.$B$2])/1000000000" office:value-type="float" office:value="240.52164864" calcext:value-type="float">
            <text:p>240.52164864</text:p>
          </table:table-cell>
          <table:table-cell office:value-type="float" office:value="1.41892277361541E+018" calcext:value-type="float">
            <text:p>141892277361541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198]-[.$B$2])/1000000000" office:value-type="float" office:value="241.779163648" calcext:value-type="float">
            <text:p>241.779163648</text:p>
          </table:table-cell>
          <table:table-cell office:value-type="float" office:value="1.41892277487292E+018" calcext:value-type="float">
            <text:p>141892277487292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199]-[.$B$2])/1000000000" office:value-type="float" office:value="243.059968256" calcext:value-type="float">
            <text:p>243.059968256</text:p>
          </table:table-cell>
          <table:table-cell office:value-type="float" office:value="1.41892277615373E+018" calcext:value-type="float">
            <text:p>141892277615373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0]-[.$B$2])/1000000000" office:value-type="float" office:value="244.369568256" calcext:value-type="float">
            <text:p>244.369568256</text:p>
          </table:table-cell>
          <table:table-cell office:value-type="float" office:value="1.41892277746333E+018" calcext:value-type="float">
            <text:p>141892277746333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1]-[.$B$2])/1000000000" office:value-type="float" office:value="245.629018368" calcext:value-type="float">
            <text:p>245.629018368</text:p>
          </table:table-cell>
          <table:table-cell office:value-type="float" office:value="1.41892277872278E+018" calcext:value-type="float">
            <text:p>141892277872278000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2]-[.$B$2])/1000000000" office:value-type="float" office:value="246.891021568" calcext:value-type="float">
            <text:p>246.891021568</text:p>
          </table:table-cell>
          <table:table-cell office:value-type="float" office:value="1.41892277998478E+018" calcext:value-type="float">
            <text:p>141892277998478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3]-[.$B$2])/1000000000" office:value-type="float" office:value="248.112531968" calcext:value-type="float">
            <text:p>248.112531968</text:p>
          </table:table-cell>
          <table:table-cell office:value-type="float" office:value="1.41892278120629E+018" calcext:value-type="float">
            <text:p>141892278120629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4]-[.$B$2])/1000000000" office:value-type="float" office:value="249.349384448" calcext:value-type="float">
            <text:p>249.349384448</text:p>
          </table:table-cell>
          <table:table-cell office:value-type="float" office:value="1.41892278244314E+018" calcext:value-type="float">
            <text:p>141892278244314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5]-[.$B$2])/1000000000" office:value-type="float" office:value="250.604798208" calcext:value-type="float">
            <text:p>250.604798208</text:p>
          </table:table-cell>
          <table:table-cell office:value-type="float" office:value="1.41892278369856E+018" calcext:value-type="float">
            <text:p>141892278369856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6]-[.$B$2])/1000000000" office:value-type="float" office:value="251.844483584" calcext:value-type="float">
            <text:p>251.844483584</text:p>
          </table:table-cell>
          <table:table-cell office:value-type="float" office:value="1.41892278493824E+018" calcext:value-type="float">
            <text:p>141892278493824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7]-[.$B$2])/1000000000" office:value-type="float" office:value="253.087899392" calcext:value-type="float">
            <text:p>253.087899392</text:p>
          </table:table-cell>
          <table:table-cell office:value-type="float" office:value="1.41892278618166E+018" calcext:value-type="float">
            <text:p>141892278618166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8]-[.$B$2])/1000000000" office:value-type="float" office:value="254.339515904" calcext:value-type="float">
            <text:p>254.339515904</text:p>
          </table:table-cell>
          <table:table-cell office:value-type="float" office:value="1.41892278743327E+018" calcext:value-type="float">
            <text:p>141892278743327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09]-[.$B$2])/1000000000" office:value-type="float" office:value="255.59721728" calcext:value-type="float">
            <text:p>255.59721728</text:p>
          </table:table-cell>
          <table:table-cell office:value-type="float" office:value="1.41892278869097E+018" calcext:value-type="float">
            <text:p>141892278869097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0]-[.$B$2])/1000000000" office:value-type="float" office:value="256.833622016" calcext:value-type="float">
            <text:p>256.833622016</text:p>
          </table:table-cell>
          <table:table-cell office:value-type="float" office:value="1.41892278992738E+018" calcext:value-type="float">
            <text:p>141892278992738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1]-[.$B$2])/1000000000" office:value-type="float" office:value="258.071368192" calcext:value-type="float">
            <text:p>258.071368192</text:p>
          </table:table-cell>
          <table:table-cell office:value-type="float" office:value="1.41892279116513E+018" calcext:value-type="float">
            <text:p>141892279116513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2]-[.$B$2])/1000000000" office:value-type="float" office:value="259.302613504" calcext:value-type="float">
            <text:p>259.302613504</text:p>
          </table:table-cell>
          <table:table-cell office:value-type="float" office:value="1.41892279239637E+018" calcext:value-type="float">
            <text:p>141892279239637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3]-[.$B$2])/1000000000" office:value-type="float" office:value="260.569014016" calcext:value-type="float">
            <text:p>260.569014016</text:p>
          </table:table-cell>
          <table:table-cell office:value-type="float" office:value="1.41892279366277E+018" calcext:value-type="float">
            <text:p>141892279366277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4]-[.$B$2])/1000000000" office:value-type="float" office:value="261.820431616" calcext:value-type="float">
            <text:p>261.820431616</text:p>
          </table:table-cell>
          <table:table-cell office:value-type="float" office:value="1.41892279491419E+018" calcext:value-type="float">
            <text:p>141892279491419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5]-[.$B$2])/1000000000" office:value-type="float" office:value="263.049929472" calcext:value-type="float">
            <text:p>263.049929472</text:p>
          </table:table-cell>
          <table:table-cell office:value-type="float" office:value="1.41892279614369E+018" calcext:value-type="float">
            <text:p>141892279614369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6]-[.$B$2])/1000000000" office:value-type="float" office:value="264.311655168" calcext:value-type="float">
            <text:p>264.311655168</text:p>
          </table:table-cell>
          <table:table-cell office:value-type="float" office:value="1.41892279740541E+018" calcext:value-type="float">
            <text:p>141892279740541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7]-[.$B$2])/1000000000" office:value-type="float" office:value="265.547546368" calcext:value-type="float">
            <text:p>265.547546368</text:p>
          </table:table-cell>
          <table:table-cell office:value-type="float" office:value="1.4189227986413E+018" calcext:value-type="float">
            <text:p>141892279864130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8]-[.$B$2])/1000000000" office:value-type="float" office:value="266.772960256" calcext:value-type="float">
            <text:p>266.772960256</text:p>
          </table:table-cell>
          <table:table-cell office:value-type="float" office:value="1.41892279986672E+018" calcext:value-type="float">
            <text:p>141892279986672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19]-[.$B$2])/1000000000" office:value-type="float" office:value="268.015100672" calcext:value-type="float">
            <text:p>268.015100672</text:p>
          </table:table-cell>
          <table:table-cell office:value-type="float" office:value="1.41892280110886E+018" calcext:value-type="float">
            <text:p>141892280110886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20]-[.$B$2])/1000000000" office:value-type="float" office:value="269.244292352" calcext:value-type="float">
            <text:p>269.244292352</text:p>
          </table:table-cell>
          <table:table-cell office:value-type="float" office:value="1.41892280233805E+018" calcext:value-type="float">
            <text:p>14189228023380500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21]-[.$B$2])/1000000000" office:value-type="float" office:value="270.48972928" calcext:value-type="float">
            <text:p>270.48972928</text:p>
          </table:table-cell>
          <table:table-cell office:value-type="float" office:value="1.41892280358349E+018" calcext:value-type="float">
            <text:p>1418922803583490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22]-[.$B$2])/1000000000" office:value-type="float" office:value="271.719969536" calcext:value-type="float">
            <text:p>271.719969536</text:p>
          </table:table-cell>
          <table:table-cell office:value-type="float" office:value="1.41892280481373E+018" calcext:value-type="float">
            <text:p>1418922804813730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23]-[.$B$2])/1000000000" office:value-type="float" office:value="272.9643392" calcext:value-type="float">
            <text:p>272.9643392</text:p>
          </table:table-cell>
          <table:table-cell office:value-type="float" office:value="1.4189228060581E+018" calcext:value-type="float">
            <text:p>1418922806058100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24]-[.$B$2])/1000000000" office:value-type="float" office:value="274.22361984" calcext:value-type="float">
            <text:p>274.22361984</text:p>
          </table:table-cell>
          <table:table-cell office:value-type="float" office:value="1.41892280731738E+018" calcext:value-type="float">
            <text:p>1418922807317380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([.B225]-[.$B$2])/1000000000" office:value-type="float" office:value="275.45864192" calcext:value-type="float">
            <text:p>275.45864192</text:p>
          </table:table-cell>
          <table:table-cell office:value-type="float" office:value="1.4189228085524E+018" calcext:value-type="float">
            <text:p>14189228085524000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([.B226]-[.$B$2])/1000000000" office:value-type="float" office:value="276.721560064" calcext:value-type="float">
            <text:p>276.721560064</text:p>
          </table:table-cell>
          <table:table-cell office:value-type="float" office:value="1.41892280981532E+018" calcext:value-type="float">
            <text:p>14189228098153200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([.B227]-[.$B$2])/1000000000" office:value-type="float" office:value="277.978758144" calcext:value-type="float">
            <text:p>277.978758144</text:p>
          </table:table-cell>
          <table:table-cell office:value-type="float" office:value="1.41892281107252E+018" calcext:value-type="float">
            <text:p>141892281107252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28]-[.$B$2])/1000000000" office:value-type="float" office:value="279.213127168" calcext:value-type="float">
            <text:p>279.213127168</text:p>
          </table:table-cell>
          <table:table-cell office:value-type="float" office:value="1.41892281230688E+018" calcext:value-type="float">
            <text:p>141892281230688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29]-[.$B$2])/1000000000" office:value-type="float" office:value="280.514718976" calcext:value-type="float">
            <text:p>280.514718976</text:p>
          </table:table-cell>
          <table:table-cell office:value-type="float" office:value="1.41892281360848E+018" calcext:value-type="float">
            <text:p>141892281360848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0]-[.$B$2])/1000000000" office:value-type="float" office:value="281.749020416" calcext:value-type="float">
            <text:p>281.749020416</text:p>
          </table:table-cell>
          <table:table-cell office:value-type="float" office:value="1.41892281484278E+018" calcext:value-type="float">
            <text:p>141892281484278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1]-[.$B$2])/1000000000" office:value-type="float" office:value="282.983746816" calcext:value-type="float">
            <text:p>282.983746816</text:p>
          </table:table-cell>
          <table:table-cell office:value-type="float" office:value="1.4189228160775E+018" calcext:value-type="float">
            <text:p>141892281607750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2]-[.$B$2])/1000000000" office:value-type="float" office:value="284.240648704" calcext:value-type="float">
            <text:p>284.240648704</text:p>
          </table:table-cell>
          <table:table-cell office:value-type="float" office:value="1.41892281733441E+018" calcext:value-type="float">
            <text:p>141892281733441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3]-[.$B$2])/1000000000" office:value-type="float" office:value="285.492068864" calcext:value-type="float">
            <text:p>285.492068864</text:p>
          </table:table-cell>
          <table:table-cell office:value-type="float" office:value="1.41892281858583E+018" calcext:value-type="float">
            <text:p>141892281858583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4]-[.$B$2])/1000000000" office:value-type="float" office:value="286.739940352" calcext:value-type="float">
            <text:p>286.739940352</text:p>
          </table:table-cell>
          <table:table-cell office:value-type="float" office:value="1.4189228198337E+018" calcext:value-type="float">
            <text:p>141892281983370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5]-[.$B$2])/1000000000" office:value-type="float" office:value="288.019299328" calcext:value-type="float">
            <text:p>288.019299328</text:p>
          </table:table-cell>
          <table:table-cell office:value-type="float" office:value="1.41892282111306E+018" calcext:value-type="float">
            <text:p>141892282111306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([.B236]-[.$B$2])/1000000000" office:value-type="float" office:value="289.316673536" calcext:value-type="float">
            <text:p>289.316673536</text:p>
          </table:table-cell>
          <table:table-cell office:value-type="float" office:value="1.41892282241043E+018" calcext:value-type="float">
            <text:p>141892282241043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37]-[.$B$2])/1000000000" office:value-type="float" office:value="290.553798656" calcext:value-type="float">
            <text:p>290.553798656</text:p>
          </table:table-cell>
          <table:table-cell office:value-type="float" office:value="1.41892282364756E+018" calcext:value-type="float">
            <text:p>141892282364756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38]-[.$B$2])/1000000000" office:value-type="float" office:value="291.815097088" calcext:value-type="float">
            <text:p>291.815097088</text:p>
          </table:table-cell>
          <table:table-cell office:value-type="float" office:value="1.41892282490885E+018" calcext:value-type="float">
            <text:p>141892282490885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39]-[.$B$2])/1000000000" office:value-type="float" office:value="293.051835648" calcext:value-type="float">
            <text:p>293.051835648</text:p>
          </table:table-cell>
          <table:table-cell office:value-type="float" office:value="1.41892282614559E+018" calcext:value-type="float">
            <text:p>141892282614559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0]-[.$B$2])/1000000000" office:value-type="float" office:value="294.276643328" calcext:value-type="float">
            <text:p>294.276643328</text:p>
          </table:table-cell>
          <table:table-cell office:value-type="float" office:value="1.4189228273704E+018" calcext:value-type="float">
            <text:p>141892282737040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1]-[.$B$2])/1000000000" office:value-type="float" office:value="295.536094208" calcext:value-type="float">
            <text:p>295.536094208</text:p>
          </table:table-cell>
          <table:table-cell office:value-type="float" office:value="1.41892282862985E+018" calcext:value-type="float">
            <text:p>141892282862985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2]-[.$B$2])/1000000000" office:value-type="float" office:value="296.760161792" calcext:value-type="float">
            <text:p>296.760161792</text:p>
          </table:table-cell>
          <table:table-cell office:value-type="float" office:value="1.41892282985392E+018" calcext:value-type="float">
            <text:p>141892282985392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3]-[.$B$2])/1000000000" office:value-type="float" office:value="298.009314816" calcext:value-type="float">
            <text:p>298.009314816</text:p>
          </table:table-cell>
          <table:table-cell office:value-type="float" office:value="1.41892283110307E+018" calcext:value-type="float">
            <text:p>141892283110307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4]-[.$B$2])/1000000000" office:value-type="float" office:value="299.305038592" calcext:value-type="float">
            <text:p>299.305038592</text:p>
          </table:table-cell>
          <table:table-cell office:value-type="float" office:value="1.4189228323988E+018" calcext:value-type="float">
            <text:p>141892283239880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5]-[.$B$2])/1000000000" office:value-type="float" office:value="300.540693504" calcext:value-type="float">
            <text:p>300.540693504</text:p>
          </table:table-cell>
          <table:table-cell office:value-type="float" office:value="1.41892283363445E+018" calcext:value-type="float">
            <text:p>141892283363445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6]-[.$B$2])/1000000000" office:value-type="float" office:value="301.775563264" calcext:value-type="float">
            <text:p>301.775563264</text:p>
          </table:table-cell>
          <table:table-cell office:value-type="float" office:value="1.41892283486932E+018" calcext:value-type="float">
            <text:p>141892283486932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7]-[.$B$2])/1000000000" office:value-type="float" office:value="303.010039552" calcext:value-type="float">
            <text:p>303.010039552</text:p>
          </table:table-cell>
          <table:table-cell office:value-type="float" office:value="1.4189228361038E+018" calcext:value-type="float">
            <text:p>141892283610380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8]-[.$B$2])/1000000000" office:value-type="float" office:value="304.252454656" calcext:value-type="float">
            <text:p>304.252454656</text:p>
          </table:table-cell>
          <table:table-cell office:value-type="float" office:value="1.41892283734621E+018" calcext:value-type="float">
            <text:p>141892283734621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49]-[.$B$2])/1000000000" office:value-type="float" office:value="305.508337152" calcext:value-type="float">
            <text:p>305.508337152</text:p>
          </table:table-cell>
          <table:table-cell office:value-type="float" office:value="1.41892283860209E+018" calcext:value-type="float">
            <text:p>141892283860209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50]-[.$B$2])/1000000000" office:value-type="float" office:value="306.7443456" calcext:value-type="float">
            <text:p>306.7443456</text:p>
          </table:table-cell>
          <table:table-cell office:value-type="float" office:value="1.4189228398381E+018" calcext:value-type="float">
            <text:p>141892283983810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51]-[.$B$2])/1000000000" office:value-type="float" office:value="308.017754368" calcext:value-type="float">
            <text:p>308.017754368</text:p>
          </table:table-cell>
          <table:table-cell office:value-type="float" office:value="1.41892284111151E+018" calcext:value-type="float">
            <text:p>141892284111151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52]-[.$B$2])/1000000000" office:value-type="float" office:value="309.262923008" calcext:value-type="float">
            <text:p>309.262923008</text:p>
          </table:table-cell>
          <table:table-cell office:value-type="float" office:value="1.41892284235668E+018" calcext:value-type="float">
            <text:p>141892284235668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53]-[.$B$2])/1000000000" office:value-type="float" office:value="310.537774592" calcext:value-type="float">
            <text:p>310.537774592</text:p>
          </table:table-cell>
          <table:table-cell office:value-type="float" office:value="1.41892284363153E+018" calcext:value-type="float">
            <text:p>141892284363153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([.B254]-[.$B$2])/1000000000" office:value-type="float" office:value="311.79358848" calcext:value-type="float">
            <text:p>311.79358848</text:p>
          </table:table-cell>
          <table:table-cell office:value-type="float" office:value="1.41892284488735E+018" calcext:value-type="float">
            <text:p>141892284488735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([.B255]-[.$B$2])/1000000000" office:value-type="float" office:value="313.043595264" calcext:value-type="float">
            <text:p>313.043595264</text:p>
          </table:table-cell>
          <table:table-cell office:value-type="float" office:value="1.41892284613735E+018" calcext:value-type="float">
            <text:p>141892284613735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([.B256]-[.$B$2])/1000000000" office:value-type="float" office:value="314.282295808" calcext:value-type="float">
            <text:p>314.282295808</text:p>
          </table:table-cell>
          <table:table-cell office:value-type="float" office:value="1.41892284737605E+018" calcext:value-type="float">
            <text:p>14189228473760500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([.B257]-[.$B$2])/1000000000" office:value-type="float" office:value="315.565711616" calcext:value-type="float">
            <text:p>315.565711616</text:p>
          </table:table-cell>
          <table:table-cell office:value-type="float" office:value="1.41892284865947E+018" calcext:value-type="float">
            <text:p>14189228486594700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([.B258]-[.$B$2])/1000000000" office:value-type="float" office:value="316.83363584" calcext:value-type="float">
            <text:p>316.83363584</text:p>
          </table:table-cell>
          <table:table-cell office:value-type="float" office:value="1.41892284992739E+018" calcext:value-type="float">
            <text:p>14189228499273900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([.B259]-[.$B$2])/1000000000" office:value-type="float" office:value="318.073600768" calcext:value-type="float">
            <text:p>318.073600768</text:p>
          </table:table-cell>
          <table:table-cell office:value-type="float" office:value="1.41892285116736E+018" calcext:value-type="float">
            <text:p>14189228511673600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([.B260]-[.$B$2])/1000000000" office:value-type="float" office:value="319.316443136" calcext:value-type="float">
            <text:p>319.316443136</text:p>
          </table:table-cell>
          <table:table-cell office:value-type="float" office:value="1.4189228524102E+018" calcext:value-type="float">
            <text:p>141892285241020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([.B261]-[.$B$2])/1000000000" office:value-type="float" office:value="320.58651392" calcext:value-type="float">
            <text:p>320.58651392</text:p>
          </table:table-cell>
          <table:table-cell office:value-type="float" office:value="1.41892285368027E+018" calcext:value-type="float">
            <text:p>141892285368027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([.B262]-[.$B$2])/1000000000" office:value-type="float" office:value="321.825788416" calcext:value-type="float">
            <text:p>321.825788416</text:p>
          </table:table-cell>
          <table:table-cell office:value-type="float" office:value="1.41892285491955E+018" calcext:value-type="float">
            <text:p>141892285491955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3]-[.$B$2])/1000000000" office:value-type="float" office:value="323.087765248" calcext:value-type="float">
            <text:p>323.087765248</text:p>
          </table:table-cell>
          <table:table-cell office:value-type="float" office:value="1.41892285618152E+018" calcext:value-type="float">
            <text:p>141892285618152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4]-[.$B$2])/1000000000" office:value-type="float" office:value="324.330723328" calcext:value-type="float">
            <text:p>324.330723328</text:p>
          </table:table-cell>
          <table:table-cell office:value-type="float" office:value="1.41892285742448E+018" calcext:value-type="float">
            <text:p>141892285742448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5]-[.$B$2])/1000000000" office:value-type="float" office:value="325.638155776" calcext:value-type="float">
            <text:p>325.638155776</text:p>
          </table:table-cell>
          <table:table-cell office:value-type="float" office:value="1.41892285873191E+018" calcext:value-type="float">
            <text:p>141892285873191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6]-[.$B$2])/1000000000" office:value-type="float" office:value="326.882635264" calcext:value-type="float">
            <text:p>326.882635264</text:p>
          </table:table-cell>
          <table:table-cell office:value-type="float" office:value="1.41892285997639E+018" calcext:value-type="float">
            <text:p>141892285997639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7]-[.$B$2])/1000000000" office:value-type="float" office:value="328.127233536" calcext:value-type="float">
            <text:p>328.127233536</text:p>
          </table:table-cell>
          <table:table-cell office:value-type="float" office:value="1.41892286122099E+018" calcext:value-type="float">
            <text:p>141892286122099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8]-[.$B$2])/1000000000" office:value-type="float" office:value="329.376008192" calcext:value-type="float">
            <text:p>329.376008192</text:p>
          </table:table-cell>
          <table:table-cell office:value-type="float" office:value="1.41892286246977E+018" calcext:value-type="float">
            <text:p>141892286246977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69]-[.$B$2])/1000000000" office:value-type="float" office:value="330.645499904" calcext:value-type="float">
            <text:p>330.645499904</text:p>
          </table:table-cell>
          <table:table-cell office:value-type="float" office:value="1.41892286373926E+018" calcext:value-type="float">
            <text:p>141892286373926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70]-[.$B$2])/1000000000" office:value-type="float" office:value="331.917411072" calcext:value-type="float">
            <text:p>331.917411072</text:p>
          </table:table-cell>
          <table:table-cell office:value-type="float" office:value="1.41892286501117E+018" calcext:value-type="float">
            <text:p>141892286501117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71]-[.$B$2])/1000000000" office:value-type="float" office:value="333.189769472" calcext:value-type="float">
            <text:p>333.189769472</text:p>
          </table:table-cell>
          <table:table-cell office:value-type="float" office:value="1.41892286628353E+018" calcext:value-type="float">
            <text:p>141892286628353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([.B272]-[.$B$2])/1000000000" office:value-type="float" office:value="334.452166144" calcext:value-type="float">
            <text:p>334.452166144</text:p>
          </table:table-cell>
          <table:table-cell office:value-type="float" office:value="1.41892286754592E+018" calcext:value-type="float">
            <text:p>141892286754592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([.B273]-[.$B$2])/1000000000" office:value-type="float" office:value="335.725757696" calcext:value-type="float">
            <text:p>335.725757696</text:p>
          </table:table-cell>
          <table:table-cell office:value-type="float" office:value="1.41892286881951E+018" calcext:value-type="float">
            <text:p>141892286881951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([.B274]-[.$B$2])/1000000000" office:value-type="float" office:value="336.974106624" calcext:value-type="float">
            <text:p>336.974106624</text:p>
          </table:table-cell>
          <table:table-cell office:value-type="float" office:value="1.41892287006786E+018" calcext:value-type="float">
            <text:p>141892287006786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([.B275]-[.$B$2])/1000000000" office:value-type="float" office:value="338.214296064" calcext:value-type="float">
            <text:p>338.214296064</text:p>
          </table:table-cell>
          <table:table-cell office:value-type="float" office:value="1.41892287130805E+018" calcext:value-type="float">
            <text:p>141892287130805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([.B276]-[.$B$2])/1000000000" office:value-type="float" office:value="339.462690816" calcext:value-type="float">
            <text:p>339.462690816</text:p>
          </table:table-cell>
          <table:table-cell office:value-type="float" office:value="1.41892287255645E+018" calcext:value-type="float">
            <text:p>141892287255645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([.B277]-[.$B$2])/1000000000" office:value-type="float" office:value="340.715014144" calcext:value-type="float">
            <text:p>340.715014144</text:p>
          </table:table-cell>
          <table:table-cell office:value-type="float" office:value="1.41892287380877E+018" calcext:value-type="float">
            <text:p>141892287380877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B278]-[.$B$2])/1000000000" office:value-type="float" office:value="341.962607616" calcext:value-type="float">
            <text:p>341.962607616</text:p>
          </table:table-cell>
          <table:table-cell office:value-type="float" office:value="1.41892287505636E+018" calcext:value-type="float">
            <text:p>1418922875056360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B279]-[.$B$2])/1000000000" office:value-type="float" office:value="343.244604928" calcext:value-type="float">
            <text:p>343.244604928</text:p>
          </table:table-cell>
          <table:table-cell office:value-type="float" office:value="1.41892287633836E+018" calcext:value-type="float">
            <text:p>14189228763383600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B280]-[.$B$2])/1000000000" office:value-type="float" office:value="344.50764288" calcext:value-type="float">
            <text:p>344.50764288</text:p>
          </table:table-cell>
          <table:table-cell office:value-type="float" office:value="1.4189228776014E+018" calcext:value-type="float">
            <text:p>14189228776014000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B281]-[.$B$2])/1000000000" office:value-type="float" office:value="345.815448832" calcext:value-type="float">
            <text:p>345.815448832</text:p>
          </table:table-cell>
          <table:table-cell office:value-type="float" office:value="1.41892287890921E+018" calcext:value-type="float">
            <text:p>14189228789092100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([.B282]-[.$B$2])/1000000000" office:value-type="float" office:value="347.067333632" calcext:value-type="float">
            <text:p>347.067333632</text:p>
          </table:table-cell>
          <table:table-cell office:value-type="float" office:value="1.41892288016109E+018" calcext:value-type="float">
            <text:p>14189228801610900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([.B283]-[.$B$2])/1000000000" office:value-type="float" office:value="348.40822656" calcext:value-type="float">
            <text:p>348.40822656</text:p>
          </table:table-cell>
          <table:table-cell office:value-type="float" office:value="1.41892288150198E+018" calcext:value-type="float">
            <text:p>14189228815019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([.B284]-[.$B$2])/1000000000" office:value-type="float" office:value="349.692185856" calcext:value-type="float">
            <text:p>349.692185856</text:p>
          </table:table-cell>
          <table:table-cell office:value-type="float" office:value="1.41892288278594E+018" calcext:value-type="float">
            <text:p>141892288278594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85]-[.$B$2])/1000000000" office:value-type="float" office:value="351.016236544" calcext:value-type="float">
            <text:p>351.016236544</text:p>
          </table:table-cell>
          <table:table-cell office:value-type="float" office:value="1.41892288410999E+018" calcext:value-type="float">
            <text:p>141892288410999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86]-[.$B$2])/1000000000" office:value-type="float" office:value="352.270940928" calcext:value-type="float">
            <text:p>352.270940928</text:p>
          </table:table-cell>
          <table:table-cell office:value-type="float" office:value="1.4189228853647E+018" calcext:value-type="float">
            <text:p>141892288536470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87]-[.$B$2])/1000000000" office:value-type="float" office:value="353.554226432" calcext:value-type="float">
            <text:p>353.554226432</text:p>
          </table:table-cell>
          <table:table-cell office:value-type="float" office:value="1.41892288664798E+018" calcext:value-type="float">
            <text:p>14189228866479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88]-[.$B$2])/1000000000" office:value-type="float" office:value="354.875060736" calcext:value-type="float">
            <text:p>354.875060736</text:p>
          </table:table-cell>
          <table:table-cell office:value-type="float" office:value="1.41892288796882E+018" calcext:value-type="float">
            <text:p>141892288796882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89]-[.$B$2])/1000000000" office:value-type="float" office:value="356.163314944" calcext:value-type="float">
            <text:p>356.163314944</text:p>
          </table:table-cell>
          <table:table-cell office:value-type="float" office:value="1.41892288925707E+018" calcext:value-type="float">
            <text:p>14189228892570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0]-[.$B$2])/1000000000" office:value-type="float" office:value="357.446036992" calcext:value-type="float">
            <text:p>357.446036992</text:p>
          </table:table-cell>
          <table:table-cell office:value-type="float" office:value="1.41892289053979E+018" calcext:value-type="float">
            <text:p>141892289053979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1]-[.$B$2])/1000000000" office:value-type="float" office:value="358.779600128" calcext:value-type="float">
            <text:p>358.779600128</text:p>
          </table:table-cell>
          <table:table-cell office:value-type="float" office:value="1.41892289187336E+018" calcext:value-type="float">
            <text:p>14189228918733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2]-[.$B$2])/1000000000" office:value-type="float" office:value="360.036921344" calcext:value-type="float">
            <text:p>360.036921344</text:p>
          </table:table-cell>
          <table:table-cell office:value-type="float" office:value="1.41892289313068E+018" calcext:value-type="float">
            <text:p>14189228931306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3]-[.$B$2])/1000000000" office:value-type="float" office:value="361.308069376" calcext:value-type="float">
            <text:p>361.308069376</text:p>
          </table:table-cell>
          <table:table-cell office:value-type="float" office:value="1.41892289440183E+018" calcext:value-type="float">
            <text:p>141892289440183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4]-[.$B$2])/1000000000" office:value-type="float" office:value="362.581116672" calcext:value-type="float">
            <text:p>362.581116672</text:p>
          </table:table-cell>
          <table:table-cell office:value-type="float" office:value="1.41892289567487E+018" calcext:value-type="float">
            <text:p>14189228956748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5]-[.$B$2])/1000000000" office:value-type="float" office:value="363.836022528" calcext:value-type="float">
            <text:p>363.836022528</text:p>
          </table:table-cell>
          <table:table-cell office:value-type="float" office:value="1.41892289692978E+018" calcext:value-type="float">
            <text:p>14189228969297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6]-[.$B$2])/1000000000" office:value-type="float" office:value="365.089022464" calcext:value-type="float">
            <text:p>365.089022464</text:p>
          </table:table-cell>
          <table:table-cell office:value-type="float" office:value="1.41892289818278E+018" calcext:value-type="float">
            <text:p>14189228981827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7]-[.$B$2])/1000000000" office:value-type="float" office:value="366.359993088" calcext:value-type="float">
            <text:p>366.359993088</text:p>
          </table:table-cell>
          <table:table-cell office:value-type="float" office:value="1.41892289945375E+018" calcext:value-type="float">
            <text:p>141892289945375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([.B298]-[.$B$2])/1000000000" office:value-type="float" office:value="367.654692352" calcext:value-type="float">
            <text:p>367.654692352</text:p>
          </table:table-cell>
          <table:table-cell office:value-type="float" office:value="1.41892290074845E+018" calcext:value-type="float">
            <text:p>141892290074845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([.B299]-[.$B$2])/1000000000" office:value-type="float" office:value="368.923533312" calcext:value-type="float">
            <text:p>368.923533312</text:p>
          </table:table-cell>
          <table:table-cell office:value-type="float" office:value="1.41892290201729E+018" calcext:value-type="float">
            <text:p>141892290201729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0]-[.$B$2])/1000000000" office:value-type="float" office:value="370.215205376" calcext:value-type="float">
            <text:p>370.215205376</text:p>
          </table:table-cell>
          <table:table-cell office:value-type="float" office:value="1.41892290330896E+018" calcext:value-type="float">
            <text:p>14189229033089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1]-[.$B$2])/1000000000" office:value-type="float" office:value="371.483484416" calcext:value-type="float">
            <text:p>371.483484416</text:p>
          </table:table-cell>
          <table:table-cell office:value-type="float" office:value="1.41892290457724E+018" calcext:value-type="float">
            <text:p>141892290457724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2]-[.$B$2])/1000000000" office:value-type="float" office:value="372.780202752" calcext:value-type="float">
            <text:p>372.780202752</text:p>
          </table:table-cell>
          <table:table-cell office:value-type="float" office:value="1.41892290587396E+018" calcext:value-type="float">
            <text:p>14189229058739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3]-[.$B$2])/1000000000" office:value-type="float" office:value="374.065444864" calcext:value-type="float">
            <text:p>374.065444864</text:p>
          </table:table-cell>
          <table:table-cell office:value-type="float" office:value="1.4189229071592E+018" calcext:value-type="float">
            <text:p>141892290715920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4]-[.$B$2])/1000000000" office:value-type="float" office:value="375.381807872" calcext:value-type="float">
            <text:p>375.381807872</text:p>
          </table:table-cell>
          <table:table-cell office:value-type="float" office:value="1.41892290847556E+018" calcext:value-type="float">
            <text:p>14189229084755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5]-[.$B$2])/1000000000" office:value-type="float" office:value="376.643399936" calcext:value-type="float">
            <text:p>376.643399936</text:p>
          </table:table-cell>
          <table:table-cell office:value-type="float" office:value="1.41892290973716E+018" calcext:value-type="float">
            <text:p>14189229097371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6]-[.$B$2])/1000000000" office:value-type="float" office:value="377.91294464" calcext:value-type="float">
            <text:p>377.91294464</text:p>
          </table:table-cell>
          <table:table-cell office:value-type="float" office:value="1.4189229110067E+018" calcext:value-type="float">
            <text:p>141892291100670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7]-[.$B$2])/1000000000" office:value-type="float" office:value="379.176081408" calcext:value-type="float">
            <text:p>379.176081408</text:p>
          </table:table-cell>
          <table:table-cell office:value-type="float" office:value="1.41892291226984E+018" calcext:value-type="float">
            <text:p>141892291226984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8]-[.$B$2])/1000000000" office:value-type="float" office:value="380.471635968" calcext:value-type="float">
            <text:p>380.471635968</text:p>
          </table:table-cell>
          <table:table-cell office:value-type="float" office:value="1.41892291356539E+018" calcext:value-type="float">
            <text:p>141892291356539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09]-[.$B$2])/1000000000" office:value-type="float" office:value="381.742400768" calcext:value-type="float">
            <text:p>381.742400768</text:p>
          </table:table-cell>
          <table:table-cell office:value-type="float" office:value="1.41892291483616E+018" calcext:value-type="float">
            <text:p>14189229148361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([.B310]-[.$B$2])/1000000000" office:value-type="float" office:value="383.040461568" calcext:value-type="float">
            <text:p>383.040461568</text:p>
          </table:table-cell>
          <table:table-cell office:value-type="float" office:value="1.41892291613422E+018" calcext:value-type="float">
            <text:p>141892291613422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1]-[.$B$2])/1000000000" office:value-type="float" office:value="384.325629952" calcext:value-type="float">
            <text:p>384.325629952</text:p>
          </table:table-cell>
          <table:table-cell office:value-type="float" office:value="1.41892291741939E+018" calcext:value-type="float">
            <text:p>141892291741939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2]-[.$B$2])/1000000000" office:value-type="float" office:value="385.586478336" calcext:value-type="float">
            <text:p>385.586478336</text:p>
          </table:table-cell>
          <table:table-cell office:value-type="float" office:value="1.41892291868024E+018" calcext:value-type="float">
            <text:p>141892291868024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3]-[.$B$2])/1000000000" office:value-type="float" office:value="386.848592896" calcext:value-type="float">
            <text:p>386.848592896</text:p>
          </table:table-cell>
          <table:table-cell office:value-type="float" office:value="1.41892291994235E+018" calcext:value-type="float">
            <text:p>141892291994235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4]-[.$B$2])/1000000000" office:value-type="float" office:value="388.114317056" calcext:value-type="float">
            <text:p>388.114317056</text:p>
          </table:table-cell>
          <table:table-cell office:value-type="float" office:value="1.41892292120807E+018" calcext:value-type="float">
            <text:p>14189229212080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5]-[.$B$2])/1000000000" office:value-type="float" office:value="389.396184064" calcext:value-type="float">
            <text:p>389.396184064</text:p>
          </table:table-cell>
          <table:table-cell office:value-type="float" office:value="1.41892292248994E+018" calcext:value-type="float">
            <text:p>141892292248994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6]-[.$B$2])/1000000000" office:value-type="float" office:value="390.698577408" calcext:value-type="float">
            <text:p>390.698577408</text:p>
          </table:table-cell>
          <table:table-cell office:value-type="float" office:value="1.41892292379233E+018" calcext:value-type="float">
            <text:p>141892292379233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7]-[.$B$2])/1000000000" office:value-type="float" office:value="392.000015616" calcext:value-type="float">
            <text:p>392.000015616</text:p>
          </table:table-cell>
          <table:table-cell office:value-type="float" office:value="1.41892292509377E+018" calcext:value-type="float">
            <text:p>14189229250937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8]-[.$B$2])/1000000000" office:value-type="float" office:value="393.316798208" calcext:value-type="float">
            <text:p>393.316798208</text:p>
          </table:table-cell>
          <table:table-cell office:value-type="float" office:value="1.41892292641056E+018" calcext:value-type="float">
            <text:p>14189229264105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19]-[.$B$2])/1000000000" office:value-type="float" office:value="394.630794752" calcext:value-type="float">
            <text:p>394.630794752</text:p>
          </table:table-cell>
          <table:table-cell office:value-type="float" office:value="1.41892292772455E+018" calcext:value-type="float">
            <text:p>141892292772455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0]-[.$B$2])/1000000000" office:value-type="float" office:value="396.01072128" calcext:value-type="float">
            <text:p>396.01072128</text:p>
          </table:table-cell>
          <table:table-cell office:value-type="float" office:value="1.41892292910448E+018" calcext:value-type="float">
            <text:p>14189229291044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1]-[.$B$2])/1000000000" office:value-type="float" office:value="397.283620352" calcext:value-type="float">
            <text:p>397.283620352</text:p>
          </table:table-cell>
          <table:table-cell office:value-type="float" office:value="1.41892293037738E+018" calcext:value-type="float">
            <text:p>14189229303773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2]-[.$B$2])/1000000000" office:value-type="float" office:value="398.548098816" calcext:value-type="float">
            <text:p>398.548098816</text:p>
          </table:table-cell>
          <table:table-cell office:value-type="float" office:value="1.41892293164186E+018" calcext:value-type="float">
            <text:p>14189229316418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3]-[.$B$2])/1000000000" office:value-type="float" office:value="399.831191808" calcext:value-type="float">
            <text:p>399.831191808</text:p>
          </table:table-cell>
          <table:table-cell office:value-type="float" office:value="1.41892293292495E+018" calcext:value-type="float">
            <text:p>141892293292495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4]-[.$B$2])/1000000000" office:value-type="float" office:value="401.10053888" calcext:value-type="float">
            <text:p>401.10053888</text:p>
          </table:table-cell>
          <table:table-cell office:value-type="float" office:value="1.4189229341943E+018" calcext:value-type="float">
            <text:p>141892293419430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5]-[.$B$2])/1000000000" office:value-type="float" office:value="402.380200448" calcext:value-type="float">
            <text:p>402.380200448</text:p>
          </table:table-cell>
          <table:table-cell office:value-type="float" office:value="1.41892293547396E+018" calcext:value-type="float">
            <text:p>14189229354739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6]-[.$B$2])/1000000000" office:value-type="float" office:value="403.6902272" calcext:value-type="float">
            <text:p>403.6902272</text:p>
          </table:table-cell>
          <table:table-cell office:value-type="float" office:value="1.41892293678398E+018" calcext:value-type="float">
            <text:p>141892293678398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7]-[.$B$2])/1000000000" office:value-type="float" office:value="404.96668928" calcext:value-type="float">
            <text:p>404.96668928</text:p>
          </table:table-cell>
          <table:table-cell office:value-type="float" office:value="1.41892293806045E+018" calcext:value-type="float">
            <text:p>141892293806045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8]-[.$B$2])/1000000000" office:value-type="float" office:value="406.268012544" calcext:value-type="float">
            <text:p>406.268012544</text:p>
          </table:table-cell>
          <table:table-cell office:value-type="float" office:value="1.41892293936177E+018" calcext:value-type="float">
            <text:p>14189229393617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29]-[.$B$2])/1000000000" office:value-type="float" office:value="407.584716288" calcext:value-type="float">
            <text:p>407.584716288</text:p>
          </table:table-cell>
          <table:table-cell office:value-type="float" office:value="1.41892294067847E+018" calcext:value-type="float">
            <text:p>14189229406784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30]-[.$B$2])/1000000000" office:value-type="float" office:value="408.872066816" calcext:value-type="float">
            <text:p>408.872066816</text:p>
          </table:table-cell>
          <table:table-cell office:value-type="float" office:value="1.41892294196582E+018" calcext:value-type="float">
            <text:p>141892294196582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([.B331]-[.$B$2])/1000000000" office:value-type="float" office:value="410.154510848" calcext:value-type="float">
            <text:p>410.154510848</text:p>
          </table:table-cell>
          <table:table-cell office:value-type="float" office:value="1.41892294324827E+018" calcext:value-type="float">
            <text:p>14189229432482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([.B332]-[.$B$2])/1000000000" office:value-type="float" office:value="411.435103744" calcext:value-type="float">
            <text:p>411.435103744</text:p>
          </table:table-cell>
          <table:table-cell office:value-type="float" office:value="1.41892294452886E+018" calcext:value-type="float">
            <text:p>14189229445288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([.B333]-[.$B$2])/1000000000" office:value-type="float" office:value="412.762902016" calcext:value-type="float">
            <text:p>412.762902016</text:p>
          </table:table-cell>
          <table:table-cell office:value-type="float" office:value="1.41892294585666E+018" calcext:value-type="float">
            <text:p>14189229458566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([.B334]-[.$B$2])/1000000000" office:value-type="float" office:value="414.031611136" calcext:value-type="float">
            <text:p>414.031611136</text:p>
          </table:table-cell>
          <table:table-cell office:value-type="float" office:value="1.41892294712537E+018" calcext:value-type="float">
            <text:p>141892294712537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([.B335]-[.$B$2])/1000000000" office:value-type="float" office:value="415.376562944" calcext:value-type="float">
            <text:p>415.376562944</text:p>
          </table:table-cell>
          <table:table-cell office:value-type="float" office:value="1.41892294847032E+018" calcext:value-type="float">
            <text:p>141892294847032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([.B336]-[.$B$2])/1000000000" office:value-type="float" office:value="416.66590208" calcext:value-type="float">
            <text:p>416.66590208</text:p>
          </table:table-cell>
          <table:table-cell office:value-type="float" office:value="1.41892294975966E+018" calcext:value-type="float">
            <text:p>14189229497596600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([.B337]-[.$B$2])/1000000000" office:value-type="float" office:value="417.949965824" calcext:value-type="float">
            <text:p>417.949965824</text:p>
          </table:table-cell>
          <table:table-cell office:value-type="float" office:value="1.41892295104372E+018" calcext:value-type="float">
            <text:p>141892295104372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38]-[.$B$2])/1000000000" office:value-type="float" office:value="419.2167488" calcext:value-type="float">
            <text:p>419.2167488</text:p>
          </table:table-cell>
          <table:table-cell office:value-type="float" office:value="1.41892295231051E+018" calcext:value-type="float">
            <text:p>141892295231051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39]-[.$B$2])/1000000000" office:value-type="float" office:value="420.468449792" calcext:value-type="float">
            <text:p>420.468449792</text:p>
          </table:table-cell>
          <table:table-cell office:value-type="float" office:value="1.41892295356221E+018" calcext:value-type="float">
            <text:p>141892295356221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0]-[.$B$2])/1000000000" office:value-type="float" office:value="421.752891136" calcext:value-type="float">
            <text:p>421.752891136</text:p>
          </table:table-cell>
          <table:table-cell office:value-type="float" office:value="1.41892295484665E+018" calcext:value-type="float">
            <text:p>141892295484665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1]-[.$B$2])/1000000000" office:value-type="float" office:value="423.04919808" calcext:value-type="float">
            <text:p>423.04919808</text:p>
          </table:table-cell>
          <table:table-cell office:value-type="float" office:value="1.41892295614296E+018" calcext:value-type="float">
            <text:p>141892295614296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2]-[.$B$2])/1000000000" office:value-type="float" office:value="424.33796096" calcext:value-type="float">
            <text:p>424.33796096</text:p>
          </table:table-cell>
          <table:table-cell office:value-type="float" office:value="1.41892295743172E+018" calcext:value-type="float">
            <text:p>141892295743172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3]-[.$B$2])/1000000000" office:value-type="float" office:value="425.622691072" calcext:value-type="float">
            <text:p>425.622691072</text:p>
          </table:table-cell>
          <table:table-cell office:value-type="float" office:value="1.41892295871645E+018" calcext:value-type="float">
            <text:p>141892295871645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4]-[.$B$2])/1000000000" office:value-type="float" office:value="426.890693376" calcext:value-type="float">
            <text:p>426.890693376</text:p>
          </table:table-cell>
          <table:table-cell office:value-type="float" office:value="1.41892295998445E+018" calcext:value-type="float">
            <text:p>141892295998445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5]-[.$B$2])/1000000000" office:value-type="float" office:value="428.159392256" calcext:value-type="float">
            <text:p>428.159392256</text:p>
          </table:table-cell>
          <table:table-cell office:value-type="float" office:value="1.41892296125315E+018" calcext:value-type="float">
            <text:p>1418922961253150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6]-[.$B$2])/1000000000" office:value-type="float" office:value="429.428147968" calcext:value-type="float">
            <text:p>429.428147968</text:p>
          </table:table-cell>
          <table:table-cell office:value-type="float" office:value="1.4189229625219E+018" calcext:value-type="float">
            <text:p>141892296252190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7]-[.$B$2])/1000000000" office:value-type="float" office:value="430.716112128" calcext:value-type="float">
            <text:p>430.716112128</text:p>
          </table:table-cell>
          <table:table-cell office:value-type="float" office:value="1.41892296380987E+018" calcext:value-type="float">
            <text:p>141892296380987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8]-[.$B$2])/1000000000" office:value-type="float" office:value="431.9959808" calcext:value-type="float">
            <text:p>431.9959808</text:p>
          </table:table-cell>
          <table:table-cell office:value-type="float" office:value="1.41892296508974E+018" calcext:value-type="float">
            <text:p>141892296508974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49]-[.$B$2])/1000000000" office:value-type="float" office:value="433.260198912" calcext:value-type="float">
            <text:p>433.260198912</text:p>
          </table:table-cell>
          <table:table-cell office:value-type="float" office:value="1.41892296635396E+018" calcext:value-type="float">
            <text:p>141892296635396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0]-[.$B$2])/1000000000" office:value-type="float" office:value="434.555364864" calcext:value-type="float">
            <text:p>434.555364864</text:p>
          </table:table-cell>
          <table:table-cell office:value-type="float" office:value="1.41892296764912E+018" calcext:value-type="float">
            <text:p>141892296764912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1]-[.$B$2])/1000000000" office:value-type="float" office:value="435.8394752" calcext:value-type="float">
            <text:p>435.8394752</text:p>
          </table:table-cell>
          <table:table-cell office:value-type="float" office:value="1.41892296893323E+018" calcext:value-type="float">
            <text:p>14189229689332300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2]-[.$B$2])/1000000000" office:value-type="float" office:value="437.121119488" calcext:value-type="float">
            <text:p>437.121119488</text:p>
          </table:table-cell>
          <table:table-cell office:value-type="float" office:value="1.41892297021488E+018" calcext:value-type="float">
            <text:p>141892297021488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3]-[.$B$2])/1000000000" office:value-type="float" office:value="438.398511616" calcext:value-type="float">
            <text:p>438.398511616</text:p>
          </table:table-cell>
          <table:table-cell office:value-type="float" office:value="1.41892297149227E+018" calcext:value-type="float">
            <text:p>141892297149227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4]-[.$B$2])/1000000000" office:value-type="float" office:value="439.748246272" calcext:value-type="float">
            <text:p>439.748246272</text:p>
          </table:table-cell>
          <table:table-cell office:value-type="float" office:value="1.418922972842E+018" calcext:value-type="float">
            <text:p>141892297284200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5]-[.$B$2])/1000000000" office:value-type="float" office:value="441.060352768" calcext:value-type="float">
            <text:p>441.060352768</text:p>
          </table:table-cell>
          <table:table-cell office:value-type="float" office:value="1.41892297415411E+018" calcext:value-type="float">
            <text:p>141892297415411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6]-[.$B$2])/1000000000" office:value-type="float" office:value="442.405855488" calcext:value-type="float">
            <text:p>442.405855488</text:p>
          </table:table-cell>
          <table:table-cell office:value-type="float" office:value="1.41892297549961E+018" calcext:value-type="float">
            <text:p>141892297549961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7]-[.$B$2])/1000000000" office:value-type="float" office:value="443.693642496" calcext:value-type="float">
            <text:p>443.693642496</text:p>
          </table:table-cell>
          <table:table-cell office:value-type="float" office:value="1.4189229767874E+018" calcext:value-type="float">
            <text:p>141892297678740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8]-[.$B$2])/1000000000" office:value-type="float" office:value="445.03205632" calcext:value-type="float">
            <text:p>445.03205632</text:p>
          </table:table-cell>
          <table:table-cell office:value-type="float" office:value="1.41892297812581E+018" calcext:value-type="float">
            <text:p>141892297812581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([.B359]-[.$B$2])/1000000000" office:value-type="float" office:value="446.376617984" calcext:value-type="float">
            <text:p>446.376617984</text:p>
          </table:table-cell>
          <table:table-cell office:value-type="float" office:value="1.41892297947037E+018" calcext:value-type="float">
            <text:p>141892297947037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0]-[.$B$2])/1000000000" office:value-type="float" office:value="447.680013056" calcext:value-type="float">
            <text:p>447.680013056</text:p>
          </table:table-cell>
          <table:table-cell office:value-type="float" office:value="1.41892298077377E+018" calcext:value-type="float">
            <text:p>141892298077377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1]-[.$B$2])/1000000000" office:value-type="float" office:value="448.980541184" calcext:value-type="float">
            <text:p>448.980541184</text:p>
          </table:table-cell>
          <table:table-cell office:value-type="float" office:value="1.4189229820743E+018" calcext:value-type="float">
            <text:p>141892298207430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2]-[.$B$2])/1000000000" office:value-type="float" office:value="450.29948672" calcext:value-type="float">
            <text:p>450.29948672</text:p>
          </table:table-cell>
          <table:table-cell office:value-type="float" office:value="1.41892298339324E+018" calcext:value-type="float">
            <text:p>141892298339324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3]-[.$B$2])/1000000000" office:value-type="float" office:value="451.570433536" calcext:value-type="float">
            <text:p>451.570433536</text:p>
          </table:table-cell>
          <table:table-cell office:value-type="float" office:value="1.41892298466419E+018" calcext:value-type="float">
            <text:p>141892298466419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4]-[.$B$2])/1000000000" office:value-type="float" office:value="452.950568448" calcext:value-type="float">
            <text:p>452.950568448</text:p>
          </table:table-cell>
          <table:table-cell office:value-type="float" office:value="1.41892298604433E+018" calcext:value-type="float">
            <text:p>141892298604433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5]-[.$B$2])/1000000000" office:value-type="float" office:value="454.247013888" calcext:value-type="float">
            <text:p>454.247013888</text:p>
          </table:table-cell>
          <table:table-cell office:value-type="float" office:value="1.41892298734077E+018" calcext:value-type="float">
            <text:p>141892298734077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6]-[.$B$2])/1000000000" office:value-type="float" office:value="455.535609088" calcext:value-type="float">
            <text:p>455.535609088</text:p>
          </table:table-cell>
          <table:table-cell office:value-type="float" office:value="1.41892298862937E+018" calcext:value-type="float">
            <text:p>141892298862937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7]-[.$B$2])/1000000000" office:value-type="float" office:value="456.864153856" calcext:value-type="float">
            <text:p>456.864153856</text:p>
          </table:table-cell>
          <table:table-cell office:value-type="float" office:value="1.41892298995791E+018" calcext:value-type="float">
            <text:p>141892298995791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8]-[.$B$2])/1000000000" office:value-type="float" office:value="458.1501952" calcext:value-type="float">
            <text:p>458.1501952</text:p>
          </table:table-cell>
          <table:table-cell office:value-type="float" office:value="1.41892299124395E+018" calcext:value-type="float">
            <text:p>141892299124395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([.B369]-[.$B$2])/1000000000" office:value-type="float" office:value="459.430347776" calcext:value-type="float">
            <text:p>459.430347776</text:p>
          </table:table-cell>
          <table:table-cell office:value-type="float" office:value="1.4189229925241E+018" calcext:value-type="float">
            <text:p>141892299252410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formula="of:=([.B370]-[.$B$2])/1000000000" office:value-type="float" office:value="460.735523328" calcext:value-type="float">
            <text:p>460.735523328</text:p>
          </table:table-cell>
          <table:table-cell office:value-type="float" office:value="1.41892299382928E+018" calcext:value-type="float">
            <text:p>14189229938292800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formula="of:=([.B371]-[.$B$2])/1000000000" office:value-type="float" office:value="462.081162752" calcext:value-type="float">
            <text:p>462.081162752</text:p>
          </table:table-cell>
          <table:table-cell office:value-type="float" office:value="1.41892299517492E+018" calcext:value-type="float">
            <text:p>141892299517492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([.B372]-[.$B$2])/1000000000" office:value-type="float" office:value="463.377137664" calcext:value-type="float">
            <text:p>463.377137664</text:p>
          </table:table-cell>
          <table:table-cell office:value-type="float" office:value="1.41892299647089E+018" calcext:value-type="float">
            <text:p>141892299647089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([.B373]-[.$B$2])/1000000000" office:value-type="float" office:value="464.723222528" calcext:value-type="float">
            <text:p>464.723222528</text:p>
          </table:table-cell>
          <table:table-cell office:value-type="float" office:value="1.41892299781698E+018" calcext:value-type="float">
            <text:p>141892299781698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([.B374]-[.$B$2])/1000000000" office:value-type="float" office:value="466.003971328" calcext:value-type="float">
            <text:p>466.003971328</text:p>
          </table:table-cell>
          <table:table-cell office:value-type="float" office:value="1.41892299909773E+018" calcext:value-type="float">
            <text:p>141892299909773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([.B375]-[.$B$2])/1000000000" office:value-type="float" office:value="467.294674688" calcext:value-type="float">
            <text:p>467.294674688</text:p>
          </table:table-cell>
          <table:table-cell office:value-type="float" office:value="1.41892300038843E+018" calcext:value-type="float">
            <text:p>141892300038843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([.B376]-[.$B$2])/1000000000" office:value-type="float" office:value="468.573194496" calcext:value-type="float">
            <text:p>468.573194496</text:p>
          </table:table-cell>
          <table:table-cell office:value-type="float" office:value="1.41892300166695E+018" calcext:value-type="float">
            <text:p>141892300166695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([.B377]-[.$B$2])/1000000000" office:value-type="float" office:value="469.893809152" calcext:value-type="float">
            <text:p>469.893809152</text:p>
          </table:table-cell>
          <table:table-cell office:value-type="float" office:value="1.41892300298757E+018" calcext:value-type="float">
            <text:p>141892300298757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([.B378]-[.$B$2])/1000000000" office:value-type="float" office:value="471.187789568" calcext:value-type="float">
            <text:p>471.187789568</text:p>
          </table:table-cell>
          <table:table-cell office:value-type="float" office:value="1.41892300428155E+018" calcext:value-type="float">
            <text:p>141892300428155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([.B379]-[.$B$2])/1000000000" office:value-type="float" office:value="472.512716288" calcext:value-type="float">
            <text:p>472.512716288</text:p>
          </table:table-cell>
          <table:table-cell office:value-type="float" office:value="1.41892300560647E+018" calcext:value-type="float">
            <text:p>141892300560647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([.B380]-[.$B$2])/1000000000" office:value-type="float" office:value="473.832925952" calcext:value-type="float">
            <text:p>473.832925952</text:p>
          </table:table-cell>
          <table:table-cell office:value-type="float" office:value="1.41892300692668E+018" calcext:value-type="float">
            <text:p>141892300692668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([.B381]-[.$B$2])/1000000000" office:value-type="float" office:value="475.163835392" calcext:value-type="float">
            <text:p>475.163835392</text:p>
          </table:table-cell>
          <table:table-cell office:value-type="float" office:value="1.41892300825759E+018" calcext:value-type="float">
            <text:p>141892300825759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([.B382]-[.$B$2])/1000000000" office:value-type="float" office:value="476.445332736" calcext:value-type="float">
            <text:p>476.445332736</text:p>
          </table:table-cell>
          <table:table-cell office:value-type="float" office:value="1.41892300953909E+018" calcext:value-type="float">
            <text:p>141892300953909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([.B383]-[.$B$2])/1000000000" office:value-type="float" office:value="477.74216704" calcext:value-type="float">
            <text:p>477.74216704</text:p>
          </table:table-cell>
          <table:table-cell office:value-type="float" office:value="1.41892301083592E+018" calcext:value-type="float">
            <text:p>141892301083592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84]-[.$B$2])/1000000000" office:value-type="float" office:value="479.0517824" calcext:value-type="float">
            <text:p>479.0517824</text:p>
          </table:table-cell>
          <table:table-cell office:value-type="float" office:value="1.41892301214554E+018" calcext:value-type="float">
            <text:p>141892301214554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85]-[.$B$2])/1000000000" office:value-type="float" office:value="480.356347648" calcext:value-type="float">
            <text:p>480.356347648</text:p>
          </table:table-cell>
          <table:table-cell office:value-type="float" office:value="1.4189230134501E+018" calcext:value-type="float">
            <text:p>141892301345010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86]-[.$B$2])/1000000000" office:value-type="float" office:value="481.659423744" calcext:value-type="float">
            <text:p>481.659423744</text:p>
          </table:table-cell>
          <table:table-cell office:value-type="float" office:value="1.41892301475318E+018" calcext:value-type="float">
            <text:p>141892301475318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87]-[.$B$2])/1000000000" office:value-type="float" office:value="482.94458368" calcext:value-type="float">
            <text:p>482.94458368</text:p>
          </table:table-cell>
          <table:table-cell office:value-type="float" office:value="1.41892301603834E+018" calcext:value-type="float">
            <text:p>141892301603834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88]-[.$B$2])/1000000000" office:value-type="float" office:value="484.247791104" calcext:value-type="float">
            <text:p>484.247791104</text:p>
          </table:table-cell>
          <table:table-cell office:value-type="float" office:value="1.41892301734155E+018" calcext:value-type="float">
            <text:p>141892301734155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89]-[.$B$2])/1000000000" office:value-type="float" office:value="485.551481088" calcext:value-type="float">
            <text:p>485.551481088</text:p>
          </table:table-cell>
          <table:table-cell office:value-type="float" office:value="1.41892301864524E+018" calcext:value-type="float">
            <text:p>141892301864524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0]-[.$B$2])/1000000000" office:value-type="float" office:value="486.852610816" calcext:value-type="float">
            <text:p>486.852610816</text:p>
          </table:table-cell>
          <table:table-cell office:value-type="float" office:value="1.41892301994637E+018" calcext:value-type="float">
            <text:p>141892301994637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1]-[.$B$2])/1000000000" office:value-type="float" office:value="488.133681152" calcext:value-type="float">
            <text:p>488.133681152</text:p>
          </table:table-cell>
          <table:table-cell office:value-type="float" office:value="1.41892302122744E+018" calcext:value-type="float">
            <text:p>141892302122744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2]-[.$B$2])/1000000000" office:value-type="float" office:value="489.41716608" calcext:value-type="float">
            <text:p>489.41716608</text:p>
          </table:table-cell>
          <table:table-cell office:value-type="float" office:value="1.41892302251092E+018" calcext:value-type="float">
            <text:p>141892302251092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3]-[.$B$2])/1000000000" office:value-type="float" office:value="490.71453952" calcext:value-type="float">
            <text:p>490.71453952</text:p>
          </table:table-cell>
          <table:table-cell office:value-type="float" office:value="1.4189230238083E+018" calcext:value-type="float">
            <text:p>141892302380830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4]-[.$B$2])/1000000000" office:value-type="float" office:value="492.022420736" calcext:value-type="float">
            <text:p>492.022420736</text:p>
          </table:table-cell>
          <table:table-cell office:value-type="float" office:value="1.41892302511618E+018" calcext:value-type="float">
            <text:p>141892302511618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5]-[.$B$2])/1000000000" office:value-type="float" office:value="493.295801088" calcext:value-type="float">
            <text:p>493.295801088</text:p>
          </table:table-cell>
          <table:table-cell office:value-type="float" office:value="1.41892302638956E+018" calcext:value-type="float">
            <text:p>141892302638956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6]-[.$B$2])/1000000000" office:value-type="float" office:value="494.568130304" calcext:value-type="float">
            <text:p>494.568130304</text:p>
          </table:table-cell>
          <table:table-cell office:value-type="float" office:value="1.41892302766189E+018" calcext:value-type="float">
            <text:p>141892302766189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7]-[.$B$2])/1000000000" office:value-type="float" office:value="495.892524032" calcext:value-type="float">
            <text:p>495.892524032</text:p>
          </table:table-cell>
          <table:table-cell office:value-type="float" office:value="1.41892302898628E+018" calcext:value-type="float">
            <text:p>141892302898628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8]-[.$B$2])/1000000000" office:value-type="float" office:value="497.208930816" calcext:value-type="float">
            <text:p>497.208930816</text:p>
          </table:table-cell>
          <table:table-cell office:value-type="float" office:value="1.41892303030269E+018" calcext:value-type="float">
            <text:p>141892303030269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399]-[.$B$2])/1000000000" office:value-type="float" office:value="498.515891968" calcext:value-type="float">
            <text:p>498.515891968</text:p>
          </table:table-cell>
          <table:table-cell office:value-type="float" office:value="1.41892303160965E+018" calcext:value-type="float">
            <text:p>141892303160965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0]-[.$B$2])/1000000000" office:value-type="float" office:value="499.829131776" calcext:value-type="float">
            <text:p>499.829131776</text:p>
          </table:table-cell>
          <table:table-cell office:value-type="float" office:value="1.41892303292289E+018" calcext:value-type="float">
            <text:p>141892303292289000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1]-[.$B$2])/1000000000" office:value-type="float" office:value="501.163293952" calcext:value-type="float">
            <text:p>501.163293952</text:p>
          </table:table-cell>
          <table:table-cell office:value-type="float" office:value="1.41892303425705E+018" calcext:value-type="float">
            <text:p>14189230342570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2]-[.$B$2])/1000000000" office:value-type="float" office:value="502.461838592" calcext:value-type="float">
            <text:p>502.461838592</text:p>
          </table:table-cell>
          <table:table-cell office:value-type="float" office:value="1.4189230355556E+018" calcext:value-type="float">
            <text:p>141892303555560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3]-[.$B$2])/1000000000" office:value-type="float" office:value="503.81333504" calcext:value-type="float">
            <text:p>503.81333504</text:p>
          </table:table-cell>
          <table:table-cell office:value-type="float" office:value="1.41892303690709E+018" calcext:value-type="float">
            <text:p>14189230369070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4]-[.$B$2])/1000000000" office:value-type="float" office:value="505.137492992" calcext:value-type="float">
            <text:p>505.137492992</text:p>
          </table:table-cell>
          <table:table-cell office:value-type="float" office:value="1.41892303823125E+018" calcext:value-type="float">
            <text:p>14189230382312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5]-[.$B$2])/1000000000" office:value-type="float" office:value="506.422294272" calcext:value-type="float">
            <text:p>506.422294272</text:p>
          </table:table-cell>
          <table:table-cell office:value-type="float" office:value="1.41892303951605E+018" calcext:value-type="float">
            <text:p>14189230395160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6]-[.$B$2])/1000000000" office:value-type="float" office:value="507.767858176" calcext:value-type="float">
            <text:p>507.767858176</text:p>
          </table:table-cell>
          <table:table-cell office:value-type="float" office:value="1.41892304086162E+018" calcext:value-type="float">
            <text:p>14189230408616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7]-[.$B$2])/1000000000" office:value-type="float" office:value="509.087982336" calcext:value-type="float">
            <text:p>509.087982336</text:p>
          </table:table-cell>
          <table:table-cell office:value-type="float" office:value="1.41892304218174E+018" calcext:value-type="float">
            <text:p>14189230421817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8]-[.$B$2])/1000000000" office:value-type="float" office:value="510.367611136" calcext:value-type="float">
            <text:p>510.367611136</text:p>
          </table:table-cell>
          <table:table-cell office:value-type="float" office:value="1.41892304346137E+018" calcext:value-type="float">
            <text:p>14189230434613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09]-[.$B$2])/1000000000" office:value-type="float" office:value="511.666659328" calcext:value-type="float">
            <text:p>511.666659328</text:p>
          </table:table-cell>
          <table:table-cell office:value-type="float" office:value="1.41892304476042E+018" calcext:value-type="float">
            <text:p>14189230447604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0]-[.$B$2])/1000000000" office:value-type="float" office:value="512.983532288" calcext:value-type="float">
            <text:p>512.983532288</text:p>
          </table:table-cell>
          <table:table-cell office:value-type="float" office:value="1.41892304607729E+018" calcext:value-type="float">
            <text:p>14189230460772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1]-[.$B$2])/1000000000" office:value-type="float" office:value="514.282822656" calcext:value-type="float">
            <text:p>514.282822656</text:p>
          </table:table-cell>
          <table:table-cell office:value-type="float" office:value="1.41892304737658E+018" calcext:value-type="float">
            <text:p>14189230473765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2]-[.$B$2])/1000000000" office:value-type="float" office:value="515.598652928" calcext:value-type="float">
            <text:p>515.598652928</text:p>
          </table:table-cell>
          <table:table-cell office:value-type="float" office:value="1.41892304869241E+018" calcext:value-type="float">
            <text:p>14189230486924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3]-[.$B$2])/1000000000" office:value-type="float" office:value="516.897974784" calcext:value-type="float">
            <text:p>516.897974784</text:p>
          </table:table-cell>
          <table:table-cell office:value-type="float" office:value="1.41892304999173E+018" calcext:value-type="float">
            <text:p>14189230499917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4]-[.$B$2])/1000000000" office:value-type="float" office:value="518.183927808" calcext:value-type="float">
            <text:p>518.183927808</text:p>
          </table:table-cell>
          <table:table-cell office:value-type="float" office:value="1.41892305127768E+018" calcext:value-type="float">
            <text:p>14189230512776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5]-[.$B$2])/1000000000" office:value-type="float" office:value="519.476514816" calcext:value-type="float">
            <text:p>519.476514816</text:p>
          </table:table-cell>
          <table:table-cell office:value-type="float" office:value="1.41892305257027E+018" calcext:value-type="float">
            <text:p>14189230525702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([.B416]-[.$B$2])/1000000000" office:value-type="float" office:value="520.807931392" calcext:value-type="float">
            <text:p>520.807931392</text:p>
          </table:table-cell>
          <table:table-cell office:value-type="float" office:value="1.41892305390169E+018" calcext:value-type="float">
            <text:p>14189230539016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17]-[.$B$2])/1000000000" office:value-type="float" office:value="522.131452928" calcext:value-type="float">
            <text:p>522.131452928</text:p>
          </table:table-cell>
          <table:table-cell office:value-type="float" office:value="1.41892305522521E+018" calcext:value-type="float">
            <text:p>14189230552252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18]-[.$B$2])/1000000000" office:value-type="float" office:value="523.509342208" calcext:value-type="float">
            <text:p>523.509342208</text:p>
          </table:table-cell>
          <table:table-cell office:value-type="float" office:value="1.4189230566031E+018" calcext:value-type="float">
            <text:p>141892305660310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19]-[.$B$2])/1000000000" office:value-type="float" office:value="524.814627328" calcext:value-type="float">
            <text:p>524.814627328</text:p>
          </table:table-cell>
          <table:table-cell office:value-type="float" office:value="1.41892305790838E+018" calcext:value-type="float">
            <text:p>14189230579083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20]-[.$B$2])/1000000000" office:value-type="float" office:value="526.168182016" calcext:value-type="float">
            <text:p>526.168182016</text:p>
          </table:table-cell>
          <table:table-cell office:value-type="float" office:value="1.41892305926194E+018" calcext:value-type="float">
            <text:p>14189230592619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21]-[.$B$2])/1000000000" office:value-type="float" office:value="527.492490496" calcext:value-type="float">
            <text:p>527.492490496</text:p>
          </table:table-cell>
          <table:table-cell office:value-type="float" office:value="1.41892306058625E+018" calcext:value-type="float">
            <text:p>14189230605862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22]-[.$B$2])/1000000000" office:value-type="float" office:value="528.815386368" calcext:value-type="float">
            <text:p>528.815386368</text:p>
          </table:table-cell>
          <table:table-cell office:value-type="float" office:value="1.41892306190914E+018" calcext:value-type="float">
            <text:p>14189230619091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23]-[.$B$2])/1000000000" office:value-type="float" office:value="530.100240128" calcext:value-type="float">
            <text:p>530.100240128</text:p>
          </table:table-cell>
          <table:table-cell office:value-type="float" office:value="1.418923063194E+018" calcext:value-type="float">
            <text:p>141892306319400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([.B424]-[.$B$2])/1000000000" office:value-type="float" office:value="531.398629376" calcext:value-type="float">
            <text:p>531.398629376</text:p>
          </table:table-cell>
          <table:table-cell office:value-type="float" office:value="1.41892306449239E+018" calcext:value-type="float">
            <text:p>14189230644923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[.B425]-[.$B$2])/1000000000" office:value-type="float" office:value="532.736255232" calcext:value-type="float">
            <text:p>532.736255232</text:p>
          </table:table-cell>
          <table:table-cell office:value-type="float" office:value="1.41892306583001E+018" calcext:value-type="float">
            <text:p>14189230658300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[.B426]-[.$B$2])/1000000000" office:value-type="float" office:value="534.012692736" calcext:value-type="float">
            <text:p>534.012692736</text:p>
          </table:table-cell>
          <table:table-cell office:value-type="float" office:value="1.41892306710645E+018" calcext:value-type="float">
            <text:p>14189230671064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[.B427]-[.$B$2])/1000000000" office:value-type="float" office:value="535.296374528" calcext:value-type="float">
            <text:p>535.296374528</text:p>
          </table:table-cell>
          <table:table-cell office:value-type="float" office:value="1.41892306839013E+018" calcext:value-type="float">
            <text:p>14189230683901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[.B428]-[.$B$2])/1000000000" office:value-type="float" office:value="536.577331712" calcext:value-type="float">
            <text:p>536.577331712</text:p>
          </table:table-cell>
          <table:table-cell office:value-type="float" office:value="1.41892306967109E+018" calcext:value-type="float">
            <text:p>14189230696710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[.B429]-[.$B$2])/1000000000" office:value-type="float" office:value="537.882983424" calcext:value-type="float">
            <text:p>537.882983424</text:p>
          </table:table-cell>
          <table:table-cell office:value-type="float" office:value="1.41892307097674E+018" calcext:value-type="float">
            <text:p>14189230709767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([.B430]-[.$B$2])/1000000000" office:value-type="float" office:value="539.160331264" calcext:value-type="float">
            <text:p>539.160331264</text:p>
          </table:table-cell>
          <table:table-cell office:value-type="float" office:value="1.41892307225409E+018" calcext:value-type="float">
            <text:p>14189230722540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1]-[.$B$2])/1000000000" office:value-type="float" office:value="540.457448192" calcext:value-type="float">
            <text:p>540.457448192</text:p>
          </table:table-cell>
          <table:table-cell office:value-type="float" office:value="1.41892307355121E+018" calcext:value-type="float">
            <text:p>14189230735512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2]-[.$B$2])/1000000000" office:value-type="float" office:value="541.805713408" calcext:value-type="float">
            <text:p>541.805713408</text:p>
          </table:table-cell>
          <table:table-cell office:value-type="float" office:value="1.41892307489947E+018" calcext:value-type="float">
            <text:p>14189230748994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3]-[.$B$2])/1000000000" office:value-type="float" office:value="543.136126976" calcext:value-type="float">
            <text:p>543.136126976</text:p>
          </table:table-cell>
          <table:table-cell office:value-type="float" office:value="1.41892307622988E+018" calcext:value-type="float">
            <text:p>14189230762298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4]-[.$B$2])/1000000000" office:value-type="float" office:value="544.428960256" calcext:value-type="float">
            <text:p>544.428960256</text:p>
          </table:table-cell>
          <table:table-cell office:value-type="float" office:value="1.41892307752272E+018" calcext:value-type="float">
            <text:p>14189230775227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5]-[.$B$2])/1000000000" office:value-type="float" office:value="545.725293568" calcext:value-type="float">
            <text:p>545.725293568</text:p>
          </table:table-cell>
          <table:table-cell office:value-type="float" office:value="1.41892307881905E+018" calcext:value-type="float">
            <text:p>14189230788190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6]-[.$B$2])/1000000000" office:value-type="float" office:value="547.0269696" calcext:value-type="float">
            <text:p>547.0269696</text:p>
          </table:table-cell>
          <table:table-cell office:value-type="float" office:value="1.41892308012073E+018" calcext:value-type="float">
            <text:p>14189230801207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7]-[.$B$2])/1000000000" office:value-type="float" office:value="548.328720128" calcext:value-type="float">
            <text:p>548.328720128</text:p>
          </table:table-cell>
          <table:table-cell office:value-type="float" office:value="1.41892308142248E+018" calcext:value-type="float">
            <text:p>14189230814224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8]-[.$B$2])/1000000000" office:value-type="float" office:value="549.622927616" calcext:value-type="float">
            <text:p>549.622927616</text:p>
          </table:table-cell>
          <table:table-cell office:value-type="float" office:value="1.41892308271668E+018" calcext:value-type="float">
            <text:p>14189230827166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39]-[.$B$2])/1000000000" office:value-type="float" office:value="550.934173184" calcext:value-type="float">
            <text:p>550.934173184</text:p>
          </table:table-cell>
          <table:table-cell office:value-type="float" office:value="1.41892308402793E+018" calcext:value-type="float">
            <text:p>14189230840279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0]-[.$B$2])/1000000000" office:value-type="float" office:value="552.21081984" calcext:value-type="float">
            <text:p>552.21081984</text:p>
          </table:table-cell>
          <table:table-cell office:value-type="float" office:value="1.41892308530458E+018" calcext:value-type="float">
            <text:p>14189230853045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1]-[.$B$2])/1000000000" office:value-type="float" office:value="553.510125056" calcext:value-type="float">
            <text:p>553.510125056</text:p>
          </table:table-cell>
          <table:table-cell office:value-type="float" office:value="1.41892308660388E+018" calcext:value-type="float">
            <text:p>14189230866038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2]-[.$B$2])/1000000000" office:value-type="float" office:value="554.808462592" calcext:value-type="float">
            <text:p>554.808462592</text:p>
          </table:table-cell>
          <table:table-cell office:value-type="float" office:value="1.41892308790222E+018" calcext:value-type="float">
            <text:p>14189230879022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3]-[.$B$2])/1000000000" office:value-type="float" office:value="556.096120064" calcext:value-type="float">
            <text:p>556.096120064</text:p>
          </table:table-cell>
          <table:table-cell office:value-type="float" office:value="1.41892308918988E+018" calcext:value-type="float">
            <text:p>14189230891898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4]-[.$B$2])/1000000000" office:value-type="float" office:value="557.397799168" calcext:value-type="float">
            <text:p>557.397799168</text:p>
          </table:table-cell>
          <table:table-cell office:value-type="float" office:value="1.41892309049156E+018" calcext:value-type="float">
            <text:p>141892309049156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5]-[.$B$2])/1000000000" office:value-type="float" office:value="558.7091328" calcext:value-type="float">
            <text:p>558.7091328</text:p>
          </table:table-cell>
          <table:table-cell office:value-type="float" office:value="1.41892309180289E+018" calcext:value-type="float">
            <text:p>14189230918028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6]-[.$B$2])/1000000000" office:value-type="float" office:value="560.008574976" calcext:value-type="float">
            <text:p>560.008574976</text:p>
          </table:table-cell>
          <table:table-cell office:value-type="float" office:value="1.41892309310233E+018" calcext:value-type="float">
            <text:p>14189230931023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7]-[.$B$2])/1000000000" office:value-type="float" office:value="561.298138368" calcext:value-type="float">
            <text:p>561.298138368</text:p>
          </table:table-cell>
          <table:table-cell office:value-type="float" office:value="1.4189230943919E+018" calcext:value-type="float">
            <text:p>141892309439190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8]-[.$B$2])/1000000000" office:value-type="float" office:value="562.596796928" calcext:value-type="float">
            <text:p>562.596796928</text:p>
          </table:table-cell>
          <table:table-cell office:value-type="float" office:value="1.41892309569055E+018" calcext:value-type="float">
            <text:p>14189230956905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49]-[.$B$2])/1000000000" office:value-type="float" office:value="563.893133312" calcext:value-type="float">
            <text:p>563.893133312</text:p>
          </table:table-cell>
          <table:table-cell office:value-type="float" office:value="1.41892309698689E+018" calcext:value-type="float">
            <text:p>14189230969868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0]-[.$B$2])/1000000000" office:value-type="float" office:value="565.175946752" calcext:value-type="float">
            <text:p>565.175946752</text:p>
          </table:table-cell>
          <table:table-cell office:value-type="float" office:value="1.4189230982697E+018" calcext:value-type="float">
            <text:p>141892309826970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1]-[.$B$2])/1000000000" office:value-type="float" office:value="566.451354368" calcext:value-type="float">
            <text:p>566.451354368</text:p>
          </table:table-cell>
          <table:table-cell office:value-type="float" office:value="1.41892309954511E+018" calcext:value-type="float">
            <text:p>14189230995451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2]-[.$B$2])/1000000000" office:value-type="float" office:value="567.744670208" calcext:value-type="float">
            <text:p>567.744670208</text:p>
          </table:table-cell>
          <table:table-cell office:value-type="float" office:value="1.41892310083843E+018" calcext:value-type="float">
            <text:p>14189231008384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3]-[.$B$2])/1000000000" office:value-type="float" office:value="569.0637504" calcext:value-type="float">
            <text:p>569.0637504</text:p>
          </table:table-cell>
          <table:table-cell office:value-type="float" office:value="1.41892310215751E+018" calcext:value-type="float">
            <text:p>14189231021575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4]-[.$B$2])/1000000000" office:value-type="float" office:value="570.410980608" calcext:value-type="float">
            <text:p>570.410980608</text:p>
          </table:table-cell>
          <table:table-cell office:value-type="float" office:value="1.41892310350474E+018" calcext:value-type="float">
            <text:p>14189231035047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5]-[.$B$2])/1000000000" office:value-type="float" office:value="571.703237888" calcext:value-type="float">
            <text:p>571.703237888</text:p>
          </table:table-cell>
          <table:table-cell office:value-type="float" office:value="1.41892310479699E+018" calcext:value-type="float">
            <text:p>14189231047969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6]-[.$B$2])/1000000000" office:value-type="float" office:value="573.013777408" calcext:value-type="float">
            <text:p>573.013777408</text:p>
          </table:table-cell>
          <table:table-cell office:value-type="float" office:value="1.41892310610753E+018" calcext:value-type="float">
            <text:p>14189231061075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([.B457]-[.$B$2])/1000000000" office:value-type="float" office:value="574.306168576" calcext:value-type="float">
            <text:p>574.306168576</text:p>
          </table:table-cell>
          <table:table-cell office:value-type="float" office:value="1.41892310739993E+018" calcext:value-type="float">
            <text:p>14189231073999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([.B458]-[.$B$2])/1000000000" office:value-type="float" office:value="575.59270528" calcext:value-type="float">
            <text:p>575.59270528</text:p>
          </table:table-cell>
          <table:table-cell office:value-type="float" office:value="1.41892310868646E+018" calcext:value-type="float">
            <text:p>141892310868646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([.B459]-[.$B$2])/1000000000" office:value-type="float" office:value="576.901856" calcext:value-type="float">
            <text:p>576.901856</text:p>
          </table:table-cell>
          <table:table-cell office:value-type="float" office:value="1.41892310999561E+018" calcext:value-type="float">
            <text:p>14189231099956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([.B460]-[.$B$2])/1000000000" office:value-type="float" office:value="578.209302016" calcext:value-type="float">
            <text:p>578.209302016</text:p>
          </table:table-cell>
          <table:table-cell office:value-type="float" office:value="1.41892311130306E+018" calcext:value-type="float">
            <text:p>141892311130306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([.B461]-[.$B$2])/1000000000" office:value-type="float" office:value="579.497058048" calcext:value-type="float">
            <text:p>579.497058048</text:p>
          </table:table-cell>
          <table:table-cell office:value-type="float" office:value="1.41892311259082E+018" calcext:value-type="float">
            <text:p>14189231125908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([.B462]-[.$B$2])/1000000000" office:value-type="float" office:value="580.837294592" calcext:value-type="float">
            <text:p>580.837294592</text:p>
          </table:table-cell>
          <table:table-cell office:value-type="float" office:value="1.41892311393105E+018" calcext:value-type="float">
            <text:p>14189231139310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([.B463]-[.$B$2])/1000000000" office:value-type="float" office:value="582.142635264" calcext:value-type="float">
            <text:p>582.142635264</text:p>
          </table:table-cell>
          <table:table-cell office:value-type="float" office:value="1.41892311523639E+018" calcext:value-type="float">
            <text:p>14189231152363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([.B464]-[.$B$2])/1000000000" office:value-type="float" office:value="583.454369536" calcext:value-type="float">
            <text:p>583.454369536</text:p>
          </table:table-cell>
          <table:table-cell office:value-type="float" office:value="1.41892311654813E+018" calcext:value-type="float">
            <text:p>14189231165481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([.B465]-[.$B$2])/1000000000" office:value-type="float" office:value="584.771555328" calcext:value-type="float">
            <text:p>584.771555328</text:p>
          </table:table-cell>
          <table:table-cell office:value-type="float" office:value="1.41892311786531E+018" calcext:value-type="float">
            <text:p>14189231178653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([.B466]-[.$B$2])/1000000000" office:value-type="float" office:value="586.092482816" calcext:value-type="float">
            <text:p>586.092482816</text:p>
          </table:table-cell>
          <table:table-cell office:value-type="float" office:value="1.41892311918624E+018" calcext:value-type="float">
            <text:p>14189231191862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67]-[.$B$2])/1000000000" office:value-type="float" office:value="587.417062656" calcext:value-type="float">
            <text:p>587.417062656</text:p>
          </table:table-cell>
          <table:table-cell office:value-type="float" office:value="1.41892312051082E+018" calcext:value-type="float">
            <text:p>14189231205108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68]-[.$B$2])/1000000000" office:value-type="float" office:value="588.7929856" calcext:value-type="float">
            <text:p>588.7929856</text:p>
          </table:table-cell>
          <table:table-cell office:value-type="float" office:value="1.41892312188674E+018" calcext:value-type="float">
            <text:p>14189231218867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69]-[.$B$2])/1000000000" office:value-type="float" office:value="590.09021184" calcext:value-type="float">
            <text:p>590.09021184</text:p>
          </table:table-cell>
          <table:table-cell office:value-type="float" office:value="1.41892312318397E+018" calcext:value-type="float">
            <text:p>14189231231839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0]-[.$B$2])/1000000000" office:value-type="float" office:value="591.408286208" calcext:value-type="float">
            <text:p>591.408286208</text:p>
          </table:table-cell>
          <table:table-cell office:value-type="float" office:value="1.41892312450204E+018" calcext:value-type="float">
            <text:p>14189231245020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1]-[.$B$2])/1000000000" office:value-type="float" office:value="592.734523904" calcext:value-type="float">
            <text:p>592.734523904</text:p>
          </table:table-cell>
          <table:table-cell office:value-type="float" office:value="1.41892312582828E+018" calcext:value-type="float">
            <text:p>14189231258282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2]-[.$B$2])/1000000000" office:value-type="float" office:value="594.072664576" calcext:value-type="float">
            <text:p>594.072664576</text:p>
          </table:table-cell>
          <table:table-cell office:value-type="float" office:value="1.41892312716642E+018" calcext:value-type="float">
            <text:p>14189231271664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3]-[.$B$2])/1000000000" office:value-type="float" office:value="595.404477952" calcext:value-type="float">
            <text:p>595.404477952</text:p>
          </table:table-cell>
          <table:table-cell office:value-type="float" office:value="1.41892312849823E+018" calcext:value-type="float">
            <text:p>14189231284982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4]-[.$B$2])/1000000000" office:value-type="float" office:value="596.714379008" calcext:value-type="float">
            <text:p>596.714379008</text:p>
          </table:table-cell>
          <table:table-cell office:value-type="float" office:value="1.41892312980814E+018" calcext:value-type="float">
            <text:p>14189231298081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5]-[.$B$2])/1000000000" office:value-type="float" office:value="598.02375424" calcext:value-type="float">
            <text:p>598.02375424</text:p>
          </table:table-cell>
          <table:table-cell office:value-type="float" office:value="1.41892313111751E+018" calcext:value-type="float">
            <text:p>14189231311175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6]-[.$B$2])/1000000000" office:value-type="float" office:value="599.315721472" calcext:value-type="float">
            <text:p>599.315721472</text:p>
          </table:table-cell>
          <table:table-cell office:value-type="float" office:value="1.41892313240948E+018" calcext:value-type="float">
            <text:p>14189231324094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7]-[.$B$2])/1000000000" office:value-type="float" office:value="600.605374208" calcext:value-type="float">
            <text:p>600.605374208</text:p>
          </table:table-cell>
          <table:table-cell office:value-type="float" office:value="1.41892313369913E+018" calcext:value-type="float">
            <text:p>14189231336991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8]-[.$B$2])/1000000000" office:value-type="float" office:value="602.016937216" calcext:value-type="float">
            <text:p>602.016937216</text:p>
          </table:table-cell>
          <table:table-cell office:value-type="float" office:value="1.41892313511069E+018" calcext:value-type="float">
            <text:p>14189231351106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79]-[.$B$2])/1000000000" office:value-type="float" office:value="603.344717568" calcext:value-type="float">
            <text:p>603.344717568</text:p>
          </table:table-cell>
          <table:table-cell office:value-type="float" office:value="1.41892313643847E+018" calcext:value-type="float">
            <text:p>14189231364384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80]-[.$B$2])/1000000000" office:value-type="float" office:value="604.651471104" calcext:value-type="float">
            <text:p>604.651471104</text:p>
          </table:table-cell>
          <table:table-cell office:value-type="float" office:value="1.41892313774523E+018" calcext:value-type="float">
            <text:p>14189231377452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81]-[.$B$2])/1000000000" office:value-type="float" office:value="605.970588928" calcext:value-type="float">
            <text:p>605.970588928</text:p>
          </table:table-cell>
          <table:table-cell office:value-type="float" office:value="1.41892313906435E+018" calcext:value-type="float">
            <text:p>141892313906435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([.B482]-[.$B$2])/1000000000" office:value-type="float" office:value="607.295552" calcext:value-type="float">
            <text:p>607.295552</text:p>
          </table:table-cell>
          <table:table-cell office:value-type="float" office:value="1.41892314038931E+018" calcext:value-type="float">
            <text:p>14189231403893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3]-[.$B$2])/1000000000" office:value-type="float" office:value="608.60966912" calcext:value-type="float">
            <text:p>608.60966912</text:p>
          </table:table-cell>
          <table:table-cell office:value-type="float" office:value="1.41892314170343E+018" calcext:value-type="float">
            <text:p>141892314170343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4]-[.$B$2])/1000000000" office:value-type="float" office:value="609.931800064" calcext:value-type="float">
            <text:p>609.931800064</text:p>
          </table:table-cell>
          <table:table-cell office:value-type="float" office:value="1.41892314302556E+018" calcext:value-type="float">
            <text:p>141892314302556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5]-[.$B$2])/1000000000" office:value-type="float" office:value="611.232631552" calcext:value-type="float">
            <text:p>611.232631552</text:p>
          </table:table-cell>
          <table:table-cell office:value-type="float" office:value="1.41892314432639E+018" calcext:value-type="float">
            <text:p>14189231443263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6]-[.$B$2])/1000000000" office:value-type="float" office:value="612.52903168" calcext:value-type="float">
            <text:p>612.52903168</text:p>
          </table:table-cell>
          <table:table-cell office:value-type="float" office:value="1.41892314562279E+018" calcext:value-type="float">
            <text:p>141892314562279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7]-[.$B$2])/1000000000" office:value-type="float" office:value="613.858912256" calcext:value-type="float">
            <text:p>613.858912256</text:p>
          </table:table-cell>
          <table:table-cell office:value-type="float" office:value="1.41892314695267E+018" calcext:value-type="float">
            <text:p>14189231469526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8]-[.$B$2])/1000000000" office:value-type="float" office:value="615.146556416" calcext:value-type="float">
            <text:p>615.146556416</text:p>
          </table:table-cell>
          <table:table-cell office:value-type="float" office:value="1.41892314824031E+018" calcext:value-type="float">
            <text:p>141892314824031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89]-[.$B$2])/1000000000" office:value-type="float" office:value="616.436587264" calcext:value-type="float">
            <text:p>616.436587264</text:p>
          </table:table-cell>
          <table:table-cell office:value-type="float" office:value="1.41892314953034E+018" calcext:value-type="float">
            <text:p>14189231495303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90]-[.$B$2])/1000000000" office:value-type="float" office:value="617.732984832" calcext:value-type="float">
            <text:p>617.732984832</text:p>
          </table:table-cell>
          <table:table-cell office:value-type="float" office:value="1.41892315082674E+018" calcext:value-type="float">
            <text:p>141892315082674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91]-[.$B$2])/1000000000" office:value-type="float" office:value="619.05646592" calcext:value-type="float">
            <text:p>619.05646592</text:p>
          </table:table-cell>
          <table:table-cell office:value-type="float" office:value="1.41892315215022E+018" calcext:value-type="float">
            <text:p>141892315215022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92]-[.$B$2])/1000000000" office:value-type="float" office:value="620.395698432" calcext:value-type="float">
            <text:p>620.395698432</text:p>
          </table:table-cell>
          <table:table-cell office:value-type="float" office:value="1.41892315348946E+018" calcext:value-type="float">
            <text:p>141892315348946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93]-[.$B$2])/1000000000" office:value-type="float" office:value="621.698025472" calcext:value-type="float">
            <text:p>621.698025472</text:p>
          </table:table-cell>
          <table:table-cell office:value-type="float" office:value="1.41892315479178E+018" calcext:value-type="float">
            <text:p>141892315479178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94]-[.$B$2])/1000000000" office:value-type="float" office:value="623.039014656" calcext:value-type="float">
            <text:p>623.039014656</text:p>
          </table:table-cell>
          <table:table-cell office:value-type="float" office:value="1.41892315613277E+018" calcext:value-type="float">
            <text:p>141892315613277000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([.B495]-[.$B$2])/1000000000" office:value-type="float" office:value="624.375044352" calcext:value-type="float">
            <text:p>624.375044352</text:p>
          </table:table-cell>
          <table:table-cell office:value-type="float" office:value="1.4189231574688E+018" calcext:value-type="float">
            <text:p>14189231574688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([.B496]-[.$B$2])/1000000000" office:value-type="float" office:value="625.73413888" calcext:value-type="float">
            <text:p>625.73413888</text:p>
          </table:table-cell>
          <table:table-cell office:value-type="float" office:value="1.4189231588279E+018" calcext:value-type="float">
            <text:p>14189231588279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([.B497]-[.$B$2])/1000000000" office:value-type="float" office:value="627.048351488" calcext:value-type="float">
            <text:p>627.048351488</text:p>
          </table:table-cell>
          <table:table-cell office:value-type="float" office:value="1.41892316014211E+018" calcext:value-type="float">
            <text:p>141892316014211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([.B498]-[.$B$2])/1000000000" office:value-type="float" office:value="628.376404736" calcext:value-type="float">
            <text:p>628.376404736</text:p>
          </table:table-cell>
          <table:table-cell office:value-type="float" office:value="1.41892316147016E+018" calcext:value-type="float">
            <text:p>14189231614701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([.B499]-[.$B$2])/1000000000" office:value-type="float" office:value="629.677339392" calcext:value-type="float">
            <text:p>629.677339392</text:p>
          </table:table-cell>
          <table:table-cell office:value-type="float" office:value="1.4189231627711E+018" calcext:value-type="float">
            <text:p>14189231627711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([.B500]-[.$B$2])/1000000000" office:value-type="float" office:value="630.986071296" calcext:value-type="float">
            <text:p>630.986071296</text:p>
          </table:table-cell>
          <table:table-cell office:value-type="float" office:value="1.41892316407983E+018" calcext:value-type="float">
            <text:p>14189231640798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([.B501]-[.$B$2])/1000000000" office:value-type="float" office:value="632.316106752" calcext:value-type="float">
            <text:p>632.316106752</text:p>
          </table:table-cell>
          <table:table-cell office:value-type="float" office:value="1.41892316540986E+018" calcext:value-type="float">
            <text:p>14189231654098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([.B502]-[.$B$2])/1000000000" office:value-type="float" office:value="633.625960192" calcext:value-type="float">
            <text:p>633.625960192</text:p>
          </table:table-cell>
          <table:table-cell office:value-type="float" office:value="1.41892316671972E+018" calcext:value-type="float">
            <text:p>141892316671972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3]-[.$B$2])/1000000000" office:value-type="float" office:value="634.993457408" calcext:value-type="float">
            <text:p>634.993457408</text:p>
          </table:table-cell>
          <table:table-cell office:value-type="float" office:value="1.41892316808721E+018" calcext:value-type="float">
            <text:p>141892316808721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4]-[.$B$2])/1000000000" office:value-type="float" office:value="636.336447488" calcext:value-type="float">
            <text:p>636.336447488</text:p>
          </table:table-cell>
          <table:table-cell office:value-type="float" office:value="1.4189231694302E+018" calcext:value-type="float">
            <text:p>14189231694302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5]-[.$B$2])/1000000000" office:value-type="float" office:value="637.680836352" calcext:value-type="float">
            <text:p>637.680836352</text:p>
          </table:table-cell>
          <table:table-cell office:value-type="float" office:value="1.41892317077459E+018" calcext:value-type="float">
            <text:p>14189231707745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6]-[.$B$2])/1000000000" office:value-type="float" office:value="638.99943296" calcext:value-type="float">
            <text:p>638.99943296</text:p>
          </table:table-cell>
          <table:table-cell office:value-type="float" office:value="1.41892317209319E+018" calcext:value-type="float">
            <text:p>14189231720931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7]-[.$B$2])/1000000000" office:value-type="float" office:value="640.329793536" calcext:value-type="float">
            <text:p>640.329793536</text:p>
          </table:table-cell>
          <table:table-cell office:value-type="float" office:value="1.41892317342355E+018" calcext:value-type="float">
            <text:p>14189231734235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8]-[.$B$2])/1000000000" office:value-type="float" office:value="641.627811072" calcext:value-type="float">
            <text:p>641.627811072</text:p>
          </table:table-cell>
          <table:table-cell office:value-type="float" office:value="1.41892317472157E+018" calcext:value-type="float">
            <text:p>141892317472157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09]-[.$B$2])/1000000000" office:value-type="float" office:value="642.93408768" calcext:value-type="float">
            <text:p>642.93408768</text:p>
          </table:table-cell>
          <table:table-cell office:value-type="float" office:value="1.41892317602784E+018" calcext:value-type="float">
            <text:p>141892317602784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10]-[.$B$2])/1000000000" office:value-type="float" office:value="644.230976512" calcext:value-type="float">
            <text:p>644.230976512</text:p>
          </table:table-cell>
          <table:table-cell office:value-type="float" office:value="1.41892317732473E+018" calcext:value-type="float">
            <text:p>14189231773247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11]-[.$B$2])/1000000000" office:value-type="float" office:value="645.550682368" calcext:value-type="float">
            <text:p>645.550682368</text:p>
          </table:table-cell>
          <table:table-cell office:value-type="float" office:value="1.41892317864444E+018" calcext:value-type="float">
            <text:p>141892317864444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([.B512]-[.$B$2])/1000000000" office:value-type="float" office:value="646.8832" calcext:value-type="float">
            <text:p>646.8832</text:p>
          </table:table-cell>
          <table:table-cell office:value-type="float" office:value="1.41892317997696E+018" calcext:value-type="float">
            <text:p>14189231799769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([.B513]-[.$B$2])/1000000000" office:value-type="float" office:value="648.190043136" calcext:value-type="float">
            <text:p>648.190043136</text:p>
          </table:table-cell>
          <table:table-cell office:value-type="float" office:value="1.4189231812838E+018" calcext:value-type="float">
            <text:p>14189231812838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([.B514]-[.$B$2])/1000000000" office:value-type="float" office:value="649.532212992" calcext:value-type="float">
            <text:p>649.532212992</text:p>
          </table:table-cell>
          <table:table-cell office:value-type="float" office:value="1.41892318262597E+018" calcext:value-type="float">
            <text:p>141892318262597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15]-[.$B$2])/1000000000" office:value-type="float" office:value="650.843612928" calcext:value-type="float">
            <text:p>650.843612928</text:p>
          </table:table-cell>
          <table:table-cell office:value-type="float" office:value="1.41892318393737E+018" calcext:value-type="float">
            <text:p>141892318393737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16]-[.$B$2])/1000000000" office:value-type="float" office:value="652.16589824" calcext:value-type="float">
            <text:p>652.16589824</text:p>
          </table:table-cell>
          <table:table-cell office:value-type="float" office:value="1.41892318525966E+018" calcext:value-type="float">
            <text:p>14189231852596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17]-[.$B$2])/1000000000" office:value-type="float" office:value="653.501341952" calcext:value-type="float">
            <text:p>653.501341952</text:p>
          </table:table-cell>
          <table:table-cell office:value-type="float" office:value="1.4189231865951E+018" calcext:value-type="float">
            <text:p>14189231865951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18]-[.$B$2])/1000000000" office:value-type="float" office:value="654.853533952" calcext:value-type="float">
            <text:p>654.853533952</text:p>
          </table:table-cell>
          <table:table-cell office:value-type="float" office:value="1.41892318794729E+018" calcext:value-type="float">
            <text:p>14189231879472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19]-[.$B$2])/1000000000" office:value-type="float" office:value="656.164892672" calcext:value-type="float">
            <text:p>656.164892672</text:p>
          </table:table-cell>
          <table:table-cell office:value-type="float" office:value="1.41892318925865E+018" calcext:value-type="float">
            <text:p>14189231892586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0]-[.$B$2])/1000000000" office:value-type="float" office:value="657.505993216" calcext:value-type="float">
            <text:p>657.505993216</text:p>
          </table:table-cell>
          <table:table-cell office:value-type="float" office:value="1.41892319059975E+018" calcext:value-type="float">
            <text:p>14189231905997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1]-[.$B$2])/1000000000" office:value-type="float" office:value="658.842386944" calcext:value-type="float">
            <text:p>658.842386944</text:p>
          </table:table-cell>
          <table:table-cell office:value-type="float" office:value="1.41892319193614E+018" calcext:value-type="float">
            <text:p>141892319193614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2]-[.$B$2])/1000000000" office:value-type="float" office:value="660.203535616" calcext:value-type="float">
            <text:p>660.203535616</text:p>
          </table:table-cell>
          <table:table-cell office:value-type="float" office:value="1.41892319329729E+018" calcext:value-type="float">
            <text:p>14189231932972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3]-[.$B$2])/1000000000" office:value-type="float" office:value="661.515272704" calcext:value-type="float">
            <text:p>661.515272704</text:p>
          </table:table-cell>
          <table:table-cell office:value-type="float" office:value="1.41892319460903E+018" calcext:value-type="float">
            <text:p>14189231946090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4]-[.$B$2])/1000000000" office:value-type="float" office:value="662.833219072" calcext:value-type="float">
            <text:p>662.833219072</text:p>
          </table:table-cell>
          <table:table-cell office:value-type="float" office:value="1.41892319592698E+018" calcext:value-type="float">
            <text:p>141892319592698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5]-[.$B$2])/1000000000" office:value-type="float" office:value="664.136372224" calcext:value-type="float">
            <text:p>664.136372224</text:p>
          </table:table-cell>
          <table:table-cell office:value-type="float" office:value="1.41892319723013E+018" calcext:value-type="float">
            <text:p>14189231972301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6]-[.$B$2])/1000000000" office:value-type="float" office:value="665.432674816" calcext:value-type="float">
            <text:p>665.432674816</text:p>
          </table:table-cell>
          <table:table-cell office:value-type="float" office:value="1.41892319852643E+018" calcext:value-type="float">
            <text:p>14189231985264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([.B527]-[.$B$2])/1000000000" office:value-type="float" office:value="666.771145472" calcext:value-type="float">
            <text:p>666.771145472</text:p>
          </table:table-cell>
          <table:table-cell office:value-type="float" office:value="1.4189231998649E+018" calcext:value-type="float">
            <text:p>14189231998649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28]-[.$B$2])/1000000000" office:value-type="float" office:value="668.13343104" calcext:value-type="float">
            <text:p>668.13343104</text:p>
          </table:table-cell>
          <table:table-cell office:value-type="float" office:value="1.41892320122719E+018" calcext:value-type="float">
            <text:p>14189232012271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29]-[.$B$2])/1000000000" office:value-type="float" office:value="669.478956544" calcext:value-type="float">
            <text:p>669.478956544</text:p>
          </table:table-cell>
          <table:table-cell office:value-type="float" office:value="1.41892320257271E+018" calcext:value-type="float">
            <text:p>141892320257271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0]-[.$B$2])/1000000000" office:value-type="float" office:value="670.822800896" calcext:value-type="float">
            <text:p>670.822800896</text:p>
          </table:table-cell>
          <table:table-cell office:value-type="float" office:value="1.41892320391656E+018" calcext:value-type="float">
            <text:p>14189232039165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1]-[.$B$2])/1000000000" office:value-type="float" office:value="672.12326784" calcext:value-type="float">
            <text:p>672.12326784</text:p>
          </table:table-cell>
          <table:table-cell office:value-type="float" office:value="1.41892320521702E+018" calcext:value-type="float">
            <text:p>141892320521702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2]-[.$B$2])/1000000000" office:value-type="float" office:value="673.444207104" calcext:value-type="float">
            <text:p>673.444207104</text:p>
          </table:table-cell>
          <table:table-cell office:value-type="float" office:value="1.41892320653796E+018" calcext:value-type="float">
            <text:p>14189232065379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3]-[.$B$2])/1000000000" office:value-type="float" office:value="674.803453696" calcext:value-type="float">
            <text:p>674.803453696</text:p>
          </table:table-cell>
          <table:table-cell office:value-type="float" office:value="1.41892320789721E+018" calcext:value-type="float">
            <text:p>141892320789721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4]-[.$B$2])/1000000000" office:value-type="float" office:value="676.168697856" calcext:value-type="float">
            <text:p>676.168697856</text:p>
          </table:table-cell>
          <table:table-cell office:value-type="float" office:value="1.41892320926246E+018" calcext:value-type="float">
            <text:p>14189232092624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5]-[.$B$2])/1000000000" office:value-type="float" office:value="677.494341888" calcext:value-type="float">
            <text:p>677.494341888</text:p>
          </table:table-cell>
          <table:table-cell office:value-type="float" office:value="1.4189232105881E+018" calcext:value-type="float">
            <text:p>14189232105881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6]-[.$B$2])/1000000000" office:value-type="float" office:value="678.816239104" calcext:value-type="float">
            <text:p>678.816239104</text:p>
          </table:table-cell>
          <table:table-cell office:value-type="float" office:value="1.41892321191E+018" calcext:value-type="float">
            <text:p>14189232119100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7]-[.$B$2])/1000000000" office:value-type="float" office:value="680.103726336" calcext:value-type="float">
            <text:p>680.103726336</text:p>
          </table:table-cell>
          <table:table-cell office:value-type="float" office:value="1.41892321319748E+018" calcext:value-type="float">
            <text:p>141892321319748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([.B538]-[.$B$2])/1000000000" office:value-type="float" office:value="681.452946688" calcext:value-type="float">
            <text:p>681.452946688</text:p>
          </table:table-cell>
          <table:table-cell office:value-type="float" office:value="1.4189232145467E+018" calcext:value-type="float">
            <text:p>14189232145467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([.B539]-[.$B$2])/1000000000" office:value-type="float" office:value="682.773082624" calcext:value-type="float">
            <text:p>682.773082624</text:p>
          </table:table-cell>
          <table:table-cell office:value-type="float" office:value="1.41892321586684E+018" calcext:value-type="float">
            <text:p>141892321586684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([.B540]-[.$B$2])/1000000000" office:value-type="float" office:value="684.108173056" calcext:value-type="float">
            <text:p>684.108173056</text:p>
          </table:table-cell>
          <table:table-cell office:value-type="float" office:value="1.41892321720193E+018" calcext:value-type="float">
            <text:p>14189232172019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([.B541]-[.$B$2])/1000000000" office:value-type="float" office:value="685.40513408" calcext:value-type="float">
            <text:p>685.40513408</text:p>
          </table:table-cell>
          <table:table-cell office:value-type="float" office:value="1.41892321849889E+018" calcext:value-type="float">
            <text:p>14189232184988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([.B542]-[.$B$2])/1000000000" office:value-type="float" office:value="686.7276928" calcext:value-type="float">
            <text:p>686.7276928</text:p>
          </table:table-cell>
          <table:table-cell office:value-type="float" office:value="1.41892321982145E+018" calcext:value-type="float">
            <text:p>14189232198214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([.B543]-[.$B$2])/1000000000" office:value-type="float" office:value="688.018368" calcext:value-type="float">
            <text:p>688.018368</text:p>
          </table:table-cell>
          <table:table-cell office:value-type="float" office:value="1.41892322111213E+018" calcext:value-type="float">
            <text:p>14189232211121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([.B544]-[.$B$2])/1000000000" office:value-type="float" office:value="689.307621888" calcext:value-type="float">
            <text:p>689.307621888</text:p>
          </table:table-cell>
          <table:table-cell office:value-type="float" office:value="1.41892322240138E+018" calcext:value-type="float">
            <text:p>141892322240138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([.B545]-[.$B$2])/1000000000" office:value-type="float" office:value="690.614306816" calcext:value-type="float">
            <text:p>690.614306816</text:p>
          </table:table-cell>
          <table:table-cell office:value-type="float" office:value="1.41892322370806E+018" calcext:value-type="float">
            <text:p>14189232237080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46]-[.$B$2])/1000000000" office:value-type="float" office:value="691.934273536" calcext:value-type="float">
            <text:p>691.934273536</text:p>
          </table:table-cell>
          <table:table-cell office:value-type="float" office:value="1.41892322502803E+018" calcext:value-type="float">
            <text:p>14189232250280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47]-[.$B$2])/1000000000" office:value-type="float" office:value="693.23000704" calcext:value-type="float">
            <text:p>693.23000704</text:p>
          </table:table-cell>
          <table:table-cell office:value-type="float" office:value="1.41892322632376E+018" calcext:value-type="float">
            <text:p>14189232263237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48]-[.$B$2])/1000000000" office:value-type="float" office:value="694.525466368" calcext:value-type="float">
            <text:p>694.525466368</text:p>
          </table:table-cell>
          <table:table-cell office:value-type="float" office:value="1.41892322761922E+018" calcext:value-type="float">
            <text:p>141892322761922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49]-[.$B$2])/1000000000" office:value-type="float" office:value="695.844417792" calcext:value-type="float">
            <text:p>695.844417792</text:p>
          </table:table-cell>
          <table:table-cell office:value-type="float" office:value="1.41892322893817E+018" calcext:value-type="float">
            <text:p>141892322893817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0]-[.$B$2])/1000000000" office:value-type="float" office:value="697.187762688" calcext:value-type="float">
            <text:p>697.187762688</text:p>
          </table:table-cell>
          <table:table-cell office:value-type="float" office:value="1.41892323028152E+018" calcext:value-type="float">
            <text:p>141892323028152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1]-[.$B$2])/1000000000" office:value-type="float" office:value="698.483895808" calcext:value-type="float">
            <text:p>698.483895808</text:p>
          </table:table-cell>
          <table:table-cell office:value-type="float" office:value="1.41892323157765E+018" calcext:value-type="float">
            <text:p>14189232315776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2]-[.$B$2])/1000000000" office:value-type="float" office:value="699.79068032" calcext:value-type="float">
            <text:p>699.79068032</text:p>
          </table:table-cell>
          <table:table-cell office:value-type="float" office:value="1.41892323288444E+018" calcext:value-type="float">
            <text:p>141892323288444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3]-[.$B$2])/1000000000" office:value-type="float" office:value="701.087337728" calcext:value-type="float">
            <text:p>701.087337728</text:p>
          </table:table-cell>
          <table:table-cell office:value-type="float" office:value="1.41892323418109E+018" calcext:value-type="float">
            <text:p>14189232341810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4]-[.$B$2])/1000000000" office:value-type="float" office:value="702.425385984" calcext:value-type="float">
            <text:p>702.425385984</text:p>
          </table:table-cell>
          <table:table-cell office:value-type="float" office:value="1.41892323551914E+018" calcext:value-type="float">
            <text:p>141892323551914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5]-[.$B$2])/1000000000" office:value-type="float" office:value="703.759898624" calcext:value-type="float">
            <text:p>703.759898624</text:p>
          </table:table-cell>
          <table:table-cell office:value-type="float" office:value="1.41892323685366E+018" calcext:value-type="float">
            <text:p>14189232368536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6]-[.$B$2])/1000000000" office:value-type="float" office:value="705.095331584" calcext:value-type="float">
            <text:p>705.095331584</text:p>
          </table:table-cell>
          <table:table-cell office:value-type="float" office:value="1.41892323818909E+018" calcext:value-type="float">
            <text:p>141892323818909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7]-[.$B$2])/1000000000" office:value-type="float" office:value="706.416177408" calcext:value-type="float">
            <text:p>706.416177408</text:p>
          </table:table-cell>
          <table:table-cell office:value-type="float" office:value="1.41892323950993E+018" calcext:value-type="float">
            <text:p>141892323950993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8]-[.$B$2])/1000000000" office:value-type="float" office:value="707.710744832" calcext:value-type="float">
            <text:p>707.710744832</text:p>
          </table:table-cell>
          <table:table-cell office:value-type="float" office:value="1.4189232408045E+018" calcext:value-type="float">
            <text:p>14189232408045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59]-[.$B$2])/1000000000" office:value-type="float" office:value="709.00561408" calcext:value-type="float">
            <text:p>709.00561408</text:p>
          </table:table-cell>
          <table:table-cell office:value-type="float" office:value="1.41892324209937E+018" calcext:value-type="float">
            <text:p>141892324209937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0]-[.$B$2])/1000000000" office:value-type="float" office:value="710.300795136" calcext:value-type="float">
            <text:p>710.300795136</text:p>
          </table:table-cell>
          <table:table-cell office:value-type="float" office:value="1.41892324339455E+018" calcext:value-type="float">
            <text:p>14189232433945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1]-[.$B$2])/1000000000" office:value-type="float" office:value="711.602607872" calcext:value-type="float">
            <text:p>711.602607872</text:p>
          </table:table-cell>
          <table:table-cell office:value-type="float" office:value="1.41892324469637E+018" calcext:value-type="float">
            <text:p>141892324469637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2]-[.$B$2])/1000000000" office:value-type="float" office:value="712.919443456" calcext:value-type="float">
            <text:p>712.919443456</text:p>
          </table:table-cell>
          <table:table-cell office:value-type="float" office:value="1.4189232460132E+018" calcext:value-type="float">
            <text:p>14189232460132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3]-[.$B$2])/1000000000" office:value-type="float" office:value="714.20862208" calcext:value-type="float">
            <text:p>714.20862208</text:p>
          </table:table-cell>
          <table:table-cell office:value-type="float" office:value="1.41892324730238E+018" calcext:value-type="float">
            <text:p>141892324730238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4]-[.$B$2])/1000000000" office:value-type="float" office:value="715.51369984" calcext:value-type="float">
            <text:p>715.51369984</text:p>
          </table:table-cell>
          <table:table-cell office:value-type="float" office:value="1.41892324860746E+018" calcext:value-type="float">
            <text:p>141892324860746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5]-[.$B$2])/1000000000" office:value-type="float" office:value="716.822491648" calcext:value-type="float">
            <text:p>716.822491648</text:p>
          </table:table-cell>
          <table:table-cell office:value-type="float" office:value="1.41892324991625E+018" calcext:value-type="float">
            <text:p>141892324991625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6]-[.$B$2])/1000000000" office:value-type="float" office:value="718.143046656" calcext:value-type="float">
            <text:p>718.143046656</text:p>
          </table:table-cell>
          <table:table-cell office:value-type="float" office:value="1.4189232512368E+018" calcext:value-type="float">
            <text:p>14189232512368000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([.B567]-[.$B$2])/1000000000" office:value-type="float" office:value="719.45892224" calcext:value-type="float">
            <text:p>719.45892224</text:p>
          </table:table-cell>
          <table:table-cell office:value-type="float" office:value="1.41892325255268E+018" calcext:value-type="float">
            <text:p>141892325255268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68]-[.$B$2])/1000000000" office:value-type="float" office:value="720.782030336" calcext:value-type="float">
            <text:p>720.782030336</text:p>
          </table:table-cell>
          <table:table-cell office:value-type="float" office:value="1.41892325387579E+018" calcext:value-type="float">
            <text:p>141892325387579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69]-[.$B$2])/1000000000" office:value-type="float" office:value="722.087493376" calcext:value-type="float">
            <text:p>722.087493376</text:p>
          </table:table-cell>
          <table:table-cell office:value-type="float" office:value="1.41892325518125E+018" calcext:value-type="float">
            <text:p>141892325518125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0]-[.$B$2])/1000000000" office:value-type="float" office:value="723.406805504" calcext:value-type="float">
            <text:p>723.406805504</text:p>
          </table:table-cell>
          <table:table-cell office:value-type="float" office:value="1.41892325650056E+018" calcext:value-type="float">
            <text:p>141892325650056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1]-[.$B$2])/1000000000" office:value-type="float" office:value="724.707760128" calcext:value-type="float">
            <text:p>724.707760128</text:p>
          </table:table-cell>
          <table:table-cell office:value-type="float" office:value="1.41892325780152E+018" calcext:value-type="float">
            <text:p>141892325780152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2]-[.$B$2])/1000000000" office:value-type="float" office:value="726.044447232" calcext:value-type="float">
            <text:p>726.044447232</text:p>
          </table:table-cell>
          <table:table-cell office:value-type="float" office:value="1.4189232591382E+018" calcext:value-type="float">
            <text:p>14189232591382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3]-[.$B$2])/1000000000" office:value-type="float" office:value="727.346701056" calcext:value-type="float">
            <text:p>727.346701056</text:p>
          </table:table-cell>
          <table:table-cell office:value-type="float" office:value="1.41892326044046E+018" calcext:value-type="float">
            <text:p>141892326044046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4]-[.$B$2])/1000000000" office:value-type="float" office:value="728.651943168" calcext:value-type="float">
            <text:p>728.651943168</text:p>
          </table:table-cell>
          <table:table-cell office:value-type="float" office:value="1.4189232617457E+018" calcext:value-type="float">
            <text:p>14189232617457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5]-[.$B$2])/1000000000" office:value-type="float" office:value="730.007195904" calcext:value-type="float">
            <text:p>730.007195904</text:p>
          </table:table-cell>
          <table:table-cell office:value-type="float" office:value="1.41892326310095E+018" calcext:value-type="float">
            <text:p>141892326310095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6]-[.$B$2])/1000000000" office:value-type="float" office:value="731.304620288" calcext:value-type="float">
            <text:p>731.304620288</text:p>
          </table:table-cell>
          <table:table-cell office:value-type="float" office:value="1.41892326439838E+018" calcext:value-type="float">
            <text:p>141892326439838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7]-[.$B$2])/1000000000" office:value-type="float" office:value="732.623492352" calcext:value-type="float">
            <text:p>732.623492352</text:p>
          </table:table-cell>
          <table:table-cell office:value-type="float" office:value="1.41892326571725E+018" calcext:value-type="float">
            <text:p>141892326571725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8]-[.$B$2])/1000000000" office:value-type="float" office:value="733.96281088" calcext:value-type="float">
            <text:p>733.96281088</text:p>
          </table:table-cell>
          <table:table-cell office:value-type="float" office:value="1.41892326705657E+018" calcext:value-type="float">
            <text:p>141892326705657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79]-[.$B$2])/1000000000" office:value-type="float" office:value="735.264077824" calcext:value-type="float">
            <text:p>735.264077824</text:p>
          </table:table-cell>
          <table:table-cell office:value-type="float" office:value="1.41892326835783E+018" calcext:value-type="float">
            <text:p>141892326835783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80]-[.$B$2])/1000000000" office:value-type="float" office:value="736.561046528" calcext:value-type="float">
            <text:p>736.561046528</text:p>
          </table:table-cell>
          <table:table-cell office:value-type="float" office:value="1.4189232696548E+018" calcext:value-type="float">
            <text:p>14189232696548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81]-[.$B$2])/1000000000" office:value-type="float" office:value="737.913215232" calcext:value-type="float">
            <text:p>737.913215232</text:p>
          </table:table-cell>
          <table:table-cell office:value-type="float" office:value="1.41892327100697E+018" calcext:value-type="float">
            <text:p>141892327100697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([.B582]-[.$B$2])/1000000000" office:value-type="float" office:value="739.209899008" calcext:value-type="float">
            <text:p>739.209899008</text:p>
          </table:table-cell>
          <table:table-cell office:value-type="float" office:value="1.41892327230366E+018" calcext:value-type="float">
            <text:p>141892327230366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([.B583]-[.$B$2])/1000000000" office:value-type="float" office:value="740.54144" calcext:value-type="float">
            <text:p>740.54144</text:p>
          </table:table-cell>
          <table:table-cell office:value-type="float" office:value="1.4189232736352E+018" calcext:value-type="float">
            <text:p>14189232736352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([.B584]-[.$B$2])/1000000000" office:value-type="float" office:value="741.919655168" calcext:value-type="float">
            <text:p>741.919655168</text:p>
          </table:table-cell>
          <table:table-cell office:value-type="float" office:value="1.41892327501341E+018" calcext:value-type="float">
            <text:p>141892327501341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([.B585]-[.$B$2])/1000000000" office:value-type="float" office:value="743.218970368" calcext:value-type="float">
            <text:p>743.218970368</text:p>
          </table:table-cell>
          <table:table-cell office:value-type="float" office:value="1.41892327631273E+018" calcext:value-type="float">
            <text:p>141892327631273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([.B586]-[.$B$2])/1000000000" office:value-type="float" office:value="744.513441792" calcext:value-type="float">
            <text:p>744.513441792</text:p>
          </table:table-cell>
          <table:table-cell office:value-type="float" office:value="1.4189232776072E+018" calcext:value-type="float">
            <text:p>14189232776072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([.B587]-[.$B$2])/1000000000" office:value-type="float" office:value="745.82166528" calcext:value-type="float">
            <text:p>745.82166528</text:p>
          </table:table-cell>
          <table:table-cell office:value-type="float" office:value="1.41892327891542E+018" calcext:value-type="float">
            <text:p>141892327891542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88]-[.$B$2])/1000000000" office:value-type="float" office:value="747.128050432" calcext:value-type="float">
            <text:p>747.128050432</text:p>
          </table:table-cell>
          <table:table-cell office:value-type="float" office:value="1.41892328022181E+018" calcext:value-type="float">
            <text:p>141892328022181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89]-[.$B$2])/1000000000" office:value-type="float" office:value="748.439855104" calcext:value-type="float">
            <text:p>748.439855104</text:p>
          </table:table-cell>
          <table:table-cell office:value-type="float" office:value="1.41892328153361E+018" calcext:value-type="float">
            <text:p>141892328153361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0]-[.$B$2])/1000000000" office:value-type="float" office:value="749.738471936" calcext:value-type="float">
            <text:p>749.738471936</text:p>
          </table:table-cell>
          <table:table-cell office:value-type="float" office:value="1.41892328283223E+018" calcext:value-type="float">
            <text:p>141892328283223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1]-[.$B$2])/1000000000" office:value-type="float" office:value="751.055399424" calcext:value-type="float">
            <text:p>751.055399424</text:p>
          </table:table-cell>
          <table:table-cell office:value-type="float" office:value="1.41892328414916E+018" calcext:value-type="float">
            <text:p>141892328414916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2]-[.$B$2])/1000000000" office:value-type="float" office:value="752.384262656" calcext:value-type="float">
            <text:p>752.384262656</text:p>
          </table:table-cell>
          <table:table-cell office:value-type="float" office:value="1.41892328547802E+018" calcext:value-type="float">
            <text:p>141892328547802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3]-[.$B$2])/1000000000" office:value-type="float" office:value="753.71954688" calcext:value-type="float">
            <text:p>753.71954688</text:p>
          </table:table-cell>
          <table:table-cell office:value-type="float" office:value="1.4189232868133E+018" calcext:value-type="float">
            <text:p>14189232868133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4]-[.$B$2])/1000000000" office:value-type="float" office:value="755.054846976" calcext:value-type="float">
            <text:p>755.054846976</text:p>
          </table:table-cell>
          <table:table-cell office:value-type="float" office:value="1.4189232881486E+018" calcext:value-type="float">
            <text:p>141892328814860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5]-[.$B$2])/1000000000" office:value-type="float" office:value="756.348924672" calcext:value-type="float">
            <text:p>756.348924672</text:p>
          </table:table-cell>
          <table:table-cell office:value-type="float" office:value="1.41892328944268E+018" calcext:value-type="float">
            <text:p>141892328944268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6]-[.$B$2])/1000000000" office:value-type="float" office:value="757.668861696" calcext:value-type="float">
            <text:p>757.668861696</text:p>
          </table:table-cell>
          <table:table-cell office:value-type="float" office:value="1.41892329076262E+018" calcext:value-type="float">
            <text:p>141892329076262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7]-[.$B$2])/1000000000" office:value-type="float" office:value="758.995411712" calcext:value-type="float">
            <text:p>758.995411712</text:p>
          </table:table-cell>
          <table:table-cell office:value-type="float" office:value="1.41892329208917E+018" calcext:value-type="float">
            <text:p>141892329208917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8]-[.$B$2])/1000000000" office:value-type="float" office:value="760.307372544" calcext:value-type="float">
            <text:p>760.307372544</text:p>
          </table:table-cell>
          <table:table-cell office:value-type="float" office:value="1.41892329340113E+018" calcext:value-type="float">
            <text:p>141892329340113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599]-[.$B$2])/1000000000" office:value-type="float" office:value="761.607536128" calcext:value-type="float">
            <text:p>761.607536128</text:p>
          </table:table-cell>
          <table:table-cell office:value-type="float" office:value="1.41892329470129E+018" calcext:value-type="float">
            <text:p>141892329470129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0]-[.$B$2])/1000000000" office:value-type="float" office:value="762.934204416" calcext:value-type="float">
            <text:p>762.934204416</text:p>
          </table:table-cell>
          <table:table-cell office:value-type="float" office:value="1.41892329602796E+018" calcext:value-type="float">
            <text:p>141892329602796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1]-[.$B$2])/1000000000" office:value-type="float" office:value="764.245617152" calcext:value-type="float">
            <text:p>764.245617152</text:p>
          </table:table-cell>
          <table:table-cell office:value-type="float" office:value="1.41892329733937E+018" calcext:value-type="float">
            <text:p>141892329733937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2]-[.$B$2])/1000000000" office:value-type="float" office:value="765.574628608" calcext:value-type="float">
            <text:p>765.574628608</text:p>
          </table:table-cell>
          <table:table-cell office:value-type="float" office:value="1.41892329866839E+018" calcext:value-type="float">
            <text:p>141892329866839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3]-[.$B$2])/1000000000" office:value-type="float" office:value="766.887996416" calcext:value-type="float">
            <text:p>766.887996416</text:p>
          </table:table-cell>
          <table:table-cell office:value-type="float" office:value="1.41892329998175E+018" calcext:value-type="float">
            <text:p>141892329998175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4]-[.$B$2])/1000000000" office:value-type="float" office:value="768.188649984" calcext:value-type="float">
            <text:p>768.188649984</text:p>
          </table:table-cell>
          <table:table-cell office:value-type="float" office:value="1.41892330128241E+018" calcext:value-type="float">
            <text:p>141892330128241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5]-[.$B$2])/1000000000" office:value-type="float" office:value="769.48640768" calcext:value-type="float">
            <text:p>769.48640768</text:p>
          </table:table-cell>
          <table:table-cell office:value-type="float" office:value="1.41892330258016E+018" calcext:value-type="float">
            <text:p>14189233025801600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([.B606]-[.$B$2])/1000000000" office:value-type="float" office:value="770.814291456" calcext:value-type="float">
            <text:p>770.814291456</text:p>
          </table:table-cell>
          <table:table-cell office:value-type="float" office:value="1.41892330390805E+018" calcext:value-type="float">
            <text:p>141892330390805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07]-[.$B$2])/1000000000" office:value-type="float" office:value="772.161563392" calcext:value-type="float">
            <text:p>772.161563392</text:p>
          </table:table-cell>
          <table:table-cell office:value-type="float" office:value="1.41892330525532E+018" calcext:value-type="float">
            <text:p>141892330525532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08]-[.$B$2])/1000000000" office:value-type="float" office:value="773.468224" calcext:value-type="float">
            <text:p>773.468224</text:p>
          </table:table-cell>
          <table:table-cell office:value-type="float" office:value="1.41892330656198E+018" calcext:value-type="float">
            <text:p>141892330656198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09]-[.$B$2])/1000000000" office:value-type="float" office:value="774.79751168" calcext:value-type="float">
            <text:p>774.79751168</text:p>
          </table:table-cell>
          <table:table-cell office:value-type="float" office:value="1.41892330789127E+018" calcext:value-type="float">
            <text:p>141892330789127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0]-[.$B$2])/1000000000" office:value-type="float" office:value="776.097211904" calcext:value-type="float">
            <text:p>776.097211904</text:p>
          </table:table-cell>
          <table:table-cell office:value-type="float" office:value="1.41892330919097E+018" calcext:value-type="float">
            <text:p>141892330919097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1]-[.$B$2])/1000000000" office:value-type="float" office:value="777.406446336" calcext:value-type="float">
            <text:p>777.406446336</text:p>
          </table:table-cell>
          <table:table-cell office:value-type="float" office:value="1.4189233105002E+018" calcext:value-type="float">
            <text:p>141892331050020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2]-[.$B$2])/1000000000" office:value-type="float" office:value="778.720619776" calcext:value-type="float">
            <text:p>778.720619776</text:p>
          </table:table-cell>
          <table:table-cell office:value-type="float" office:value="1.41892331181438E+018" calcext:value-type="float">
            <text:p>141892331181438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3]-[.$B$2])/1000000000" office:value-type="float" office:value="780.036639488" calcext:value-type="float">
            <text:p>780.036639488</text:p>
          </table:table-cell>
          <table:table-cell office:value-type="float" office:value="1.4189233131304E+018" calcext:value-type="float">
            <text:p>141892331313040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4]-[.$B$2])/1000000000" office:value-type="float" office:value="781.331868416" calcext:value-type="float">
            <text:p>781.331868416</text:p>
          </table:table-cell>
          <table:table-cell office:value-type="float" office:value="1.41892331442563E+018" calcext:value-type="float">
            <text:p>14189233144256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5]-[.$B$2])/1000000000" office:value-type="float" office:value="782.664503552" calcext:value-type="float">
            <text:p>782.664503552</text:p>
          </table:table-cell>
          <table:table-cell office:value-type="float" office:value="1.41892331575826E+018" calcext:value-type="float">
            <text:p>141892331575826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6]-[.$B$2])/1000000000" office:value-type="float" office:value="783.978847744" calcext:value-type="float">
            <text:p>783.978847744</text:p>
          </table:table-cell>
          <table:table-cell office:value-type="float" office:value="1.4189233170726E+018" calcext:value-type="float">
            <text:p>141892331707260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7]-[.$B$2])/1000000000" office:value-type="float" office:value="785.28006528" calcext:value-type="float">
            <text:p>785.28006528</text:p>
          </table:table-cell>
          <table:table-cell office:value-type="float" office:value="1.41892331837382E+018" calcext:value-type="float">
            <text:p>141892331837382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8]-[.$B$2])/1000000000" office:value-type="float" office:value="786.601369088" calcext:value-type="float">
            <text:p>786.601369088</text:p>
          </table:table-cell>
          <table:table-cell office:value-type="float" office:value="1.41892331969513E+018" calcext:value-type="float">
            <text:p>14189233196951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19]-[.$B$2])/1000000000" office:value-type="float" office:value="787.947971072" calcext:value-type="float">
            <text:p>787.947971072</text:p>
          </table:table-cell>
          <table:table-cell office:value-type="float" office:value="1.41892332104173E+018" calcext:value-type="float">
            <text:p>14189233210417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([.B620]-[.$B$2])/1000000000" office:value-type="float" office:value="789.300534528" calcext:value-type="float">
            <text:p>789.300534528</text:p>
          </table:table-cell>
          <table:table-cell office:value-type="float" office:value="1.41892332239429E+018" calcext:value-type="float">
            <text:p>141892332239429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1]-[.$B$2])/1000000000" office:value-type="float" office:value="790.70705408" calcext:value-type="float">
            <text:p>790.70705408</text:p>
          </table:table-cell>
          <table:table-cell office:value-type="float" office:value="1.41892332380081E+018" calcext:value-type="float">
            <text:p>141892332380081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2]-[.$B$2])/1000000000" office:value-type="float" office:value="792.073134336" calcext:value-type="float">
            <text:p>792.073134336</text:p>
          </table:table-cell>
          <table:table-cell office:value-type="float" office:value="1.41892332516689E+018" calcext:value-type="float">
            <text:p>141892332516689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3]-[.$B$2])/1000000000" office:value-type="float" office:value="793.37043328" calcext:value-type="float">
            <text:p>793.37043328</text:p>
          </table:table-cell>
          <table:table-cell office:value-type="float" office:value="1.41892332646419E+018" calcext:value-type="float">
            <text:p>141892332646419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4]-[.$B$2])/1000000000" office:value-type="float" office:value="794.667657728" calcext:value-type="float">
            <text:p>794.667657728</text:p>
          </table:table-cell>
          <table:table-cell office:value-type="float" office:value="1.41892332776141E+018" calcext:value-type="float">
            <text:p>141892332776141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5]-[.$B$2])/1000000000" office:value-type="float" office:value="795.990968576" calcext:value-type="float">
            <text:p>795.990968576</text:p>
          </table:table-cell>
          <table:table-cell office:value-type="float" office:value="1.41892332908473E+018" calcext:value-type="float">
            <text:p>14189233290847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6]-[.$B$2])/1000000000" office:value-type="float" office:value="797.32550144" calcext:value-type="float">
            <text:p>797.32550144</text:p>
          </table:table-cell>
          <table:table-cell office:value-type="float" office:value="1.41892333041926E+018" calcext:value-type="float">
            <text:p>141892333041926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([.B627]-[.$B$2])/1000000000" office:value-type="float" office:value="798.65132288" calcext:value-type="float">
            <text:p>798.65132288</text:p>
          </table:table-cell>
          <table:table-cell office:value-type="float" office:value="1.41892333174508E+018" calcext:value-type="float">
            <text:p>141892333174508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28]-[.$B$2])/1000000000" office:value-type="float" office:value="800.021606656" calcext:value-type="float">
            <text:p>800.021606656</text:p>
          </table:table-cell>
          <table:table-cell office:value-type="float" office:value="1.41892333311536E+018" calcext:value-type="float">
            <text:p>141892333311536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29]-[.$B$2])/1000000000" office:value-type="float" office:value="801.360362496" calcext:value-type="float">
            <text:p>801.360362496</text:p>
          </table:table-cell>
          <table:table-cell office:value-type="float" office:value="1.41892333445412E+018" calcext:value-type="float">
            <text:p>141892333445412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0]-[.$B$2])/1000000000" office:value-type="float" office:value="802.6710784" calcext:value-type="float">
            <text:p>802.6710784</text:p>
          </table:table-cell>
          <table:table-cell office:value-type="float" office:value="1.41892333576484E+018" calcext:value-type="float">
            <text:p>141892333576484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1]-[.$B$2])/1000000000" office:value-type="float" office:value="804.061698048" calcext:value-type="float">
            <text:p>804.061698048</text:p>
          </table:table-cell>
          <table:table-cell office:value-type="float" office:value="1.41892333715546E+018" calcext:value-type="float">
            <text:p>141892333715546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2]-[.$B$2])/1000000000" office:value-type="float" office:value="805.412372736" calcext:value-type="float">
            <text:p>805.412372736</text:p>
          </table:table-cell>
          <table:table-cell office:value-type="float" office:value="1.41892333850613E+018" calcext:value-type="float">
            <text:p>14189233385061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3]-[.$B$2])/1000000000" office:value-type="float" office:value="806.738501376" calcext:value-type="float">
            <text:p>806.738501376</text:p>
          </table:table-cell>
          <table:table-cell office:value-type="float" office:value="1.41892333983226E+018" calcext:value-type="float">
            <text:p>141892333983226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4]-[.$B$2])/1000000000" office:value-type="float" office:value="808.039834624" calcext:value-type="float">
            <text:p>808.039834624</text:p>
          </table:table-cell>
          <table:table-cell office:value-type="float" office:value="1.41892334113359E+018" calcext:value-type="float">
            <text:p>141892334113359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5]-[.$B$2])/1000000000" office:value-type="float" office:value="809.376585472" calcext:value-type="float">
            <text:p>809.376585472</text:p>
          </table:table-cell>
          <table:table-cell office:value-type="float" office:value="1.41892334247034E+018" calcext:value-type="float">
            <text:p>141892334247034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6]-[.$B$2])/1000000000" office:value-type="float" office:value="810.683492608" calcext:value-type="float">
            <text:p>810.683492608</text:p>
          </table:table-cell>
          <table:table-cell office:value-type="float" office:value="1.41892334377725E+018" calcext:value-type="float">
            <text:p>141892334377725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7]-[.$B$2])/1000000000" office:value-type="float" office:value="811.991438592" calcext:value-type="float">
            <text:p>811.991438592</text:p>
          </table:table-cell>
          <table:table-cell office:value-type="float" office:value="1.4189233450852E+018" calcext:value-type="float">
            <text:p>141892334508520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8]-[.$B$2])/1000000000" office:value-type="float" office:value="813.309758464" calcext:value-type="float">
            <text:p>813.309758464</text:p>
          </table:table-cell>
          <table:table-cell office:value-type="float" office:value="1.41892334640352E+018" calcext:value-type="float">
            <text:p>141892334640352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39]-[.$B$2])/1000000000" office:value-type="float" office:value="814.63116032" calcext:value-type="float">
            <text:p>814.63116032</text:p>
          </table:table-cell>
          <table:table-cell office:value-type="float" office:value="1.41892334772492E+018" calcext:value-type="float">
            <text:p>141892334772492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40]-[.$B$2])/1000000000" office:value-type="float" office:value="815.974598144" calcext:value-type="float">
            <text:p>815.974598144</text:p>
          </table:table-cell>
          <table:table-cell office:value-type="float" office:value="1.41892334906836E+018" calcext:value-type="float">
            <text:p>141892334906836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41]-[.$B$2])/1000000000" office:value-type="float" office:value="817.32116992" calcext:value-type="float">
            <text:p>817.32116992</text:p>
          </table:table-cell>
          <table:table-cell office:value-type="float" office:value="1.41892335041493E+018" calcext:value-type="float">
            <text:p>14189233504149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42]-[.$B$2])/1000000000" office:value-type="float" office:value="818.615870464" calcext:value-type="float">
            <text:p>818.615870464</text:p>
          </table:table-cell>
          <table:table-cell office:value-type="float" office:value="1.41892335170963E+018" calcext:value-type="float">
            <text:p>141892335170963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43]-[.$B$2])/1000000000" office:value-type="float" office:value="819.925218816" calcext:value-type="float">
            <text:p>819.925218816</text:p>
          </table:table-cell>
          <table:table-cell office:value-type="float" office:value="1.41892335301898E+018" calcext:value-type="float">
            <text:p>14189233530189800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([.B644]-[.$B$2])/1000000000" office:value-type="float" office:value="821.258294016" calcext:value-type="float">
            <text:p>821.258294016</text:p>
          </table:table-cell>
          <table:table-cell office:value-type="float" office:value="1.41892335435205E+018" calcext:value-type="float">
            <text:p>14189233543520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[.B645]-[.$B$2])/1000000000" office:value-type="float" office:value="822.566961408" calcext:value-type="float">
            <text:p>822.566961408</text:p>
          </table:table-cell>
          <table:table-cell office:value-type="float" office:value="1.41892335566072E+018" calcext:value-type="float">
            <text:p>14189233556607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[.B646]-[.$B$2])/1000000000" office:value-type="float" office:value="823.87897984" calcext:value-type="float">
            <text:p>823.87897984</text:p>
          </table:table-cell>
          <table:table-cell office:value-type="float" office:value="1.41892335697274E+018" calcext:value-type="float">
            <text:p>14189233569727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[.B647]-[.$B$2])/1000000000" office:value-type="float" office:value="825.203008768" calcext:value-type="float">
            <text:p>825.203008768</text:p>
          </table:table-cell>
          <table:table-cell office:value-type="float" office:value="1.41892335829677E+018" calcext:value-type="float">
            <text:p>14189233582967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[.B648]-[.$B$2])/1000000000" office:value-type="float" office:value="826.512053504" calcext:value-type="float">
            <text:p>826.512053504</text:p>
          </table:table-cell>
          <table:table-cell office:value-type="float" office:value="1.41892335960581E+018" calcext:value-type="float">
            <text:p>14189233596058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[.B649]-[.$B$2])/1000000000" office:value-type="float" office:value="827.818258176" calcext:value-type="float">
            <text:p>827.818258176</text:p>
          </table:table-cell>
          <table:table-cell office:value-type="float" office:value="1.41892336091202E+018" calcext:value-type="float">
            <text:p>14189233609120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([.B650]-[.$B$2])/1000000000" office:value-type="float" office:value="829.162900736" calcext:value-type="float">
            <text:p>829.162900736</text:p>
          </table:table-cell>
          <table:table-cell office:value-type="float" office:value="1.41892336225666E+018" calcext:value-type="float">
            <text:p>14189233622566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([.B651]-[.$B$2])/1000000000" office:value-type="float" office:value="830.52265984" calcext:value-type="float">
            <text:p>830.52265984</text:p>
          </table:table-cell>
          <table:table-cell office:value-type="float" office:value="1.41892336361642E+018" calcext:value-type="float">
            <text:p>14189233636164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([.B652]-[.$B$2])/1000000000" office:value-type="float" office:value="831.8579776" calcext:value-type="float">
            <text:p>831.8579776</text:p>
          </table:table-cell>
          <table:table-cell office:value-type="float" office:value="1.41892336495173E+018" calcext:value-type="float">
            <text:p>14189233649517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([.B653]-[.$B$2])/1000000000" office:value-type="float" office:value="833.160408064" calcext:value-type="float">
            <text:p>833.160408064</text:p>
          </table:table-cell>
          <table:table-cell office:value-type="float" office:value="1.41892336625417E+018" calcext:value-type="float">
            <text:p>14189233662541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([.B654]-[.$B$2])/1000000000" office:value-type="float" office:value="834.490516992" calcext:value-type="float">
            <text:p>834.490516992</text:p>
          </table:table-cell>
          <table:table-cell office:value-type="float" office:value="1.41892336758427E+018" calcext:value-type="float">
            <text:p>14189233675842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55]-[.$B$2])/1000000000" office:value-type="float" office:value="835.799048192" calcext:value-type="float">
            <text:p>835.799048192</text:p>
          </table:table-cell>
          <table:table-cell office:value-type="float" office:value="1.41892336889281E+018" calcext:value-type="float">
            <text:p>14189233688928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56]-[.$B$2])/1000000000" office:value-type="float" office:value="837.157306368" calcext:value-type="float">
            <text:p>837.157306368</text:p>
          </table:table-cell>
          <table:table-cell office:value-type="float" office:value="1.41892337025106E+018" calcext:value-type="float">
            <text:p>14189233702510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57]-[.$B$2])/1000000000" office:value-type="float" office:value="838.457920768" calcext:value-type="float">
            <text:p>838.457920768</text:p>
          </table:table-cell>
          <table:table-cell office:value-type="float" office:value="1.41892337155168E+018" calcext:value-type="float">
            <text:p>14189233715516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58]-[.$B$2])/1000000000" office:value-type="float" office:value="839.78254592" calcext:value-type="float">
            <text:p>839.78254592</text:p>
          </table:table-cell>
          <table:table-cell office:value-type="float" office:value="1.4189233728763E+018" calcext:value-type="float">
            <text:p>14189233728763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59]-[.$B$2])/1000000000" office:value-type="float" office:value="841.128106496" calcext:value-type="float">
            <text:p>841.128106496</text:p>
          </table:table-cell>
          <table:table-cell office:value-type="float" office:value="1.41892337422186E+018" calcext:value-type="float">
            <text:p>14189233742218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0]-[.$B$2])/1000000000" office:value-type="float" office:value="842.457688576" calcext:value-type="float">
            <text:p>842.457688576</text:p>
          </table:table-cell>
          <table:table-cell office:value-type="float" office:value="1.41892337555145E+018" calcext:value-type="float">
            <text:p>14189233755514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1]-[.$B$2])/1000000000" office:value-type="float" office:value="843.768412672" calcext:value-type="float">
            <text:p>843.768412672</text:p>
          </table:table-cell>
          <table:table-cell office:value-type="float" office:value="1.41892337686217E+018" calcext:value-type="float">
            <text:p>14189233768621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2]-[.$B$2])/1000000000" office:value-type="float" office:value="845.13438464" calcext:value-type="float">
            <text:p>845.13438464</text:p>
          </table:table-cell>
          <table:table-cell office:value-type="float" office:value="1.41892337822814E+018" calcext:value-type="float">
            <text:p>14189233782281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3]-[.$B$2])/1000000000" office:value-type="float" office:value="846.430643456" calcext:value-type="float">
            <text:p>846.430643456</text:p>
          </table:table-cell>
          <table:table-cell office:value-type="float" office:value="1.4189233795244E+018" calcext:value-type="float">
            <text:p>14189233795244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4]-[.$B$2])/1000000000" office:value-type="float" office:value="847.73830656" calcext:value-type="float">
            <text:p>847.73830656</text:p>
          </table:table-cell>
          <table:table-cell office:value-type="float" office:value="1.41892338083206E+018" calcext:value-type="float">
            <text:p>14189233808320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5]-[.$B$2])/1000000000" office:value-type="float" office:value="849.0594688" calcext:value-type="float">
            <text:p>849.0594688</text:p>
          </table:table-cell>
          <table:table-cell office:value-type="float" office:value="1.41892338215323E+018" calcext:value-type="float">
            <text:p>14189233821532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([.B666]-[.$B$2])/1000000000" office:value-type="float" office:value="850.362921472" calcext:value-type="float">
            <text:p>850.362921472</text:p>
          </table:table-cell>
          <table:table-cell office:value-type="float" office:value="1.41892338345668E+018" calcext:value-type="float">
            <text:p>14189233834566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67]-[.$B$2])/1000000000" office:value-type="float" office:value="851.671962624" calcext:value-type="float">
            <text:p>851.671962624</text:p>
          </table:table-cell>
          <table:table-cell office:value-type="float" office:value="1.41892338476572E+018" calcext:value-type="float">
            <text:p>14189233847657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68]-[.$B$2])/1000000000" office:value-type="float" office:value="852.994920192" calcext:value-type="float">
            <text:p>852.994920192</text:p>
          </table:table-cell>
          <table:table-cell office:value-type="float" office:value="1.41892338608868E+018" calcext:value-type="float">
            <text:p>14189233860886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69]-[.$B$2])/1000000000" office:value-type="float" office:value="854.31824384" calcext:value-type="float">
            <text:p>854.31824384</text:p>
          </table:table-cell>
          <table:table-cell office:value-type="float" office:value="1.418923387412E+018" calcext:value-type="float">
            <text:p>14189233874120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0]-[.$B$2])/1000000000" office:value-type="float" office:value="855.661659136" calcext:value-type="float">
            <text:p>855.661659136</text:p>
          </table:table-cell>
          <table:table-cell office:value-type="float" office:value="1.41892338875542E+018" calcext:value-type="float">
            <text:p>14189233887554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1]-[.$B$2])/1000000000" office:value-type="float" office:value="856.991699456" calcext:value-type="float">
            <text:p>856.991699456</text:p>
          </table:table-cell>
          <table:table-cell office:value-type="float" office:value="1.41892339008546E+018" calcext:value-type="float">
            <text:p>14189233900854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2]-[.$B$2])/1000000000" office:value-type="float" office:value="858.293075968" calcext:value-type="float">
            <text:p>858.293075968</text:p>
          </table:table-cell>
          <table:table-cell office:value-type="float" office:value="1.41892339138683E+018" calcext:value-type="float">
            <text:p>14189233913868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3]-[.$B$2])/1000000000" office:value-type="float" office:value="859.595906304" calcext:value-type="float">
            <text:p>859.595906304</text:p>
          </table:table-cell>
          <table:table-cell office:value-type="float" office:value="1.41892339268966E+018" calcext:value-type="float">
            <text:p>14189233926896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4]-[.$B$2])/1000000000" office:value-type="float" office:value="860.897658368" calcext:value-type="float">
            <text:p>860.897658368</text:p>
          </table:table-cell>
          <table:table-cell office:value-type="float" office:value="1.41892339399142E+018" calcext:value-type="float">
            <text:p>14189233939914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5]-[.$B$2])/1000000000" office:value-type="float" office:value="862.209977088" calcext:value-type="float">
            <text:p>862.209977088</text:p>
          </table:table-cell>
          <table:table-cell office:value-type="float" office:value="1.41892339530373E+018" calcext:value-type="float">
            <text:p>14189233953037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6]-[.$B$2])/1000000000" office:value-type="float" office:value="863.509156864" calcext:value-type="float">
            <text:p>863.509156864</text:p>
          </table:table-cell>
          <table:table-cell office:value-type="float" office:value="1.41892339660291E+018" calcext:value-type="float">
            <text:p>14189233966029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7]-[.$B$2])/1000000000" office:value-type="float" office:value="864.814083072" calcext:value-type="float">
            <text:p>864.814083072</text:p>
          </table:table-cell>
          <table:table-cell office:value-type="float" office:value="1.41892339790784E+018" calcext:value-type="float">
            <text:p>14189233979078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8]-[.$B$2])/1000000000" office:value-type="float" office:value="866.14780672" calcext:value-type="float">
            <text:p>866.14780672</text:p>
          </table:table-cell>
          <table:table-cell office:value-type="float" office:value="1.41892339924156E+018" calcext:value-type="float">
            <text:p>14189233992415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79]-[.$B$2])/1000000000" office:value-type="float" office:value="867.443419392" calcext:value-type="float">
            <text:p>867.443419392</text:p>
          </table:table-cell>
          <table:table-cell office:value-type="float" office:value="1.41892340053718E+018" calcext:value-type="float">
            <text:p>14189234005371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80]-[.$B$2])/1000000000" office:value-type="float" office:value="868.76376576" calcext:value-type="float">
            <text:p>868.76376576</text:p>
          </table:table-cell>
          <table:table-cell office:value-type="float" office:value="1.41892340185752E+018" calcext:value-type="float">
            <text:p>14189234018575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81]-[.$B$2])/1000000000" office:value-type="float" office:value="870.104615168" calcext:value-type="float">
            <text:p>870.104615168</text:p>
          </table:table-cell>
          <table:table-cell office:value-type="float" office:value="1.41892340319837E+018" calcext:value-type="float">
            <text:p>14189234031983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82]-[.$B$2])/1000000000" office:value-type="float" office:value="871.438218752" calcext:value-type="float">
            <text:p>871.438218752</text:p>
          </table:table-cell>
          <table:table-cell office:value-type="float" office:value="1.41892340453198E+018" calcext:value-type="float">
            <text:p>14189234045319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([.B683]-[.$B$2])/1000000000" office:value-type="float" office:value="872.77344" calcext:value-type="float">
            <text:p>872.77344</text:p>
          </table:table-cell>
          <table:table-cell office:value-type="float" office:value="1.4189234058672E+018" calcext:value-type="float">
            <text:p>14189234058672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84]-[.$B$2])/1000000000" office:value-type="float" office:value="874.13047552" calcext:value-type="float">
            <text:p>874.13047552</text:p>
          </table:table-cell>
          <table:table-cell office:value-type="float" office:value="1.41892340722423E+018" calcext:value-type="float">
            <text:p>14189234072242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85]-[.$B$2])/1000000000" office:value-type="float" office:value="875.445663744" calcext:value-type="float">
            <text:p>875.445663744</text:p>
          </table:table-cell>
          <table:table-cell office:value-type="float" office:value="1.41892340853942E+018" calcext:value-type="float">
            <text:p>14189234085394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86]-[.$B$2])/1000000000" office:value-type="float" office:value="876.77157888" calcext:value-type="float">
            <text:p>876.77157888</text:p>
          </table:table-cell>
          <table:table-cell office:value-type="float" office:value="1.41892340986534E+018" calcext:value-type="float">
            <text:p>14189234098653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87]-[.$B$2])/1000000000" office:value-type="float" office:value="878.096366592" calcext:value-type="float">
            <text:p>878.096366592</text:p>
          </table:table-cell>
          <table:table-cell office:value-type="float" office:value="1.41892341119012E+018" calcext:value-type="float">
            <text:p>14189234111901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88]-[.$B$2])/1000000000" office:value-type="float" office:value="879.404188416" calcext:value-type="float">
            <text:p>879.404188416</text:p>
          </table:table-cell>
          <table:table-cell office:value-type="float" office:value="1.41892341249795E+018" calcext:value-type="float">
            <text:p>14189234124979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89]-[.$B$2])/1000000000" office:value-type="float" office:value="880.718953728" calcext:value-type="float">
            <text:p>880.718953728</text:p>
          </table:table-cell>
          <table:table-cell office:value-type="float" office:value="1.41892341381271E+018" calcext:value-type="float">
            <text:p>14189234138127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0]-[.$B$2])/1000000000" office:value-type="float" office:value="882.031927552" calcext:value-type="float">
            <text:p>882.031927552</text:p>
          </table:table-cell>
          <table:table-cell office:value-type="float" office:value="1.41892341512568E+018" calcext:value-type="float">
            <text:p>14189234151256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1]-[.$B$2])/1000000000" office:value-type="float" office:value="883.325558528" calcext:value-type="float">
            <text:p>883.325558528</text:p>
          </table:table-cell>
          <table:table-cell office:value-type="float" office:value="1.41892341641932E+018" calcext:value-type="float">
            <text:p>14189234164193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2]-[.$B$2])/1000000000" office:value-type="float" office:value="884.65172864" calcext:value-type="float">
            <text:p>884.65172864</text:p>
          </table:table-cell>
          <table:table-cell office:value-type="float" office:value="1.41892341774549E+018" calcext:value-type="float">
            <text:p>14189234177454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3]-[.$B$2])/1000000000" office:value-type="float" office:value="885.976880896" calcext:value-type="float">
            <text:p>885.976880896</text:p>
          </table:table-cell>
          <table:table-cell office:value-type="float" office:value="1.41892341907064E+018" calcext:value-type="float">
            <text:p>14189234190706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4]-[.$B$2])/1000000000" office:value-type="float" office:value="887.28224768" calcext:value-type="float">
            <text:p>887.28224768</text:p>
          </table:table-cell>
          <table:table-cell office:value-type="float" office:value="1.418923420376E+018" calcext:value-type="float">
            <text:p>14189234203760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5]-[.$B$2])/1000000000" office:value-type="float" office:value="888.597444352" calcext:value-type="float">
            <text:p>888.597444352</text:p>
          </table:table-cell>
          <table:table-cell office:value-type="float" office:value="1.4189234216912E+018" calcext:value-type="float">
            <text:p>14189234216912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([.B696]-[.$B$2])/1000000000" office:value-type="float" office:value="889.920366336" calcext:value-type="float">
            <text:p>889.920366336</text:p>
          </table:table-cell>
          <table:table-cell office:value-type="float" office:value="1.41892342301412E+018" calcext:value-type="float">
            <text:p>14189234230141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697]-[.$B$2])/1000000000" office:value-type="float" office:value="891.251137536" calcext:value-type="float">
            <text:p>891.251137536</text:p>
          </table:table-cell>
          <table:table-cell office:value-type="float" office:value="1.41892342434489E+018" calcext:value-type="float">
            <text:p>14189234243448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698]-[.$B$2])/1000000000" office:value-type="float" office:value="892.605780992" calcext:value-type="float">
            <text:p>892.605780992</text:p>
          </table:table-cell>
          <table:table-cell office:value-type="float" office:value="1.41892342569954E+018" calcext:value-type="float">
            <text:p>14189234256995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699]-[.$B$2])/1000000000" office:value-type="float" office:value="893.928007168" calcext:value-type="float">
            <text:p>893.928007168</text:p>
          </table:table-cell>
          <table:table-cell office:value-type="float" office:value="1.41892342702176E+018" calcext:value-type="float">
            <text:p>14189234270217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0]-[.$B$2])/1000000000" office:value-type="float" office:value="895.266366976" calcext:value-type="float">
            <text:p>895.266366976</text:p>
          </table:table-cell>
          <table:table-cell office:value-type="float" office:value="1.41892342836012E+018" calcext:value-type="float">
            <text:p>14189234283601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1]-[.$B$2])/1000000000" office:value-type="float" office:value="896.603026432" calcext:value-type="float">
            <text:p>896.603026432</text:p>
          </table:table-cell>
          <table:table-cell office:value-type="float" office:value="1.41892342969678E+018" calcext:value-type="float">
            <text:p>14189234296967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2]-[.$B$2])/1000000000" office:value-type="float" office:value="897.918707456" calcext:value-type="float">
            <text:p>897.918707456</text:p>
          </table:table-cell>
          <table:table-cell office:value-type="float" office:value="1.41892343101246E+018" calcext:value-type="float">
            <text:p>14189234310124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3]-[.$B$2])/1000000000" office:value-type="float" office:value="899.229402624" calcext:value-type="float">
            <text:p>899.229402624</text:p>
          </table:table-cell>
          <table:table-cell office:value-type="float" office:value="1.41892343232316E+018" calcext:value-type="float">
            <text:p>14189234323231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4]-[.$B$2])/1000000000" office:value-type="float" office:value="900.553970432" calcext:value-type="float">
            <text:p>900.553970432</text:p>
          </table:table-cell>
          <table:table-cell office:value-type="float" office:value="1.41892343364773E+018" calcext:value-type="float">
            <text:p>14189234336477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5]-[.$B$2])/1000000000" office:value-type="float" office:value="901.856859904" calcext:value-type="float">
            <text:p>901.856859904</text:p>
          </table:table-cell>
          <table:table-cell office:value-type="float" office:value="1.41892343495062E+018" calcext:value-type="float">
            <text:p>14189234349506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6]-[.$B$2])/1000000000" office:value-type="float" office:value="903.218067456" calcext:value-type="float">
            <text:p>903.218067456</text:p>
          </table:table-cell>
          <table:table-cell office:value-type="float" office:value="1.41892343631182E+018" calcext:value-type="float">
            <text:p>14189234363118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7]-[.$B$2])/1000000000" office:value-type="float" office:value="904.558712576" calcext:value-type="float">
            <text:p>904.558712576</text:p>
          </table:table-cell>
          <table:table-cell office:value-type="float" office:value="1.41892343765247E+018" calcext:value-type="float">
            <text:p>14189234376524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([.B708]-[.$B$2])/1000000000" office:value-type="float" office:value="905.886637568" calcext:value-type="float">
            <text:p>905.886637568</text:p>
          </table:table-cell>
          <table:table-cell office:value-type="float" office:value="1.41892343898039E+018" calcext:value-type="float">
            <text:p>14189234389803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([.B709]-[.$B$2])/1000000000" office:value-type="float" office:value="907.233462272" calcext:value-type="float">
            <text:p>907.233462272</text:p>
          </table:table-cell>
          <table:table-cell office:value-type="float" office:value="1.41892344032722E+018" calcext:value-type="float">
            <text:p>14189234403272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0]-[.$B$2])/1000000000" office:value-type="float" office:value="908.555259648" calcext:value-type="float">
            <text:p>908.555259648</text:p>
          </table:table-cell>
          <table:table-cell office:value-type="float" office:value="1.41892344164902E+018" calcext:value-type="float">
            <text:p>14189234416490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1]-[.$B$2])/1000000000" office:value-type="float" office:value="909.875280128" calcext:value-type="float">
            <text:p>909.875280128</text:p>
          </table:table-cell>
          <table:table-cell office:value-type="float" office:value="1.41892344296904E+018" calcext:value-type="float">
            <text:p>14189234429690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2]-[.$B$2])/1000000000" office:value-type="float" office:value="911.21518848" calcext:value-type="float">
            <text:p>911.21518848</text:p>
          </table:table-cell>
          <table:table-cell office:value-type="float" office:value="1.41892344430895E+018" calcext:value-type="float">
            <text:p>14189234443089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3]-[.$B$2])/1000000000" office:value-type="float" office:value="912.548493824" calcext:value-type="float">
            <text:p>912.548493824</text:p>
          </table:table-cell>
          <table:table-cell office:value-type="float" office:value="1.41892344564225E+018" calcext:value-type="float">
            <text:p>14189234456422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4]-[.$B$2])/1000000000" office:value-type="float" office:value="913.872482304" calcext:value-type="float">
            <text:p>913.872482304</text:p>
          </table:table-cell>
          <table:table-cell office:value-type="float" office:value="1.41892344696624E+018" calcext:value-type="float">
            <text:p>14189234469662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5]-[.$B$2])/1000000000" office:value-type="float" office:value="915.204247808" calcext:value-type="float">
            <text:p>915.204247808</text:p>
          </table:table-cell>
          <table:table-cell office:value-type="float" office:value="1.418923448298E+018" calcext:value-type="float">
            <text:p>14189234482980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6]-[.$B$2])/1000000000" office:value-type="float" office:value="916.570502144" calcext:value-type="float">
            <text:p>916.570502144</text:p>
          </table:table-cell>
          <table:table-cell office:value-type="float" office:value="1.41892344966426E+018" calcext:value-type="float">
            <text:p>14189234496642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7]-[.$B$2])/1000000000" office:value-type="float" office:value="917.887259392" calcext:value-type="float">
            <text:p>917.887259392</text:p>
          </table:table-cell>
          <table:table-cell office:value-type="float" office:value="1.41892345098102E+018" calcext:value-type="float">
            <text:p>14189234509810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8]-[.$B$2])/1000000000" office:value-type="float" office:value="919.202584064" calcext:value-type="float">
            <text:p>919.202584064</text:p>
          </table:table-cell>
          <table:table-cell office:value-type="float" office:value="1.41892345229634E+018" calcext:value-type="float">
            <text:p>14189234522963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19]-[.$B$2])/1000000000" office:value-type="float" office:value="920.533766656" calcext:value-type="float">
            <text:p>920.533766656</text:p>
          </table:table-cell>
          <table:table-cell office:value-type="float" office:value="1.41892345362752E+018" calcext:value-type="float">
            <text:p>14189234536275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20]-[.$B$2])/1000000000" office:value-type="float" office:value="921.873809664" calcext:value-type="float">
            <text:p>921.873809664</text:p>
          </table:table-cell>
          <table:table-cell office:value-type="float" office:value="1.41892345496757E+018" calcext:value-type="float">
            <text:p>14189234549675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21]-[.$B$2])/1000000000" office:value-type="float" office:value="923.221703936" calcext:value-type="float">
            <text:p>923.221703936</text:p>
          </table:table-cell>
          <table:table-cell office:value-type="float" office:value="1.41892345631546E+018" calcext:value-type="float">
            <text:p>14189234563154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([.B722]-[.$B$2])/1000000000" office:value-type="float" office:value="924.567195904" calcext:value-type="float">
            <text:p>924.567195904</text:p>
          </table:table-cell>
          <table:table-cell office:value-type="float" office:value="1.41892345766095E+018" calcext:value-type="float">
            <text:p>14189234576609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3]-[.$B$2])/1000000000" office:value-type="float" office:value="925.922850816" calcext:value-type="float">
            <text:p>925.922850816</text:p>
          </table:table-cell>
          <table:table-cell office:value-type="float" office:value="1.41892345901661E+018" calcext:value-type="float">
            <text:p>14189234590166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4]-[.$B$2])/1000000000" office:value-type="float" office:value="927.288540928" calcext:value-type="float">
            <text:p>927.288540928</text:p>
          </table:table-cell>
          <table:table-cell office:value-type="float" office:value="1.4189234603823E+018" calcext:value-type="float">
            <text:p>14189234603823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5]-[.$B$2])/1000000000" office:value-type="float" office:value="928.656791808" calcext:value-type="float">
            <text:p>928.656791808</text:p>
          </table:table-cell>
          <table:table-cell office:value-type="float" office:value="1.41892346175055E+018" calcext:value-type="float">
            <text:p>14189234617505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6]-[.$B$2])/1000000000" office:value-type="float" office:value="929.97528064" calcext:value-type="float">
            <text:p>929.97528064</text:p>
          </table:table-cell>
          <table:table-cell office:value-type="float" office:value="1.41892346306904E+018" calcext:value-type="float">
            <text:p>14189234630690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7]-[.$B$2])/1000000000" office:value-type="float" office:value="931.306635264" calcext:value-type="float">
            <text:p>931.306635264</text:p>
          </table:table-cell>
          <table:table-cell office:value-type="float" office:value="1.41892346440039E+018" calcext:value-type="float">
            <text:p>14189234644003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8]-[.$B$2])/1000000000" office:value-type="float" office:value="932.616472576" calcext:value-type="float">
            <text:p>932.616472576</text:p>
          </table:table-cell>
          <table:table-cell office:value-type="float" office:value="1.41892346571023E+018" calcext:value-type="float">
            <text:p>14189234657102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29]-[.$B$2])/1000000000" office:value-type="float" office:value="933.9714688" calcext:value-type="float">
            <text:p>933.9714688</text:p>
          </table:table-cell>
          <table:table-cell office:value-type="float" office:value="1.41892346706523E+018" calcext:value-type="float">
            <text:p>141892346706523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0]-[.$B$2])/1000000000" office:value-type="float" office:value="935.31259392" calcext:value-type="float">
            <text:p>935.31259392</text:p>
          </table:table-cell>
          <table:table-cell office:value-type="float" office:value="1.41892346840635E+018" calcext:value-type="float">
            <text:p>14189234684063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1]-[.$B$2])/1000000000" office:value-type="float" office:value="936.636060928" calcext:value-type="float">
            <text:p>936.636060928</text:p>
          </table:table-cell>
          <table:table-cell office:value-type="float" office:value="1.41892346972982E+018" calcext:value-type="float">
            <text:p>14189234697298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2]-[.$B$2])/1000000000" office:value-type="float" office:value="937.966022144" calcext:value-type="float">
            <text:p>937.966022144</text:p>
          </table:table-cell>
          <table:table-cell office:value-type="float" office:value="1.41892347105978E+018" calcext:value-type="float">
            <text:p>14189234710597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3]-[.$B$2])/1000000000" office:value-type="float" office:value="939.308263424" calcext:value-type="float">
            <text:p>939.308263424</text:p>
          </table:table-cell>
          <table:table-cell office:value-type="float" office:value="1.41892347240202E+018" calcext:value-type="float">
            <text:p>14189234724020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4]-[.$B$2])/1000000000" office:value-type="float" office:value="940.620996608" calcext:value-type="float">
            <text:p>940.620996608</text:p>
          </table:table-cell>
          <table:table-cell office:value-type="float" office:value="1.41892347371475E+018" calcext:value-type="float">
            <text:p>14189234737147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5]-[.$B$2])/1000000000" office:value-type="float" office:value="941.927593216" calcext:value-type="float">
            <text:p>941.927593216</text:p>
          </table:table-cell>
          <table:table-cell office:value-type="float" office:value="1.41892347502135E+018" calcext:value-type="float">
            <text:p>14189234750213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6]-[.$B$2])/1000000000" office:value-type="float" office:value="943.272411136" calcext:value-type="float">
            <text:p>943.272411136</text:p>
          </table:table-cell>
          <table:table-cell office:value-type="float" office:value="1.41892347636617E+018" calcext:value-type="float">
            <text:p>14189234763661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7]-[.$B$2])/1000000000" office:value-type="float" office:value="944.588283648" calcext:value-type="float">
            <text:p>944.588283648</text:p>
          </table:table-cell>
          <table:table-cell office:value-type="float" office:value="1.41892347768204E+018" calcext:value-type="float">
            <text:p>14189234776820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8]-[.$B$2])/1000000000" office:value-type="float" office:value="945.896103168" calcext:value-type="float">
            <text:p>945.896103168</text:p>
          </table:table-cell>
          <table:table-cell office:value-type="float" office:value="1.41892347898986E+018" calcext:value-type="float">
            <text:p>14189234789898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([.B739]-[.$B$2])/1000000000" office:value-type="float" office:value="947.240589312" calcext:value-type="float">
            <text:p>947.240589312</text:p>
          </table:table-cell>
          <table:table-cell office:value-type="float" office:value="1.41892348033435E+018" calcext:value-type="float">
            <text:p>14189234803343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0]-[.$B$2])/1000000000" office:value-type="float" office:value="948.55551744" calcext:value-type="float">
            <text:p>948.55551744</text:p>
          </table:table-cell>
          <table:table-cell office:value-type="float" office:value="1.41892348164927E+018" calcext:value-type="float">
            <text:p>14189234816492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1]-[.$B$2])/1000000000" office:value-type="float" office:value="949.855007232" calcext:value-type="float">
            <text:p>949.855007232</text:p>
          </table:table-cell>
          <table:table-cell office:value-type="float" office:value="1.41892348294876E+018" calcext:value-type="float">
            <text:p>141892348294876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2]-[.$B$2])/1000000000" office:value-type="float" office:value="951.187328256" calcext:value-type="float">
            <text:p>951.187328256</text:p>
          </table:table-cell>
          <table:table-cell office:value-type="float" office:value="1.41892348428109E+018" calcext:value-type="float">
            <text:p>14189234842810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3]-[.$B$2])/1000000000" office:value-type="float" office:value="952.498020608" calcext:value-type="float">
            <text:p>952.498020608</text:p>
          </table:table-cell>
          <table:table-cell office:value-type="float" office:value="1.41892348559178E+018" calcext:value-type="float">
            <text:p>14189234855917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4]-[.$B$2])/1000000000" office:value-type="float" office:value="953.856594944" calcext:value-type="float">
            <text:p>953.856594944</text:p>
          </table:table-cell>
          <table:table-cell office:value-type="float" office:value="1.41892348695035E+018" calcext:value-type="float">
            <text:p>14189234869503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5]-[.$B$2])/1000000000" office:value-type="float" office:value="955.208830464" calcext:value-type="float">
            <text:p>955.208830464</text:p>
          </table:table-cell>
          <table:table-cell office:value-type="float" office:value="1.41892348830259E+018" calcext:value-type="float">
            <text:p>14189234883025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6]-[.$B$2])/1000000000" office:value-type="float" office:value="956.525857792" calcext:value-type="float">
            <text:p>956.525857792</text:p>
          </table:table-cell>
          <table:table-cell office:value-type="float" office:value="1.41892348961961E+018" calcext:value-type="float">
            <text:p>14189234896196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7]-[.$B$2])/1000000000" office:value-type="float" office:value="957.854144256" calcext:value-type="float">
            <text:p>957.854144256</text:p>
          </table:table-cell>
          <table:table-cell office:value-type="float" office:value="1.4189234909479E+018" calcext:value-type="float">
            <text:p>14189234909479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8]-[.$B$2])/1000000000" office:value-type="float" office:value="959.201490176" calcext:value-type="float">
            <text:p>959.201490176</text:p>
          </table:table-cell>
          <table:table-cell office:value-type="float" office:value="1.41892349229525E+018" calcext:value-type="float">
            <text:p>14189234922952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49]-[.$B$2])/1000000000" office:value-type="float" office:value="960.532290304" calcext:value-type="float">
            <text:p>960.532290304</text:p>
          </table:table-cell>
          <table:table-cell office:value-type="float" office:value="1.41892349362605E+018" calcext:value-type="float">
            <text:p>141892349362605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([.B750]-[.$B$2])/1000000000" office:value-type="float" office:value="961.85528448" calcext:value-type="float">
            <text:p>961.85528448</text:p>
          </table:table-cell>
          <table:table-cell office:value-type="float" office:value="1.41892349494904E+018" calcext:value-type="float">
            <text:p>14189234949490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([.B751]-[.$B$2])/1000000000" office:value-type="float" office:value="963.189947136" calcext:value-type="float">
            <text:p>963.189947136</text:p>
          </table:table-cell>
          <table:table-cell office:value-type="float" office:value="1.4189234962837E+018" calcext:value-type="float">
            <text:p>14189234962837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([.B752]-[.$B$2])/1000000000" office:value-type="float" office:value="964.502963456" calcext:value-type="float">
            <text:p>964.502963456</text:p>
          </table:table-cell>
          <table:table-cell office:value-type="float" office:value="1.41892349759672E+018" calcext:value-type="float">
            <text:p>141892349759672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([.B753]-[.$B$2])/1000000000" office:value-type="float" office:value="965.830422016" calcext:value-type="float">
            <text:p>965.830422016</text:p>
          </table:table-cell>
          <table:table-cell office:value-type="float" office:value="1.41892349892418E+018" calcext:value-type="float">
            <text:p>141892349892418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([.B754]-[.$B$2])/1000000000" office:value-type="float" office:value="967.153142272" calcext:value-type="float">
            <text:p>967.153142272</text:p>
          </table:table-cell>
          <table:table-cell office:value-type="float" office:value="1.4189235002469E+018" calcext:value-type="float">
            <text:p>141892350024690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([.B755]-[.$B$2])/1000000000" office:value-type="float" office:value="968.456653312" calcext:value-type="float">
            <text:p>968.456653312</text:p>
          </table:table-cell>
          <table:table-cell office:value-type="float" office:value="1.41892350155041E+018" calcext:value-type="float">
            <text:p>14189235015504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([.B756]-[.$B$2])/1000000000" office:value-type="float" office:value="969.7886336" calcext:value-type="float">
            <text:p>969.7886336</text:p>
          </table:table-cell>
          <table:table-cell office:value-type="float" office:value="1.41892350288239E+018" calcext:value-type="float">
            <text:p>14189235028823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([.B757]-[.$B$2])/1000000000" office:value-type="float" office:value="971.136886272" calcext:value-type="float">
            <text:p>971.136886272</text:p>
          </table:table-cell>
          <table:table-cell office:value-type="float" office:value="1.41892350423064E+018" calcext:value-type="float">
            <text:p>141892350423064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([.B758]-[.$B$2])/1000000000" office:value-type="float" office:value="972.440334592" calcext:value-type="float">
            <text:p>972.440334592</text:p>
          </table:table-cell>
          <table:table-cell office:value-type="float" office:value="1.41892350553409E+018" calcext:value-type="float">
            <text:p>141892350553409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([.B759]-[.$B$2])/1000000000" office:value-type="float" office:value="973.781851136" calcext:value-type="float">
            <text:p>973.781851136</text:p>
          </table:table-cell>
          <table:table-cell office:value-type="float" office:value="1.41892350687561E+018" calcext:value-type="float">
            <text:p>14189235068756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([.B760]-[.$B$2])/1000000000" office:value-type="float" office:value="975.098552832" calcext:value-type="float">
            <text:p>975.098552832</text:p>
          </table:table-cell>
          <table:table-cell office:value-type="float" office:value="1.41892350819231E+018" calcext:value-type="float">
            <text:p>141892350819231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([.B761]-[.$B$2])/1000000000" office:value-type="float" office:value="976.42921728" calcext:value-type="float">
            <text:p>976.42921728</text:p>
          </table:table-cell>
          <table:table-cell office:value-type="float" office:value="1.41892350952297E+018" calcext:value-type="float">
            <text:p>14189235095229700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([.B762]-[.$B$2])/1000000000" office:value-type="float" office:value="977.745025024" calcext:value-type="float">
            <text:p>977.745025024</text:p>
          </table:table-cell>
          <table:table-cell office:value-type="float" office:value="1.41892351083878E+018" calcext:value-type="float">
            <text:p>14189235108387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3]-[.$B$2])/1000000000" office:value-type="float" office:value="979.08855808" calcext:value-type="float">
            <text:p>979.08855808</text:p>
          </table:table-cell>
          <table:table-cell office:value-type="float" office:value="1.41892351218232E+018" calcext:value-type="float">
            <text:p>14189235121823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4]-[.$B$2])/1000000000" office:value-type="float" office:value="980.400323328" calcext:value-type="float">
            <text:p>980.400323328</text:p>
          </table:table-cell>
          <table:table-cell office:value-type="float" office:value="1.41892351349408E+018" calcext:value-type="float">
            <text:p>14189235134940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5]-[.$B$2])/1000000000" office:value-type="float" office:value="981.730620672" calcext:value-type="float">
            <text:p>981.730620672</text:p>
          </table:table-cell>
          <table:table-cell office:value-type="float" office:value="1.41892351482438E+018" calcext:value-type="float">
            <text:p>14189235148243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6]-[.$B$2])/1000000000" office:value-type="float" office:value="983.07122688" calcext:value-type="float">
            <text:p>983.07122688</text:p>
          </table:table-cell>
          <table:table-cell office:value-type="float" office:value="1.41892351616498E+018" calcext:value-type="float">
            <text:p>14189235161649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7]-[.$B$2])/1000000000" office:value-type="float" office:value="984.396397568" calcext:value-type="float">
            <text:p>984.396397568</text:p>
          </table:table-cell>
          <table:table-cell office:value-type="float" office:value="1.41892351749015E+018" calcext:value-type="float">
            <text:p>14189235174901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8]-[.$B$2])/1000000000" office:value-type="float" office:value="985.762466304" calcext:value-type="float">
            <text:p>985.762466304</text:p>
          </table:table-cell>
          <table:table-cell office:value-type="float" office:value="1.41892351885622E+018" calcext:value-type="float">
            <text:p>14189235188562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69]-[.$B$2])/1000000000" office:value-type="float" office:value="987.122881536" calcext:value-type="float">
            <text:p>987.122881536</text:p>
          </table:table-cell>
          <table:table-cell office:value-type="float" office:value="1.41892352021664E+018" calcext:value-type="float">
            <text:p>14189235202166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0]-[.$B$2])/1000000000" office:value-type="float" office:value="988.452332544" calcext:value-type="float">
            <text:p>988.452332544</text:p>
          </table:table-cell>
          <table:table-cell office:value-type="float" office:value="1.41892352154609E+018" calcext:value-type="float">
            <text:p>14189235215460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1]-[.$B$2])/1000000000" office:value-type="float" office:value="989.780762368" calcext:value-type="float">
            <text:p>989.780762368</text:p>
          </table:table-cell>
          <table:table-cell office:value-type="float" office:value="1.41892352287452E+018" calcext:value-type="float">
            <text:p>14189235228745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2]-[.$B$2])/1000000000" office:value-type="float" office:value="991.124564736" calcext:value-type="float">
            <text:p>991.124564736</text:p>
          </table:table-cell>
          <table:table-cell office:value-type="float" office:value="1.41892352421832E+018" calcext:value-type="float">
            <text:p>14189235242183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3]-[.$B$2])/1000000000" office:value-type="float" office:value="992.447439616" calcext:value-type="float">
            <text:p>992.447439616</text:p>
          </table:table-cell>
          <table:table-cell office:value-type="float" office:value="1.4189235255412E+018" calcext:value-type="float">
            <text:p>14189235255412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4]-[.$B$2])/1000000000" office:value-type="float" office:value="993.753505792" calcext:value-type="float">
            <text:p>993.753505792</text:p>
          </table:table-cell>
          <table:table-cell office:value-type="float" office:value="1.41892352684726E+018" calcext:value-type="float">
            <text:p>14189235268472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5]-[.$B$2])/1000000000" office:value-type="float" office:value="995.063788544" calcext:value-type="float">
            <text:p>995.063788544</text:p>
          </table:table-cell>
          <table:table-cell office:value-type="float" office:value="1.41892352815755E+018" calcext:value-type="float">
            <text:p>14189235281575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6]-[.$B$2])/1000000000" office:value-type="float" office:value="996.379627776" calcext:value-type="float">
            <text:p>996.379627776</text:p>
          </table:table-cell>
          <table:table-cell office:value-type="float" office:value="1.41892352947338E+018" calcext:value-type="float">
            <text:p>14189235294733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7]-[.$B$2])/1000000000" office:value-type="float" office:value="997.696904192" calcext:value-type="float">
            <text:p>997.696904192</text:p>
          </table:table-cell>
          <table:table-cell office:value-type="float" office:value="1.41892353079066E+018" calcext:value-type="float">
            <text:p>14189235307906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8]-[.$B$2])/1000000000" office:value-type="float" office:value="999.033782528" calcext:value-type="float">
            <text:p>999.033782528</text:p>
          </table:table-cell>
          <table:table-cell office:value-type="float" office:value="1.41892353212754E+018" calcext:value-type="float">
            <text:p>14189235321275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79]-[.$B$2])/1000000000" office:value-type="float" office:value="1000.34670848" calcext:value-type="float">
            <text:p>1000.34670848</text:p>
          </table:table-cell>
          <table:table-cell office:value-type="float" office:value="1.41892353344047E+018" calcext:value-type="float">
            <text:p>14189235334404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0]-[.$B$2])/1000000000" office:value-type="float" office:value="1001.664168704" calcext:value-type="float">
            <text:p>1001.664168704</text:p>
          </table:table-cell>
          <table:table-cell office:value-type="float" office:value="1.41892353475793E+018" calcext:value-type="float">
            <text:p>14189235347579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1]-[.$B$2])/1000000000" office:value-type="float" office:value="1002.98674688" calcext:value-type="float">
            <text:p>1002.98674688</text:p>
          </table:table-cell>
          <table:table-cell office:value-type="float" office:value="1.4189235360805E+018" calcext:value-type="float">
            <text:p>14189235360805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2]-[.$B$2])/1000000000" office:value-type="float" office:value="1004.364832768" calcext:value-type="float">
            <text:p>1004.364832768</text:p>
          </table:table-cell>
          <table:table-cell office:value-type="float" office:value="1.41892353745859E+018" calcext:value-type="float">
            <text:p>14189235374585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3]-[.$B$2])/1000000000" office:value-type="float" office:value="1005.687872768" calcext:value-type="float">
            <text:p>1005.687872768</text:p>
          </table:table-cell>
          <table:table-cell office:value-type="float" office:value="1.41892353878163E+018" calcext:value-type="float">
            <text:p>14189235387816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4]-[.$B$2])/1000000000" office:value-type="float" office:value="1007.008924672" calcext:value-type="float">
            <text:p>1007.008924672</text:p>
          </table:table-cell>
          <table:table-cell office:value-type="float" office:value="1.41892354010268E+018" calcext:value-type="float">
            <text:p>14189235401026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5]-[.$B$2])/1000000000" office:value-type="float" office:value="1008.3557056" calcext:value-type="float">
            <text:p>1008.3557056</text:p>
          </table:table-cell>
          <table:table-cell office:value-type="float" office:value="1.41892354144946E+018" calcext:value-type="float">
            <text:p>14189235414494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6]-[.$B$2])/1000000000" office:value-type="float" office:value="1009.673193216" calcext:value-type="float">
            <text:p>1009.673193216</text:p>
          </table:table-cell>
          <table:table-cell office:value-type="float" office:value="1.41892354276695E+018" calcext:value-type="float">
            <text:p>14189235427669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7]-[.$B$2])/1000000000" office:value-type="float" office:value="1011.007878656" calcext:value-type="float">
            <text:p>1011.007878656</text:p>
          </table:table-cell>
          <table:table-cell office:value-type="float" office:value="1.41892354410164E+018" calcext:value-type="float">
            <text:p>14189235441016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8]-[.$B$2])/1000000000" office:value-type="float" office:value="1012.344271616" calcext:value-type="float">
            <text:p>1012.344271616</text:p>
          </table:table-cell>
          <table:table-cell office:value-type="float" office:value="1.41892354543803E+018" calcext:value-type="float">
            <text:p>14189235454380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89]-[.$B$2])/1000000000" office:value-type="float" office:value="1013.675804928" calcext:value-type="float">
            <text:p>1013.675804928</text:p>
          </table:table-cell>
          <table:table-cell office:value-type="float" office:value="1.41892354676956E+018" calcext:value-type="float">
            <text:p>14189235467695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0]-[.$B$2])/1000000000" office:value-type="float" office:value="1014.984193024" calcext:value-type="float">
            <text:p>1014.984193024</text:p>
          </table:table-cell>
          <table:table-cell office:value-type="float" office:value="1.41892354807795E+018" calcext:value-type="float">
            <text:p>14189235480779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1]-[.$B$2])/1000000000" office:value-type="float" office:value="1016.327693568" calcext:value-type="float">
            <text:p>1016.327693568</text:p>
          </table:table-cell>
          <table:table-cell office:value-type="float" office:value="1.41892354942145E+018" calcext:value-type="float">
            <text:p>14189235494214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2]-[.$B$2])/1000000000" office:value-type="float" office:value="1017.645898752" calcext:value-type="float">
            <text:p>1017.645898752</text:p>
          </table:table-cell>
          <table:table-cell office:value-type="float" office:value="1.41892355073966E+018" calcext:value-type="float">
            <text:p>14189235507396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3]-[.$B$2])/1000000000" office:value-type="float" office:value="1018.984018432" calcext:value-type="float">
            <text:p>1018.984018432</text:p>
          </table:table-cell>
          <table:table-cell office:value-type="float" office:value="1.41892355207778E+018" calcext:value-type="float">
            <text:p>14189235520777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4]-[.$B$2])/1000000000" office:value-type="float" office:value="1020.301911552" calcext:value-type="float">
            <text:p>1020.301911552</text:p>
          </table:table-cell>
          <table:table-cell office:value-type="float" office:value="1.41892355339567E+018" calcext:value-type="float">
            <text:p>14189235533956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5]-[.$B$2])/1000000000" office:value-type="float" office:value="1021.646439424" calcext:value-type="float">
            <text:p>1021.646439424</text:p>
          </table:table-cell>
          <table:table-cell office:value-type="float" office:value="1.4189235547402E+018" calcext:value-type="float">
            <text:p>14189235547402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([.B796]-[.$B$2])/1000000000" office:value-type="float" office:value="1022.979062272" calcext:value-type="float">
            <text:p>1022.979062272</text:p>
          </table:table-cell>
          <table:table-cell office:value-type="float" office:value="1.41892355607282E+018" calcext:value-type="float">
            <text:p>14189235560728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([.B797]-[.$B$2])/1000000000" office:value-type="float" office:value="1024.342240256" calcext:value-type="float">
            <text:p>1024.342240256</text:p>
          </table:table-cell>
          <table:table-cell office:value-type="float" office:value="1.418923557436E+018" calcext:value-type="float">
            <text:p>14189235574360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([.B798]-[.$B$2])/1000000000" office:value-type="float" office:value="1025.67452928" calcext:value-type="float">
            <text:p>1025.67452928</text:p>
          </table:table-cell>
          <table:table-cell office:value-type="float" office:value="1.41892355876829E+018" calcext:value-type="float">
            <text:p>14189235587682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799]-[.$B$2])/1000000000" office:value-type="float" office:value="1026.993225216" calcext:value-type="float">
            <text:p>1026.993225216</text:p>
          </table:table-cell>
          <table:table-cell office:value-type="float" office:value="1.41892356008698E+018" calcext:value-type="float">
            <text:p>14189235600869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0]-[.$B$2])/1000000000" office:value-type="float" office:value="1028.350559744" calcext:value-type="float">
            <text:p>1028.350559744</text:p>
          </table:table-cell>
          <table:table-cell office:value-type="float" office:value="1.41892356144432E+018" calcext:value-type="float">
            <text:p>14189235614443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1]-[.$B$2])/1000000000" office:value-type="float" office:value="1029.719399936" calcext:value-type="float">
            <text:p>1029.719399936</text:p>
          </table:table-cell>
          <table:table-cell office:value-type="float" office:value="1.41892356281316E+018" calcext:value-type="float">
            <text:p>14189235628131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2]-[.$B$2])/1000000000" office:value-type="float" office:value="1031.068013568" calcext:value-type="float">
            <text:p>1031.068013568</text:p>
          </table:table-cell>
          <table:table-cell office:value-type="float" office:value="1.41892356416177E+018" calcext:value-type="float">
            <text:p>14189235641617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3]-[.$B$2])/1000000000" office:value-type="float" office:value="1032.4127872" calcext:value-type="float">
            <text:p>1032.4127872</text:p>
          </table:table-cell>
          <table:table-cell office:value-type="float" office:value="1.41892356550654E+018" calcext:value-type="float">
            <text:p>14189235655065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4]-[.$B$2])/1000000000" office:value-type="float" office:value="1033.746981376" calcext:value-type="float">
            <text:p>1033.746981376</text:p>
          </table:table-cell>
          <table:table-cell office:value-type="float" office:value="1.41892356684074E+018" calcext:value-type="float">
            <text:p>14189235668407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5]-[.$B$2])/1000000000" office:value-type="float" office:value="1035.082934272" calcext:value-type="float">
            <text:p>1035.082934272</text:p>
          </table:table-cell>
          <table:table-cell office:value-type="float" office:value="1.41892356817669E+018" calcext:value-type="float">
            <text:p>14189235681766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6]-[.$B$2])/1000000000" office:value-type="float" office:value="1036.45361152" calcext:value-type="float">
            <text:p>1036.45361152</text:p>
          </table:table-cell>
          <table:table-cell office:value-type="float" office:value="1.41892356954737E+018" calcext:value-type="float">
            <text:p>14189235695473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7]-[.$B$2])/1000000000" office:value-type="float" office:value="1037.786816256" calcext:value-type="float">
            <text:p>1037.786816256</text:p>
          </table:table-cell>
          <table:table-cell office:value-type="float" office:value="1.41892357088057E+018" calcext:value-type="float">
            <text:p>14189235708805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8]-[.$B$2])/1000000000" office:value-type="float" office:value="1039.11639808" calcext:value-type="float">
            <text:p>1039.11639808</text:p>
          </table:table-cell>
          <table:table-cell office:value-type="float" office:value="1.41892357221016E+018" calcext:value-type="float">
            <text:p>14189235722101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([.B809]-[.$B$2])/1000000000" office:value-type="float" office:value="1040.471931136" calcext:value-type="float">
            <text:p>1040.471931136</text:p>
          </table:table-cell>
          <table:table-cell office:value-type="float" office:value="1.41892357356569E+018" calcext:value-type="float">
            <text:p>14189235735656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0]-[.$B$2])/1000000000" office:value-type="float" office:value="1041.790505216" calcext:value-type="float">
            <text:p>1041.790505216</text:p>
          </table:table-cell>
          <table:table-cell office:value-type="float" office:value="1.41892357488426E+018" calcext:value-type="float">
            <text:p>14189235748842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1]-[.$B$2])/1000000000" office:value-type="float" office:value="1043.113940992" calcext:value-type="float">
            <text:p>1043.113940992</text:p>
          </table:table-cell>
          <table:table-cell office:value-type="float" office:value="1.4189235762077E+018" calcext:value-type="float">
            <text:p>14189235762077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2]-[.$B$2])/1000000000" office:value-type="float" office:value="1044.418526976" calcext:value-type="float">
            <text:p>1044.418526976</text:p>
          </table:table-cell>
          <table:table-cell office:value-type="float" office:value="1.41892357751228E+018" calcext:value-type="float">
            <text:p>14189235775122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3]-[.$B$2])/1000000000" office:value-type="float" office:value="1045.763493632" calcext:value-type="float">
            <text:p>1045.763493632</text:p>
          </table:table-cell>
          <table:table-cell office:value-type="float" office:value="1.41892357885725E+018" calcext:value-type="float">
            <text:p>14189235788572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4]-[.$B$2])/1000000000" office:value-type="float" office:value="1047.076078592" calcext:value-type="float">
            <text:p>1047.076078592</text:p>
          </table:table-cell>
          <table:table-cell office:value-type="float" office:value="1.41892358016984E+018" calcext:value-type="float">
            <text:p>14189235801698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5]-[.$B$2])/1000000000" office:value-type="float" office:value="1048.411782656" calcext:value-type="float">
            <text:p>1048.411782656</text:p>
          </table:table-cell>
          <table:table-cell office:value-type="float" office:value="1.41892358150554E+018" calcext:value-type="float">
            <text:p>14189235815055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6]-[.$B$2])/1000000000" office:value-type="float" office:value="1049.739662336" calcext:value-type="float">
            <text:p>1049.739662336</text:p>
          </table:table-cell>
          <table:table-cell office:value-type="float" office:value="1.41892358283342E+018" calcext:value-type="float">
            <text:p>14189235828334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7]-[.$B$2])/1000000000" office:value-type="float" office:value="1051.06499328" calcext:value-type="float">
            <text:p>1051.06499328</text:p>
          </table:table-cell>
          <table:table-cell office:value-type="float" office:value="1.41892358415875E+018" calcext:value-type="float">
            <text:p>14189235841587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8]-[.$B$2])/1000000000" office:value-type="float" office:value="1052.401148672" calcext:value-type="float">
            <text:p>1052.401148672</text:p>
          </table:table-cell>
          <table:table-cell office:value-type="float" office:value="1.41892358549491E+018" calcext:value-type="float">
            <text:p>14189235854949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19]-[.$B$2])/1000000000" office:value-type="float" office:value="1053.706757376" calcext:value-type="float">
            <text:p>1053.706757376</text:p>
          </table:table-cell>
          <table:table-cell office:value-type="float" office:value="1.41892358680051E+018" calcext:value-type="float">
            <text:p>14189235868005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0]-[.$B$2])/1000000000" office:value-type="float" office:value="1055.063309824" calcext:value-type="float">
            <text:p>1055.063309824</text:p>
          </table:table-cell>
          <table:table-cell office:value-type="float" office:value="1.41892358815707E+018" calcext:value-type="float">
            <text:p>14189235881570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1]-[.$B$2])/1000000000" office:value-type="float" office:value="1056.384850944" calcext:value-type="float">
            <text:p>1056.384850944</text:p>
          </table:table-cell>
          <table:table-cell office:value-type="float" office:value="1.41892358947861E+018" calcext:value-type="float">
            <text:p>14189235894786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2]-[.$B$2])/1000000000" office:value-type="float" office:value="1057.738211072" calcext:value-type="float">
            <text:p>1057.738211072</text:p>
          </table:table-cell>
          <table:table-cell office:value-type="float" office:value="1.41892359083197E+018" calcext:value-type="float">
            <text:p>14189235908319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3]-[.$B$2])/1000000000" office:value-type="float" office:value="1059.083436288" calcext:value-type="float">
            <text:p>1059.083436288</text:p>
          </table:table-cell>
          <table:table-cell office:value-type="float" office:value="1.41892359217719E+018" calcext:value-type="float">
            <text:p>14189235921771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4]-[.$B$2])/1000000000" office:value-type="float" office:value="1060.406390784" calcext:value-type="float">
            <text:p>1060.406390784</text:p>
          </table:table-cell>
          <table:table-cell office:value-type="float" office:value="1.41892359350015E+018" calcext:value-type="float">
            <text:p>14189235935001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5]-[.$B$2])/1000000000" office:value-type="float" office:value="1061.740128256" calcext:value-type="float">
            <text:p>1061.740128256</text:p>
          </table:table-cell>
          <table:table-cell office:value-type="float" office:value="1.41892359483389E+018" calcext:value-type="float">
            <text:p>14189235948338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6]-[.$B$2])/1000000000" office:value-type="float" office:value="1063.102770176" calcext:value-type="float">
            <text:p>1063.102770176</text:p>
          </table:table-cell>
          <table:table-cell office:value-type="float" office:value="1.41892359619653E+018" calcext:value-type="float">
            <text:p>14189235961965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7]-[.$B$2])/1000000000" office:value-type="float" office:value="1064.421020672" calcext:value-type="float">
            <text:p>1064.421020672</text:p>
          </table:table-cell>
          <table:table-cell office:value-type="float" office:value="1.41892359751478E+018" calcext:value-type="float">
            <text:p>14189235975147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8]-[.$B$2])/1000000000" office:value-type="float" office:value="1065.759712256" calcext:value-type="float">
            <text:p>1065.759712256</text:p>
          </table:table-cell>
          <table:table-cell office:value-type="float" office:value="1.41892359885347E+018" calcext:value-type="float">
            <text:p>14189235988534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29]-[.$B$2])/1000000000" office:value-type="float" office:value="1067.098966528" calcext:value-type="float">
            <text:p>1067.098966528</text:p>
          </table:table-cell>
          <table:table-cell office:value-type="float" office:value="1.41892360019272E+018" calcext:value-type="float">
            <text:p>14189236001927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30]-[.$B$2])/1000000000" office:value-type="float" office:value="1068.434214656" calcext:value-type="float">
            <text:p>1068.434214656</text:p>
          </table:table-cell>
          <table:table-cell office:value-type="float" office:value="1.41892360152797E+018" calcext:value-type="float">
            <text:p>14189236015279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31]-[.$B$2])/1000000000" office:value-type="float" office:value="1069.749382656" calcext:value-type="float">
            <text:p>1069.749382656</text:p>
          </table:table-cell>
          <table:table-cell office:value-type="float" office:value="1.41892360284314E+018" calcext:value-type="float">
            <text:p>14189236028431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32]-[.$B$2])/1000000000" office:value-type="float" office:value="1071.124362752" calcext:value-type="float">
            <text:p>1071.124362752</text:p>
          </table:table-cell>
          <table:table-cell office:value-type="float" office:value="1.41892360421812E+018" calcext:value-type="float">
            <text:p>14189236042181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33]-[.$B$2])/1000000000" office:value-type="float" office:value="1072.441135872" calcext:value-type="float">
            <text:p>1072.441135872</text:p>
          </table:table-cell>
          <table:table-cell office:value-type="float" office:value="1.41892360553489E+018" calcext:value-type="float">
            <text:p>14189236055348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34]-[.$B$2])/1000000000" office:value-type="float" office:value="1073.812609792" calcext:value-type="float">
            <text:p>1073.812609792</text:p>
          </table:table-cell>
          <table:table-cell office:value-type="float" office:value="1.41892360690637E+018" calcext:value-type="float">
            <text:p>14189236069063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([.B835]-[.$B$2])/1000000000" office:value-type="float" office:value="1075.137641728" calcext:value-type="float">
            <text:p>1075.137641728</text:p>
          </table:table-cell>
          <table:table-cell office:value-type="float" office:value="1.4189236082314E+018" calcext:value-type="float">
            <text:p>14189236082314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([.B836]-[.$B$2])/1000000000" office:value-type="float" office:value="1076.488950016" calcext:value-type="float">
            <text:p>1076.488950016</text:p>
          </table:table-cell>
          <table:table-cell office:value-type="float" office:value="1.41892360958271E+018" calcext:value-type="float">
            <text:p>14189236095827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37]-[.$B$2])/1000000000" office:value-type="float" office:value="1077.823468544" calcext:value-type="float">
            <text:p>1077.823468544</text:p>
          </table:table-cell>
          <table:table-cell office:value-type="float" office:value="1.41892361091723E+018" calcext:value-type="float">
            <text:p>14189236109172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38]-[.$B$2])/1000000000" office:value-type="float" office:value="1079.158383104" calcext:value-type="float">
            <text:p>1079.158383104</text:p>
          </table:table-cell>
          <table:table-cell office:value-type="float" office:value="1.41892361225214E+018" calcext:value-type="float">
            <text:p>14189236122521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39]-[.$B$2])/1000000000" office:value-type="float" office:value="1080.467721728" calcext:value-type="float">
            <text:p>1080.467721728</text:p>
          </table:table-cell>
          <table:table-cell office:value-type="float" office:value="1.41892361356148E+018" calcext:value-type="float">
            <text:p>14189236135614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0]-[.$B$2])/1000000000" office:value-type="float" office:value="1081.772854016" calcext:value-type="float">
            <text:p>1081.772854016</text:p>
          </table:table-cell>
          <table:table-cell office:value-type="float" office:value="1.41892361486661E+018" calcext:value-type="float">
            <text:p>14189236148666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1]-[.$B$2])/1000000000" office:value-type="float" office:value="1083.079323904" calcext:value-type="float">
            <text:p>1083.079323904</text:p>
          </table:table-cell>
          <table:table-cell office:value-type="float" office:value="1.41892361617308E+018" calcext:value-type="float">
            <text:p>14189236161730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2]-[.$B$2])/1000000000" office:value-type="float" office:value="1084.421184" calcext:value-type="float">
            <text:p>1084.421184</text:p>
          </table:table-cell>
          <table:table-cell office:value-type="float" office:value="1.41892361751494E+018" calcext:value-type="float">
            <text:p>14189236175149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3]-[.$B$2])/1000000000" office:value-type="float" office:value="1085.744721408" calcext:value-type="float">
            <text:p>1085.744721408</text:p>
          </table:table-cell>
          <table:table-cell office:value-type="float" office:value="1.41892361883848E+018" calcext:value-type="float">
            <text:p>14189236188384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4]-[.$B$2])/1000000000" office:value-type="float" office:value="1087.061521408" calcext:value-type="float">
            <text:p>1087.061521408</text:p>
          </table:table-cell>
          <table:table-cell office:value-type="float" office:value="1.41892362015528E+018" calcext:value-type="float">
            <text:p>14189236201552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5]-[.$B$2])/1000000000" office:value-type="float" office:value="1088.407808768" calcext:value-type="float">
            <text:p>1088.407808768</text:p>
          </table:table-cell>
          <table:table-cell office:value-type="float" office:value="1.41892362150157E+018" calcext:value-type="float">
            <text:p>14189236215015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([.B846]-[.$B$2])/1000000000" office:value-type="float" office:value="1089.729165824" calcext:value-type="float">
            <text:p>1089.729165824</text:p>
          </table:table-cell>
          <table:table-cell office:value-type="float" office:value="1.41892362282292E+018" calcext:value-type="float">
            <text:p>14189236228229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47]-[.$B$2])/1000000000" office:value-type="float" office:value="1091.069558016" calcext:value-type="float">
            <text:p>1091.069558016</text:p>
          </table:table-cell>
          <table:table-cell office:value-type="float" office:value="1.41892362416332E+018" calcext:value-type="float">
            <text:p>14189236241633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48]-[.$B$2])/1000000000" office:value-type="float" office:value="1092.394223104" calcext:value-type="float">
            <text:p>1092.394223104</text:p>
          </table:table-cell>
          <table:table-cell office:value-type="float" office:value="1.41892362548798E+018" calcext:value-type="float">
            <text:p>14189236254879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49]-[.$B$2])/1000000000" office:value-type="float" office:value="1093.742608128" calcext:value-type="float">
            <text:p>1093.742608128</text:p>
          </table:table-cell>
          <table:table-cell office:value-type="float" office:value="1.41892362683637E+018" calcext:value-type="float">
            <text:p>14189236268363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0]-[.$B$2])/1000000000" office:value-type="float" office:value="1095.053627392" calcext:value-type="float">
            <text:p>1095.053627392</text:p>
          </table:table-cell>
          <table:table-cell office:value-type="float" office:value="1.41892362814738E+018" calcext:value-type="float">
            <text:p>14189236281473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1]-[.$B$2])/1000000000" office:value-type="float" office:value="1096.378051328" calcext:value-type="float">
            <text:p>1096.378051328</text:p>
          </table:table-cell>
          <table:table-cell office:value-type="float" office:value="1.41892362947181E+018" calcext:value-type="float">
            <text:p>14189236294718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2]-[.$B$2])/1000000000" office:value-type="float" office:value="1097.688932608" calcext:value-type="float">
            <text:p>1097.688932608</text:p>
          </table:table-cell>
          <table:table-cell office:value-type="float" office:value="1.41892363078269E+018" calcext:value-type="float">
            <text:p>14189236307826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3]-[.$B$2])/1000000000" office:value-type="float" office:value="1099.032361728" calcext:value-type="float">
            <text:p>1099.032361728</text:p>
          </table:table-cell>
          <table:table-cell office:value-type="float" office:value="1.41892363212612E+018" calcext:value-type="float">
            <text:p>14189236321261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4]-[.$B$2])/1000000000" office:value-type="float" office:value="1100.381415168" calcext:value-type="float">
            <text:p>1100.381415168</text:p>
          </table:table-cell>
          <table:table-cell office:value-type="float" office:value="1.41892363347517E+018" calcext:value-type="float">
            <text:p>14189236334751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5]-[.$B$2])/1000000000" office:value-type="float" office:value="1101.707505664" calcext:value-type="float">
            <text:p>1101.707505664</text:p>
          </table:table-cell>
          <table:table-cell office:value-type="float" office:value="1.41892363480126E+018" calcext:value-type="float">
            <text:p>14189236348012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6]-[.$B$2])/1000000000" office:value-type="float" office:value="1103.014804736" calcext:value-type="float">
            <text:p>1103.014804736</text:p>
          </table:table-cell>
          <table:table-cell office:value-type="float" office:value="1.41892363610856E+018" calcext:value-type="float">
            <text:p>14189236361085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7]-[.$B$2])/1000000000" office:value-type="float" office:value="1104.36885248" calcext:value-type="float">
            <text:p>1104.36885248</text:p>
          </table:table-cell>
          <table:table-cell office:value-type="float" office:value="1.41892363746261E+018" calcext:value-type="float">
            <text:p>14189236374626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8]-[.$B$2])/1000000000" office:value-type="float" office:value="1105.69638528" calcext:value-type="float">
            <text:p>1105.69638528</text:p>
          </table:table-cell>
          <table:table-cell office:value-type="float" office:value="1.41892363879014E+018" calcext:value-type="float">
            <text:p>14189236387901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59]-[.$B$2])/1000000000" office:value-type="float" office:value="1107.024144896" calcext:value-type="float">
            <text:p>1107.024144896</text:p>
          </table:table-cell>
          <table:table-cell office:value-type="float" office:value="1.4189236401179E+018" calcext:value-type="float">
            <text:p>14189236401179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60]-[.$B$2])/1000000000" office:value-type="float" office:value="1108.37888512" calcext:value-type="float">
            <text:p>1108.37888512</text:p>
          </table:table-cell>
          <table:table-cell office:value-type="float" office:value="1.41892364147264E+018" calcext:value-type="float">
            <text:p>14189236414726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61]-[.$B$2])/1000000000" office:value-type="float" office:value="1109.735291904" calcext:value-type="float">
            <text:p>1109.735291904</text:p>
          </table:table-cell>
          <table:table-cell office:value-type="float" office:value="1.41892364282905E+018" calcext:value-type="float">
            <text:p>14189236428290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([.B862]-[.$B$2])/1000000000" office:value-type="float" office:value="1111.054283776" calcext:value-type="float">
            <text:p>1111.054283776</text:p>
          </table:table-cell>
          <table:table-cell office:value-type="float" office:value="1.41892364414804E+018" calcext:value-type="float">
            <text:p>14189236441480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([.B863]-[.$B$2])/1000000000" office:value-type="float" office:value="1112.401029888" calcext:value-type="float">
            <text:p>1112.401029888</text:p>
          </table:table-cell>
          <table:table-cell office:value-type="float" office:value="1.41892364549479E+018" calcext:value-type="float">
            <text:p>14189236454947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([.B864]-[.$B$2])/1000000000" office:value-type="float" office:value="1113.718493952" calcext:value-type="float">
            <text:p>1113.718493952</text:p>
          </table:table-cell>
          <table:table-cell office:value-type="float" office:value="1.41892364681225E+018" calcext:value-type="float">
            <text:p>14189236468122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([.B865]-[.$B$2])/1000000000" office:value-type="float" office:value="1115.035593216" calcext:value-type="float">
            <text:p>1115.035593216</text:p>
          </table:table-cell>
          <table:table-cell office:value-type="float" office:value="1.41892364812935E+018" calcext:value-type="float">
            <text:p>14189236481293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([.B866]-[.$B$2])/1000000000" office:value-type="float" office:value="1116.382106368" calcext:value-type="float">
            <text:p>1116.382106368</text:p>
          </table:table-cell>
          <table:table-cell office:value-type="float" office:value="1.41892364947586E+018" calcext:value-type="float">
            <text:p>14189236494758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67]-[.$B$2])/1000000000" office:value-type="float" office:value="1117.717013504" calcext:value-type="float">
            <text:p>1117.717013504</text:p>
          </table:table-cell>
          <table:table-cell office:value-type="float" office:value="1.41892365081077E+018" calcext:value-type="float">
            <text:p>14189236508107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68]-[.$B$2])/1000000000" office:value-type="float" office:value="1119.052154368" calcext:value-type="float">
            <text:p>1119.052154368</text:p>
          </table:table-cell>
          <table:table-cell office:value-type="float" office:value="1.41892365214591E+018" calcext:value-type="float">
            <text:p>14189236521459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69]-[.$B$2])/1000000000" office:value-type="float" office:value="1120.413243904" calcext:value-type="float">
            <text:p>1120.413243904</text:p>
          </table:table-cell>
          <table:table-cell office:value-type="float" office:value="1.418923653507E+018" calcext:value-type="float">
            <text:p>14189236535070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0]-[.$B$2])/1000000000" office:value-type="float" office:value="1121.736747776" calcext:value-type="float">
            <text:p>1121.736747776</text:p>
          </table:table-cell>
          <table:table-cell office:value-type="float" office:value="1.4189236548305E+018" calcext:value-type="float">
            <text:p>14189236548305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1]-[.$B$2])/1000000000" office:value-type="float" office:value="1123.069589504" calcext:value-type="float">
            <text:p>1123.069589504</text:p>
          </table:table-cell>
          <table:table-cell office:value-type="float" office:value="1.41892365616335E+018" calcext:value-type="float">
            <text:p>14189236561633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2]-[.$B$2])/1000000000" office:value-type="float" office:value="1124.412722688" calcext:value-type="float">
            <text:p>1124.412722688</text:p>
          </table:table-cell>
          <table:table-cell office:value-type="float" office:value="1.41892365750648E+018" calcext:value-type="float">
            <text:p>14189236575064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3]-[.$B$2])/1000000000" office:value-type="float" office:value="1125.781497344" calcext:value-type="float">
            <text:p>1125.781497344</text:p>
          </table:table-cell>
          <table:table-cell office:value-type="float" office:value="1.41892365887525E+018" calcext:value-type="float">
            <text:p>14189236588752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4]-[.$B$2])/1000000000" office:value-type="float" office:value="1127.138097664" calcext:value-type="float">
            <text:p>1127.138097664</text:p>
          </table:table-cell>
          <table:table-cell office:value-type="float" office:value="1.41892366023185E+018" calcext:value-type="float">
            <text:p>14189236602318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5]-[.$B$2])/1000000000" office:value-type="float" office:value="1128.473000704" calcext:value-type="float">
            <text:p>1128.473000704</text:p>
          </table:table-cell>
          <table:table-cell office:value-type="float" office:value="1.41892366156676E+018" calcext:value-type="float">
            <text:p>14189236615667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6]-[.$B$2])/1000000000" office:value-type="float" office:value="1129.814162176" calcext:value-type="float">
            <text:p>1129.814162176</text:p>
          </table:table-cell>
          <table:table-cell office:value-type="float" office:value="1.41892366290792E+018" calcext:value-type="float">
            <text:p>14189236629079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([.B877]-[.$B$2])/1000000000" office:value-type="float" office:value="1131.158433792" calcext:value-type="float">
            <text:p>1131.158433792</text:p>
          </table:table-cell>
          <table:table-cell office:value-type="float" office:value="1.41892366425219E+018" calcext:value-type="float">
            <text:p>14189236642521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78]-[.$B$2])/1000000000" office:value-type="float" office:value="1132.520174592" calcext:value-type="float">
            <text:p>1132.520174592</text:p>
          </table:table-cell>
          <table:table-cell office:value-type="float" office:value="1.41892366561393E+018" calcext:value-type="float">
            <text:p>14189236656139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79]-[.$B$2])/1000000000" office:value-type="float" office:value="1133.855920128" calcext:value-type="float">
            <text:p>1133.855920128</text:p>
          </table:table-cell>
          <table:table-cell office:value-type="float" office:value="1.41892366694968E+018" calcext:value-type="float">
            <text:p>14189236669496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0]-[.$B$2])/1000000000" office:value-type="float" office:value="1135.187671296" calcext:value-type="float">
            <text:p>1135.187671296</text:p>
          </table:table-cell>
          <table:table-cell office:value-type="float" office:value="1.41892366828143E+018" calcext:value-type="float">
            <text:p>14189236682814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1]-[.$B$2])/1000000000" office:value-type="float" office:value="1136.530694656" calcext:value-type="float">
            <text:p>1136.530694656</text:p>
          </table:table-cell>
          <table:table-cell office:value-type="float" office:value="1.41892366962445E+018" calcext:value-type="float">
            <text:p>14189236696244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2]-[.$B$2])/1000000000" office:value-type="float" office:value="1137.856429312" calcext:value-type="float">
            <text:p>1137.856429312</text:p>
          </table:table-cell>
          <table:table-cell office:value-type="float" office:value="1.41892367095019E+018" calcext:value-type="float">
            <text:p>14189236709501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3]-[.$B$2])/1000000000" office:value-type="float" office:value="1139.233703168" calcext:value-type="float">
            <text:p>1139.233703168</text:p>
          </table:table-cell>
          <table:table-cell office:value-type="float" office:value="1.41892367232746E+018" calcext:value-type="float">
            <text:p>14189236723274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4]-[.$B$2])/1000000000" office:value-type="float" office:value="1140.590078464" calcext:value-type="float">
            <text:p>1140.590078464</text:p>
          </table:table-cell>
          <table:table-cell office:value-type="float" office:value="1.41892367368384E+018" calcext:value-type="float">
            <text:p>14189236736838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5]-[.$B$2])/1000000000" office:value-type="float" office:value="1141.942577664" calcext:value-type="float">
            <text:p>1141.942577664</text:p>
          </table:table-cell>
          <table:table-cell office:value-type="float" office:value="1.41892367503633E+018" calcext:value-type="float">
            <text:p>14189236750363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6]-[.$B$2])/1000000000" office:value-type="float" office:value="1143.308696576" calcext:value-type="float">
            <text:p>1143.308696576</text:p>
          </table:table-cell>
          <table:table-cell office:value-type="float" office:value="1.41892367640245E+018" calcext:value-type="float">
            <text:p>14189236764024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7]-[.$B$2])/1000000000" office:value-type="float" office:value="1144.667083264" calcext:value-type="float">
            <text:p>1144.667083264</text:p>
          </table:table-cell>
          <table:table-cell office:value-type="float" office:value="1.41892367776084E+018" calcext:value-type="float">
            <text:p>14189236777608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8]-[.$B$2])/1000000000" office:value-type="float" office:value="1146.00052224" calcext:value-type="float">
            <text:p>1146.00052224</text:p>
          </table:table-cell>
          <table:table-cell office:value-type="float" office:value="1.41892367909428E+018" calcext:value-type="float">
            <text:p>14189236790942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89]-[.$B$2])/1000000000" office:value-type="float" office:value="1147.346514944" calcext:value-type="float">
            <text:p>1147.346514944</text:p>
          </table:table-cell>
          <table:table-cell office:value-type="float" office:value="1.41892368044027E+018" calcext:value-type="float">
            <text:p>14189236804402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0]-[.$B$2])/1000000000" office:value-type="float" office:value="1148.686393344" calcext:value-type="float">
            <text:p>1148.686393344</text:p>
          </table:table-cell>
          <table:table-cell office:value-type="float" office:value="1.41892368178015E+018" calcext:value-type="float">
            <text:p>14189236817801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1]-[.$B$2])/1000000000" office:value-type="float" office:value="1149.999470336" calcext:value-type="float">
            <text:p>1149.999470336</text:p>
          </table:table-cell>
          <table:table-cell office:value-type="float" office:value="1.41892368309323E+018" calcext:value-type="float">
            <text:p>14189236830932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2]-[.$B$2])/1000000000" office:value-type="float" office:value="1151.352242432" calcext:value-type="float">
            <text:p>1151.352242432</text:p>
          </table:table-cell>
          <table:table-cell office:value-type="float" office:value="1.418923684446E+018" calcext:value-type="float">
            <text:p>14189236844460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3]-[.$B$2])/1000000000" office:value-type="float" office:value="1152.703428608" calcext:value-type="float">
            <text:p>1152.703428608</text:p>
          </table:table-cell>
          <table:table-cell office:value-type="float" office:value="1.41892368579719E+018" calcext:value-type="float">
            <text:p>14189236857971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4]-[.$B$2])/1000000000" office:value-type="float" office:value="1154.0127104" calcext:value-type="float">
            <text:p>1154.0127104</text:p>
          </table:table-cell>
          <table:table-cell office:value-type="float" office:value="1.41892368710647E+018" calcext:value-type="float">
            <text:p>14189236871064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5]-[.$B$2])/1000000000" office:value-type="float" office:value="1155.371594496" calcext:value-type="float">
            <text:p>1155.371594496</text:p>
          </table:table-cell>
          <table:table-cell office:value-type="float" office:value="1.41892368846535E+018" calcext:value-type="float">
            <text:p>14189236884653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6]-[.$B$2])/1000000000" office:value-type="float" office:value="1156.716235008" calcext:value-type="float">
            <text:p>1156.716235008</text:p>
          </table:table-cell>
          <table:table-cell office:value-type="float" office:value="1.41892368980999E+018" calcext:value-type="float">
            <text:p>14189236898099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([.B897]-[.$B$2])/1000000000" office:value-type="float" office:value="1158.034744064" calcext:value-type="float">
            <text:p>1158.034744064</text:p>
          </table:table-cell>
          <table:table-cell office:value-type="float" office:value="1.4189236911285E+018" calcext:value-type="float">
            <text:p>14189236911285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([.B898]-[.$B$2])/1000000000" office:value-type="float" office:value="1159.367376896" calcext:value-type="float">
            <text:p>1159.367376896</text:p>
          </table:table-cell>
          <table:table-cell office:value-type="float" office:value="1.41892369246113E+018" calcext:value-type="float">
            <text:p>14189236924611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([.B899]-[.$B$2])/1000000000" office:value-type="float" office:value="1160.689551104" calcext:value-type="float">
            <text:p>1160.689551104</text:p>
          </table:table-cell>
          <table:table-cell office:value-type="float" office:value="1.41892369378331E+018" calcext:value-type="float">
            <text:p>14189236937833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([.B900]-[.$B$2])/1000000000" office:value-type="float" office:value="1162.030685952" calcext:value-type="float">
            <text:p>1162.030685952</text:p>
          </table:table-cell>
          <table:table-cell office:value-type="float" office:value="1.41892369512444E+018" calcext:value-type="float">
            <text:p>14189236951244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([.B901]-[.$B$2])/1000000000" office:value-type="float" office:value="1163.376040192" calcext:value-type="float">
            <text:p>1163.376040192</text:p>
          </table:table-cell>
          <table:table-cell office:value-type="float" office:value="1.4189236964698E+018" calcext:value-type="float">
            <text:p>14189236964698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([.B902]-[.$B$2])/1000000000" office:value-type="float" office:value="1164.695566336" calcext:value-type="float">
            <text:p>1164.695566336</text:p>
          </table:table-cell>
          <table:table-cell office:value-type="float" office:value="1.41892369778932E+018" calcext:value-type="float">
            <text:p>14189236977893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([.B903]-[.$B$2])/1000000000" office:value-type="float" office:value="1166.014127616" calcext:value-type="float">
            <text:p>1166.014127616</text:p>
          </table:table-cell>
          <table:table-cell office:value-type="float" office:value="1.41892369910788E+018" calcext:value-type="float">
            <text:p>14189236991078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04]-[.$B$2])/1000000000" office:value-type="float" office:value="1167.346199296" calcext:value-type="float">
            <text:p>1167.346199296</text:p>
          </table:table-cell>
          <table:table-cell office:value-type="float" office:value="1.41892370043996E+018" calcext:value-type="float">
            <text:p>14189237004399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05]-[.$B$2])/1000000000" office:value-type="float" office:value="1168.702704128" calcext:value-type="float">
            <text:p>1168.702704128</text:p>
          </table:table-cell>
          <table:table-cell office:value-type="float" office:value="1.41892370179646E+018" calcext:value-type="float">
            <text:p>14189237017964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06]-[.$B$2])/1000000000" office:value-type="float" office:value="1170.073911808" calcext:value-type="float">
            <text:p>1170.073911808</text:p>
          </table:table-cell>
          <table:table-cell office:value-type="float" office:value="1.41892370316767E+018" calcext:value-type="float">
            <text:p>14189237031676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07]-[.$B$2])/1000000000" office:value-type="float" office:value="1171.42670464" calcext:value-type="float">
            <text:p>1171.42670464</text:p>
          </table:table-cell>
          <table:table-cell office:value-type="float" office:value="1.41892370452046E+018" calcext:value-type="float">
            <text:p>14189237045204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08]-[.$B$2])/1000000000" office:value-type="float" office:value="1172.747402752" calcext:value-type="float">
            <text:p>1172.747402752</text:p>
          </table:table-cell>
          <table:table-cell office:value-type="float" office:value="1.41892370584116E+018" calcext:value-type="float">
            <text:p>14189237058411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09]-[.$B$2])/1000000000" office:value-type="float" office:value="1174.083207168" calcext:value-type="float">
            <text:p>1174.083207168</text:p>
          </table:table-cell>
          <table:table-cell office:value-type="float" office:value="1.41892370717696E+018" calcext:value-type="float">
            <text:p>14189237071769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10]-[.$B$2])/1000000000" office:value-type="float" office:value="1175.41955584" calcext:value-type="float">
            <text:p>1175.41955584</text:p>
          </table:table-cell>
          <table:table-cell office:value-type="float" office:value="1.41892370851331E+018" calcext:value-type="float">
            <text:p>14189237085133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([.B911]-[.$B$2])/1000000000" office:value-type="float" office:value="1176.780532992" calcext:value-type="float">
            <text:p>1176.780532992</text:p>
          </table:table-cell>
          <table:table-cell office:value-type="float" office:value="1.41892370987429E+018" calcext:value-type="float">
            <text:p>14189237098742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2]-[.$B$2])/1000000000" office:value-type="float" office:value="1178.107463168" calcext:value-type="float">
            <text:p>1178.107463168</text:p>
          </table:table-cell>
          <table:table-cell office:value-type="float" office:value="1.41892371120122E+018" calcext:value-type="float">
            <text:p>14189237112012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3]-[.$B$2])/1000000000" office:value-type="float" office:value="1179.45251328" calcext:value-type="float">
            <text:p>1179.45251328</text:p>
          </table:table-cell>
          <table:table-cell office:value-type="float" office:value="1.41892371254627E+018" calcext:value-type="float">
            <text:p>14189237125462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4]-[.$B$2])/1000000000" office:value-type="float" office:value="1180.811635968" calcext:value-type="float">
            <text:p>1180.811635968</text:p>
          </table:table-cell>
          <table:table-cell office:value-type="float" office:value="1.41892371390539E+018" calcext:value-type="float">
            <text:p>14189237139053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5]-[.$B$2])/1000000000" office:value-type="float" office:value="1182.155042304" calcext:value-type="float">
            <text:p>1182.155042304</text:p>
          </table:table-cell>
          <table:table-cell office:value-type="float" office:value="1.4189237152488E+018" calcext:value-type="float">
            <text:p>14189237152488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6]-[.$B$2])/1000000000" office:value-type="float" office:value="1183.488036608" calcext:value-type="float">
            <text:p>1183.488036608</text:p>
          </table:table-cell>
          <table:table-cell office:value-type="float" office:value="1.41892371658179E+018" calcext:value-type="float">
            <text:p>14189237165817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7]-[.$B$2])/1000000000" office:value-type="float" office:value="1184.809903872" calcext:value-type="float">
            <text:p>1184.809903872</text:p>
          </table:table-cell>
          <table:table-cell office:value-type="float" office:value="1.41892371790366E+018" calcext:value-type="float">
            <text:p>14189237179036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8]-[.$B$2])/1000000000" office:value-type="float" office:value="1186.138028032" calcext:value-type="float">
            <text:p>1186.138028032</text:p>
          </table:table-cell>
          <table:table-cell office:value-type="float" office:value="1.41892371923179E+018" calcext:value-type="float">
            <text:p>14189237192317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19]-[.$B$2])/1000000000" office:value-type="float" office:value="1187.509660928" calcext:value-type="float">
            <text:p>1187.509660928</text:p>
          </table:table-cell>
          <table:table-cell office:value-type="float" office:value="1.41892372060342E+018" calcext:value-type="float">
            <text:p>14189237206034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20]-[.$B$2])/1000000000" office:value-type="float" office:value="1188.82939904" calcext:value-type="float">
            <text:p>1188.82939904</text:p>
          </table:table-cell>
          <table:table-cell office:value-type="float" office:value="1.41892372192316E+018" calcext:value-type="float">
            <text:p>14189237219231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([.B921]-[.$B$2])/1000000000" office:value-type="float" office:value="1190.202992128" calcext:value-type="float">
            <text:p>1190.202992128</text:p>
          </table:table-cell>
          <table:table-cell office:value-type="float" office:value="1.41892372329675E+018" calcext:value-type="float">
            <text:p>14189237232967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2]-[.$B$2])/1000000000" office:value-type="float" office:value="1191.535816192" calcext:value-type="float">
            <text:p>1191.535816192</text:p>
          </table:table-cell>
          <table:table-cell office:value-type="float" office:value="1.41892372462957E+018" calcext:value-type="float">
            <text:p>14189237246295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3]-[.$B$2])/1000000000" office:value-type="float" office:value="1192.86778624" calcext:value-type="float">
            <text:p>1192.86778624</text:p>
          </table:table-cell>
          <table:table-cell office:value-type="float" office:value="1.41892372596154E+018" calcext:value-type="float">
            <text:p>14189237259615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4]-[.$B$2])/1000000000" office:value-type="float" office:value="1194.19074304" calcext:value-type="float">
            <text:p>1194.19074304</text:p>
          </table:table-cell>
          <table:table-cell office:value-type="float" office:value="1.4189237272845E+018" calcext:value-type="float">
            <text:p>14189237272845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5]-[.$B$2])/1000000000" office:value-type="float" office:value="1195.536663552" calcext:value-type="float">
            <text:p>1195.536663552</text:p>
          </table:table-cell>
          <table:table-cell office:value-type="float" office:value="1.41892372863042E+018" calcext:value-type="float">
            <text:p>14189237286304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6]-[.$B$2])/1000000000" office:value-type="float" office:value="1196.851926016" calcext:value-type="float">
            <text:p>1196.851926016</text:p>
          </table:table-cell>
          <table:table-cell office:value-type="float" office:value="1.41892372994568E+018" calcext:value-type="float">
            <text:p>14189237299456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7]-[.$B$2])/1000000000" office:value-type="float" office:value="1198.225089792" calcext:value-type="float">
            <text:p>1198.225089792</text:p>
          </table:table-cell>
          <table:table-cell office:value-type="float" office:value="1.41892373131885E+018" calcext:value-type="float">
            <text:p>14189237313188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8]-[.$B$2])/1000000000" office:value-type="float" office:value="1199.54064896" calcext:value-type="float">
            <text:p>1199.54064896</text:p>
          </table:table-cell>
          <table:table-cell office:value-type="float" office:value="1.41892373263441E+018" calcext:value-type="float">
            <text:p>14189237326344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29]-[.$B$2])/1000000000" office:value-type="float" office:value="1200.913630208" calcext:value-type="float">
            <text:p>1200.913630208</text:p>
          </table:table-cell>
          <table:table-cell office:value-type="float" office:value="1.41892373400739E+018" calcext:value-type="float">
            <text:p>14189237340073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0]-[.$B$2])/1000000000" office:value-type="float" office:value="1202.254027264" calcext:value-type="float">
            <text:p>1202.254027264</text:p>
          </table:table-cell>
          <table:table-cell office:value-type="float" office:value="1.41892373534778E+018" calcext:value-type="float">
            <text:p>14189237353477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1]-[.$B$2])/1000000000" office:value-type="float" office:value="1203.624672" calcext:value-type="float">
            <text:p>1203.624672</text:p>
          </table:table-cell>
          <table:table-cell office:value-type="float" office:value="1.41892373671843E+018" calcext:value-type="float">
            <text:p>14189237367184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2]-[.$B$2])/1000000000" office:value-type="float" office:value="1204.944154368" calcext:value-type="float">
            <text:p>1204.944154368</text:p>
          </table:table-cell>
          <table:table-cell office:value-type="float" office:value="1.41892373803791E+018" calcext:value-type="float">
            <text:p>14189237380379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3]-[.$B$2])/1000000000" office:value-type="float" office:value="1206.29630208" calcext:value-type="float">
            <text:p>1206.29630208</text:p>
          </table:table-cell>
          <table:table-cell office:value-type="float" office:value="1.41892373939006E+018" calcext:value-type="float">
            <text:p>14189237393900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4]-[.$B$2])/1000000000" office:value-type="float" office:value="1207.63418112" calcext:value-type="float">
            <text:p>1207.63418112</text:p>
          </table:table-cell>
          <table:table-cell office:value-type="float" office:value="1.41892374072794E+018" calcext:value-type="float">
            <text:p>14189237407279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5]-[.$B$2])/1000000000" office:value-type="float" office:value="1208.949340928" calcext:value-type="float">
            <text:p>1208.949340928</text:p>
          </table:table-cell>
          <table:table-cell office:value-type="float" office:value="1.4189237420431E+018" calcext:value-type="float">
            <text:p>14189237420431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6]-[.$B$2])/1000000000" office:value-type="float" office:value="1210.296697856" calcext:value-type="float">
            <text:p>1210.296697856</text:p>
          </table:table-cell>
          <table:table-cell office:value-type="float" office:value="1.41892374339045E+018" calcext:value-type="float">
            <text:p>14189237433904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7]-[.$B$2])/1000000000" office:value-type="float" office:value="1211.672611328" calcext:value-type="float">
            <text:p>1211.672611328</text:p>
          </table:table-cell>
          <table:table-cell office:value-type="float" office:value="1.41892374476637E+018" calcext:value-type="float">
            <text:p>14189237447663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8]-[.$B$2])/1000000000" office:value-type="float" office:value="1212.998031104" calcext:value-type="float">
            <text:p>1212.998031104</text:p>
          </table:table-cell>
          <table:table-cell office:value-type="float" office:value="1.41892374609179E+018" calcext:value-type="float">
            <text:p>14189237460917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39]-[.$B$2])/1000000000" office:value-type="float" office:value="1214.340105216" calcext:value-type="float">
            <text:p>1214.340105216</text:p>
          </table:table-cell>
          <table:table-cell office:value-type="float" office:value="1.41892374743386E+018" calcext:value-type="float">
            <text:p>14189237474338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0]-[.$B$2])/1000000000" office:value-type="float" office:value="1215.675207936" calcext:value-type="float">
            <text:p>1215.675207936</text:p>
          </table:table-cell>
          <table:table-cell office:value-type="float" office:value="1.41892374876896E+018" calcext:value-type="float">
            <text:p>14189237487689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1]-[.$B$2])/1000000000" office:value-type="float" office:value="1217.026551808" calcext:value-type="float">
            <text:p>1217.026551808</text:p>
          </table:table-cell>
          <table:table-cell office:value-type="float" office:value="1.41892375012031E+018" calcext:value-type="float">
            <text:p>14189237501203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2]-[.$B$2])/1000000000" office:value-type="float" office:value="1218.361153792" calcext:value-type="float">
            <text:p>1218.361153792</text:p>
          </table:table-cell>
          <table:table-cell office:value-type="float" office:value="1.41892375145491E+018" calcext:value-type="float">
            <text:p>14189237514549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3]-[.$B$2])/1000000000" office:value-type="float" office:value="1219.704020992" calcext:value-type="float">
            <text:p>1219.704020992</text:p>
          </table:table-cell>
          <table:table-cell office:value-type="float" office:value="1.41892375279778E+018" calcext:value-type="float">
            <text:p>14189237527977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4]-[.$B$2])/1000000000" office:value-type="float" office:value="1221.011859968" calcext:value-type="float">
            <text:p>1221.011859968</text:p>
          </table:table-cell>
          <table:table-cell office:value-type="float" office:value="1.41892375410562E+018" calcext:value-type="float">
            <text:p>14189237541056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5]-[.$B$2])/1000000000" office:value-type="float" office:value="1222.358045952" calcext:value-type="float">
            <text:p>1222.358045952</text:p>
          </table:table-cell>
          <table:table-cell office:value-type="float" office:value="1.4189237554518E+018" calcext:value-type="float">
            <text:p>14189237554518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6]-[.$B$2])/1000000000" office:value-type="float" office:value="1223.680909568" calcext:value-type="float">
            <text:p>1223.680909568</text:p>
          </table:table-cell>
          <table:table-cell office:value-type="float" office:value="1.41892375677467E+018" calcext:value-type="float">
            <text:p>141892375677467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7]-[.$B$2])/1000000000" office:value-type="float" office:value="1225.008335616" calcext:value-type="float">
            <text:p>1225.008335616</text:p>
          </table:table-cell>
          <table:table-cell office:value-type="float" office:value="1.41892375810209E+018" calcext:value-type="float">
            <text:p>14189237581020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8]-[.$B$2])/1000000000" office:value-type="float" office:value="1226.373147392" calcext:value-type="float">
            <text:p>1226.373147392</text:p>
          </table:table-cell>
          <table:table-cell office:value-type="float" office:value="1.4189237594669E+018" calcext:value-type="float">
            <text:p>14189237594669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49]-[.$B$2])/1000000000" office:value-type="float" office:value="1227.729784576" calcext:value-type="float">
            <text:p>1227.729784576</text:p>
          </table:table-cell>
          <table:table-cell office:value-type="float" office:value="1.41892376082354E+018" calcext:value-type="float">
            <text:p>14189237608235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50]-[.$B$2])/1000000000" office:value-type="float" office:value="1229.05734528" calcext:value-type="float">
            <text:p>1229.05734528</text:p>
          </table:table-cell>
          <table:table-cell office:value-type="float" office:value="1.4189237621511E+018" calcext:value-type="float">
            <text:p>14189237621511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51]-[.$B$2])/1000000000" office:value-type="float" office:value="1230.386899456" calcext:value-type="float">
            <text:p>1230.386899456</text:p>
          </table:table-cell>
          <table:table-cell office:value-type="float" office:value="1.41892376348066E+018" calcext:value-type="float">
            <text:p>14189237634806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([.B952]-[.$B$2])/1000000000" office:value-type="float" office:value="1231.737242624" calcext:value-type="float">
            <text:p>1231.737242624</text:p>
          </table:table-cell>
          <table:table-cell office:value-type="float" office:value="1.418923764831E+018" calcext:value-type="float">
            <text:p>141892376483100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([.B953]-[.$B$2])/1000000000" office:value-type="float" office:value="1233.07416064" calcext:value-type="float">
            <text:p>1233.07416064</text:p>
          </table:table-cell>
          <table:table-cell office:value-type="float" office:value="1.41892376616792E+018" calcext:value-type="float">
            <text:p>14189237661679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([.B954]-[.$B$2])/1000000000" office:value-type="float" office:value="1234.431506944" calcext:value-type="float">
            <text:p>1234.431506944</text:p>
          </table:table-cell>
          <table:table-cell office:value-type="float" office:value="1.41892376752526E+018" calcext:value-type="float">
            <text:p>14189237675252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55]-[.$B$2])/1000000000" office:value-type="float" office:value="1235.76765696" calcext:value-type="float">
            <text:p>1235.76765696</text:p>
          </table:table-cell>
          <table:table-cell office:value-type="float" office:value="1.41892376886141E+018" calcext:value-type="float">
            <text:p>14189237688614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56]-[.$B$2])/1000000000" office:value-type="float" office:value="1237.092859136" calcext:value-type="float">
            <text:p>1237.092859136</text:p>
          </table:table-cell>
          <table:table-cell office:value-type="float" office:value="1.41892377018662E+018" calcext:value-type="float">
            <text:p>141892377018662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57]-[.$B$2])/1000000000" office:value-type="float" office:value="1238.475830272" calcext:value-type="float">
            <text:p>1238.475830272</text:p>
          </table:table-cell>
          <table:table-cell office:value-type="float" office:value="1.41892377156959E+018" calcext:value-type="float">
            <text:p>14189237715695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58]-[.$B$2])/1000000000" office:value-type="float" office:value="1239.900105728" calcext:value-type="float">
            <text:p>1239.900105728</text:p>
          </table:table-cell>
          <table:table-cell office:value-type="float" office:value="1.41892377299386E+018" calcext:value-type="float">
            <text:p>14189237729938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59]-[.$B$2])/1000000000" office:value-type="float" office:value="1241.24577408" calcext:value-type="float">
            <text:p>1241.24577408</text:p>
          </table:table-cell>
          <table:table-cell office:value-type="float" office:value="1.41892377433953E+018" calcext:value-type="float">
            <text:p>141892377433953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60]-[.$B$2])/1000000000" office:value-type="float" office:value="1242.584231168" calcext:value-type="float">
            <text:p>1242.584231168</text:p>
          </table:table-cell>
          <table:table-cell office:value-type="float" office:value="1.41892377567799E+018" calcext:value-type="float">
            <text:p>14189237756779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61]-[.$B$2])/1000000000" office:value-type="float" office:value="1243.990256896" calcext:value-type="float">
            <text:p>1243.990256896</text:p>
          </table:table-cell>
          <table:table-cell office:value-type="float" office:value="1.41892377708401E+018" calcext:value-type="float">
            <text:p>141892377708401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62]-[.$B$2])/1000000000" office:value-type="float" office:value="1245.381607936" calcext:value-type="float">
            <text:p>1245.381607936</text:p>
          </table:table-cell>
          <table:table-cell office:value-type="float" office:value="1.41892377847536E+018" calcext:value-type="float">
            <text:p>141892377847536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([.B963]-[.$B$2])/1000000000" office:value-type="float" office:value="1246.738395136" calcext:value-type="float">
            <text:p>1246.738395136</text:p>
          </table:table-cell>
          <table:table-cell office:value-type="float" office:value="1.41892377983215E+018" calcext:value-type="float">
            <text:p>14189237798321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([.B964]-[.$B$2])/1000000000" office:value-type="float" office:value="1248.081419008" calcext:value-type="float">
            <text:p>1248.081419008</text:p>
          </table:table-cell>
          <table:table-cell office:value-type="float" office:value="1.41892378117518E+018" calcext:value-type="float">
            <text:p>141892378117518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([.B965]-[.$B$2])/1000000000" office:value-type="float" office:value="1249.492480768" calcext:value-type="float">
            <text:p>1249.492480768</text:p>
          </table:table-cell>
          <table:table-cell office:value-type="float" office:value="1.41892378258624E+018" calcext:value-type="float">
            <text:p>14189237825862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([.B966]-[.$B$2])/1000000000" office:value-type="float" office:value="1250.832297728" calcext:value-type="float">
            <text:p>1250.832297728</text:p>
          </table:table-cell>
          <table:table-cell office:value-type="float" office:value="1.41892378392605E+018" calcext:value-type="float">
            <text:p>14189237839260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([.B967]-[.$B$2])/1000000000" office:value-type="float" office:value="1252.182430208" calcext:value-type="float">
            <text:p>1252.182430208</text:p>
          </table:table-cell>
          <table:table-cell office:value-type="float" office:value="1.41892378527619E+018" calcext:value-type="float">
            <text:p>141892378527619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([.B968]-[.$B$2])/1000000000" office:value-type="float" office:value="1253.557995776" calcext:value-type="float">
            <text:p>1253.557995776</text:p>
          </table:table-cell>
          <table:table-cell office:value-type="float" office:value="1.41892378665175E+018" calcext:value-type="float">
            <text:p>141892378665175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([.B969]-[.$B$2])/1000000000" office:value-type="float" office:value="1254.891387904" calcext:value-type="float">
            <text:p>1254.891387904</text:p>
          </table:table-cell>
          <table:table-cell office:value-type="float" office:value="1.41892378798514E+018" calcext:value-type="float">
            <text:p>1418923787985140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([.B970]-[.$B$2])/1000000000" office:value-type="float" office:value="1256.392313088" calcext:value-type="float">
            <text:p>1256.392313088</text:p>
          </table:table-cell>
          <table:table-cell office:value-type="float" office:value="1.41892378948607E+018" calcext:value-type="float">
            <text:p>14189237894860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1]-[.$B$2])/1000000000" office:value-type="float" office:value="1257.73989632" calcext:value-type="float">
            <text:p>1257.73989632</text:p>
          </table:table-cell>
          <table:table-cell office:value-type="float" office:value="1.41892379083365E+018" calcext:value-type="float">
            <text:p>14189237908336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2]-[.$B$2])/1000000000" office:value-type="float" office:value="1259.07633536" calcext:value-type="float">
            <text:p>1259.07633536</text:p>
          </table:table-cell>
          <table:table-cell office:value-type="float" office:value="1.41892379217009E+018" calcext:value-type="float">
            <text:p>14189237921700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3]-[.$B$2])/1000000000" office:value-type="float" office:value="1260.42669824" calcext:value-type="float">
            <text:p>1260.42669824</text:p>
          </table:table-cell>
          <table:table-cell office:value-type="float" office:value="1.41892379352046E+018" calcext:value-type="float">
            <text:p>14189237935204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4]-[.$B$2])/1000000000" office:value-type="float" office:value="1261.800049664" calcext:value-type="float">
            <text:p>1261.800049664</text:p>
          </table:table-cell>
          <table:table-cell office:value-type="float" office:value="1.41892379489381E+018" calcext:value-type="float">
            <text:p>14189237948938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5]-[.$B$2])/1000000000" office:value-type="float" office:value="1263.147264768" calcext:value-type="float">
            <text:p>1263.147264768</text:p>
          </table:table-cell>
          <table:table-cell office:value-type="float" office:value="1.41892379624102E+018" calcext:value-type="float">
            <text:p>14189237962410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6]-[.$B$2])/1000000000" office:value-type="float" office:value="1264.520530944" calcext:value-type="float">
            <text:p>1264.520530944</text:p>
          </table:table-cell>
          <table:table-cell office:value-type="float" office:value="1.41892379761429E+018" calcext:value-type="float">
            <text:p>14189237976142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7]-[.$B$2])/1000000000" office:value-type="float" office:value="1265.863078912" calcext:value-type="float">
            <text:p>1265.863078912</text:p>
          </table:table-cell>
          <table:table-cell office:value-type="float" office:value="1.41892379895684E+018" calcext:value-type="float">
            <text:p>14189237989568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8]-[.$B$2])/1000000000" office:value-type="float" office:value="1267.206359296" calcext:value-type="float">
            <text:p>1267.206359296</text:p>
          </table:table-cell>
          <table:table-cell office:value-type="float" office:value="1.41892380030012E+018" calcext:value-type="float">
            <text:p>14189238003001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79]-[.$B$2])/1000000000" office:value-type="float" office:value="1268.581833472" calcext:value-type="float">
            <text:p>1268.581833472</text:p>
          </table:table-cell>
          <table:table-cell office:value-type="float" office:value="1.41892380167559E+018" calcext:value-type="float">
            <text:p>14189238016755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0]-[.$B$2])/1000000000" office:value-type="float" office:value="1269.940490496" calcext:value-type="float">
            <text:p>1269.940490496</text:p>
          </table:table-cell>
          <table:table-cell office:value-type="float" office:value="1.41892380303425E+018" calcext:value-type="float">
            <text:p>14189238030342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1]-[.$B$2])/1000000000" office:value-type="float" office:value="1271.330890752" calcext:value-type="float">
            <text:p>1271.330890752</text:p>
          </table:table-cell>
          <table:table-cell office:value-type="float" office:value="1.41892380442465E+018" calcext:value-type="float">
            <text:p>14189238044246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2]-[.$B$2])/1000000000" office:value-type="float" office:value="1272.661798656" calcext:value-type="float">
            <text:p>1272.661798656</text:p>
          </table:table-cell>
          <table:table-cell office:value-type="float" office:value="1.41892380575556E+018" calcext:value-type="float">
            <text:p>14189238057555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3]-[.$B$2])/1000000000" office:value-type="float" office:value="1274.020235264" calcext:value-type="float">
            <text:p>1274.020235264</text:p>
          </table:table-cell>
          <table:table-cell office:value-type="float" office:value="1.41892380711399E+018" calcext:value-type="float">
            <text:p>14189238071139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4]-[.$B$2])/1000000000" office:value-type="float" office:value="1275.504900096" calcext:value-type="float">
            <text:p>1275.504900096</text:p>
          </table:table-cell>
          <table:table-cell office:value-type="float" office:value="1.41892380859866E+018" calcext:value-type="float">
            <text:p>14189238085986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5]-[.$B$2])/1000000000" office:value-type="float" office:value="1276.867439616" calcext:value-type="float">
            <text:p>1276.867439616</text:p>
          </table:table-cell>
          <table:table-cell office:value-type="float" office:value="1.4189238099612E+018" calcext:value-type="float">
            <text:p>14189238099612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6]-[.$B$2])/1000000000" office:value-type="float" office:value="1278.222435328" calcext:value-type="float">
            <text:p>1278.222435328</text:p>
          </table:table-cell>
          <table:table-cell office:value-type="float" office:value="1.41892381131619E+018" calcext:value-type="float">
            <text:p>14189238113161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7]-[.$B$2])/1000000000" office:value-type="float" office:value="1279.611135488" calcext:value-type="float">
            <text:p>1279.611135488</text:p>
          </table:table-cell>
          <table:table-cell office:value-type="float" office:value="1.41892381270489E+018" calcext:value-type="float">
            <text:p>14189238127048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8]-[.$B$2])/1000000000" office:value-type="float" office:value="1281.007801344" calcext:value-type="float">
            <text:p>1281.007801344</text:p>
          </table:table-cell>
          <table:table-cell office:value-type="float" office:value="1.41892381410156E+018" calcext:value-type="float">
            <text:p>14189238141015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89]-[.$B$2])/1000000000" office:value-type="float" office:value="1282.371678464" calcext:value-type="float">
            <text:p>1282.371678464</text:p>
          </table:table-cell>
          <table:table-cell office:value-type="float" office:value="1.41892381546544E+018" calcext:value-type="float">
            <text:p>14189238154654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90]-[.$B$2])/1000000000" office:value-type="float" office:value="1283.77062144" calcext:value-type="float">
            <text:p>1283.77062144</text:p>
          </table:table-cell>
          <table:table-cell office:value-type="float" office:value="1.41892381686438E+018" calcext:value-type="float">
            <text:p>14189238168643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91]-[.$B$2])/1000000000" office:value-type="float" office:value="1285.129927936" calcext:value-type="float">
            <text:p>1285.129927936</text:p>
          </table:table-cell>
          <table:table-cell office:value-type="float" office:value="1.41892381822369E+018" calcext:value-type="float">
            <text:p>14189238182236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([.B992]-[.$B$2])/1000000000" office:value-type="float" office:value="1286.475877376" calcext:value-type="float">
            <text:p>1286.475877376</text:p>
          </table:table-cell>
          <table:table-cell office:value-type="float" office:value="1.41892381956963E+018" calcext:value-type="float">
            <text:p>14189238195696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3]-[.$B$2])/1000000000" office:value-type="float" office:value="1287.890918912" calcext:value-type="float">
            <text:p>1287.890918912</text:p>
          </table:table-cell>
          <table:table-cell office:value-type="float" office:value="1.41892382098468E+018" calcext:value-type="float">
            <text:p>14189238209846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4]-[.$B$2])/1000000000" office:value-type="float" office:value="1289.270120192" calcext:value-type="float">
            <text:p>1289.270120192</text:p>
          </table:table-cell>
          <table:table-cell office:value-type="float" office:value="1.41892382236388E+018" calcext:value-type="float">
            <text:p>14189238223638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5]-[.$B$2])/1000000000" office:value-type="float" office:value="1290.659157504" calcext:value-type="float">
            <text:p>1290.659157504</text:p>
          </table:table-cell>
          <table:table-cell office:value-type="float" office:value="1.41892382375291E+018" calcext:value-type="float">
            <text:p>14189238237529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6]-[.$B$2])/1000000000" office:value-type="float" office:value="1292.066634752" calcext:value-type="float">
            <text:p>1292.066634752</text:p>
          </table:table-cell>
          <table:table-cell office:value-type="float" office:value="1.41892382516039E+018" calcext:value-type="float">
            <text:p>14189238251603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7]-[.$B$2])/1000000000" office:value-type="float" office:value="1293.502995712" calcext:value-type="float">
            <text:p>1293.502995712</text:p>
          </table:table-cell>
          <table:table-cell office:value-type="float" office:value="1.41892382659675E+018" calcext:value-type="float">
            <text:p>14189238265967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8]-[.$B$2])/1000000000" office:value-type="float" office:value="1294.872070656" calcext:value-type="float">
            <text:p>1294.872070656</text:p>
          </table:table-cell>
          <table:table-cell office:value-type="float" office:value="1.41892382796583E+018" calcext:value-type="float">
            <text:p>14189238279658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999]-[.$B$2])/1000000000" office:value-type="float" office:value="1296.227894016" calcext:value-type="float">
            <text:p>1296.227894016</text:p>
          </table:table-cell>
          <table:table-cell office:value-type="float" office:value="1.41892382932165E+018" calcext:value-type="float">
            <text:p>14189238293216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0]-[.$B$2])/1000000000" office:value-type="float" office:value="1297.594120448" calcext:value-type="float">
            <text:p>1297.594120448</text:p>
          </table:table-cell>
          <table:table-cell office:value-type="float" office:value="1.41892383068788E+018" calcext:value-type="float">
            <text:p>14189238306878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1]-[.$B$2])/1000000000" office:value-type="float" office:value="1298.92837632" calcext:value-type="float">
            <text:p>1298.92837632</text:p>
          </table:table-cell>
          <table:table-cell office:value-type="float" office:value="1.41892383202213E+018" calcext:value-type="float">
            <text:p>14189238320221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2]-[.$B$2])/1000000000" office:value-type="float" office:value="1300.295885568" calcext:value-type="float">
            <text:p>1300.295885568</text:p>
          </table:table-cell>
          <table:table-cell office:value-type="float" office:value="1.41892383338964E+018" calcext:value-type="float">
            <text:p>14189238333896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3]-[.$B$2])/1000000000" office:value-type="float" office:value="1301.6415232" calcext:value-type="float">
            <text:p>1301.6415232</text:p>
          </table:table-cell>
          <table:table-cell office:value-type="float" office:value="1.41892383473528E+018" calcext:value-type="float">
            <text:p>14189238347352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4]-[.$B$2])/1000000000" office:value-type="float" office:value="1302.996161024" calcext:value-type="float">
            <text:p>1302.996161024</text:p>
          </table:table-cell>
          <table:table-cell office:value-type="float" office:value="1.41892383608992E+018" calcext:value-type="float">
            <text:p>14189238360899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5]-[.$B$2])/1000000000" office:value-type="float" office:value="1304.326068992" calcext:value-type="float">
            <text:p>1304.326068992</text:p>
          </table:table-cell>
          <table:table-cell office:value-type="float" office:value="1.41892383741983E+018" calcext:value-type="float">
            <text:p>14189238374198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6]-[.$B$2])/1000000000" office:value-type="float" office:value="1305.73605632" calcext:value-type="float">
            <text:p>1305.73605632</text:p>
          </table:table-cell>
          <table:table-cell office:value-type="float" office:value="1.41892383882981E+018" calcext:value-type="float">
            <text:p>14189238388298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7]-[.$B$2])/1000000000" office:value-type="float" office:value="1307.086952192" calcext:value-type="float">
            <text:p>1307.086952192</text:p>
          </table:table-cell>
          <table:table-cell office:value-type="float" office:value="1.41892384018071E+018" calcext:value-type="float">
            <text:p>14189238401807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8]-[.$B$2])/1000000000" office:value-type="float" office:value="1308.488308736" calcext:value-type="float">
            <text:p>1308.488308736</text:p>
          </table:table-cell>
          <table:table-cell office:value-type="float" office:value="1.41892384158207E+018" calcext:value-type="float">
            <text:p>14189238415820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09]-[.$B$2])/1000000000" office:value-type="float" office:value="1309.859195136" calcext:value-type="float">
            <text:p>1309.859195136</text:p>
          </table:table-cell>
          <table:table-cell office:value-type="float" office:value="1.41892384295295E+018" calcext:value-type="float">
            <text:p>14189238429529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0]-[.$B$2])/1000000000" office:value-type="float" office:value="1311.337415936" calcext:value-type="float">
            <text:p>1311.337415936</text:p>
          </table:table-cell>
          <table:table-cell office:value-type="float" office:value="1.41892384443117E+018" calcext:value-type="float">
            <text:p>14189238444311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1]-[.$B$2])/1000000000" office:value-type="float" office:value="1312.677835776" calcext:value-type="float">
            <text:p>1312.677835776</text:p>
          </table:table-cell>
          <table:table-cell office:value-type="float" office:value="1.41892384577159E+018" calcext:value-type="float">
            <text:p>14189238457715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2]-[.$B$2])/1000000000" office:value-type="float" office:value="1314.014301696" calcext:value-type="float">
            <text:p>1314.014301696</text:p>
          </table:table-cell>
          <table:table-cell office:value-type="float" office:value="1.41892384710806E+018" calcext:value-type="float">
            <text:p>14189238471080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3]-[.$B$2])/1000000000" office:value-type="float" office:value="1315.353397504" calcext:value-type="float">
            <text:p>1315.353397504</text:p>
          </table:table-cell>
          <table:table-cell office:value-type="float" office:value="1.41892384844715E+018" calcext:value-type="float">
            <text:p>14189238484471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4]-[.$B$2])/1000000000" office:value-type="float" office:value="1316.693510656" calcext:value-type="float">
            <text:p>1316.693510656</text:p>
          </table:table-cell>
          <table:table-cell office:value-type="float" office:value="1.41892384978727E+018" calcext:value-type="float">
            <text:p>14189238497872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5]-[.$B$2])/1000000000" office:value-type="float" office:value="1318.018400512" calcext:value-type="float">
            <text:p>1318.018400512</text:p>
          </table:table-cell>
          <table:table-cell office:value-type="float" office:value="1.41892385111216E+018" calcext:value-type="float">
            <text:p>14189238511121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6]-[.$B$2])/1000000000" office:value-type="float" office:value="1319.387968768" calcext:value-type="float">
            <text:p>1319.387968768</text:p>
          </table:table-cell>
          <table:table-cell office:value-type="float" office:value="1.41892385248173E+018" calcext:value-type="float">
            <text:p>14189238524817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7]-[.$B$2])/1000000000" office:value-type="float" office:value="1320.743022848" calcext:value-type="float">
            <text:p>1320.743022848</text:p>
          </table:table-cell>
          <table:table-cell office:value-type="float" office:value="1.41892385383678E+018" calcext:value-type="float">
            <text:p>14189238538367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8]-[.$B$2])/1000000000" office:value-type="float" office:value="1322.113323264" calcext:value-type="float">
            <text:p>1322.113323264</text:p>
          </table:table-cell>
          <table:table-cell office:value-type="float" office:value="1.41892385520708E+018" calcext:value-type="float">
            <text:p>14189238552070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19]-[.$B$2])/1000000000" office:value-type="float" office:value="1323.487575552" calcext:value-type="float">
            <text:p>1323.487575552</text:p>
          </table:table-cell>
          <table:table-cell office:value-type="float" office:value="1.41892385658133E+018" calcext:value-type="float">
            <text:p>14189238565813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0]-[.$B$2])/1000000000" office:value-type="float" office:value="1324.877073152" calcext:value-type="float">
            <text:p>1324.877073152</text:p>
          </table:table-cell>
          <table:table-cell office:value-type="float" office:value="1.41892385797083E+018" calcext:value-type="float">
            <text:p>14189238579708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1]-[.$B$2])/1000000000" office:value-type="float" office:value="1326.2193536" calcext:value-type="float">
            <text:p>1326.2193536</text:p>
          </table:table-cell>
          <table:table-cell office:value-type="float" office:value="1.41892385931311E+018" calcext:value-type="float">
            <text:p>14189238593131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2]-[.$B$2])/1000000000" office:value-type="float" office:value="1327.587410688" calcext:value-type="float">
            <text:p>1327.587410688</text:p>
          </table:table-cell>
          <table:table-cell office:value-type="float" office:value="1.41892386068117E+018" calcext:value-type="float">
            <text:p>14189238606811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3]-[.$B$2])/1000000000" office:value-type="float" office:value="1328.928111616" calcext:value-type="float">
            <text:p>1328.928111616</text:p>
          </table:table-cell>
          <table:table-cell office:value-type="float" office:value="1.41892386202187E+018" calcext:value-type="float">
            <text:p>14189238620218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4]-[.$B$2])/1000000000" office:value-type="float" office:value="1330.26053504" calcext:value-type="float">
            <text:p>1330.26053504</text:p>
          </table:table-cell>
          <table:table-cell office:value-type="float" office:value="1.41892386335429E+018" calcext:value-type="float">
            <text:p>14189238633542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5]-[.$B$2])/1000000000" office:value-type="float" office:value="1331.594993664" calcext:value-type="float">
            <text:p>1331.594993664</text:p>
          </table:table-cell>
          <table:table-cell office:value-type="float" office:value="1.41892386468875E+018" calcext:value-type="float">
            <text:p>14189238646887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6]-[.$B$2])/1000000000" office:value-type="float" office:value="1332.959446528" calcext:value-type="float">
            <text:p>1332.959446528</text:p>
          </table:table-cell>
          <table:table-cell office:value-type="float" office:value="1.4189238660532E+018" calcext:value-type="float">
            <text:p>14189238660532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7]-[.$B$2])/1000000000" office:value-type="float" office:value="1334.291091968" calcext:value-type="float">
            <text:p>1334.291091968</text:p>
          </table:table-cell>
          <table:table-cell office:value-type="float" office:value="1.41892386738485E+018" calcext:value-type="float">
            <text:p>14189238673848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([.B1028]-[.$B$2])/1000000000" office:value-type="float" office:value="1335.623995392" calcext:value-type="float">
            <text:p>1335.623995392</text:p>
          </table:table-cell>
          <table:table-cell office:value-type="float" office:value="1.41892386871775E+018" calcext:value-type="float">
            <text:p>14189238687177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29]-[.$B$2])/1000000000" office:value-type="float" office:value="1336.992258048" calcext:value-type="float">
            <text:p>1336.992258048</text:p>
          </table:table-cell>
          <table:table-cell office:value-type="float" office:value="1.41892387008602E+018" calcext:value-type="float">
            <text:p>14189238700860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0]-[.$B$2])/1000000000" office:value-type="float" office:value="1338.332479744" calcext:value-type="float">
            <text:p>1338.332479744</text:p>
          </table:table-cell>
          <table:table-cell office:value-type="float" office:value="1.41892387142624E+018" calcext:value-type="float">
            <text:p>14189238714262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1]-[.$B$2])/1000000000" office:value-type="float" office:value="1339.672479232" calcext:value-type="float">
            <text:p>1339.672479232</text:p>
          </table:table-cell>
          <table:table-cell office:value-type="float" office:value="1.41892387276624E+018" calcext:value-type="float">
            <text:p>14189238727662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2]-[.$B$2])/1000000000" office:value-type="float" office:value="1341.026156032" calcext:value-type="float">
            <text:p>1341.026156032</text:p>
          </table:table-cell>
          <table:table-cell office:value-type="float" office:value="1.41892387411991E+018" calcext:value-type="float">
            <text:p>14189238741199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3]-[.$B$2])/1000000000" office:value-type="float" office:value="1342.393349632" calcext:value-type="float">
            <text:p>1342.393349632</text:p>
          </table:table-cell>
          <table:table-cell office:value-type="float" office:value="1.41892387548711E+018" calcext:value-type="float">
            <text:p>14189238754871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4]-[.$B$2])/1000000000" office:value-type="float" office:value="1343.723417088" calcext:value-type="float">
            <text:p>1343.723417088</text:p>
          </table:table-cell>
          <table:table-cell office:value-type="float" office:value="1.41892387681717E+018" calcext:value-type="float">
            <text:p>14189238768171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5]-[.$B$2])/1000000000" office:value-type="float" office:value="1345.106434816" calcext:value-type="float">
            <text:p>1345.106434816</text:p>
          </table:table-cell>
          <table:table-cell office:value-type="float" office:value="1.41892387820019E+018" calcext:value-type="float">
            <text:p>14189238782001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6]-[.$B$2])/1000000000" office:value-type="float" office:value="1346.457275904" calcext:value-type="float">
            <text:p>1346.457275904</text:p>
          </table:table-cell>
          <table:table-cell office:value-type="float" office:value="1.41892387955103E+018" calcext:value-type="float">
            <text:p>14189238795510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7]-[.$B$2])/1000000000" office:value-type="float" office:value="1347.81711872" calcext:value-type="float">
            <text:p>1347.81711872</text:p>
          </table:table-cell>
          <table:table-cell office:value-type="float" office:value="1.41892388091088E+018" calcext:value-type="float">
            <text:p>14189238809108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8]-[.$B$2])/1000000000" office:value-type="float" office:value="1349.176719872" calcext:value-type="float">
            <text:p>1349.176719872</text:p>
          </table:table-cell>
          <table:table-cell office:value-type="float" office:value="1.41892388227048E+018" calcext:value-type="float">
            <text:p>14189238822704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([.B1039]-[.$B$2])/1000000000" office:value-type="float" office:value="1350.515787264" calcext:value-type="float">
            <text:p>1350.515787264</text:p>
          </table:table-cell>
          <table:table-cell office:value-type="float" office:value="1.41892388360954E+018" calcext:value-type="float">
            <text:p>14189238836095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0]-[.$B$2])/1000000000" office:value-type="float" office:value="1351.849447936" calcext:value-type="float">
            <text:p>1351.849447936</text:p>
          </table:table-cell>
          <table:table-cell office:value-type="float" office:value="1.4189238849432E+018" calcext:value-type="float">
            <text:p>14189238849432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1]-[.$B$2])/1000000000" office:value-type="float" office:value="1353.195785216" calcext:value-type="float">
            <text:p>1353.195785216</text:p>
          </table:table-cell>
          <table:table-cell office:value-type="float" office:value="1.41892388628954E+018" calcext:value-type="float">
            <text:p>14189238862895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2]-[.$B$2])/1000000000" office:value-type="float" office:value="1354.561276416" calcext:value-type="float">
            <text:p>1354.561276416</text:p>
          </table:table-cell>
          <table:table-cell office:value-type="float" office:value="1.41892388765503E+018" calcext:value-type="float">
            <text:p>14189238876550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3]-[.$B$2])/1000000000" office:value-type="float" office:value="1355.935975168" calcext:value-type="float">
            <text:p>1355.935975168</text:p>
          </table:table-cell>
          <table:table-cell office:value-type="float" office:value="1.41892388902973E+018" calcext:value-type="float">
            <text:p>14189238890297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4]-[.$B$2])/1000000000" office:value-type="float" office:value="1357.264657152" calcext:value-type="float">
            <text:p>1357.264657152</text:p>
          </table:table-cell>
          <table:table-cell office:value-type="float" office:value="1.41892389035841E+018" calcext:value-type="float">
            <text:p>14189238903584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5]-[.$B$2])/1000000000" office:value-type="float" office:value="1358.62664448" calcext:value-type="float">
            <text:p>1358.62664448</text:p>
          </table:table-cell>
          <table:table-cell office:value-type="float" office:value="1.4189238917204E+018" calcext:value-type="float">
            <text:p>14189238917204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6]-[.$B$2])/1000000000" office:value-type="float" office:value="1359.959785728" calcext:value-type="float">
            <text:p>1359.959785728</text:p>
          </table:table-cell>
          <table:table-cell office:value-type="float" office:value="1.41892389305354E+018" calcext:value-type="float">
            <text:p>14189238930535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7]-[.$B$2])/1000000000" office:value-type="float" office:value="1361.306191616" calcext:value-type="float">
            <text:p>1361.306191616</text:p>
          </table:table-cell>
          <table:table-cell office:value-type="float" office:value="1.41892389439995E+018" calcext:value-type="float">
            <text:p>14189238943999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8]-[.$B$2])/1000000000" office:value-type="float" office:value="1362.660509952" calcext:value-type="float">
            <text:p>1362.660509952</text:p>
          </table:table-cell>
          <table:table-cell office:value-type="float" office:value="1.41892389575427E+018" calcext:value-type="float">
            <text:p>14189238957542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49]-[.$B$2])/1000000000" office:value-type="float" office:value="1364.013756416" calcext:value-type="float">
            <text:p>1364.013756416</text:p>
          </table:table-cell>
          <table:table-cell office:value-type="float" office:value="1.41892389710751E+018" calcext:value-type="float">
            <text:p>14189238971075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([.B1050]-[.$B$2])/1000000000" office:value-type="float" office:value="1365.383168256" calcext:value-type="float">
            <text:p>1365.383168256</text:p>
          </table:table-cell>
          <table:table-cell office:value-type="float" office:value="1.41892389847693E+018" calcext:value-type="float">
            <text:p>14189238984769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1]-[.$B$2])/1000000000" office:value-type="float" office:value="1366.734790656" calcext:value-type="float">
            <text:p>1366.734790656</text:p>
          </table:table-cell>
          <table:table-cell office:value-type="float" office:value="1.41892389982855E+018" calcext:value-type="float">
            <text:p>14189238998285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2]-[.$B$2])/1000000000" office:value-type="float" office:value="1368.0967808" calcext:value-type="float">
            <text:p>1368.0967808</text:p>
          </table:table-cell>
          <table:table-cell office:value-type="float" office:value="1.41892390119054E+018" calcext:value-type="float">
            <text:p>14189239011905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3]-[.$B$2])/1000000000" office:value-type="float" office:value="1369.474038272" calcext:value-type="float">
            <text:p>1369.474038272</text:p>
          </table:table-cell>
          <table:table-cell office:value-type="float" office:value="1.4189239025678E+018" calcext:value-type="float">
            <text:p>14189239025678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4]-[.$B$2])/1000000000" office:value-type="float" office:value="1370.843411968" calcext:value-type="float">
            <text:p>1370.843411968</text:p>
          </table:table-cell>
          <table:table-cell office:value-type="float" office:value="1.41892390393717E+018" calcext:value-type="float">
            <text:p>14189239039371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5]-[.$B$2])/1000000000" office:value-type="float" office:value="1372.188138752" calcext:value-type="float">
            <text:p>1372.188138752</text:p>
          </table:table-cell>
          <table:table-cell office:value-type="float" office:value="1.4189239052819E+018" calcext:value-type="float">
            <text:p>14189239052819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6]-[.$B$2])/1000000000" office:value-type="float" office:value="1373.55175808" calcext:value-type="float">
            <text:p>1373.55175808</text:p>
          </table:table-cell>
          <table:table-cell office:value-type="float" office:value="1.41892390664552E+018" calcext:value-type="float">
            <text:p>14189239066455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7]-[.$B$2])/1000000000" office:value-type="float" office:value="1374.901750016" calcext:value-type="float">
            <text:p>1374.901750016</text:p>
          </table:table-cell>
          <table:table-cell office:value-type="float" office:value="1.41892390799551E+018" calcext:value-type="float">
            <text:p>14189239079955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8]-[.$B$2])/1000000000" office:value-type="float" office:value="1376.23105664" calcext:value-type="float">
            <text:p>1376.23105664</text:p>
          </table:table-cell>
          <table:table-cell office:value-type="float" office:value="1.41892390932481E+018" calcext:value-type="float">
            <text:p>14189239093248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59]-[.$B$2])/1000000000" office:value-type="float" office:value="1377.60971904" calcext:value-type="float">
            <text:p>1377.60971904</text:p>
          </table:table-cell>
          <table:table-cell office:value-type="float" office:value="1.41892391070348E+018" calcext:value-type="float">
            <text:p>14189239107034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60]-[.$B$2])/1000000000" office:value-type="float" office:value="1378.942839808" calcext:value-type="float">
            <text:p>1378.942839808</text:p>
          </table:table-cell>
          <table:table-cell office:value-type="float" office:value="1.4189239120366E+018" calcext:value-type="float">
            <text:p>14189239120366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61]-[.$B$2])/1000000000" office:value-type="float" office:value="1380.2777472" calcext:value-type="float">
            <text:p>1380.2777472</text:p>
          </table:table-cell>
          <table:table-cell office:value-type="float" office:value="1.4189239133715E+018" calcext:value-type="float">
            <text:p>14189239133715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([.B1062]-[.$B$2])/1000000000" office:value-type="float" office:value="1381.635831552" calcext:value-type="float">
            <text:p>1381.635831552</text:p>
          </table:table-cell>
          <table:table-cell office:value-type="float" office:value="1.41892391472959E+018" calcext:value-type="float">
            <text:p>14189239147295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3]-[.$B$2])/1000000000" office:value-type="float" office:value="1383.00311936" calcext:value-type="float">
            <text:p>1383.00311936</text:p>
          </table:table-cell>
          <table:table-cell office:value-type="float" office:value="1.41892391609688E+018" calcext:value-type="float">
            <text:p>14189239160968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4]-[.$B$2])/1000000000" office:value-type="float" office:value="1384.370182144" calcext:value-type="float">
            <text:p>1384.370182144</text:p>
          </table:table-cell>
          <table:table-cell office:value-type="float" office:value="1.41892391746394E+018" calcext:value-type="float">
            <text:p>14189239174639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5]-[.$B$2])/1000000000" office:value-type="float" office:value="1385.700795136" calcext:value-type="float">
            <text:p>1385.700795136</text:p>
          </table:table-cell>
          <table:table-cell office:value-type="float" office:value="1.41892391879455E+018" calcext:value-type="float">
            <text:p>14189239187945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6]-[.$B$2])/1000000000" office:value-type="float" office:value="1387.019356416" calcext:value-type="float">
            <text:p>1387.019356416</text:p>
          </table:table-cell>
          <table:table-cell office:value-type="float" office:value="1.41892392011311E+018" calcext:value-type="float">
            <text:p>14189239201131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7]-[.$B$2])/1000000000" office:value-type="float" office:value="1388.370738176" calcext:value-type="float">
            <text:p>1388.370738176</text:p>
          </table:table-cell>
          <table:table-cell office:value-type="float" office:value="1.4189239214645E+018" calcext:value-type="float">
            <text:p>14189239214645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8]-[.$B$2])/1000000000" office:value-type="float" office:value="1389.706204672" calcext:value-type="float">
            <text:p>1389.706204672</text:p>
          </table:table-cell>
          <table:table-cell office:value-type="float" office:value="1.41892392279996E+018" calcext:value-type="float">
            <text:p>14189239227999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69]-[.$B$2])/1000000000" office:value-type="float" office:value="1391.040736256" calcext:value-type="float">
            <text:p>1391.040736256</text:p>
          </table:table-cell>
          <table:table-cell office:value-type="float" office:value="1.41892392413449E+018" calcext:value-type="float">
            <text:p>14189239241344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0]-[.$B$2])/1000000000" office:value-type="float" office:value="1392.407301888" calcext:value-type="float">
            <text:p>1392.407301888</text:p>
          </table:table-cell>
          <table:table-cell office:value-type="float" office:value="1.41892392550106E+018" calcext:value-type="float">
            <text:p>14189239255010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1]-[.$B$2])/1000000000" office:value-type="float" office:value="1393.750695424" calcext:value-type="float">
            <text:p>1393.750695424</text:p>
          </table:table-cell>
          <table:table-cell office:value-type="float" office:value="1.41892392684445E+018" calcext:value-type="float">
            <text:p>14189239268444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2]-[.$B$2])/1000000000" office:value-type="float" office:value="1395.085108224" calcext:value-type="float">
            <text:p>1395.085108224</text:p>
          </table:table-cell>
          <table:table-cell office:value-type="float" office:value="1.41892392817887E+018" calcext:value-type="float">
            <text:p>14189239281788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3]-[.$B$2])/1000000000" office:value-type="float" office:value="1396.450071808" calcext:value-type="float">
            <text:p>1396.450071808</text:p>
          </table:table-cell>
          <table:table-cell office:value-type="float" office:value="1.41892392954383E+018" calcext:value-type="float">
            <text:p>14189239295438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4]-[.$B$2])/1000000000" office:value-type="float" office:value="1397.771673856" calcext:value-type="float">
            <text:p>1397.771673856</text:p>
          </table:table-cell>
          <table:table-cell office:value-type="float" office:value="1.41892393086543E+018" calcext:value-type="float">
            <text:p>14189239308654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5]-[.$B$2])/1000000000" office:value-type="float" office:value="1399.138115072" calcext:value-type="float">
            <text:p>1399.138115072</text:p>
          </table:table-cell>
          <table:table-cell office:value-type="float" office:value="1.41892393223187E+018" calcext:value-type="float">
            <text:p>14189239322318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6]-[.$B$2])/1000000000" office:value-type="float" office:value="1400.483950336" calcext:value-type="float">
            <text:p>1400.483950336</text:p>
          </table:table-cell>
          <table:table-cell office:value-type="float" office:value="1.41892393357771E+018" calcext:value-type="float">
            <text:p>14189239335777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7]-[.$B$2])/1000000000" office:value-type="float" office:value="1401.830448896" calcext:value-type="float">
            <text:p>1401.830448896</text:p>
          </table:table-cell>
          <table:table-cell office:value-type="float" office:value="1.41892393492421E+018" calcext:value-type="float">
            <text:p>14189239349242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8]-[.$B$2])/1000000000" office:value-type="float" office:value="1403.197323008" calcext:value-type="float">
            <text:p>1403.197323008</text:p>
          </table:table-cell>
          <table:table-cell office:value-type="float" office:value="1.41892393629108E+018" calcext:value-type="float">
            <text:p>14189239362910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([.B1079]-[.$B$2])/1000000000" office:value-type="float" office:value="1404.553900544" calcext:value-type="float">
            <text:p>1404.553900544</text:p>
          </table:table-cell>
          <table:table-cell office:value-type="float" office:value="1.41892393764766E+018" calcext:value-type="float">
            <text:p>14189239376476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([.B1080]-[.$B$2])/1000000000" office:value-type="float" office:value="1405.893485568" calcext:value-type="float">
            <text:p>1405.893485568</text:p>
          </table:table-cell>
          <table:table-cell office:value-type="float" office:value="1.41892393898724E+018" calcext:value-type="float">
            <text:p>14189239389872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([.B1081]-[.$B$2])/1000000000" office:value-type="float" office:value="1407.251910656" calcext:value-type="float">
            <text:p>1407.251910656</text:p>
          </table:table-cell>
          <table:table-cell office:value-type="float" office:value="1.41892394034567E+018" calcext:value-type="float">
            <text:p>14189239403456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([.B1082]-[.$B$2])/1000000000" office:value-type="float" office:value="1408.647105024" calcext:value-type="float">
            <text:p>1408.647105024</text:p>
          </table:table-cell>
          <table:table-cell office:value-type="float" office:value="1.41892394174086E+018" calcext:value-type="float">
            <text:p>14189239417408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([.B1083]-[.$B$2])/1000000000" office:value-type="float" office:value="1409.986269952" calcext:value-type="float">
            <text:p>1409.986269952</text:p>
          </table:table-cell>
          <table:table-cell office:value-type="float" office:value="1.41892394308003E+018" calcext:value-type="float">
            <text:p>14189239430800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([.B1084]-[.$B$2])/1000000000" office:value-type="float" office:value="1411.33038464" calcext:value-type="float">
            <text:p>1411.33038464</text:p>
          </table:table-cell>
          <table:table-cell office:value-type="float" office:value="1.41892394442414E+018" calcext:value-type="float">
            <text:p>14189239444241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([.B1085]-[.$B$2])/1000000000" office:value-type="float" office:value="1412.688457216" calcext:value-type="float">
            <text:p>1412.688457216</text:p>
          </table:table-cell>
          <table:table-cell office:value-type="float" office:value="1.41892394578221E+018" calcext:value-type="float">
            <text:p>14189239457822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([.B1086]-[.$B$2])/1000000000" office:value-type="float" office:value="1414.041513216" calcext:value-type="float">
            <text:p>1414.041513216</text:p>
          </table:table-cell>
          <table:table-cell office:value-type="float" office:value="1.41892394713527E+018" calcext:value-type="float">
            <text:p>14189239471352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([.B1087]-[.$B$2])/1000000000" office:value-type="float" office:value="1415.401181952" calcext:value-type="float">
            <text:p>1415.401181952</text:p>
          </table:table-cell>
          <table:table-cell office:value-type="float" office:value="1.41892394849494E+018" calcext:value-type="float">
            <text:p>14189239484949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([.B1088]-[.$B$2])/1000000000" office:value-type="float" office:value="1416.801588736" calcext:value-type="float">
            <text:p>1416.801588736</text:p>
          </table:table-cell>
          <table:table-cell office:value-type="float" office:value="1.41892394989535E+018" calcext:value-type="float">
            <text:p>14189239498953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89]-[.$B$2])/1000000000" office:value-type="float" office:value="1418.159160576" calcext:value-type="float">
            <text:p>1418.159160576</text:p>
          </table:table-cell>
          <table:table-cell office:value-type="float" office:value="1.41892395125292E+018" calcext:value-type="float">
            <text:p>14189239512529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0]-[.$B$2])/1000000000" office:value-type="float" office:value="1419.527522304" calcext:value-type="float">
            <text:p>1419.527522304</text:p>
          </table:table-cell>
          <table:table-cell office:value-type="float" office:value="1.41892395262128E+018" calcext:value-type="float">
            <text:p>14189239526212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1]-[.$B$2])/1000000000" office:value-type="float" office:value="1420.907245312" calcext:value-type="float">
            <text:p>1420.907245312</text:p>
          </table:table-cell>
          <table:table-cell office:value-type="float" office:value="1.418923954001E+018" calcext:value-type="float">
            <text:p>14189239540010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2]-[.$B$2])/1000000000" office:value-type="float" office:value="1422.261127168" calcext:value-type="float">
            <text:p>1422.261127168</text:p>
          </table:table-cell>
          <table:table-cell office:value-type="float" office:value="1.41892395535488E+018" calcext:value-type="float">
            <text:p>14189239553548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3]-[.$B$2])/1000000000" office:value-type="float" office:value="1423.620632064" calcext:value-type="float">
            <text:p>1423.620632064</text:p>
          </table:table-cell>
          <table:table-cell office:value-type="float" office:value="1.41892395671439E+018" calcext:value-type="float">
            <text:p>14189239567143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4]-[.$B$2])/1000000000" office:value-type="float" office:value="1425.010373376" calcext:value-type="float">
            <text:p>1425.010373376</text:p>
          </table:table-cell>
          <table:table-cell office:value-type="float" office:value="1.41892395810413E+018" calcext:value-type="float">
            <text:p>14189239581041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5]-[.$B$2])/1000000000" office:value-type="float" office:value="1426.364340224" calcext:value-type="float">
            <text:p>1426.364340224</text:p>
          </table:table-cell>
          <table:table-cell office:value-type="float" office:value="1.4189239594581E+018" calcext:value-type="float">
            <text:p>14189239594581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6]-[.$B$2])/1000000000" office:value-type="float" office:value="1427.717280256" calcext:value-type="float">
            <text:p>1427.717280256</text:p>
          </table:table-cell>
          <table:table-cell office:value-type="float" office:value="1.41892396081104E+018" calcext:value-type="float">
            <text:p>14189239608110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7]-[.$B$2])/1000000000" office:value-type="float" office:value="1429.055436288" calcext:value-type="float">
            <text:p>1429.055436288</text:p>
          </table:table-cell>
          <table:table-cell office:value-type="float" office:value="1.41892396214919E+018" calcext:value-type="float">
            <text:p>14189239621491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8]-[.$B$2])/1000000000" office:value-type="float" office:value="1430.411587328" calcext:value-type="float">
            <text:p>1430.411587328</text:p>
          </table:table-cell>
          <table:table-cell office:value-type="float" office:value="1.41892396350534E+018" calcext:value-type="float">
            <text:p>14189239635053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099]-[.$B$2])/1000000000" office:value-type="float" office:value="1431.792530432" calcext:value-type="float">
            <text:p>1431.792530432</text:p>
          </table:table-cell>
          <table:table-cell office:value-type="float" office:value="1.41892396488629E+018" calcext:value-type="float">
            <text:p>14189239648862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0]-[.$B$2])/1000000000" office:value-type="float" office:value="1433.124934656" calcext:value-type="float">
            <text:p>1433.124934656</text:p>
          </table:table-cell>
          <table:table-cell office:value-type="float" office:value="1.41892396621869E+018" calcext:value-type="float">
            <text:p>14189239662186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1]-[.$B$2])/1000000000" office:value-type="float" office:value="1434.495270144" calcext:value-type="float">
            <text:p>1434.495270144</text:p>
          </table:table-cell>
          <table:table-cell office:value-type="float" office:value="1.41892396758903E+018" calcext:value-type="float">
            <text:p>14189239675890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2]-[.$B$2])/1000000000" office:value-type="float" office:value="1435.850162176" calcext:value-type="float">
            <text:p>1435.850162176</text:p>
          </table:table-cell>
          <table:table-cell office:value-type="float" office:value="1.41892396894392E+018" calcext:value-type="float">
            <text:p>14189239689439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3]-[.$B$2])/1000000000" office:value-type="float" office:value="1437.21597824" calcext:value-type="float">
            <text:p>1437.21597824</text:p>
          </table:table-cell>
          <table:table-cell office:value-type="float" office:value="1.41892397030974E+018" calcext:value-type="float">
            <text:p>14189239703097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4]-[.$B$2])/1000000000" office:value-type="float" office:value="1438.571630848" calcext:value-type="float">
            <text:p>1438.571630848</text:p>
          </table:table-cell>
          <table:table-cell office:value-type="float" office:value="1.41892397166539E+018" calcext:value-type="float">
            <text:p>14189239716653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5]-[.$B$2])/1000000000" office:value-type="float" office:value="1439.913034496" calcext:value-type="float">
            <text:p>1439.913034496</text:p>
          </table:table-cell>
          <table:table-cell office:value-type="float" office:value="1.41892397300679E+018" calcext:value-type="float">
            <text:p>14189239730067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6]-[.$B$2])/1000000000" office:value-type="float" office:value="1441.260132608" calcext:value-type="float">
            <text:p>1441.260132608</text:p>
          </table:table-cell>
          <table:table-cell office:value-type="float" office:value="1.41892397435389E+018" calcext:value-type="float">
            <text:p>14189239743538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7]-[.$B$2])/1000000000" office:value-type="float" office:value="1442.65032448" calcext:value-type="float">
            <text:p>1442.65032448</text:p>
          </table:table-cell>
          <table:table-cell office:value-type="float" office:value="1.41892397574408E+018" calcext:value-type="float">
            <text:p>14189239757440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8]-[.$B$2])/1000000000" office:value-type="float" office:value="1444.003405056" calcext:value-type="float">
            <text:p>1444.003405056</text:p>
          </table:table-cell>
          <table:table-cell office:value-type="float" office:value="1.41892397709716E+018" calcext:value-type="float">
            <text:p>14189239770971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09]-[.$B$2])/1000000000" office:value-type="float" office:value="1445.365033472" calcext:value-type="float">
            <text:p>1445.365033472</text:p>
          </table:table-cell>
          <table:table-cell office:value-type="float" office:value="1.41892397845879E+018" calcext:value-type="float">
            <text:p>14189239784587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0]-[.$B$2])/1000000000" office:value-type="float" office:value="1446.708148736" calcext:value-type="float">
            <text:p>1446.708148736</text:p>
          </table:table-cell>
          <table:table-cell office:value-type="float" office:value="1.41892397980191E+018" calcext:value-type="float">
            <text:p>14189239798019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1]-[.$B$2])/1000000000" office:value-type="float" office:value="1448.042707456" calcext:value-type="float">
            <text:p>1448.042707456</text:p>
          </table:table-cell>
          <table:table-cell office:value-type="float" office:value="1.41892398113646E+018" calcext:value-type="float">
            <text:p>14189239811364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2]-[.$B$2])/1000000000" office:value-type="float" office:value="1449.44310016" calcext:value-type="float">
            <text:p>1449.44310016</text:p>
          </table:table-cell>
          <table:table-cell office:value-type="float" office:value="1.41892398253686E+018" calcext:value-type="float">
            <text:p>14189239825368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3]-[.$B$2])/1000000000" office:value-type="float" office:value="1450.825908736" calcext:value-type="float">
            <text:p>1450.825908736</text:p>
          </table:table-cell>
          <table:table-cell office:value-type="float" office:value="1.41892398391967E+018" calcext:value-type="float">
            <text:p>14189239839196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4]-[.$B$2])/1000000000" office:value-type="float" office:value="1452.168978944" calcext:value-type="float">
            <text:p>1452.168978944</text:p>
          </table:table-cell>
          <table:table-cell office:value-type="float" office:value="1.41892398526274E+018" calcext:value-type="float">
            <text:p>141892398526274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5]-[.$B$2])/1000000000" office:value-type="float" office:value="1453.524652288" calcext:value-type="float">
            <text:p>1453.524652288</text:p>
          </table:table-cell>
          <table:table-cell office:value-type="float" office:value="1.41892398661841E+018" calcext:value-type="float">
            <text:p>14189239866184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6]-[.$B$2])/1000000000" office:value-type="float" office:value="1454.858102784" calcext:value-type="float">
            <text:p>1454.858102784</text:p>
          </table:table-cell>
          <table:table-cell office:value-type="float" office:value="1.41892398795186E+018" calcext:value-type="float">
            <text:p>14189239879518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7]-[.$B$2])/1000000000" office:value-type="float" office:value="1456.211860736" calcext:value-type="float">
            <text:p>1456.211860736</text:p>
          </table:table-cell>
          <table:table-cell office:value-type="float" office:value="1.41892398930562E+018" calcext:value-type="float">
            <text:p>14189239893056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8]-[.$B$2])/1000000000" office:value-type="float" office:value="1457.591746816" calcext:value-type="float">
            <text:p>1457.591746816</text:p>
          </table:table-cell>
          <table:table-cell office:value-type="float" office:value="1.4189239906855E+018" calcext:value-type="float">
            <text:p>14189239906855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19]-[.$B$2])/1000000000" office:value-type="float" office:value="1458.939171072" calcext:value-type="float">
            <text:p>1458.939171072</text:p>
          </table:table-cell>
          <table:table-cell office:value-type="float" office:value="1.41892399203293E+018" calcext:value-type="float">
            <text:p>14189239920329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20]-[.$B$2])/1000000000" office:value-type="float" office:value="1460.310530304" calcext:value-type="float">
            <text:p>1460.310530304</text:p>
          </table:table-cell>
          <table:table-cell office:value-type="float" office:value="1.41892399340429E+018" calcext:value-type="float">
            <text:p>14189239934042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21]-[.$B$2])/1000000000" office:value-type="float" office:value="1461.657801728" calcext:value-type="float">
            <text:p>1461.657801728</text:p>
          </table:table-cell>
          <table:table-cell office:value-type="float" office:value="1.41892399475156E+018" calcext:value-type="float">
            <text:p>14189239947515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22]-[.$B$2])/1000000000" office:value-type="float" office:value="1463.001230336" calcext:value-type="float">
            <text:p>1463.001230336</text:p>
          </table:table-cell>
          <table:table-cell office:value-type="float" office:value="1.41892399609499E+018" calcext:value-type="float">
            <text:p>14189239960949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([.B1123]-[.$B$2])/1000000000" office:value-type="float" office:value="1464.388007424" calcext:value-type="float">
            <text:p>1464.388007424</text:p>
          </table:table-cell>
          <table:table-cell office:value-type="float" office:value="1.41892399748176E+018" calcext:value-type="float">
            <text:p>14189239974817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24]-[.$B$2])/1000000000" office:value-type="float" office:value="1465.739633664" calcext:value-type="float">
            <text:p>1465.739633664</text:p>
          </table:table-cell>
          <table:table-cell office:value-type="float" office:value="1.41892399883339E+018" calcext:value-type="float">
            <text:p>14189239988333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25]-[.$B$2])/1000000000" office:value-type="float" office:value="1467.101401088" calcext:value-type="float">
            <text:p>1467.101401088</text:p>
          </table:table-cell>
          <table:table-cell office:value-type="float" office:value="1.41892400019516E+018" calcext:value-type="float">
            <text:p>141892400019516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26]-[.$B$2])/1000000000" office:value-type="float" office:value="1468.490030592" calcext:value-type="float">
            <text:p>1468.490030592</text:p>
          </table:table-cell>
          <table:table-cell office:value-type="float" office:value="1.41892400158379E+018" calcext:value-type="float">
            <text:p>14189240015837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27]-[.$B$2])/1000000000" office:value-type="float" office:value="1469.860311552" calcext:value-type="float">
            <text:p>1469.860311552</text:p>
          </table:table-cell>
          <table:table-cell office:value-type="float" office:value="1.41892400295407E+018" calcext:value-type="float">
            <text:p>14189240029540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28]-[.$B$2])/1000000000" office:value-type="float" office:value="1471.200307968" calcext:value-type="float">
            <text:p>1471.200307968</text:p>
          </table:table-cell>
          <table:table-cell office:value-type="float" office:value="1.41892400429407E+018" calcext:value-type="float">
            <text:p>14189240042940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29]-[.$B$2])/1000000000" office:value-type="float" office:value="1472.568339456" calcext:value-type="float">
            <text:p>1472.568339456</text:p>
          </table:table-cell>
          <table:table-cell office:value-type="float" office:value="1.4189240056621E+018" calcext:value-type="float">
            <text:p>14189240056621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([.B1130]-[.$B$2])/1000000000" office:value-type="float" office:value="1473.91267072" calcext:value-type="float">
            <text:p>1473.91267072</text:p>
          </table:table-cell>
          <table:table-cell office:value-type="float" office:value="1.41892400700643E+018" calcext:value-type="float">
            <text:p>14189240070064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1]-[.$B$2])/1000000000" office:value-type="float" office:value="1475.263124992" calcext:value-type="float">
            <text:p>1475.263124992</text:p>
          </table:table-cell>
          <table:table-cell office:value-type="float" office:value="1.41892400835688E+018" calcext:value-type="float">
            <text:p>14189240083568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2]-[.$B$2])/1000000000" office:value-type="float" office:value="1476.634735104" calcext:value-type="float">
            <text:p>1476.634735104</text:p>
          </table:table-cell>
          <table:table-cell office:value-type="float" office:value="1.41892400972849E+018" calcext:value-type="float">
            <text:p>141892400972849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3]-[.$B$2])/1000000000" office:value-type="float" office:value="1478.0123584" calcext:value-type="float">
            <text:p>1478.0123584</text:p>
          </table:table-cell>
          <table:table-cell office:value-type="float" office:value="1.41892401110612E+018" calcext:value-type="float">
            <text:p>141892401110612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4]-[.$B$2])/1000000000" office:value-type="float" office:value="1479.460727296" calcext:value-type="float">
            <text:p>1479.460727296</text:p>
          </table:table-cell>
          <table:table-cell office:value-type="float" office:value="1.41892401255448E+018" calcext:value-type="float">
            <text:p>14189240125544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5]-[.$B$2])/1000000000" office:value-type="float" office:value="1480.822272256" calcext:value-type="float">
            <text:p>1480.822272256</text:p>
          </table:table-cell>
          <table:table-cell office:value-type="float" office:value="1.41892401391603E+018" calcext:value-type="float">
            <text:p>141892401391603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6]-[.$B$2])/1000000000" office:value-type="float" office:value="1482.191146752" calcext:value-type="float">
            <text:p>1482.191146752</text:p>
          </table:table-cell>
          <table:table-cell office:value-type="float" office:value="1.4189240152849E+018" calcext:value-type="float">
            <text:p>14189240152849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7]-[.$B$2])/1000000000" office:value-type="float" office:value="1483.589995776" calcext:value-type="float">
            <text:p>1483.589995776</text:p>
          </table:table-cell>
          <table:table-cell office:value-type="float" office:value="1.41892401668375E+018" calcext:value-type="float">
            <text:p>14189240166837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8]-[.$B$2])/1000000000" office:value-type="float" office:value="1484.9412096" calcext:value-type="float">
            <text:p>1484.9412096</text:p>
          </table:table-cell>
          <table:table-cell office:value-type="float" office:value="1.41892401803497E+018" calcext:value-type="float">
            <text:p>141892401803497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39]-[.$B$2])/1000000000" office:value-type="float" office:value="1486.330855168" calcext:value-type="float">
            <text:p>1486.330855168</text:p>
          </table:table-cell>
          <table:table-cell office:value-type="float" office:value="1.41892401942461E+018" calcext:value-type="float">
            <text:p>141892401942461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40]-[.$B$2])/1000000000" office:value-type="float" office:value="1487.702139136" calcext:value-type="float">
            <text:p>1487.702139136</text:p>
          </table:table-cell>
          <table:table-cell office:value-type="float" office:value="1.4189240207959E+018" calcext:value-type="float">
            <text:p>141892402079590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([.B1141]-[.$B$2])/1000000000" office:value-type="float" office:value="1489.040523008" calcext:value-type="float">
            <text:p>1489.040523008</text:p>
          </table:table-cell>
          <table:table-cell office:value-type="float" office:value="1.41892402213428E+018" calcext:value-type="float">
            <text:p>141892402213428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([.B1142]-[.$B$2])/1000000000" office:value-type="float" office:value="1490.400294656" calcext:value-type="float">
            <text:p>1490.400294656</text:p>
          </table:table-cell>
          <table:table-cell office:value-type="float" office:value="1.41892402349405E+018" calcext:value-type="float">
            <text:p>14189240234940500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([.B1143]-[.$B$2])/1000000000" office:value-type="float" office:value="1491.756011776" calcext:value-type="float">
            <text:p>1491.756011776</text:p>
          </table:table-cell>
          <table:table-cell office:value-type="float" office:value="1.41892402484977E+018" calcext:value-type="float">
            <text:p>141892402484977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([.B1144]-[.$B$2])/1000000000" office:value-type="float" office:value="1493.099549952" calcext:value-type="float">
            <text:p>1493.099549952</text:p>
          </table:table-cell>
          <table:table-cell office:value-type="float" office:value="1.41892402619331E+018" calcext:value-type="float">
            <text:p>141892402619331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([.B1145]-[.$B$2])/1000000000" office:value-type="float" office:value="1494.44461184" calcext:value-type="float">
            <text:p>1494.44461184</text:p>
          </table:table-cell>
          <table:table-cell office:value-type="float" office:value="1.41892402753837E+018" calcext:value-type="float">
            <text:p>141892402753837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([.B1146]-[.$B$2])/1000000000" office:value-type="float" office:value="1495.785769216" calcext:value-type="float">
            <text:p>1495.785769216</text:p>
          </table:table-cell>
          <table:table-cell office:value-type="float" office:value="1.41892402887953E+018" calcext:value-type="float">
            <text:p>141892402887953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([.B1147]-[.$B$2])/1000000000" office:value-type="float" office:value="1497.171740928" calcext:value-type="float">
            <text:p>1497.171740928</text:p>
          </table:table-cell>
          <table:table-cell office:value-type="float" office:value="1.4189240302655E+018" calcext:value-type="float">
            <text:p>141892403026550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([.B1148]-[.$B$2])/1000000000" office:value-type="float" office:value="1498.528112128" calcext:value-type="float">
            <text:p>1498.528112128</text:p>
          </table:table-cell>
          <table:table-cell office:value-type="float" office:value="1.41892403162187E+018" calcext:value-type="float">
            <text:p>141892403162187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49]-[.$B$2])/1000000000" office:value-type="float" office:value="1499.910116864" calcext:value-type="float">
            <text:p>1499.910116864</text:p>
          </table:table-cell>
          <table:table-cell office:value-type="float" office:value="1.41892403300387E+018" calcext:value-type="float">
            <text:p>141892403300387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50]-[.$B$2])/1000000000" office:value-type="float" office:value="1501.261615872" calcext:value-type="float">
            <text:p>1501.261615872</text:p>
          </table:table-cell>
          <table:table-cell office:value-type="float" office:value="1.41892403435537E+018" calcext:value-type="float">
            <text:p>141892403435537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51]-[.$B$2])/1000000000" office:value-type="float" office:value="1502.64973184" calcext:value-type="float">
            <text:p>1502.64973184</text:p>
          </table:table-cell>
          <table:table-cell office:value-type="float" office:value="1.41892403574349E+018" calcext:value-type="float">
            <text:p>141892403574349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52]-[.$B$2])/1000000000" office:value-type="float" office:value="1503.99645952" calcext:value-type="float">
            <text:p>1503.99645952</text:p>
          </table:table-cell>
          <table:table-cell office:value-type="float" office:value="1.41892403709022E+018" calcext:value-type="float">
            <text:p>141892403709022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53]-[.$B$2])/1000000000" office:value-type="float" office:value="1505.44820992" calcext:value-type="float">
            <text:p>1505.44820992</text:p>
          </table:table-cell>
          <table:table-cell office:value-type="float" office:value="1.41892403854197E+018" calcext:value-type="float">
            <text:p>141892403854197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54]-[.$B$2])/1000000000" office:value-type="float" office:value="1506.803371008" calcext:value-type="float">
            <text:p>1506.803371008</text:p>
          </table:table-cell>
          <table:table-cell office:value-type="float" office:value="1.41892403989713E+018" calcext:value-type="float">
            <text:p>141892403989713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([.B1155]-[.$B$2])/1000000000" office:value-type="float" office:value="1508.20760064" calcext:value-type="float">
            <text:p>1508.20760064</text:p>
          </table:table-cell>
          <table:table-cell office:value-type="float" office:value="1.41892404130136E+018" calcext:value-type="float">
            <text:p>141892404130136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([.B1156]-[.$B$2])/1000000000" office:value-type="float" office:value="1509.70713984" calcext:value-type="float">
            <text:p>1509.70713984</text:p>
          </table:table-cell>
          <table:table-cell office:value-type="float" office:value="1.4189240428009E+018" calcext:value-type="float">
            <text:p>141892404280090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([.B1157]-[.$B$2])/1000000000" office:value-type="float" office:value="1511.144558336" calcext:value-type="float">
            <text:p>1511.144558336</text:p>
          </table:table-cell>
          <table:table-cell office:value-type="float" office:value="1.41892404423832E+018" calcext:value-type="float">
            <text:p>141892404423832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([.B1158]-[.$B$2])/1000000000" office:value-type="float" office:value="1512.576899584" calcext:value-type="float">
            <text:p>1512.576899584</text:p>
          </table:table-cell>
          <table:table-cell office:value-type="float" office:value="1.41892404567066E+018" calcext:value-type="float">
            <text:p>141892404567066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([.B1159]-[.$B$2])/1000000000" office:value-type="float" office:value="1513.966658304" calcext:value-type="float">
            <text:p>1513.966658304</text:p>
          </table:table-cell>
          <table:table-cell office:value-type="float" office:value="1.41892404706042E+018" calcext:value-type="float">
            <text:p>141892404706042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([.B1160]-[.$B$2])/1000000000" office:value-type="float" office:value="1515.378300928" calcext:value-type="float">
            <text:p>1515.378300928</text:p>
          </table:table-cell>
          <table:table-cell office:value-type="float" office:value="1.41892404847206E+018" calcext:value-type="float">
            <text:p>141892404847206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([.B1161]-[.$B$2])/1000000000" office:value-type="float" office:value="1516.740877056" calcext:value-type="float">
            <text:p>1516.740877056</text:p>
          </table:table-cell>
          <table:table-cell office:value-type="float" office:value="1.41892404983463E+018" calcext:value-type="float">
            <text:p>141892404983463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([.B1162]-[.$B$2])/1000000000" office:value-type="float" office:value="1518.08630272" calcext:value-type="float">
            <text:p>1518.08630272</text:p>
          </table:table-cell>
          <table:table-cell office:value-type="float" office:value="1.41892405118006E+018" calcext:value-type="float">
            <text:p>141892405118006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([.B1163]-[.$B$2])/1000000000" office:value-type="float" office:value="1519.468187136" calcext:value-type="float">
            <text:p>1519.468187136</text:p>
          </table:table-cell>
          <table:table-cell office:value-type="float" office:value="1.41892405256194E+018" calcext:value-type="float">
            <text:p>141892405256194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([.B1164]-[.$B$2])/1000000000" office:value-type="float" office:value="1520.843847936" calcext:value-type="float">
            <text:p>1520.843847936</text:p>
          </table:table-cell>
          <table:table-cell office:value-type="float" office:value="1.41892405393761E+018" calcext:value-type="float">
            <text:p>141892405393761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([.B1165]-[.$B$2])/1000000000" office:value-type="float" office:value="1522.238660096" calcext:value-type="float">
            <text:p>1522.238660096</text:p>
          </table:table-cell>
          <table:table-cell office:value-type="float" office:value="1.41892405533242E+018" calcext:value-type="float">
            <text:p>14189240553324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66]-[.$B$2])/1000000000" office:value-type="float" office:value="1523.638063616" calcext:value-type="float">
            <text:p>1523.638063616</text:p>
          </table:table-cell>
          <table:table-cell office:value-type="float" office:value="1.41892405673182E+018" calcext:value-type="float">
            <text:p>14189240567318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67]-[.$B$2])/1000000000" office:value-type="float" office:value="1525.0087424" calcext:value-type="float">
            <text:p>1525.0087424</text:p>
          </table:table-cell>
          <table:table-cell office:value-type="float" office:value="1.4189240581025E+018" calcext:value-type="float">
            <text:p>141892405810250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68]-[.$B$2])/1000000000" office:value-type="float" office:value="1526.368733952" calcext:value-type="float">
            <text:p>1526.368733952</text:p>
          </table:table-cell>
          <table:table-cell office:value-type="float" office:value="1.41892405946249E+018" calcext:value-type="float">
            <text:p>14189240594624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69]-[.$B$2])/1000000000" office:value-type="float" office:value="1527.761994496" calcext:value-type="float">
            <text:p>1527.761994496</text:p>
          </table:table-cell>
          <table:table-cell office:value-type="float" office:value="1.41892406085575E+018" calcext:value-type="float">
            <text:p>14189240608557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0]-[.$B$2])/1000000000" office:value-type="float" office:value="1529.154262016" calcext:value-type="float">
            <text:p>1529.154262016</text:p>
          </table:table-cell>
          <table:table-cell office:value-type="float" office:value="1.41892406224802E+018" calcext:value-type="float">
            <text:p>14189240622480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1]-[.$B$2])/1000000000" office:value-type="float" office:value="1530.550363392" calcext:value-type="float">
            <text:p>1530.550363392</text:p>
          </table:table-cell>
          <table:table-cell office:value-type="float" office:value="1.41892406364412E+018" calcext:value-type="float">
            <text:p>14189240636441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2]-[.$B$2])/1000000000" office:value-type="float" office:value="1531.91681536" calcext:value-type="float">
            <text:p>1531.91681536</text:p>
          </table:table-cell>
          <table:table-cell office:value-type="float" office:value="1.41892406501057E+018" calcext:value-type="float">
            <text:p>141892406501057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3]-[.$B$2])/1000000000" office:value-type="float" office:value="1533.284959488" calcext:value-type="float">
            <text:p>1533.284959488</text:p>
          </table:table-cell>
          <table:table-cell office:value-type="float" office:value="1.41892406637872E+018" calcext:value-type="float">
            <text:p>14189240663787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4]-[.$B$2])/1000000000" office:value-type="float" office:value="1534.667136" calcext:value-type="float">
            <text:p>1534.667136</text:p>
          </table:table-cell>
          <table:table-cell office:value-type="float" office:value="1.41892406776089E+018" calcext:value-type="float">
            <text:p>14189240677608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5]-[.$B$2])/1000000000" office:value-type="float" office:value="1536.021159168" calcext:value-type="float">
            <text:p>1536.021159168</text:p>
          </table:table-cell>
          <table:table-cell office:value-type="float" office:value="1.41892406911492E+018" calcext:value-type="float">
            <text:p>14189240691149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6]-[.$B$2])/1000000000" office:value-type="float" office:value="1537.441063936" calcext:value-type="float">
            <text:p>1537.441063936</text:p>
          </table:table-cell>
          <table:table-cell office:value-type="float" office:value="1.41892407053482E+018" calcext:value-type="float">
            <text:p>14189240705348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7]-[.$B$2])/1000000000" office:value-type="float" office:value="1538.80975104" calcext:value-type="float">
            <text:p>1538.80975104</text:p>
          </table:table-cell>
          <table:table-cell office:value-type="float" office:value="1.41892407190351E+018" calcext:value-type="float">
            <text:p>141892407190351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8]-[.$B$2])/1000000000" office:value-type="float" office:value="1540.175849728" calcext:value-type="float">
            <text:p>1540.175849728</text:p>
          </table:table-cell>
          <table:table-cell office:value-type="float" office:value="1.41892407326961E+018" calcext:value-type="float">
            <text:p>141892407326961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79]-[.$B$2])/1000000000" office:value-type="float" office:value="1541.564254976" calcext:value-type="float">
            <text:p>1541.564254976</text:p>
          </table:table-cell>
          <table:table-cell office:value-type="float" office:value="1.41892407465801E+018" calcext:value-type="float">
            <text:p>141892407465801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80]-[.$B$2])/1000000000" office:value-type="float" office:value="1542.923917568" calcext:value-type="float">
            <text:p>1542.923917568</text:p>
          </table:table-cell>
          <table:table-cell office:value-type="float" office:value="1.41892407601767E+018" calcext:value-type="float">
            <text:p>141892407601767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81]-[.$B$2])/1000000000" office:value-type="float" office:value="1544.266588416" calcext:value-type="float">
            <text:p>1544.266588416</text:p>
          </table:table-cell>
          <table:table-cell office:value-type="float" office:value="1.41892407736035E+018" calcext:value-type="float">
            <text:p>14189240773603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82]-[.$B$2])/1000000000" office:value-type="float" office:value="1545.636005888" calcext:value-type="float">
            <text:p>1545.636005888</text:p>
          </table:table-cell>
          <table:table-cell office:value-type="float" office:value="1.41892407872976E+018" calcext:value-type="float">
            <text:p>141892407872976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([.B1183]-[.$B$2])/1000000000" office:value-type="float" office:value="1547.017035008" calcext:value-type="float">
            <text:p>1547.017035008</text:p>
          </table:table-cell>
          <table:table-cell office:value-type="float" office:value="1.41892408011079E+018" calcext:value-type="float">
            <text:p>14189240801107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84]-[.$B$2])/1000000000" office:value-type="float" office:value="1548.396540416" calcext:value-type="float">
            <text:p>1548.396540416</text:p>
          </table:table-cell>
          <table:table-cell office:value-type="float" office:value="1.4189240814903E+018" calcext:value-type="float">
            <text:p>141892408149030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85]-[.$B$2])/1000000000" office:value-type="float" office:value="1549.736763904" calcext:value-type="float">
            <text:p>1549.736763904</text:p>
          </table:table-cell>
          <table:table-cell office:value-type="float" office:value="1.41892408283052E+018" calcext:value-type="float">
            <text:p>14189240828305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86]-[.$B$2])/1000000000" office:value-type="float" office:value="1551.11630208" calcext:value-type="float">
            <text:p>1551.11630208</text:p>
          </table:table-cell>
          <table:table-cell office:value-type="float" office:value="1.41892408421006E+018" calcext:value-type="float">
            <text:p>141892408421006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87]-[.$B$2])/1000000000" office:value-type="float" office:value="1552.484233472" calcext:value-type="float">
            <text:p>1552.484233472</text:p>
          </table:table-cell>
          <table:table-cell office:value-type="float" office:value="1.41892408557799E+018" calcext:value-type="float">
            <text:p>14189240855779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88]-[.$B$2])/1000000000" office:value-type="float" office:value="1553.852367872" calcext:value-type="float">
            <text:p>1553.852367872</text:p>
          </table:table-cell>
          <table:table-cell office:value-type="float" office:value="1.41892408694612E+018" calcext:value-type="float">
            <text:p>14189240869461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89]-[.$B$2])/1000000000" office:value-type="float" office:value="1555.263345408" calcext:value-type="float">
            <text:p>1555.263345408</text:p>
          </table:table-cell>
          <table:table-cell office:value-type="float" office:value="1.4189240883571E+018" calcext:value-type="float">
            <text:p>141892408835710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90]-[.$B$2])/1000000000" office:value-type="float" office:value="1556.639303168" calcext:value-type="float">
            <text:p>1556.639303168</text:p>
          </table:table-cell>
          <table:table-cell office:value-type="float" office:value="1.41892408973306E+018" calcext:value-type="float">
            <text:p>141892408973306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([.B1191]-[.$B$2])/1000000000" office:value-type="float" office:value="1558.009278208" calcext:value-type="float">
            <text:p>1558.009278208</text:p>
          </table:table-cell>
          <table:table-cell office:value-type="float" office:value="1.41892409110304E+018" calcext:value-type="float">
            <text:p>141892409110304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2]-[.$B$2])/1000000000" office:value-type="float" office:value="1559.4340608" calcext:value-type="float">
            <text:p>1559.4340608</text:p>
          </table:table-cell>
          <table:table-cell office:value-type="float" office:value="1.41892409252782E+018" calcext:value-type="float">
            <text:p>14189240925278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3]-[.$B$2])/1000000000" office:value-type="float" office:value="1560.817885952" calcext:value-type="float">
            <text:p>1560.817885952</text:p>
          </table:table-cell>
          <table:table-cell office:value-type="float" office:value="1.41892409391164E+018" calcext:value-type="float">
            <text:p>141892409391164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4]-[.$B$2])/1000000000" office:value-type="float" office:value="1562.171535104" calcext:value-type="float">
            <text:p>1562.171535104</text:p>
          </table:table-cell>
          <table:table-cell office:value-type="float" office:value="1.41892409526529E+018" calcext:value-type="float">
            <text:p>14189240952652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5]-[.$B$2])/1000000000" office:value-type="float" office:value="1563.549682688" calcext:value-type="float">
            <text:p>1563.549682688</text:p>
          </table:table-cell>
          <table:table-cell office:value-type="float" office:value="1.41892409664344E+018" calcext:value-type="float">
            <text:p>141892409664344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6]-[.$B$2])/1000000000" office:value-type="float" office:value="1564.909276416" calcext:value-type="float">
            <text:p>1564.909276416</text:p>
          </table:table-cell>
          <table:table-cell office:value-type="float" office:value="1.41892409800303E+018" calcext:value-type="float">
            <text:p>141892409800303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7]-[.$B$2])/1000000000" office:value-type="float" office:value="1566.260263936" calcext:value-type="float">
            <text:p>1566.260263936</text:p>
          </table:table-cell>
          <table:table-cell office:value-type="float" office:value="1.41892409935402E+018" calcext:value-type="float">
            <text:p>14189240993540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8]-[.$B$2])/1000000000" office:value-type="float" office:value="1567.617469696" calcext:value-type="float">
            <text:p>1567.617469696</text:p>
          </table:table-cell>
          <table:table-cell office:value-type="float" office:value="1.41892410071123E+018" calcext:value-type="float">
            <text:p>141892410071123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199]-[.$B$2])/1000000000" office:value-type="float" office:value="1568.97432064" calcext:value-type="float">
            <text:p>1568.97432064</text:p>
          </table:table-cell>
          <table:table-cell office:value-type="float" office:value="1.41892410206808E+018" calcext:value-type="float">
            <text:p>14189241020680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200]-[.$B$2])/1000000000" office:value-type="float" office:value="1570.340595968" calcext:value-type="float">
            <text:p>1570.340595968</text:p>
          </table:table-cell>
          <table:table-cell office:value-type="float" office:value="1.41892410343435E+018" calcext:value-type="float">
            <text:p>14189241034343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201]-[.$B$2])/1000000000" office:value-type="float" office:value="1571.706711552" calcext:value-type="float">
            <text:p>1571.706711552</text:p>
          </table:table-cell>
          <table:table-cell office:value-type="float" office:value="1.41892410480047E+018" calcext:value-type="float">
            <text:p>141892410480047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202]-[.$B$2])/1000000000" office:value-type="float" office:value="1573.071846912" calcext:value-type="float">
            <text:p>1573.071846912</text:p>
          </table:table-cell>
          <table:table-cell office:value-type="float" office:value="1.4189241061656E+018" calcext:value-type="float">
            <text:p>141892410616560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203]-[.$B$2])/1000000000" office:value-type="float" office:value="1574.436056064" calcext:value-type="float">
            <text:p>1574.436056064</text:p>
          </table:table-cell>
          <table:table-cell office:value-type="float" office:value="1.41892410752981E+018" calcext:value-type="float">
            <text:p>141892410752981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([.B1204]-[.$B$2])/1000000000" office:value-type="float" office:value="1575.897084928" calcext:value-type="float">
            <text:p>1575.897084928</text:p>
          </table:table-cell>
          <table:table-cell office:value-type="float" office:value="1.41892410899084E+018" calcext:value-type="float">
            <text:p>141892410899084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05]-[.$B$2])/1000000000" office:value-type="float" office:value="1577.279782656" calcext:value-type="float">
            <text:p>1577.279782656</text:p>
          </table:table-cell>
          <table:table-cell office:value-type="float" office:value="1.41892411037354E+018" calcext:value-type="float">
            <text:p>141892411037354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06]-[.$B$2])/1000000000" office:value-type="float" office:value="1578.648352" calcext:value-type="float">
            <text:p>1578.648352</text:p>
          </table:table-cell>
          <table:table-cell office:value-type="float" office:value="1.41892411174211E+018" calcext:value-type="float">
            <text:p>141892411174211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07]-[.$B$2])/1000000000" office:value-type="float" office:value="1580.015693568" calcext:value-type="float">
            <text:p>1580.015693568</text:p>
          </table:table-cell>
          <table:table-cell office:value-type="float" office:value="1.41892411310945E+018" calcext:value-type="float">
            <text:p>14189241131094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08]-[.$B$2])/1000000000" office:value-type="float" office:value="1581.374427136" calcext:value-type="float">
            <text:p>1581.374427136</text:p>
          </table:table-cell>
          <table:table-cell office:value-type="float" office:value="1.41892411446818E+018" calcext:value-type="float">
            <text:p>14189241144681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09]-[.$B$2])/1000000000" office:value-type="float" office:value="1582.744651264" calcext:value-type="float">
            <text:p>1582.744651264</text:p>
          </table:table-cell>
          <table:table-cell office:value-type="float" office:value="1.41892411583841E+018" calcext:value-type="float">
            <text:p>141892411583841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0]-[.$B$2])/1000000000" office:value-type="float" office:value="1584.117889024" calcext:value-type="float">
            <text:p>1584.117889024</text:p>
          </table:table-cell>
          <table:table-cell office:value-type="float" office:value="1.41892411721165E+018" calcext:value-type="float">
            <text:p>14189241172116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1]-[.$B$2])/1000000000" office:value-type="float" office:value="1585.479037696" calcext:value-type="float">
            <text:p>1585.479037696</text:p>
          </table:table-cell>
          <table:table-cell office:value-type="float" office:value="1.41892411857279E+018" calcext:value-type="float">
            <text:p>14189241185727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2]-[.$B$2])/1000000000" office:value-type="float" office:value="1586.864723456" calcext:value-type="float">
            <text:p>1586.864723456</text:p>
          </table:table-cell>
          <table:table-cell office:value-type="float" office:value="1.41892411995848E+018" calcext:value-type="float">
            <text:p>14189241199584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3]-[.$B$2])/1000000000" office:value-type="float" office:value="1588.244041216" calcext:value-type="float">
            <text:p>1588.244041216</text:p>
          </table:table-cell>
          <table:table-cell office:value-type="float" office:value="1.4189241213378E+018" calcext:value-type="float">
            <text:p>141892412133780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4]-[.$B$2])/1000000000" office:value-type="float" office:value="1589.606298624" calcext:value-type="float">
            <text:p>1589.606298624</text:p>
          </table:table-cell>
          <table:table-cell office:value-type="float" office:value="1.41892412270006E+018" calcext:value-type="float">
            <text:p>141892412270006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5]-[.$B$2])/1000000000" office:value-type="float" office:value="1590.957700352" calcext:value-type="float">
            <text:p>1590.957700352</text:p>
          </table:table-cell>
          <table:table-cell office:value-type="float" office:value="1.41892412405146E+018" calcext:value-type="float">
            <text:p>141892412405146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6]-[.$B$2])/1000000000" office:value-type="float" office:value="1592.315889408" calcext:value-type="float">
            <text:p>1592.315889408</text:p>
          </table:table-cell>
          <table:table-cell office:value-type="float" office:value="1.41892412540965E+018" calcext:value-type="float">
            <text:p>14189241254096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7]-[.$B$2])/1000000000" office:value-type="float" office:value="1593.695823872" calcext:value-type="float">
            <text:p>1593.695823872</text:p>
          </table:table-cell>
          <table:table-cell office:value-type="float" office:value="1.41892412678958E+018" calcext:value-type="float">
            <text:p>14189241267895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8]-[.$B$2])/1000000000" office:value-type="float" office:value="1595.0733376" calcext:value-type="float">
            <text:p>1595.0733376</text:p>
          </table:table-cell>
          <table:table-cell office:value-type="float" office:value="1.41892412816709E+018" calcext:value-type="float">
            <text:p>141892412816709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19]-[.$B$2])/1000000000" office:value-type="float" office:value="1596.420994816" calcext:value-type="float">
            <text:p>1596.420994816</text:p>
          </table:table-cell>
          <table:table-cell office:value-type="float" office:value="1.41892412951475E+018" calcext:value-type="float">
            <text:p>141892412951475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20]-[.$B$2])/1000000000" office:value-type="float" office:value="1597.80026112" calcext:value-type="float">
            <text:p>1597.80026112</text:p>
          </table:table-cell>
          <table:table-cell office:value-type="float" office:value="1.41892413089402E+018" calcext:value-type="float">
            <text:p>141892413089402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([.B1221]-[.$B$2])/1000000000" office:value-type="float" office:value="1599.156887296" calcext:value-type="float">
            <text:p>1599.156887296</text:p>
          </table:table-cell>
          <table:table-cell office:value-type="float" office:value="1.41892413225064E+018" calcext:value-type="float">
            <text:p>141892413225064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([.B1222]-[.$B$2])/1000000000" office:value-type="float" office:value="1600.509424896" calcext:value-type="float">
            <text:p>1600.509424896</text:p>
          </table:table-cell>
          <table:table-cell office:value-type="float" office:value="1.41892413360318E+018" calcext:value-type="float">
            <text:p>14189241336031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([.B1223]-[.$B$2])/1000000000" office:value-type="float" office:value="1601.866812416" calcext:value-type="float">
            <text:p>1601.866812416</text:p>
          </table:table-cell>
          <table:table-cell office:value-type="float" office:value="1.41892413496057E+018" calcext:value-type="float">
            <text:p>141892413496057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([.B1224]-[.$B$2])/1000000000" office:value-type="float" office:value="1603.212825856" calcext:value-type="float">
            <text:p>1603.212825856</text:p>
          </table:table-cell>
          <table:table-cell office:value-type="float" office:value="1.41892413630658E+018" calcext:value-type="float">
            <text:p>14189241363065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([.B1225]-[.$B$2])/1000000000" office:value-type="float" office:value="1604.578919168" calcext:value-type="float">
            <text:p>1604.578919168</text:p>
          </table:table-cell>
          <table:table-cell office:value-type="float" office:value="1.41892413767268E+018" calcext:value-type="float">
            <text:p>1418924137672680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([.B1226]-[.$B$2])/1000000000" office:value-type="float" office:value="1605.93810304" calcext:value-type="float">
            <text:p>1605.93810304</text:p>
          </table:table-cell>
          <table:table-cell office:value-type="float" office:value="1.41892413903186E+018" calcext:value-type="float">
            <text:p>141892413903186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([.B1227]-[.$B$2])/1000000000" office:value-type="float" office:value="1607.302332672" calcext:value-type="float">
            <text:p>1607.302332672</text:p>
          </table:table-cell>
          <table:table-cell office:value-type="float" office:value="1.41892414039609E+018" calcext:value-type="float">
            <text:p>141892414039609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28]-[.$B$2])/1000000000" office:value-type="float" office:value="1608.68482816" calcext:value-type="float">
            <text:p>1608.68482816</text:p>
          </table:table-cell>
          <table:table-cell office:value-type="float" office:value="1.41892414177859E+018" calcext:value-type="float">
            <text:p>141892414177859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29]-[.$B$2])/1000000000" office:value-type="float" office:value="1610.064539392" calcext:value-type="float">
            <text:p>1610.064539392</text:p>
          </table:table-cell>
          <table:table-cell office:value-type="float" office:value="1.4189241431583E+018" calcext:value-type="float">
            <text:p>141892414315830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30]-[.$B$2])/1000000000" office:value-type="float" office:value="1611.436306176" calcext:value-type="float">
            <text:p>1611.436306176</text:p>
          </table:table-cell>
          <table:table-cell office:value-type="float" office:value="1.41892414453006E+018" calcext:value-type="float">
            <text:p>141892414453006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31]-[.$B$2])/1000000000" office:value-type="float" office:value="1612.823283712" calcext:value-type="float">
            <text:p>1612.823283712</text:p>
          </table:table-cell>
          <table:table-cell office:value-type="float" office:value="1.41892414591704E+018" calcext:value-type="float">
            <text:p>141892414591704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32]-[.$B$2])/1000000000" office:value-type="float" office:value="1614.181453056" calcext:value-type="float">
            <text:p>1614.181453056</text:p>
          </table:table-cell>
          <table:table-cell office:value-type="float" office:value="1.41892414727521E+018" calcext:value-type="float">
            <text:p>141892414727521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33]-[.$B$2])/1000000000" office:value-type="float" office:value="1615.571422208" calcext:value-type="float">
            <text:p>1615.571422208</text:p>
          </table:table-cell>
          <table:table-cell office:value-type="float" office:value="1.41892414866518E+018" calcext:value-type="float">
            <text:p>141892414866518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([.B1234]-[.$B$2])/1000000000" office:value-type="float" office:value="1616.94366208" calcext:value-type="float">
            <text:p>1616.94366208</text:p>
          </table:table-cell>
          <table:table-cell office:value-type="float" office:value="1.41892415003742E+018" calcext:value-type="float">
            <text:p>141892415003742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([.B1235]-[.$B$2])/1000000000" office:value-type="float" office:value="1618.322308608" calcext:value-type="float">
            <text:p>1618.322308608</text:p>
          </table:table-cell>
          <table:table-cell office:value-type="float" office:value="1.41892415141607E+018" calcext:value-type="float">
            <text:p>141892415141607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36]-[.$B$2])/1000000000" office:value-type="float" office:value="1619.692367872" calcext:value-type="float">
            <text:p>1619.692367872</text:p>
          </table:table-cell>
          <table:table-cell office:value-type="float" office:value="1.41892415278612E+018" calcext:value-type="float">
            <text:p>141892415278612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37]-[.$B$2])/1000000000" office:value-type="float" office:value="1621.045255168" calcext:value-type="float">
            <text:p>1621.045255168</text:p>
          </table:table-cell>
          <table:table-cell office:value-type="float" office:value="1.41892415413901E+018" calcext:value-type="float">
            <text:p>141892415413901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38]-[.$B$2])/1000000000" office:value-type="float" office:value="1622.413367552" calcext:value-type="float">
            <text:p>1622.413367552</text:p>
          </table:table-cell>
          <table:table-cell office:value-type="float" office:value="1.41892415550712E+018" calcext:value-type="float">
            <text:p>141892415550712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39]-[.$B$2])/1000000000" office:value-type="float" office:value="1623.779565312" calcext:value-type="float">
            <text:p>1623.779565312</text:p>
          </table:table-cell>
          <table:table-cell office:value-type="float" office:value="1.41892415687332E+018" calcext:value-type="float">
            <text:p>141892415687332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0]-[.$B$2])/1000000000" office:value-type="float" office:value="1625.184086272" calcext:value-type="float">
            <text:p>1625.184086272</text:p>
          </table:table-cell>
          <table:table-cell office:value-type="float" office:value="1.41892415827784E+018" calcext:value-type="float">
            <text:p>141892415827784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1]-[.$B$2])/1000000000" office:value-type="float" office:value="1626.538547712" calcext:value-type="float">
            <text:p>1626.538547712</text:p>
          </table:table-cell>
          <table:table-cell office:value-type="float" office:value="1.4189241596323E+018" calcext:value-type="float">
            <text:p>141892415963230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2]-[.$B$2])/1000000000" office:value-type="float" office:value="1627.907300864" calcext:value-type="float">
            <text:p>1627.907300864</text:p>
          </table:table-cell>
          <table:table-cell office:value-type="float" office:value="1.41892416100106E+018" calcext:value-type="float">
            <text:p>141892416100106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3]-[.$B$2])/1000000000" office:value-type="float" office:value="1629.275872256" calcext:value-type="float">
            <text:p>1629.275872256</text:p>
          </table:table-cell>
          <table:table-cell office:value-type="float" office:value="1.41892416236963E+018" calcext:value-type="float">
            <text:p>141892416236963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4]-[.$B$2])/1000000000" office:value-type="float" office:value="1630.634925312" calcext:value-type="float">
            <text:p>1630.634925312</text:p>
          </table:table-cell>
          <table:table-cell office:value-type="float" office:value="1.41892416372868E+018" calcext:value-type="float">
            <text:p>141892416372868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5]-[.$B$2])/1000000000" office:value-type="float" office:value="1632.031680256" calcext:value-type="float">
            <text:p>1632.031680256</text:p>
          </table:table-cell>
          <table:table-cell office:value-type="float" office:value="1.41892416512544E+018" calcext:value-type="float">
            <text:p>141892416512544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6]-[.$B$2])/1000000000" office:value-type="float" office:value="1633.425441792" calcext:value-type="float">
            <text:p>1633.425441792</text:p>
          </table:table-cell>
          <table:table-cell office:value-type="float" office:value="1.4189241665192E+018" calcext:value-type="float">
            <text:p>141892416651920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7]-[.$B$2])/1000000000" office:value-type="float" office:value="1634.808096768" calcext:value-type="float">
            <text:p>1634.808096768</text:p>
          </table:table-cell>
          <table:table-cell office:value-type="float" office:value="1.41892416790185E+018" calcext:value-type="float">
            <text:p>141892416790185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8]-[.$B$2])/1000000000" office:value-type="float" office:value="1636.202664192" calcext:value-type="float">
            <text:p>1636.202664192</text:p>
          </table:table-cell>
          <table:table-cell office:value-type="float" office:value="1.41892416929642E+018" calcext:value-type="float">
            <text:p>141892416929642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([.B1249]-[.$B$2])/1000000000" office:value-type="float" office:value="1637.575761152" calcext:value-type="float">
            <text:p>1637.575761152</text:p>
          </table:table-cell>
          <table:table-cell office:value-type="float" office:value="1.41892417066952E+018" calcext:value-type="float">
            <text:p>141892417066952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([.B1250]-[.$B$2])/1000000000" office:value-type="float" office:value="1638.969781504" calcext:value-type="float">
            <text:p>1638.969781504</text:p>
          </table:table-cell>
          <table:table-cell office:value-type="float" office:value="1.41892417206354E+018" calcext:value-type="float">
            <text:p>141892417206354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([.B1251]-[.$B$2])/1000000000" office:value-type="float" office:value="1640.361079808" calcext:value-type="float">
            <text:p>1640.361079808</text:p>
          </table:table-cell>
          <table:table-cell office:value-type="float" office:value="1.41892417345484E+018" calcext:value-type="float">
            <text:p>141892417345484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([.B1252]-[.$B$2])/1000000000" office:value-type="float" office:value="1641.756388352" calcext:value-type="float">
            <text:p>1641.756388352</text:p>
          </table:table-cell>
          <table:table-cell office:value-type="float" office:value="1.41892417485015E+018" calcext:value-type="float">
            <text:p>141892417485015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([.B1253]-[.$B$2])/1000000000" office:value-type="float" office:value="1643.109224704" calcext:value-type="float">
            <text:p>1643.109224704</text:p>
          </table:table-cell>
          <table:table-cell office:value-type="float" office:value="1.41892417620298E+018" calcext:value-type="float">
            <text:p>141892417620298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([.B1254]-[.$B$2])/1000000000" office:value-type="float" office:value="1644.483155456" calcext:value-type="float">
            <text:p>1644.483155456</text:p>
          </table:table-cell>
          <table:table-cell office:value-type="float" office:value="1.41892417757691E+018" calcext:value-type="float">
            <text:p>141892417757691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([.B1255]-[.$B$2])/1000000000" office:value-type="float" office:value="1645.84803072" calcext:value-type="float">
            <text:p>1645.84803072</text:p>
          </table:table-cell>
          <table:table-cell office:value-type="float" office:value="1.41892417894179E+018" calcext:value-type="float">
            <text:p>141892417894179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([.B1256]-[.$B$2])/1000000000" office:value-type="float" office:value="1647.24007168" calcext:value-type="float">
            <text:p>1647.24007168</text:p>
          </table:table-cell>
          <table:table-cell office:value-type="float" office:value="1.41892418033383E+018" calcext:value-type="float">
            <text:p>141892418033383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([.B1257]-[.$B$2])/1000000000" office:value-type="float" office:value="1648.631335424" calcext:value-type="float">
            <text:p>1648.631335424</text:p>
          </table:table-cell>
          <table:table-cell office:value-type="float" office:value="1.41892418172509E+018" calcext:value-type="float">
            <text:p>141892418172509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([.B1258]-[.$B$2])/1000000000" office:value-type="float" office:value="1649.988374272" calcext:value-type="float">
            <text:p>1649.988374272</text:p>
          </table:table-cell>
          <table:table-cell office:value-type="float" office:value="1.41892418308213E+018" calcext:value-type="float">
            <text:p>141892418308213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([.B1259]-[.$B$2])/1000000000" office:value-type="float" office:value="1651.35704832" calcext:value-type="float">
            <text:p>1651.35704832</text:p>
          </table:table-cell>
          <table:table-cell office:value-type="float" office:value="1.41892418445081E+018" calcext:value-type="float">
            <text:p>141892418445081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([.B1260]-[.$B$2])/1000000000" office:value-type="float" office:value="1652.76010624" calcext:value-type="float">
            <text:p>1652.76010624</text:p>
          </table:table-cell>
          <table:table-cell office:value-type="float" office:value="1.41892418585386E+018" calcext:value-type="float">
            <text:p>141892418585386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([.B1261]-[.$B$2])/1000000000" office:value-type="float" office:value="1654.12558848" calcext:value-type="float">
            <text:p>1654.12558848</text:p>
          </table:table-cell>
          <table:table-cell office:value-type="float" office:value="1.41892418721935E+018" calcext:value-type="float">
            <text:p>141892418721935000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([.B1262]-[.$B$2])/1000000000" office:value-type="float" office:value="1655.526039552" calcext:value-type="float">
            <text:p>1655.526039552</text:p>
          </table:table-cell>
          <table:table-cell office:value-type="float" office:value="1.4189241886198E+018" calcext:value-type="float">
            <text:p>14189241886198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([.B1263]-[.$B$2])/1000000000" office:value-type="float" office:value="1656.917873664" calcext:value-type="float">
            <text:p>1656.917873664</text:p>
          </table:table-cell>
          <table:table-cell office:value-type="float" office:value="1.41892419001163E+018" calcext:value-type="float">
            <text:p>14189241900116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([.B1264]-[.$B$2])/1000000000" office:value-type="float" office:value="1658.28890368" calcext:value-type="float">
            <text:p>1658.28890368</text:p>
          </table:table-cell>
          <table:table-cell office:value-type="float" office:value="1.41892419138266E+018" calcext:value-type="float">
            <text:p>14189241913826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([.B1265]-[.$B$2])/1000000000" office:value-type="float" office:value="1659.693522176" calcext:value-type="float">
            <text:p>1659.693522176</text:p>
          </table:table-cell>
          <table:table-cell office:value-type="float" office:value="1.41892419278728E+018" calcext:value-type="float">
            <text:p>14189241927872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([.B1266]-[.$B$2])/1000000000" office:value-type="float" office:value="1661.078060032" calcext:value-type="float">
            <text:p>1661.078060032</text:p>
          </table:table-cell>
          <table:table-cell office:value-type="float" office:value="1.41892419417182E+018" calcext:value-type="float">
            <text:p>14189241941718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([.B1267]-[.$B$2])/1000000000" office:value-type="float" office:value="1662.447120128" calcext:value-type="float">
            <text:p>1662.447120128</text:p>
          </table:table-cell>
          <table:table-cell office:value-type="float" office:value="1.41892419554088E+018" calcext:value-type="float">
            <text:p>14189241955408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([.B1268]-[.$B$2])/1000000000" office:value-type="float" office:value="1663.820648704" calcext:value-type="float">
            <text:p>1663.820648704</text:p>
          </table:table-cell>
          <table:table-cell office:value-type="float" office:value="1.41892419691441E+018" calcext:value-type="float">
            <text:p>14189241969144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([.B1269]-[.$B$2])/1000000000" office:value-type="float" office:value="1665.192514048" calcext:value-type="float">
            <text:p>1665.192514048</text:p>
          </table:table-cell>
          <table:table-cell office:value-type="float" office:value="1.41892419828627E+018" calcext:value-type="float">
            <text:p>14189241982862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0]-[.$B$2])/1000000000" office:value-type="float" office:value="1666.579701248" calcext:value-type="float">
            <text:p>1666.579701248</text:p>
          </table:table-cell>
          <table:table-cell office:value-type="float" office:value="1.41892419967346E+018" calcext:value-type="float">
            <text:p>14189241996734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1]-[.$B$2])/1000000000" office:value-type="float" office:value="1667.966291456" calcext:value-type="float">
            <text:p>1667.966291456</text:p>
          </table:table-cell>
          <table:table-cell office:value-type="float" office:value="1.41892420106005E+018" calcext:value-type="float">
            <text:p>14189242010600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2]-[.$B$2])/1000000000" office:value-type="float" office:value="1669.338413568" calcext:value-type="float">
            <text:p>1669.338413568</text:p>
          </table:table-cell>
          <table:table-cell office:value-type="float" office:value="1.41892420243217E+018" calcext:value-type="float">
            <text:p>14189242024321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3]-[.$B$2])/1000000000" office:value-type="float" office:value="1670.719709184" calcext:value-type="float">
            <text:p>1670.719709184</text:p>
          </table:table-cell>
          <table:table-cell office:value-type="float" office:value="1.41892420381347E+018" calcext:value-type="float">
            <text:p>14189242038134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4]-[.$B$2])/1000000000" office:value-type="float" office:value="1672.0930816" calcext:value-type="float">
            <text:p>1672.0930816</text:p>
          </table:table-cell>
          <table:table-cell office:value-type="float" office:value="1.41892420518684E+018" calcext:value-type="float">
            <text:p>14189242051868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5]-[.$B$2])/1000000000" office:value-type="float" office:value="1673.463748352" calcext:value-type="float">
            <text:p>1673.463748352</text:p>
          </table:table-cell>
          <table:table-cell office:value-type="float" office:value="1.41892420655751E+018" calcext:value-type="float">
            <text:p>14189242065575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6]-[.$B$2])/1000000000" office:value-type="float" office:value="1674.847934976" calcext:value-type="float">
            <text:p>1674.847934976</text:p>
          </table:table-cell>
          <table:table-cell office:value-type="float" office:value="1.41892420794169E+018" calcext:value-type="float">
            <text:p>14189242079416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7]-[.$B$2])/1000000000" office:value-type="float" office:value="1676.222139904" calcext:value-type="float">
            <text:p>1676.222139904</text:p>
          </table:table-cell>
          <table:table-cell office:value-type="float" office:value="1.4189242093159E+018" calcext:value-type="float">
            <text:p>14189242093159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8]-[.$B$2])/1000000000" office:value-type="float" office:value="1677.6079232" calcext:value-type="float">
            <text:p>1677.6079232</text:p>
          </table:table-cell>
          <table:table-cell office:value-type="float" office:value="1.41892421070168E+018" calcext:value-type="float">
            <text:p>14189242107016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79]-[.$B$2])/1000000000" office:value-type="float" office:value="1678.979121152" calcext:value-type="float">
            <text:p>1678.979121152</text:p>
          </table:table-cell>
          <table:table-cell office:value-type="float" office:value="1.41892421207288E+018" calcext:value-type="float">
            <text:p>14189242120728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([.B1280]-[.$B$2])/1000000000" office:value-type="float" office:value="1680.348866816" calcext:value-type="float">
            <text:p>1680.348866816</text:p>
          </table:table-cell>
          <table:table-cell office:value-type="float" office:value="1.41892421344262E+018" calcext:value-type="float">
            <text:p>14189242134426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([.B1281]-[.$B$2])/1000000000" office:value-type="float" office:value="1681.747698176" calcext:value-type="float">
            <text:p>1681.747698176</text:p>
          </table:table-cell>
          <table:table-cell office:value-type="float" office:value="1.41892421484146E+018" calcext:value-type="float">
            <text:p>14189242148414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([.B1282]-[.$B$2])/1000000000" office:value-type="float" office:value="1683.166908416" calcext:value-type="float">
            <text:p>1683.166908416</text:p>
          </table:table-cell>
          <table:table-cell office:value-type="float" office:value="1.41892421626067E+018" calcext:value-type="float">
            <text:p>14189242162606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([.B1283]-[.$B$2])/1000000000" office:value-type="float" office:value="1684.525438208" calcext:value-type="float">
            <text:p>1684.525438208</text:p>
          </table:table-cell>
          <table:table-cell office:value-type="float" office:value="1.4189242176192E+018" calcext:value-type="float">
            <text:p>14189242176192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84]-[.$B$2])/1000000000" office:value-type="float" office:value="1685.942960128" calcext:value-type="float">
            <text:p>1685.942960128</text:p>
          </table:table-cell>
          <table:table-cell office:value-type="float" office:value="1.41892421903672E+018" calcext:value-type="float">
            <text:p>14189242190367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85]-[.$B$2])/1000000000" office:value-type="float" office:value="1687.332772608" calcext:value-type="float">
            <text:p>1687.332772608</text:p>
          </table:table-cell>
          <table:table-cell office:value-type="float" office:value="1.41892422042653E+018" calcext:value-type="float">
            <text:p>14189242204265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86]-[.$B$2])/1000000000" office:value-type="float" office:value="1688.745735936" calcext:value-type="float">
            <text:p>1688.745735936</text:p>
          </table:table-cell>
          <table:table-cell office:value-type="float" office:value="1.41892422183949E+018" calcext:value-type="float">
            <text:p>14189242218394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87]-[.$B$2])/1000000000" office:value-type="float" office:value="1690.10752" calcext:value-type="float">
            <text:p>1690.10752</text:p>
          </table:table-cell>
          <table:table-cell office:value-type="float" office:value="1.41892422320128E+018" calcext:value-type="float">
            <text:p>14189242232012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88]-[.$B$2])/1000000000" office:value-type="float" office:value="1691.462161408" calcext:value-type="float">
            <text:p>1691.462161408</text:p>
          </table:table-cell>
          <table:table-cell office:value-type="float" office:value="1.41892422455592E+018" calcext:value-type="float">
            <text:p>14189242245559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89]-[.$B$2])/1000000000" office:value-type="float" office:value="1692.838647552" calcext:value-type="float">
            <text:p>1692.838647552</text:p>
          </table:table-cell>
          <table:table-cell office:value-type="float" office:value="1.4189242259324E+018" calcext:value-type="float">
            <text:p>14189242259324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0]-[.$B$2])/1000000000" office:value-type="float" office:value="1694.208752128" calcext:value-type="float">
            <text:p>1694.208752128</text:p>
          </table:table-cell>
          <table:table-cell office:value-type="float" office:value="1.41892422730251E+018" calcext:value-type="float">
            <text:p>14189242273025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1]-[.$B$2])/1000000000" office:value-type="float" office:value="1695.604416768" calcext:value-type="float">
            <text:p>1695.604416768</text:p>
          </table:table-cell>
          <table:table-cell office:value-type="float" office:value="1.41892422869817E+018" calcext:value-type="float">
            <text:p>14189242286981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2]-[.$B$2])/1000000000" office:value-type="float" office:value="1696.972539904" calcext:value-type="float">
            <text:p>1696.972539904</text:p>
          </table:table-cell>
          <table:table-cell office:value-type="float" office:value="1.4189242300663E+018" calcext:value-type="float">
            <text:p>14189242300663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3]-[.$B$2])/1000000000" office:value-type="float" office:value="1698.335511808" calcext:value-type="float">
            <text:p>1698.335511808</text:p>
          </table:table-cell>
          <table:table-cell office:value-type="float" office:value="1.41892423142927E+018" calcext:value-type="float">
            <text:p>14189242314292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4]-[.$B$2])/1000000000" office:value-type="float" office:value="1699.706049536" calcext:value-type="float">
            <text:p>1699.706049536</text:p>
          </table:table-cell>
          <table:table-cell office:value-type="float" office:value="1.41892423279981E+018" calcext:value-type="float">
            <text:p>14189242327998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5]-[.$B$2])/1000000000" office:value-type="float" office:value="1701.083350528" calcext:value-type="float">
            <text:p>1701.083350528</text:p>
          </table:table-cell>
          <table:table-cell office:value-type="float" office:value="1.41892423417711E+018" calcext:value-type="float">
            <text:p>14189242341771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6]-[.$B$2])/1000000000" office:value-type="float" office:value="1702.440412928" calcext:value-type="float">
            <text:p>1702.440412928</text:p>
          </table:table-cell>
          <table:table-cell office:value-type="float" office:value="1.41892423553417E+018" calcext:value-type="float">
            <text:p>14189242355341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7]-[.$B$2])/1000000000" office:value-type="float" office:value="1703.844188928" calcext:value-type="float">
            <text:p>1703.844188928</text:p>
          </table:table-cell>
          <table:table-cell office:value-type="float" office:value="1.41892423693795E+018" calcext:value-type="float">
            <text:p>14189242369379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([.B1298]-[.$B$2])/1000000000" office:value-type="float" office:value="1705.241480704" calcext:value-type="float">
            <text:p>1705.241480704</text:p>
          </table:table-cell>
          <table:table-cell office:value-type="float" office:value="1.41892423833524E+018" calcext:value-type="float">
            <text:p>14189242383352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299]-[.$B$2])/1000000000" office:value-type="float" office:value="1706.683220736" calcext:value-type="float">
            <text:p>1706.683220736</text:p>
          </table:table-cell>
          <table:table-cell office:value-type="float" office:value="1.41892423977698E+018" calcext:value-type="float">
            <text:p>14189242397769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300]-[.$B$2])/1000000000" office:value-type="float" office:value="1708.04722944" calcext:value-type="float">
            <text:p>1708.04722944</text:p>
          </table:table-cell>
          <table:table-cell office:value-type="float" office:value="1.41892424114099E+018" calcext:value-type="float">
            <text:p>14189242411409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301]-[.$B$2])/1000000000" office:value-type="float" office:value="1709.425631744" calcext:value-type="float">
            <text:p>1709.425631744</text:p>
          </table:table-cell>
          <table:table-cell office:value-type="float" office:value="1.41892424251939E+018" calcext:value-type="float">
            <text:p>14189242425193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302]-[.$B$2])/1000000000" office:value-type="float" office:value="1710.888353536" calcext:value-type="float">
            <text:p>1710.888353536</text:p>
          </table:table-cell>
          <table:table-cell office:value-type="float" office:value="1.41892424398211E+018" calcext:value-type="float">
            <text:p>14189242439821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303]-[.$B$2])/1000000000" office:value-type="float" office:value="1712.302910976" calcext:value-type="float">
            <text:p>1712.302910976</text:p>
          </table:table-cell>
          <table:table-cell office:value-type="float" office:value="1.41892424539667E+018" calcext:value-type="float">
            <text:p>14189242453966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304]-[.$B$2])/1000000000" office:value-type="float" office:value="1713.71937408" calcext:value-type="float">
            <text:p>1713.71937408</text:p>
          </table:table-cell>
          <table:table-cell office:value-type="float" office:value="1.41892424681313E+018" calcext:value-type="float">
            <text:p>14189242468131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([.B1305]-[.$B$2])/1000000000" office:value-type="float" office:value="1715.096584192" calcext:value-type="float">
            <text:p>1715.096584192</text:p>
          </table:table-cell>
          <table:table-cell office:value-type="float" office:value="1.41892424819034E+018" calcext:value-type="float">
            <text:p>14189242481903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([.B1306]-[.$B$2])/1000000000" office:value-type="float" office:value="1716.491545856" calcext:value-type="float">
            <text:p>1716.491545856</text:p>
          </table:table-cell>
          <table:table-cell office:value-type="float" office:value="1.4189242495853E+018" calcext:value-type="float">
            <text:p>14189242495853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([.B1307]-[.$B$2])/1000000000" office:value-type="float" office:value="1717.891863296" calcext:value-type="float">
            <text:p>1717.891863296</text:p>
          </table:table-cell>
          <table:table-cell office:value-type="float" office:value="1.41892425098562E+018" calcext:value-type="float">
            <text:p>14189242509856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([.B1308]-[.$B$2])/1000000000" office:value-type="float" office:value="1719.28291584" calcext:value-type="float">
            <text:p>1719.28291584</text:p>
          </table:table-cell>
          <table:table-cell office:value-type="float" office:value="1.41892425237667E+018" calcext:value-type="float">
            <text:p>14189242523766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09]-[.$B$2])/1000000000" office:value-type="float" office:value="1720.678114304" calcext:value-type="float">
            <text:p>1720.678114304</text:p>
          </table:table-cell>
          <table:table-cell office:value-type="float" office:value="1.41892425377187E+018" calcext:value-type="float">
            <text:p>14189242537718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0]-[.$B$2])/1000000000" office:value-type="float" office:value="1722.06841088" calcext:value-type="float">
            <text:p>1722.06841088</text:p>
          </table:table-cell>
          <table:table-cell office:value-type="float" office:value="1.41892425516217E+018" calcext:value-type="float">
            <text:p>14189242551621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1]-[.$B$2])/1000000000" office:value-type="float" office:value="1723.439547904" calcext:value-type="float">
            <text:p>1723.439547904</text:p>
          </table:table-cell>
          <table:table-cell office:value-type="float" office:value="1.4189242565333E+018" calcext:value-type="float">
            <text:p>14189242565333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2]-[.$B$2])/1000000000" office:value-type="float" office:value="1724.830914304" calcext:value-type="float">
            <text:p>1724.830914304</text:p>
          </table:table-cell>
          <table:table-cell office:value-type="float" office:value="1.41892425792467E+018" calcext:value-type="float">
            <text:p>14189242579246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3]-[.$B$2])/1000000000" office:value-type="float" office:value="1726.205561856" calcext:value-type="float">
            <text:p>1726.205561856</text:p>
          </table:table-cell>
          <table:table-cell office:value-type="float" office:value="1.41892425929932E+018" calcext:value-type="float">
            <text:p>14189242592993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4]-[.$B$2])/1000000000" office:value-type="float" office:value="1727.583408128" calcext:value-type="float">
            <text:p>1727.583408128</text:p>
          </table:table-cell>
          <table:table-cell office:value-type="float" office:value="1.41892426067717E+018" calcext:value-type="float">
            <text:p>14189242606771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5]-[.$B$2])/1000000000" office:value-type="float" office:value="1728.976251904" calcext:value-type="float">
            <text:p>1728.976251904</text:p>
          </table:table-cell>
          <table:table-cell office:value-type="float" office:value="1.41892426207001E+018" calcext:value-type="float">
            <text:p>14189242620700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6]-[.$B$2])/1000000000" office:value-type="float" office:value="1730.446902784" calcext:value-type="float">
            <text:p>1730.446902784</text:p>
          </table:table-cell>
          <table:table-cell office:value-type="float" office:value="1.41892426354066E+018" calcext:value-type="float">
            <text:p>14189242635406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7]-[.$B$2])/1000000000" office:value-type="float" office:value="1731.8178304" calcext:value-type="float">
            <text:p>1731.8178304</text:p>
          </table:table-cell>
          <table:table-cell office:value-type="float" office:value="1.41892426491159E+018" calcext:value-type="float">
            <text:p>14189242649115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8]-[.$B$2])/1000000000" office:value-type="float" office:value="1733.218655744" calcext:value-type="float">
            <text:p>1733.218655744</text:p>
          </table:table-cell>
          <table:table-cell office:value-type="float" office:value="1.41892426631241E+018" calcext:value-type="float">
            <text:p>14189242663124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([.B1319]-[.$B$2])/1000000000" office:value-type="float" office:value="1734.613457408" calcext:value-type="float">
            <text:p>1734.613457408</text:p>
          </table:table-cell>
          <table:table-cell office:value-type="float" office:value="1.41892426770721E+018" calcext:value-type="float">
            <text:p>14189242677072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([.B1320]-[.$B$2])/1000000000" office:value-type="float" office:value="1735.979792128" calcext:value-type="float">
            <text:p>1735.979792128</text:p>
          </table:table-cell>
          <table:table-cell office:value-type="float" office:value="1.41892426907355E+018" calcext:value-type="float">
            <text:p>14189242690735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([.B1321]-[.$B$2])/1000000000" office:value-type="float" office:value="1737.409134336" calcext:value-type="float">
            <text:p>1737.409134336</text:p>
          </table:table-cell>
          <table:table-cell office:value-type="float" office:value="1.41892427050289E+018" calcext:value-type="float">
            <text:p>14189242705028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([.B1322]-[.$B$2])/1000000000" office:value-type="float" office:value="1738.813446144" calcext:value-type="float">
            <text:p>1738.813446144</text:p>
          </table:table-cell>
          <table:table-cell office:value-type="float" office:value="1.4189242719072E+018" calcext:value-type="float">
            <text:p>14189242719072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([.B1323]-[.$B$2])/1000000000" office:value-type="float" office:value="1740.194387712" calcext:value-type="float">
            <text:p>1740.194387712</text:p>
          </table:table-cell>
          <table:table-cell office:value-type="float" office:value="1.41892427328814E+018" calcext:value-type="float">
            <text:p>14189242732881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([.B1324]-[.$B$2])/1000000000" office:value-type="float" office:value="1741.585147136" calcext:value-type="float">
            <text:p>1741.585147136</text:p>
          </table:table-cell>
          <table:table-cell office:value-type="float" office:value="1.4189242746789E+018" calcext:value-type="float">
            <text:p>14189242746789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([.B1325]-[.$B$2])/1000000000" office:value-type="float" office:value="1742.965100288" calcext:value-type="float">
            <text:p>1742.965100288</text:p>
          </table:table-cell>
          <table:table-cell office:value-type="float" office:value="1.41892427605886E+018" calcext:value-type="float">
            <text:p>14189242760588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([.B1326]-[.$B$2])/1000000000" office:value-type="float" office:value="1744.358786304" calcext:value-type="float">
            <text:p>1744.358786304</text:p>
          </table:table-cell>
          <table:table-cell office:value-type="float" office:value="1.41892427745254E+018" calcext:value-type="float">
            <text:p>14189242774525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([.B1327]-[.$B$2])/1000000000" office:value-type="float" office:value="1745.741967616" calcext:value-type="float">
            <text:p>1745.741967616</text:p>
          </table:table-cell>
          <table:table-cell office:value-type="float" office:value="1.41892427883572E+018" calcext:value-type="float">
            <text:p>14189242788357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([.B1328]-[.$B$2])/1000000000" office:value-type="float" office:value="1747.144259328" calcext:value-type="float">
            <text:p>1747.144259328</text:p>
          </table:table-cell>
          <table:table-cell office:value-type="float" office:value="1.41892428023802E+018" calcext:value-type="float">
            <text:p>14189242802380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([.B1329]-[.$B$2])/1000000000" office:value-type="float" office:value="1748.547900416" calcext:value-type="float">
            <text:p>1748.547900416</text:p>
          </table:table-cell>
          <table:table-cell office:value-type="float" office:value="1.41892428164166E+018" calcext:value-type="float">
            <text:p>14189242816416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([.B1330]-[.$B$2])/1000000000" office:value-type="float" office:value="1749.982635264" calcext:value-type="float">
            <text:p>1749.982635264</text:p>
          </table:table-cell>
          <table:table-cell office:value-type="float" office:value="1.41892428307639E+018" calcext:value-type="float">
            <text:p>14189242830763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([.B1331]-[.$B$2])/1000000000" office:value-type="float" office:value="1751.351830016" calcext:value-type="float">
            <text:p>1751.351830016</text:p>
          </table:table-cell>
          <table:table-cell office:value-type="float" office:value="1.41892428444559E+018" calcext:value-type="float">
            <text:p>14189242844455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([.B1332]-[.$B$2])/1000000000" office:value-type="float" office:value="1752.75652224" calcext:value-type="float">
            <text:p>1752.75652224</text:p>
          </table:table-cell>
          <table:table-cell office:value-type="float" office:value="1.41892428585028E+018" calcext:value-type="float">
            <text:p>14189242858502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([.B1333]-[.$B$2])/1000000000" office:value-type="float" office:value="1754.13786368" calcext:value-type="float">
            <text:p>1754.13786368</text:p>
          </table:table-cell>
          <table:table-cell office:value-type="float" office:value="1.41892428723162E+018" calcext:value-type="float">
            <text:p>14189242872316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([.B1334]-[.$B$2])/1000000000" office:value-type="float" office:value="1755.536268288" calcext:value-type="float">
            <text:p>1755.536268288</text:p>
          </table:table-cell>
          <table:table-cell office:value-type="float" office:value="1.41892428863003E+018" calcext:value-type="float">
            <text:p>14189242886300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([.B1335]-[.$B$2])/1000000000" office:value-type="float" office:value="1756.962637568" calcext:value-type="float">
            <text:p>1756.962637568</text:p>
          </table:table-cell>
          <table:table-cell office:value-type="float" office:value="1.41892429005639E+018" calcext:value-type="float">
            <text:p>14189242900563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([.B1336]-[.$B$2])/1000000000" office:value-type="float" office:value="1758.362007296" calcext:value-type="float">
            <text:p>1758.362007296</text:p>
          </table:table-cell>
          <table:table-cell office:value-type="float" office:value="1.41892429145576E+018" calcext:value-type="float">
            <text:p>14189242914557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([.B1337]-[.$B$2])/1000000000" office:value-type="float" office:value="1759.788790528" calcext:value-type="float">
            <text:p>1759.788790528</text:p>
          </table:table-cell>
          <table:table-cell office:value-type="float" office:value="1.41892429288255E+018" calcext:value-type="float">
            <text:p>14189242928825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([.B1338]-[.$B$2])/1000000000" office:value-type="float" office:value="1761.181911552" calcext:value-type="float">
            <text:p>1761.181911552</text:p>
          </table:table-cell>
          <table:table-cell office:value-type="float" office:value="1.41892429427567E+018" calcext:value-type="float">
            <text:p>14189242942756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([.B1339]-[.$B$2])/1000000000" office:value-type="float" office:value="1762.563109888" calcext:value-type="float">
            <text:p>1762.563109888</text:p>
          </table:table-cell>
          <table:table-cell office:value-type="float" office:value="1.41892429565687E+018" calcext:value-type="float">
            <text:p>14189242956568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([.B1340]-[.$B$2])/1000000000" office:value-type="float" office:value="1763.963419904" calcext:value-type="float">
            <text:p>1763.963419904</text:p>
          </table:table-cell>
          <table:table-cell office:value-type="float" office:value="1.41892429705718E+018" calcext:value-type="float">
            <text:p>14189242970571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([.B1341]-[.$B$2])/1000000000" office:value-type="float" office:value="1765.354571776" calcext:value-type="float">
            <text:p>1765.354571776</text:p>
          </table:table-cell>
          <table:table-cell office:value-type="float" office:value="1.41892429844833E+018" calcext:value-type="float">
            <text:p>14189242984483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([.B1342]-[.$B$2])/1000000000" office:value-type="float" office:value="1766.746544896" calcext:value-type="float">
            <text:p>1766.746544896</text:p>
          </table:table-cell>
          <table:table-cell office:value-type="float" office:value="1.4189242998403E+018" calcext:value-type="float">
            <text:p>14189242998403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([.B1343]-[.$B$2])/1000000000" office:value-type="float" office:value="1768.174026496" calcext:value-type="float">
            <text:p>1768.174026496</text:p>
          </table:table-cell>
          <table:table-cell office:value-type="float" office:value="1.41892430126778E+018" calcext:value-type="float">
            <text:p>14189243012677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([.B1344]-[.$B$2])/1000000000" office:value-type="float" office:value="1769.564327424" calcext:value-type="float">
            <text:p>1769.564327424</text:p>
          </table:table-cell>
          <table:table-cell office:value-type="float" office:value="1.41892430265808E+018" calcext:value-type="float">
            <text:p>14189243026580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([.B1345]-[.$B$2])/1000000000" office:value-type="float" office:value="1771.10478592" calcext:value-type="float">
            <text:p>1771.10478592</text:p>
          </table:table-cell>
          <table:table-cell office:value-type="float" office:value="1.41892430419854E+018" calcext:value-type="float">
            <text:p>14189243041985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([.B1346]-[.$B$2])/1000000000" office:value-type="float" office:value="1772.51415808" calcext:value-type="float">
            <text:p>1772.51415808</text:p>
          </table:table-cell>
          <table:table-cell office:value-type="float" office:value="1.41892430560792E+018" calcext:value-type="float">
            <text:p>14189243056079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([.B1347]-[.$B$2])/1000000000" office:value-type="float" office:value="1773.948758272" calcext:value-type="float">
            <text:p>1773.948758272</text:p>
          </table:table-cell>
          <table:table-cell office:value-type="float" office:value="1.41892430704252E+018" calcext:value-type="float">
            <text:p>14189243070425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([.B1348]-[.$B$2])/1000000000" office:value-type="float" office:value="1775.339569664" calcext:value-type="float">
            <text:p>1775.339569664</text:p>
          </table:table-cell>
          <table:table-cell office:value-type="float" office:value="1.41892430843333E+018" calcext:value-type="float">
            <text:p>14189243084333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([.B1349]-[.$B$2])/1000000000" office:value-type="float" office:value="1776.796075008" calcext:value-type="float">
            <text:p>1776.796075008</text:p>
          </table:table-cell>
          <table:table-cell office:value-type="float" office:value="1.41892430988983E+018" calcext:value-type="float">
            <text:p>14189243098898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([.B1350]-[.$B$2])/1000000000" office:value-type="float" office:value="1778.219670272" calcext:value-type="float">
            <text:p>1778.219670272</text:p>
          </table:table-cell>
          <table:table-cell office:value-type="float" office:value="1.41892431131343E+018" calcext:value-type="float">
            <text:p>14189243113134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([.B1351]-[.$B$2])/1000000000" office:value-type="float" office:value="1779.659684608" calcext:value-type="float">
            <text:p>1779.659684608</text:p>
          </table:table-cell>
          <table:table-cell office:value-type="float" office:value="1.41892431275344E+018" calcext:value-type="float">
            <text:p>14189243127534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([.B1352]-[.$B$2])/1000000000" office:value-type="float" office:value="1781.048005376" calcext:value-type="float">
            <text:p>1781.048005376</text:p>
          </table:table-cell>
          <table:table-cell office:value-type="float" office:value="1.41892431414176E+018" calcext:value-type="float">
            <text:p>14189243141417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([.B1353]-[.$B$2])/1000000000" office:value-type="float" office:value="1782.44483328" calcext:value-type="float">
            <text:p>1782.44483328</text:p>
          </table:table-cell>
          <table:table-cell office:value-type="float" office:value="1.41892431553859E+018" calcext:value-type="float">
            <text:p>14189243155385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([.B1354]-[.$B$2])/1000000000" office:value-type="float" office:value="1783.848230656" calcext:value-type="float">
            <text:p>1783.848230656</text:p>
          </table:table-cell>
          <table:table-cell office:value-type="float" office:value="1.41892431694199E+018" calcext:value-type="float">
            <text:p>14189243169419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55]-[.$B$2])/1000000000" office:value-type="float" office:value="1785.272359168" calcext:value-type="float">
            <text:p>1785.272359168</text:p>
          </table:table-cell>
          <table:table-cell office:value-type="float" office:value="1.41892431836612E+018" calcext:value-type="float">
            <text:p>14189243183661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56]-[.$B$2])/1000000000" office:value-type="float" office:value="1786.717502208" calcext:value-type="float">
            <text:p>1786.717502208</text:p>
          </table:table-cell>
          <table:table-cell office:value-type="float" office:value="1.41892431981126E+018" calcext:value-type="float">
            <text:p>14189243198112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57]-[.$B$2])/1000000000" office:value-type="float" office:value="1788.140849664" calcext:value-type="float">
            <text:p>1788.140849664</text:p>
          </table:table-cell>
          <table:table-cell office:value-type="float" office:value="1.41892432123461E+018" calcext:value-type="float">
            <text:p>14189243212346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58]-[.$B$2])/1000000000" office:value-type="float" office:value="1789.554345728" calcext:value-type="float">
            <text:p>1789.554345728</text:p>
          </table:table-cell>
          <table:table-cell office:value-type="float" office:value="1.4189243226481E+018" calcext:value-type="float">
            <text:p>14189243226481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59]-[.$B$2])/1000000000" office:value-type="float" office:value="1790.975955968" calcext:value-type="float">
            <text:p>1790.975955968</text:p>
          </table:table-cell>
          <table:table-cell office:value-type="float" office:value="1.41892432406971E+018" calcext:value-type="float">
            <text:p>14189243240697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60]-[.$B$2])/1000000000" office:value-type="float" office:value="1792.345288704" calcext:value-type="float">
            <text:p>1792.345288704</text:p>
          </table:table-cell>
          <table:table-cell office:value-type="float" office:value="1.41892432543905E+018" calcext:value-type="float">
            <text:p>14189243254390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61]-[.$B$2])/1000000000" office:value-type="float" office:value="1793.734555904" calcext:value-type="float">
            <text:p>1793.734555904</text:p>
          </table:table-cell>
          <table:table-cell office:value-type="float" office:value="1.41892432682831E+018" calcext:value-type="float">
            <text:p>14189243268283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62]-[.$B$2])/1000000000" office:value-type="float" office:value="1795.116241152" calcext:value-type="float">
            <text:p>1795.116241152</text:p>
          </table:table-cell>
          <table:table-cell office:value-type="float" office:value="1.41892432821E+018" calcext:value-type="float">
            <text:p>14189243282100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63]-[.$B$2])/1000000000" office:value-type="float" office:value="1796.52050304" calcext:value-type="float">
            <text:p>1796.52050304</text:p>
          </table:table-cell>
          <table:table-cell office:value-type="float" office:value="1.41892432961426E+018" calcext:value-type="float">
            <text:p>14189243296142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([.B1364]-[.$B$2])/1000000000" office:value-type="float" office:value="1797.912973056" calcext:value-type="float">
            <text:p>1797.912973056</text:p>
          </table:table-cell>
          <table:table-cell office:value-type="float" office:value="1.41892433100673E+018" calcext:value-type="float">
            <text:p>14189243310067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([.B1365]-[.$B$2])/1000000000" office:value-type="float" office:value="1799.290808064" calcext:value-type="float">
            <text:p>1799.290808064</text:p>
          </table:table-cell>
          <table:table-cell office:value-type="float" office:value="1.41892433238457E+018" calcext:value-type="float">
            <text:p>14189243323845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66]-[.$B$2])/1000000000" office:value-type="float" office:value="1800.696827648" calcext:value-type="float">
            <text:p>1800.696827648</text:p>
          </table:table-cell>
          <table:table-cell office:value-type="float" office:value="1.41892433379058E+018" calcext:value-type="float">
            <text:p>14189243337905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67]-[.$B$2])/1000000000" office:value-type="float" office:value="1802.108575744" calcext:value-type="float">
            <text:p>1802.108575744</text:p>
          </table:table-cell>
          <table:table-cell office:value-type="float" office:value="1.41892433520233E+018" calcext:value-type="float">
            <text:p>14189243352023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68]-[.$B$2])/1000000000" office:value-type="float" office:value="1803.501513728" calcext:value-type="float">
            <text:p>1803.501513728</text:p>
          </table:table-cell>
          <table:table-cell office:value-type="float" office:value="1.41892433659527E+018" calcext:value-type="float">
            <text:p>14189243365952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69]-[.$B$2])/1000000000" office:value-type="float" office:value="1804.965517824" calcext:value-type="float">
            <text:p>1804.965517824</text:p>
          </table:table-cell>
          <table:table-cell office:value-type="float" office:value="1.41892433805927E+018" calcext:value-type="float">
            <text:p>14189243380592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70]-[.$B$2])/1000000000" office:value-type="float" office:value="1806.346898176" calcext:value-type="float">
            <text:p>1806.346898176</text:p>
          </table:table-cell>
          <table:table-cell office:value-type="float" office:value="1.41892433944066E+018" calcext:value-type="float">
            <text:p>14189243394406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71]-[.$B$2])/1000000000" office:value-type="float" office:value="1807.77784832" calcext:value-type="float">
            <text:p>1807.77784832</text:p>
          </table:table-cell>
          <table:table-cell office:value-type="float" office:value="1.41892434087161E+018" calcext:value-type="float">
            <text:p>14189243408716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([.B1372]-[.$B$2])/1000000000" office:value-type="float" office:value="1809.228361216" calcext:value-type="float">
            <text:p>1809.228361216</text:p>
          </table:table-cell>
          <table:table-cell office:value-type="float" office:value="1.41892434232212E+018" calcext:value-type="float">
            <text:p>14189243423221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([.B1373]-[.$B$2])/1000000000" office:value-type="float" office:value="1810.656176128" calcext:value-type="float">
            <text:p>1810.656176128</text:p>
          </table:table-cell>
          <table:table-cell office:value-type="float" office:value="1.41892434374993E+018" calcext:value-type="float">
            <text:p>14189243437499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([.B1374]-[.$B$2])/1000000000" office:value-type="float" office:value="1812.028772864" calcext:value-type="float">
            <text:p>1812.028772864</text:p>
          </table:table-cell>
          <table:table-cell office:value-type="float" office:value="1.41892434512253E+018" calcext:value-type="float">
            <text:p>14189243451225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([.B1375]-[.$B$2])/1000000000" office:value-type="float" office:value="1813.495903232" calcext:value-type="float">
            <text:p>1813.495903232</text:p>
          </table:table-cell>
          <table:table-cell office:value-type="float" office:value="1.41892434658966E+018" calcext:value-type="float">
            <text:p>14189243465896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([.B1376]-[.$B$2])/1000000000" office:value-type="float" office:value="1814.970606336" calcext:value-type="float">
            <text:p>1814.970606336</text:p>
          </table:table-cell>
          <table:table-cell office:value-type="float" office:value="1.41892434806436E+018" calcext:value-type="float">
            <text:p>14189243480643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([.B1377]-[.$B$2])/1000000000" office:value-type="float" office:value="1816.456570368" calcext:value-type="float">
            <text:p>1816.456570368</text:p>
          </table:table-cell>
          <table:table-cell office:value-type="float" office:value="1.41892434955033E+018" calcext:value-type="float">
            <text:p>14189243495503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([.B1378]-[.$B$2])/1000000000" office:value-type="float" office:value="1817.930685952" calcext:value-type="float">
            <text:p>1817.930685952</text:p>
          </table:table-cell>
          <table:table-cell office:value-type="float" office:value="1.41892435102444E+018" calcext:value-type="float">
            <text:p>14189243510244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79]-[.$B$2])/1000000000" office:value-type="float" office:value="1819.380045312" calcext:value-type="float">
            <text:p>1819.380045312</text:p>
          </table:table-cell>
          <table:table-cell office:value-type="float" office:value="1.4189243524738E+018" calcext:value-type="float">
            <text:p>14189243524738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0]-[.$B$2])/1000000000" office:value-type="float" office:value="1820.833380864" calcext:value-type="float">
            <text:p>1820.833380864</text:p>
          </table:table-cell>
          <table:table-cell office:value-type="float" office:value="1.41892435392714E+018" calcext:value-type="float">
            <text:p>14189243539271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1]-[.$B$2])/1000000000" office:value-type="float" office:value="1822.224248576" calcext:value-type="float">
            <text:p>1822.224248576</text:p>
          </table:table-cell>
          <table:table-cell office:value-type="float" office:value="1.41892435531801E+018" calcext:value-type="float">
            <text:p>14189243553180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2]-[.$B$2])/1000000000" office:value-type="float" office:value="1823.61640192" calcext:value-type="float">
            <text:p>1823.61640192</text:p>
          </table:table-cell>
          <table:table-cell office:value-type="float" office:value="1.41892435671016E+018" calcext:value-type="float">
            <text:p>14189243567101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3]-[.$B$2])/1000000000" office:value-type="float" office:value="1825.035770368" calcext:value-type="float">
            <text:p>1825.035770368</text:p>
          </table:table-cell>
          <table:table-cell office:value-type="float" office:value="1.41892435812953E+018" calcext:value-type="float">
            <text:p>14189243581295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4]-[.$B$2])/1000000000" office:value-type="float" office:value="1826.433005312" calcext:value-type="float">
            <text:p>1826.433005312</text:p>
          </table:table-cell>
          <table:table-cell office:value-type="float" office:value="1.41892435952676E+018" calcext:value-type="float">
            <text:p>14189243595267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5]-[.$B$2])/1000000000" office:value-type="float" office:value="1827.839076864" calcext:value-type="float">
            <text:p>1827.839076864</text:p>
          </table:table-cell>
          <table:table-cell office:value-type="float" office:value="1.41892436093283E+018" calcext:value-type="float">
            <text:p>14189243609328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6]-[.$B$2])/1000000000" office:value-type="float" office:value="1829.225871616" calcext:value-type="float">
            <text:p>1829.225871616</text:p>
          </table:table-cell>
          <table:table-cell office:value-type="float" office:value="1.41892436231963E+018" calcext:value-type="float">
            <text:p>14189243623196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7]-[.$B$2])/1000000000" office:value-type="float" office:value="1830.610353664" calcext:value-type="float">
            <text:p>1830.610353664</text:p>
          </table:table-cell>
          <table:table-cell office:value-type="float" office:value="1.41892436370411E+018" calcext:value-type="float">
            <text:p>14189243637041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([.B1388]-[.$B$2])/1000000000" office:value-type="float" office:value="1832.005295616" calcext:value-type="float">
            <text:p>1832.005295616</text:p>
          </table:table-cell>
          <table:table-cell office:value-type="float" office:value="1.41892436509905E+018" calcext:value-type="float">
            <text:p>14189243650990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([.B1389]-[.$B$2])/1000000000" office:value-type="float" office:value="1833.383860224" calcext:value-type="float">
            <text:p>1833.383860224</text:p>
          </table:table-cell>
          <table:table-cell office:value-type="float" office:value="1.41892436647762E+018" calcext:value-type="float">
            <text:p>14189243664776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([.B1390]-[.$B$2])/1000000000" office:value-type="float" office:value="1834.7737216" calcext:value-type="float">
            <text:p>1834.7737216</text:p>
          </table:table-cell>
          <table:table-cell office:value-type="float" office:value="1.41892436786748E+018" calcext:value-type="float">
            <text:p>14189243678674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([.B1391]-[.$B$2])/1000000000" office:value-type="float" office:value="1836.1533888" calcext:value-type="float">
            <text:p>1836.1533888</text:p>
          </table:table-cell>
          <table:table-cell office:value-type="float" office:value="1.41892436924715E+018" calcext:value-type="float">
            <text:p>14189243692471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2]-[.$B$2])/1000000000" office:value-type="float" office:value="1837.589288704" calcext:value-type="float">
            <text:p>1837.589288704</text:p>
          </table:table-cell>
          <table:table-cell office:value-type="float" office:value="1.41892437068305E+018" calcext:value-type="float">
            <text:p>14189243706830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3]-[.$B$2])/1000000000" office:value-type="float" office:value="1838.983798016" calcext:value-type="float">
            <text:p>1838.983798016</text:p>
          </table:table-cell>
          <table:table-cell office:value-type="float" office:value="1.41892437207755E+018" calcext:value-type="float">
            <text:p>14189243720775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4]-[.$B$2])/1000000000" office:value-type="float" office:value="1840.465032704" calcext:value-type="float">
            <text:p>1840.465032704</text:p>
          </table:table-cell>
          <table:table-cell office:value-type="float" office:value="1.41892437355879E+018" calcext:value-type="float">
            <text:p>141892437355879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5]-[.$B$2])/1000000000" office:value-type="float" office:value="1841.914099456" calcext:value-type="float">
            <text:p>1841.914099456</text:p>
          </table:table-cell>
          <table:table-cell office:value-type="float" office:value="1.41892437500786E+018" calcext:value-type="float">
            <text:p>14189243750078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6]-[.$B$2])/1000000000" office:value-type="float" office:value="1843.336604672" calcext:value-type="float">
            <text:p>1843.336604672</text:p>
          </table:table-cell>
          <table:table-cell office:value-type="float" office:value="1.41892437643036E+018" calcext:value-type="float">
            <text:p>14189243764303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7]-[.$B$2])/1000000000" office:value-type="float" office:value="1844.73230592" calcext:value-type="float">
            <text:p>1844.73230592</text:p>
          </table:table-cell>
          <table:table-cell office:value-type="float" office:value="1.41892437782606E+018" calcext:value-type="float">
            <text:p>14189243778260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8]-[.$B$2])/1000000000" office:value-type="float" office:value="1846.157665792" calcext:value-type="float">
            <text:p>1846.157665792</text:p>
          </table:table-cell>
          <table:table-cell office:value-type="float" office:value="1.41892437925142E+018" calcext:value-type="float">
            <text:p>14189243792514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399]-[.$B$2])/1000000000" office:value-type="float" office:value="1847.57519616" calcext:value-type="float">
            <text:p>1847.57519616</text:p>
          </table:table-cell>
          <table:table-cell office:value-type="float" office:value="1.41892438066895E+018" calcext:value-type="float">
            <text:p>141892438066895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0]-[.$B$2])/1000000000" office:value-type="float" office:value="1849.03108608" calcext:value-type="float">
            <text:p>1849.03108608</text:p>
          </table:table-cell>
          <table:table-cell office:value-type="float" office:value="1.41892438212484E+018" calcext:value-type="float">
            <text:p>14189243821248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1]-[.$B$2])/1000000000" office:value-type="float" office:value="1850.446884864" calcext:value-type="float">
            <text:p>1850.446884864</text:p>
          </table:table-cell>
          <table:table-cell office:value-type="float" office:value="1.41892438354064E+018" calcext:value-type="float">
            <text:p>14189243835406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2]-[.$B$2])/1000000000" office:value-type="float" office:value="1851.886398208" calcext:value-type="float">
            <text:p>1851.886398208</text:p>
          </table:table-cell>
          <table:table-cell office:value-type="float" office:value="1.41892438498016E+018" calcext:value-type="float">
            <text:p>14189243849801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3]-[.$B$2])/1000000000" office:value-type="float" office:value="1853.283378176" calcext:value-type="float">
            <text:p>1853.283378176</text:p>
          </table:table-cell>
          <table:table-cell office:value-type="float" office:value="1.41892438637714E+018" calcext:value-type="float">
            <text:p>14189243863771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4]-[.$B$2])/1000000000" office:value-type="float" office:value="1854.698526976" calcext:value-type="float">
            <text:p>1854.698526976</text:p>
          </table:table-cell>
          <table:table-cell office:value-type="float" office:value="1.41892438779228E+018" calcext:value-type="float">
            <text:p>14189243877922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5]-[.$B$2])/1000000000" office:value-type="float" office:value="1856.150272" calcext:value-type="float">
            <text:p>1856.150272</text:p>
          </table:table-cell>
          <table:table-cell office:value-type="float" office:value="1.41892438924403E+018" calcext:value-type="float">
            <text:p>141892438924403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6]-[.$B$2])/1000000000" office:value-type="float" office:value="1857.57869824" calcext:value-type="float">
            <text:p>1857.57869824</text:p>
          </table:table-cell>
          <table:table-cell office:value-type="float" office:value="1.41892439067246E+018" calcext:value-type="float">
            <text:p>14189243906724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7]-[.$B$2])/1000000000" office:value-type="float" office:value="1858.994567936" calcext:value-type="float">
            <text:p>1858.994567936</text:p>
          </table:table-cell>
          <table:table-cell office:value-type="float" office:value="1.41892439208832E+018" calcext:value-type="float">
            <text:p>14189243920883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8]-[.$B$2])/1000000000" office:value-type="float" office:value="1860.390880768" calcext:value-type="float">
            <text:p>1860.390880768</text:p>
          </table:table-cell>
          <table:table-cell office:value-type="float" office:value="1.41892439348464E+018" calcext:value-type="float">
            <text:p>14189243934846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09]-[.$B$2])/1000000000" office:value-type="float" office:value="1861.824226304" calcext:value-type="float">
            <text:p>1861.824226304</text:p>
          </table:table-cell>
          <table:table-cell office:value-type="float" office:value="1.41892439491798E+018" calcext:value-type="float">
            <text:p>14189243949179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0]-[.$B$2])/1000000000" office:value-type="float" office:value="1863.217014016" calcext:value-type="float">
            <text:p>1863.217014016</text:p>
          </table:table-cell>
          <table:table-cell office:value-type="float" office:value="1.41892439631077E+018" calcext:value-type="float">
            <text:p>14189243963107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1]-[.$B$2])/1000000000" office:value-type="float" office:value="1864.665764352" calcext:value-type="float">
            <text:p>1864.665764352</text:p>
          </table:table-cell>
          <table:table-cell office:value-type="float" office:value="1.41892439775952E+018" calcext:value-type="float">
            <text:p>14189243977595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2]-[.$B$2])/1000000000" office:value-type="float" office:value="1866.080952832" calcext:value-type="float">
            <text:p>1866.080952832</text:p>
          </table:table-cell>
          <table:table-cell office:value-type="float" office:value="1.41892439917471E+018" calcext:value-type="float">
            <text:p>14189243991747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3]-[.$B$2])/1000000000" office:value-type="float" office:value="1867.538944" calcext:value-type="float">
            <text:p>1867.538944</text:p>
          </table:table-cell>
          <table:table-cell office:value-type="float" office:value="1.4189244006327E+018" calcext:value-type="float">
            <text:p>14189244006327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4]-[.$B$2])/1000000000" office:value-type="float" office:value="1868.976756224" calcext:value-type="float">
            <text:p>1868.976756224</text:p>
          </table:table-cell>
          <table:table-cell office:value-type="float" office:value="1.41892440207051E+018" calcext:value-type="float">
            <text:p>141892440207051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5]-[.$B$2])/1000000000" office:value-type="float" office:value="1870.369784064" calcext:value-type="float">
            <text:p>1870.369784064</text:p>
          </table:table-cell>
          <table:table-cell office:value-type="float" office:value="1.41892440346354E+018" calcext:value-type="float">
            <text:p>14189244034635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6]-[.$B$2])/1000000000" office:value-type="float" office:value="1871.772778496" calcext:value-type="float">
            <text:p>1871.772778496</text:p>
          </table:table-cell>
          <table:table-cell office:value-type="float" office:value="1.41892440486654E+018" calcext:value-type="float">
            <text:p>141892440486654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7]-[.$B$2])/1000000000" office:value-type="float" office:value="1873.155515392" calcext:value-type="float">
            <text:p>1873.155515392</text:p>
          </table:table-cell>
          <table:table-cell office:value-type="float" office:value="1.41892440624927E+018" calcext:value-type="float">
            <text:p>14189244062492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8]-[.$B$2])/1000000000" office:value-type="float" office:value="1874.556321536" calcext:value-type="float">
            <text:p>1874.556321536</text:p>
          </table:table-cell>
          <table:table-cell office:value-type="float" office:value="1.41892440765008E+018" calcext:value-type="float">
            <text:p>141892440765008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19]-[.$B$2])/1000000000" office:value-type="float" office:value="1875.962700032" calcext:value-type="float">
            <text:p>1875.962700032</text:p>
          </table:table-cell>
          <table:table-cell office:value-type="float" office:value="1.41892440905646E+018" calcext:value-type="float">
            <text:p>141892440905646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20]-[.$B$2])/1000000000" office:value-type="float" office:value="1877.33794688" calcext:value-type="float">
            <text:p>1877.33794688</text:p>
          </table:table-cell>
          <table:table-cell office:value-type="float" office:value="1.4189244104317E+018" calcext:value-type="float">
            <text:p>141892441043170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21]-[.$B$2])/1000000000" office:value-type="float" office:value="1878.80336384" calcext:value-type="float">
            <text:p>1878.80336384</text:p>
          </table:table-cell>
          <table:table-cell office:value-type="float" office:value="1.41892441189712E+018" calcext:value-type="float">
            <text:p>14189244118971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22]-[.$B$2])/1000000000" office:value-type="float" office:value="1880.193163264" calcext:value-type="float">
            <text:p>1880.193163264</text:p>
          </table:table-cell>
          <table:table-cell office:value-type="float" office:value="1.41892441328692E+018" calcext:value-type="float">
            <text:p>141892441328692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23]-[.$B$2])/1000000000" office:value-type="float" office:value="1881.600310016" calcext:value-type="float">
            <text:p>1881.600310016</text:p>
          </table:table-cell>
          <table:table-cell office:value-type="float" office:value="1.41892441469407E+018" calcext:value-type="float">
            <text:p>141892441469407000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([.B1424]-[.$B$2])/1000000000" office:value-type="float" office:value="1883.025329664" calcext:value-type="float">
            <text:p>1883.025329664</text:p>
          </table:table-cell>
          <table:table-cell office:value-type="float" office:value="1.41892441611909E+018" calcext:value-type="float">
            <text:p>14189244161190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25]-[.$B$2])/1000000000" office:value-type="float" office:value="1884.407786496" calcext:value-type="float">
            <text:p>1884.407786496</text:p>
          </table:table-cell>
          <table:table-cell office:value-type="float" office:value="1.41892441750154E+018" calcext:value-type="float">
            <text:p>14189244175015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26]-[.$B$2])/1000000000" office:value-type="float" office:value="1885.846347008" calcext:value-type="float">
            <text:p>1885.846347008</text:p>
          </table:table-cell>
          <table:table-cell office:value-type="float" office:value="1.4189244189401E+018" calcext:value-type="float">
            <text:p>14189244189401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27]-[.$B$2])/1000000000" office:value-type="float" office:value="1887.249803008" calcext:value-type="float">
            <text:p>1887.249803008</text:p>
          </table:table-cell>
          <table:table-cell office:value-type="float" office:value="1.41892442034356E+018" calcext:value-type="float">
            <text:p>14189244203435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28]-[.$B$2])/1000000000" office:value-type="float" office:value="1888.653165056" calcext:value-type="float">
            <text:p>1888.653165056</text:p>
          </table:table-cell>
          <table:table-cell office:value-type="float" office:value="1.41892442174692E+018" calcext:value-type="float">
            <text:p>141892442174692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29]-[.$B$2])/1000000000" office:value-type="float" office:value="1890.08114304" calcext:value-type="float">
            <text:p>1890.08114304</text:p>
          </table:table-cell>
          <table:table-cell office:value-type="float" office:value="1.4189244231749E+018" calcext:value-type="float">
            <text:p>14189244231749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30]-[.$B$2])/1000000000" office:value-type="float" office:value="1891.461895936" calcext:value-type="float">
            <text:p>1891.461895936</text:p>
          </table:table-cell>
          <table:table-cell office:value-type="float" office:value="1.41892442455565E+018" calcext:value-type="float">
            <text:p>14189244245556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([.B1431]-[.$B$2])/1000000000" office:value-type="float" office:value="1892.889721088" calcext:value-type="float">
            <text:p>1892.889721088</text:p>
          </table:table-cell>
          <table:table-cell office:value-type="float" office:value="1.41892442598348E+018" calcext:value-type="float">
            <text:p>141892442598348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2]-[.$B$2])/1000000000" office:value-type="float" office:value="1894.275044864" calcext:value-type="float">
            <text:p>1894.275044864</text:p>
          </table:table-cell>
          <table:table-cell office:value-type="float" office:value="1.4189244273688E+018" calcext:value-type="float">
            <text:p>14189244273688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3]-[.$B$2])/1000000000" office:value-type="float" office:value="1895.67636992" calcext:value-type="float">
            <text:p>1895.67636992</text:p>
          </table:table-cell>
          <table:table-cell office:value-type="float" office:value="1.41892442877013E+018" calcext:value-type="float">
            <text:p>14189244287701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4]-[.$B$2])/1000000000" office:value-type="float" office:value="1897.070597376" calcext:value-type="float">
            <text:p>1897.070597376</text:p>
          </table:table-cell>
          <table:table-cell office:value-type="float" office:value="1.41892443016435E+018" calcext:value-type="float">
            <text:p>14189244301643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5]-[.$B$2])/1000000000" office:value-type="float" office:value="1898.475889664" calcext:value-type="float">
            <text:p>1898.475889664</text:p>
          </table:table-cell>
          <table:table-cell office:value-type="float" office:value="1.41892443156965E+018" calcext:value-type="float">
            <text:p>14189244315696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6]-[.$B$2])/1000000000" office:value-type="float" office:value="1899.870604544" calcext:value-type="float">
            <text:p>1899.870604544</text:p>
          </table:table-cell>
          <table:table-cell office:value-type="float" office:value="1.41892443296436E+018" calcext:value-type="float">
            <text:p>14189244329643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7]-[.$B$2])/1000000000" office:value-type="float" office:value="1901.299009536" calcext:value-type="float">
            <text:p>1901.299009536</text:p>
          </table:table-cell>
          <table:table-cell office:value-type="float" office:value="1.41892443439277E+018" calcext:value-type="float">
            <text:p>14189244343927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8]-[.$B$2])/1000000000" office:value-type="float" office:value="1902.71585664" calcext:value-type="float">
            <text:p>1902.71585664</text:p>
          </table:table-cell>
          <table:table-cell office:value-type="float" office:value="1.41892443580961E+018" calcext:value-type="float">
            <text:p>14189244358096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39]-[.$B$2])/1000000000" office:value-type="float" office:value="1904.124275456" calcext:value-type="float">
            <text:p>1904.124275456</text:p>
          </table:table-cell>
          <table:table-cell office:value-type="float" office:value="1.41892443721803E+018" calcext:value-type="float">
            <text:p>14189244372180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0]-[.$B$2])/1000000000" office:value-type="float" office:value="1905.52205568" calcext:value-type="float">
            <text:p>1905.52205568</text:p>
          </table:table-cell>
          <table:table-cell office:value-type="float" office:value="1.41892443861581E+018" calcext:value-type="float">
            <text:p>14189244386158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1]-[.$B$2])/1000000000" office:value-type="float" office:value="1906.967921408" calcext:value-type="float">
            <text:p>1906.967921408</text:p>
          </table:table-cell>
          <table:table-cell office:value-type="float" office:value="1.41892444006168E+018" calcext:value-type="float">
            <text:p>141892444006168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2]-[.$B$2])/1000000000" office:value-type="float" office:value="1908.395752704" calcext:value-type="float">
            <text:p>1908.395752704</text:p>
          </table:table-cell>
          <table:table-cell office:value-type="float" office:value="1.41892444148951E+018" calcext:value-type="float">
            <text:p>14189244414895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3]-[.$B$2])/1000000000" office:value-type="float" office:value="1909.801588736" calcext:value-type="float">
            <text:p>1909.801588736</text:p>
          </table:table-cell>
          <table:table-cell office:value-type="float" office:value="1.41892444289535E+018" calcext:value-type="float">
            <text:p>14189244428953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4]-[.$B$2])/1000000000" office:value-type="float" office:value="1911.229206272" calcext:value-type="float">
            <text:p>1911.229206272</text:p>
          </table:table-cell>
          <table:table-cell office:value-type="float" office:value="1.41892444432296E+018" calcext:value-type="float">
            <text:p>14189244443229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5]-[.$B$2])/1000000000" office:value-type="float" office:value="1912.655132416" calcext:value-type="float">
            <text:p>1912.655132416</text:p>
          </table:table-cell>
          <table:table-cell office:value-type="float" office:value="1.41892444574889E+018" calcext:value-type="float">
            <text:p>14189244457488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6]-[.$B$2])/1000000000" office:value-type="float" office:value="1914.072171776" calcext:value-type="float">
            <text:p>1914.072171776</text:p>
          </table:table-cell>
          <table:table-cell office:value-type="float" office:value="1.41892444716593E+018" calcext:value-type="float">
            <text:p>14189244471659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7]-[.$B$2])/1000000000" office:value-type="float" office:value="1915.463802368" calcext:value-type="float">
            <text:p>1915.463802368</text:p>
          </table:table-cell>
          <table:table-cell office:value-type="float" office:value="1.41892444855756E+018" calcext:value-type="float">
            <text:p>14189244485575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8]-[.$B$2])/1000000000" office:value-type="float" office:value="1916.905601536" calcext:value-type="float">
            <text:p>1916.905601536</text:p>
          </table:table-cell>
          <table:table-cell office:value-type="float" office:value="1.41892444999936E+018" calcext:value-type="float">
            <text:p>14189244499993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49]-[.$B$2])/1000000000" office:value-type="float" office:value="1918.305204736" calcext:value-type="float">
            <text:p>1918.305204736</text:p>
          </table:table-cell>
          <table:table-cell office:value-type="float" office:value="1.41892445139896E+018" calcext:value-type="float">
            <text:p>14189244513989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([.B1450]-[.$B$2])/1000000000" office:value-type="float" office:value="1919.710338816" calcext:value-type="float">
            <text:p>1919.710338816</text:p>
          </table:table-cell>
          <table:table-cell office:value-type="float" office:value="1.4189244528041E+018" calcext:value-type="float">
            <text:p>14189244528041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([.B1451]-[.$B$2])/1000000000" office:value-type="float" office:value="1921.196483072" calcext:value-type="float">
            <text:p>1921.196483072</text:p>
          </table:table-cell>
          <table:table-cell office:value-type="float" office:value="1.41892445429024E+018" calcext:value-type="float">
            <text:p>14189244542902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([.B1452]-[.$B$2])/1000000000" office:value-type="float" office:value="1922.59235328" calcext:value-type="float">
            <text:p>1922.59235328</text:p>
          </table:table-cell>
          <table:table-cell office:value-type="float" office:value="1.41892445568611E+018" calcext:value-type="float">
            <text:p>14189244556861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([.B1453]-[.$B$2])/1000000000" office:value-type="float" office:value="1923.994502656" calcext:value-type="float">
            <text:p>1923.994502656</text:p>
          </table:table-cell>
          <table:table-cell office:value-type="float" office:value="1.41892445708826E+018" calcext:value-type="float">
            <text:p>14189244570882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([.B1454]-[.$B$2])/1000000000" office:value-type="float" office:value="1925.42454784" calcext:value-type="float">
            <text:p>1925.42454784</text:p>
          </table:table-cell>
          <table:table-cell office:value-type="float" office:value="1.4189244585183E+018" calcext:value-type="float">
            <text:p>14189244585183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([.B1455]-[.$B$2])/1000000000" office:value-type="float" office:value="1926.979046656" calcext:value-type="float">
            <text:p>1926.979046656</text:p>
          </table:table-cell>
          <table:table-cell office:value-type="float" office:value="1.4189244600728E+018" calcext:value-type="float">
            <text:p>14189244600728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([.B1456]-[.$B$2])/1000000000" office:value-type="float" office:value="1928.513197056" calcext:value-type="float">
            <text:p>1928.513197056</text:p>
          </table:table-cell>
          <table:table-cell office:value-type="float" office:value="1.41892446160695E+018" calcext:value-type="float">
            <text:p>14189244616069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([.B1457]-[.$B$2])/1000000000" office:value-type="float" office:value="1929.9361408" calcext:value-type="float">
            <text:p>1929.9361408</text:p>
          </table:table-cell>
          <table:table-cell office:value-type="float" office:value="1.4189244630299E+018" calcext:value-type="float">
            <text:p>14189244630299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([.B1458]-[.$B$2])/1000000000" office:value-type="float" office:value="1931.34052352" calcext:value-type="float">
            <text:p>1931.34052352</text:p>
          </table:table-cell>
          <table:table-cell office:value-type="float" office:value="1.41892446443428E+018" calcext:value-type="float">
            <text:p>141892446443428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([.B1459]-[.$B$2])/1000000000" office:value-type="float" office:value="1932.741100544" calcext:value-type="float">
            <text:p>1932.741100544</text:p>
          </table:table-cell>
          <table:table-cell office:value-type="float" office:value="1.41892446583486E+018" calcext:value-type="float">
            <text:p>14189244658348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([.B1460]-[.$B$2])/1000000000" office:value-type="float" office:value="1934.132933376" calcext:value-type="float">
            <text:p>1934.132933376</text:p>
          </table:table-cell>
          <table:table-cell office:value-type="float" office:value="1.41892446722669E+018" calcext:value-type="float">
            <text:p>14189244672266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1]-[.$B$2])/1000000000" office:value-type="float" office:value="1935.527729408" calcext:value-type="float">
            <text:p>1935.527729408</text:p>
          </table:table-cell>
          <table:table-cell office:value-type="float" office:value="1.41892446862149E+018" calcext:value-type="float">
            <text:p>14189244686214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2]-[.$B$2])/1000000000" office:value-type="float" office:value="1936.982071552" calcext:value-type="float">
            <text:p>1936.982071552</text:p>
          </table:table-cell>
          <table:table-cell office:value-type="float" office:value="1.41892447007583E+018" calcext:value-type="float">
            <text:p>14189244700758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3]-[.$B$2])/1000000000" office:value-type="float" office:value="1938.372300032" calcext:value-type="float">
            <text:p>1938.372300032</text:p>
          </table:table-cell>
          <table:table-cell office:value-type="float" office:value="1.41892447146606E+018" calcext:value-type="float">
            <text:p>14189244714660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4]-[.$B$2])/1000000000" office:value-type="float" office:value="1939.830282752" calcext:value-type="float">
            <text:p>1939.830282752</text:p>
          </table:table-cell>
          <table:table-cell office:value-type="float" office:value="1.41892447292404E+018" calcext:value-type="float">
            <text:p>14189244729240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5]-[.$B$2])/1000000000" office:value-type="float" office:value="1941.324439552" calcext:value-type="float">
            <text:p>1941.324439552</text:p>
          </table:table-cell>
          <table:table-cell office:value-type="float" office:value="1.4189244744182E+018" calcext:value-type="float">
            <text:p>14189244744182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6]-[.$B$2])/1000000000" office:value-type="float" office:value="1942.702503936" calcext:value-type="float">
            <text:p>1942.702503936</text:p>
          </table:table-cell>
          <table:table-cell office:value-type="float" office:value="1.41892447579626E+018" calcext:value-type="float">
            <text:p>14189244757962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7]-[.$B$2])/1000000000" office:value-type="float" office:value="1944.14735872" calcext:value-type="float">
            <text:p>1944.14735872</text:p>
          </table:table-cell>
          <table:table-cell office:value-type="float" office:value="1.41892447724112E+018" calcext:value-type="float">
            <text:p>141892447724112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8]-[.$B$2])/1000000000" office:value-type="float" office:value="1945.644540928" calcext:value-type="float">
            <text:p>1945.644540928</text:p>
          </table:table-cell>
          <table:table-cell office:value-type="float" office:value="1.4189244787383E+018" calcext:value-type="float">
            <text:p>14189244787383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69]-[.$B$2])/1000000000" office:value-type="float" office:value="1947.090462976" calcext:value-type="float">
            <text:p>1947.090462976</text:p>
          </table:table-cell>
          <table:table-cell office:value-type="float" office:value="1.41892448018422E+018" calcext:value-type="float">
            <text:p>141892448018422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70]-[.$B$2])/1000000000" office:value-type="float" office:value="1948.554384128" calcext:value-type="float">
            <text:p>1948.554384128</text:p>
          </table:table-cell>
          <table:table-cell office:value-type="float" office:value="1.41892448164814E+018" calcext:value-type="float">
            <text:p>14189244816481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([.B1471]-[.$B$2])/1000000000" office:value-type="float" office:value="1950.085302784" calcext:value-type="float">
            <text:p>1950.085302784</text:p>
          </table:table-cell>
          <table:table-cell office:value-type="float" office:value="1.41892448317906E+018" calcext:value-type="float">
            <text:p>14189244831790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([.B1472]-[.$B$2])/1000000000" office:value-type="float" office:value="1951.488967936" calcext:value-type="float">
            <text:p>1951.488967936</text:p>
          </table:table-cell>
          <table:table-cell office:value-type="float" office:value="1.41892448458273E+018" calcext:value-type="float">
            <text:p>14189244845827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([.B1473]-[.$B$2])/1000000000" office:value-type="float" office:value="1953.055009536" calcext:value-type="float">
            <text:p>1953.055009536</text:p>
          </table:table-cell>
          <table:table-cell office:value-type="float" office:value="1.41892448614877E+018" calcext:value-type="float">
            <text:p>14189244861487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([.B1474]-[.$B$2])/1000000000" office:value-type="float" office:value="1954.49288448" calcext:value-type="float">
            <text:p>1954.49288448</text:p>
          </table:table-cell>
          <table:table-cell office:value-type="float" office:value="1.41892448758664E+018" calcext:value-type="float">
            <text:p>14189244875866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([.B1475]-[.$B$2])/1000000000" office:value-type="float" office:value="1956.036360704" calcext:value-type="float">
            <text:p>1956.036360704</text:p>
          </table:table-cell>
          <table:table-cell office:value-type="float" office:value="1.41892448913012E+018" calcext:value-type="float">
            <text:p>141892448913012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76]-[.$B$2])/1000000000" office:value-type="float" office:value="1957.484668672" calcext:value-type="float">
            <text:p>1957.484668672</text:p>
          </table:table-cell>
          <table:table-cell office:value-type="float" office:value="1.41892449057843E+018" calcext:value-type="float">
            <text:p>14189244905784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77]-[.$B$2])/1000000000" office:value-type="float" office:value="1958.885471744" calcext:value-type="float">
            <text:p>1958.885471744</text:p>
          </table:table-cell>
          <table:table-cell office:value-type="float" office:value="1.41892449197923E+018" calcext:value-type="float">
            <text:p>14189244919792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78]-[.$B$2])/1000000000" office:value-type="float" office:value="1960.327512064" calcext:value-type="float">
            <text:p>1960.327512064</text:p>
          </table:table-cell>
          <table:table-cell office:value-type="float" office:value="1.41892449342127E+018" calcext:value-type="float">
            <text:p>14189244934212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79]-[.$B$2])/1000000000" office:value-type="float" office:value="1961.75954944" calcext:value-type="float">
            <text:p>1961.75954944</text:p>
          </table:table-cell>
          <table:table-cell office:value-type="float" office:value="1.41892449485331E+018" calcext:value-type="float">
            <text:p>14189244948533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80]-[.$B$2])/1000000000" office:value-type="float" office:value="1963.211346432" calcext:value-type="float">
            <text:p>1963.211346432</text:p>
          </table:table-cell>
          <table:table-cell office:value-type="float" office:value="1.4189244963051E+018" calcext:value-type="float">
            <text:p>14189244963051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81]-[.$B$2])/1000000000" office:value-type="float" office:value="1964.665535744" calcext:value-type="float">
            <text:p>1964.665535744</text:p>
          </table:table-cell>
          <table:table-cell office:value-type="float" office:value="1.41892449775929E+018" calcext:value-type="float">
            <text:p>14189244977592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82]-[.$B$2])/1000000000" office:value-type="float" office:value="1966.116675328" calcext:value-type="float">
            <text:p>1966.116675328</text:p>
          </table:table-cell>
          <table:table-cell office:value-type="float" office:value="1.41892449921043E+018" calcext:value-type="float">
            <text:p>14189244992104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([.B1483]-[.$B$2])/1000000000" office:value-type="float" office:value="1967.538517504" calcext:value-type="float">
            <text:p>1967.538517504</text:p>
          </table:table-cell>
          <table:table-cell office:value-type="float" office:value="1.41892450063227E+018" calcext:value-type="float">
            <text:p>14189245006322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84]-[.$B$2])/1000000000" office:value-type="float" office:value="1969.009175552" calcext:value-type="float">
            <text:p>1969.009175552</text:p>
          </table:table-cell>
          <table:table-cell office:value-type="float" office:value="1.41892450210293E+018" calcext:value-type="float">
            <text:p>14189245021029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85]-[.$B$2])/1000000000" office:value-type="float" office:value="1970.409209088" calcext:value-type="float">
            <text:p>1970.409209088</text:p>
          </table:table-cell>
          <table:table-cell office:value-type="float" office:value="1.41892450350297E+018" calcext:value-type="float">
            <text:p>14189245035029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86]-[.$B$2])/1000000000" office:value-type="float" office:value="1971.846908928" calcext:value-type="float">
            <text:p>1971.846908928</text:p>
          </table:table-cell>
          <table:table-cell office:value-type="float" office:value="1.41892450494067E+018" calcext:value-type="float">
            <text:p>14189245049406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87]-[.$B$2])/1000000000" office:value-type="float" office:value="1973.243549184" calcext:value-type="float">
            <text:p>1973.243549184</text:p>
          </table:table-cell>
          <table:table-cell office:value-type="float" office:value="1.41892450633731E+018" calcext:value-type="float">
            <text:p>14189245063373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88]-[.$B$2])/1000000000" office:value-type="float" office:value="1974.655490048" calcext:value-type="float">
            <text:p>1974.655490048</text:p>
          </table:table-cell>
          <table:table-cell office:value-type="float" office:value="1.41892450774925E+018" calcext:value-type="float">
            <text:p>14189245077492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89]-[.$B$2])/1000000000" office:value-type="float" office:value="1976.094953728" calcext:value-type="float">
            <text:p>1976.094953728</text:p>
          </table:table-cell>
          <table:table-cell office:value-type="float" office:value="1.41892450918871E+018" calcext:value-type="float">
            <text:p>141892450918871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0]-[.$B$2])/1000000000" office:value-type="float" office:value="1977.484932864" calcext:value-type="float">
            <text:p>1977.484932864</text:p>
          </table:table-cell>
          <table:table-cell office:value-type="float" office:value="1.41892451057869E+018" calcext:value-type="float">
            <text:p>14189245105786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1]-[.$B$2])/1000000000" office:value-type="float" office:value="1978.930125824" calcext:value-type="float">
            <text:p>1978.930125824</text:p>
          </table:table-cell>
          <table:table-cell office:value-type="float" office:value="1.41892451202388E+018" calcext:value-type="float">
            <text:p>141892451202388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2]-[.$B$2])/1000000000" office:value-type="float" office:value="1980.438137344" calcext:value-type="float">
            <text:p>1980.438137344</text:p>
          </table:table-cell>
          <table:table-cell office:value-type="float" office:value="1.41892451353189E+018" calcext:value-type="float">
            <text:p>141892451353189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3]-[.$B$2])/1000000000" office:value-type="float" office:value="1981.950281728" calcext:value-type="float">
            <text:p>1981.950281728</text:p>
          </table:table-cell>
          <table:table-cell office:value-type="float" office:value="1.41892451504404E+018" calcext:value-type="float">
            <text:p>14189245150440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4]-[.$B$2])/1000000000" office:value-type="float" office:value="1983.446784256" calcext:value-type="float">
            <text:p>1983.446784256</text:p>
          </table:table-cell>
          <table:table-cell office:value-type="float" office:value="1.41892451654054E+018" calcext:value-type="float">
            <text:p>141892451654054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5]-[.$B$2])/1000000000" office:value-type="float" office:value="1984.856006656" calcext:value-type="float">
            <text:p>1984.856006656</text:p>
          </table:table-cell>
          <table:table-cell office:value-type="float" office:value="1.41892451794976E+018" calcext:value-type="float">
            <text:p>14189245179497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6]-[.$B$2])/1000000000" office:value-type="float" office:value="1986.228370688" calcext:value-type="float">
            <text:p>1986.228370688</text:p>
          </table:table-cell>
          <table:table-cell office:value-type="float" office:value="1.41892451932213E+018" calcext:value-type="float">
            <text:p>141892451932213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7]-[.$B$2])/1000000000" office:value-type="float" office:value="1987.634799616" calcext:value-type="float">
            <text:p>1987.634799616</text:p>
          </table:table-cell>
          <table:table-cell office:value-type="float" office:value="1.41892452072856E+018" calcext:value-type="float">
            <text:p>14189245207285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8]-[.$B$2])/1000000000" office:value-type="float" office:value="1989.090860544" calcext:value-type="float">
            <text:p>1989.090860544</text:p>
          </table:table-cell>
          <table:table-cell office:value-type="float" office:value="1.41892452218462E+018" calcext:value-type="float">
            <text:p>141892452218462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499]-[.$B$2])/1000000000" office:value-type="float" office:value="1990.486413824" calcext:value-type="float">
            <text:p>1990.486413824</text:p>
          </table:table-cell>
          <table:table-cell office:value-type="float" office:value="1.41892452358017E+018" calcext:value-type="float">
            <text:p>141892452358017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500]-[.$B$2])/1000000000" office:value-type="float" office:value="1991.864600064" calcext:value-type="float">
            <text:p>1991.864600064</text:p>
          </table:table-cell>
          <table:table-cell office:value-type="float" office:value="1.41892452495836E+018" calcext:value-type="float">
            <text:p>14189245249583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([.B1501]-[.$B$2])/1000000000" office:value-type="float" office:value="1993.286559232" calcext:value-type="float">
            <text:p>1993.286559232</text:p>
          </table:table-cell>
          <table:table-cell office:value-type="float" office:value="1.41892452638032E+018" calcext:value-type="float">
            <text:p>141892452638032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([.B1502]-[.$B$2])/1000000000" office:value-type="float" office:value="1994.670489856" calcext:value-type="float">
            <text:p>1994.670489856</text:p>
          </table:table-cell>
          <table:table-cell office:value-type="float" office:value="1.41892452776425E+018" calcext:value-type="float">
            <text:p>141892452776425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([.B1503]-[.$B$2])/1000000000" office:value-type="float" office:value="1996.072318464" calcext:value-type="float">
            <text:p>1996.072318464</text:p>
          </table:table-cell>
          <table:table-cell office:value-type="float" office:value="1.41892452916608E+018" calcext:value-type="float">
            <text:p>141892452916608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([.B1504]-[.$B$2])/1000000000" office:value-type="float" office:value="1997.466605568" calcext:value-type="float">
            <text:p>1997.466605568</text:p>
          </table:table-cell>
          <table:table-cell office:value-type="float" office:value="1.41892453056036E+018" calcext:value-type="float">
            <text:p>141892453056036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([.B1505]-[.$B$2])/1000000000" office:value-type="float" office:value="1998.862843136" calcext:value-type="float">
            <text:p>1998.862843136</text:p>
          </table:table-cell>
          <table:table-cell office:value-type="float" office:value="1.4189245319566E+018" calcext:value-type="float">
            <text:p>141892453195660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([.B1506]-[.$B$2])/1000000000" office:value-type="float" office:value="2000.240621312" calcext:value-type="float">
            <text:p>2000.240621312</text:p>
          </table:table-cell>
          <table:table-cell office:value-type="float" office:value="1.41892453333438E+018" calcext:value-type="float">
            <text:p>141892453333438000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</table:table-row>
      </table:table>
      <table:table table:name="Sheet2" table:style-name="ta1">
        <table:shapes>
          <draw:frame draw:z-index="0" draw:style-name="gr1" draw:text-style-name="P1" svg:width="10.1169in" svg:height="5.2209in" svg:x="0.8563in" svg:y="0.1567in">
            <draw:object draw:notify-on-update-of-ranges="Sheet1.B1:Sheet1.B1 Sheet1.A2:Sheet1.A1500 Sheet1.C1:Sheet1.C1 Sheet1.C2:Sheet1.C1500 Sheet1.A2:Sheet1.A1500 Sheet1.D1:Sheet1.D1 Sheet1.D2:Sheet1.D1500 Sheet1.A2:Sheet1.A1500 Sheet1.E1:Sheet1.E1 Sheet1.E2:Sheet1.E1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2-18T19:41:40.265264482</dc:date>
    <meta:editing-duration>P0D</meta:editing-duration>
    <meta:editing-cycles>1</meta:editing-cycles>
    <meta:document-statistic meta:table-count="2" meta:cell-count="90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98cm" svg:height="13.262cm" xlink:href=".." xlink:type="simple" chart:class="chart:scatter" chart:style-name="ch1">
        <chart:legend svg:x="8.994cm" svg:y="11.316cm" style:legend-expansion="custom" chartooo:width="7.167cm" chartooo:height="1.594cm" style:legend-expansion-aspect-ratio="4.49623588456713" chart:style-name="ch2"/>
        <chart:plot-area chart:style-name="ch3" table:cell-range-address="Sheet1.B1:Sheet1.E1 Sheet1.A2:Sheet1.A1500 Sheet1.C2:Sheet1.E1500" chart:data-source-has-labels="both" svg:x="0.962cm" svg:y="1.195cm" svg:width="23.708cm" svg:height="10.009cm">
          <chartooo:coordinate-region svg:x="1.769cm" svg:y="1.394cm" svg:width="22.529cm" svg:height="9.163cm"/>
          <chart:axis chart:dimension="x" chart:name="primary-x" chart:style-name="ch4" chartooo:axis-type="auto">
            <chart:categories table:cell-range-address="Sheet1.B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500" chart:label-cell-address="Sheet1.C1:Sheet1.C1" chart:class="chart:scatter">
            <chart:domain table:cell-range-address="Sheet1.A2:Sheet1.A1500"/>
            <chart:data-point chart:repeated="1499"/>
          </chart:series>
          <chart:series chart:style-name="ch8" chart:values-cell-range-address="Sheet1.D2:Sheet1.D1500" chart:label-cell-address="Sheet1.D1:Sheet1.D1" chart:class="chart:scatter">
            <chart:data-point chart:repeated="1499"/>
          </chart:series>
          <chart:series chart:style-name="ch9" chart:values-cell-range-address="Sheet1.E2:Sheet1.E1500" chart:label-cell-address="Sheet1.E1:Sheet1.E1" chart:class="chart:scatter">
            <chart:data-point chart:repeated="1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 of registered resources</text:p>
                <draw:g>
                  <svg:desc>Sheet1.C1:Sheet1.C1</svg:desc>
                </draw:g>
              </table:table-cell>
              <table:table-cell office:value-type="string">
                <text:p>count of fully available resources</text:p>
                <draw:g>
                  <svg:desc>Sheet1.D1:Sheet1.D1</svg:desc>
                </draw:g>
              </table:table-cell>
              <table:table-cell office:value-type="string">
                <text:p>count of resources pending transcod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</text:p>
                <draw:g>
                  <svg:desc>Sheet1.B1:Sheet1.B1</svg:desc>
                </draw:g>
              </table:table-cell>
              <table:table-cell office:value-type="float" office:value="0">
                <text:p>0</text:p>
                <draw:g>
                  <svg:desc>Sheet1.A2:Sheet1.A1500</svg:desc>
                </draw:g>
              </table:table-cell>
              <table:table-cell office:value-type="float" office:value="27">
                <text:p>27</text:p>
                <draw:g>
                  <svg:desc>Sheet1.C2:Sheet1.C1500</svg:desc>
                </draw:g>
              </table:table-cell>
              <table:table-cell office:value-type="float" office:value="0">
                <text:p>0</text:p>
                <draw:g>
                  <svg:desc>Sheet1.D2:Sheet1.D1500</svg:desc>
                </draw:g>
              </table:table-cell>
              <table:table-cell office:value-type="float" office:value="20">
                <text:p>20</text:p>
                <draw:g>
                  <svg:desc>Sheet1.E2:Sheet1.E1500</svg:desc>
                </draw:g>
              </table:table-cell>
            </table:table-row>
            <table:table-row>
              <table:table-cell office:value-type="string"/>
              <table:table-cell office:value-type="float" office:value="1.209060352">
                <text:p>1.20906035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.390948864">
                <text:p>2.39094886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.563916288">
                <text:p>3.56391628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4.76737664">
                <text:p>4.7673766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5.95178752">
                <text:p>5.9517875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7.163456256">
                <text:p>7.16345625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.356770816">
                <text:p>8.35677081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.570458624">
                <text:p>9.57045862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0.751278592">
                <text:p>10.75127859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1.935989504">
                <text:p>11.93598950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3.135144704">
                <text:p>13.13514470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4.331779072">
                <text:p>14.33177907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5.524937728">
                <text:p>15.5249377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6.724750592">
                <text:p>16.72475059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7.907085568">
                <text:p>17.90708556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9.109161472">
                <text:p>19.10916147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0.317094912">
                <text:p>20.31709491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1.526752">
                <text:p>21.52675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2.705538304">
                <text:p>22.70553830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3.886400768">
                <text:p>23.88640076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5.079417856">
                <text:p>25.07941785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6.285488128">
                <text:p>26.2854881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27.483751168">
                <text:p>27.48375116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8.683053568">
                <text:p>28.68305356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9.889503488">
                <text:p>29.88950348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31.15743232">
                <text:p>31.157432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32.367457792">
                <text:p>32.36745779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33.591526144">
                <text:p>33.59152614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34.790227456">
                <text:p>34.79022745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36.058993664">
                <text:p>36.05899366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37.376508416">
                <text:p>37.37650841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38.589411328">
                <text:p>38.58941132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39.785643776">
                <text:p>39.78564377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0.985268736">
                <text:p>40.9852687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2.190463488">
                <text:p>42.19046348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3.41414656">
                <text:p>43.4141465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44.608601856">
                <text:p>44.60860185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45.856776704">
                <text:p>45.85677670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47.092875264">
                <text:p>47.0928752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48.32119296">
                <text:p>48.3211929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49.547438336">
                <text:p>49.54743833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50.766990592">
                <text:p>50.76699059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51.958332672">
                <text:p>51.95833267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53.1968128">
                <text:p>53.196812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54.398131456">
                <text:p>54.398131456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55.618336768">
                <text:p>55.61833676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56.839922176">
                <text:p>56.839922176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58.047361792">
                <text:p>58.04736179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59.28959232">
                <text:p>59.2895923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60.526112256">
                <text:p>60.52611225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61.748146176">
                <text:p>61.74814617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62.987216128">
                <text:p>62.98721612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64.207477504">
                <text:p>64.2074775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65.472423168">
                <text:p>65.47242316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66.738112768">
                <text:p>66.73811276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67.95136512">
                <text:p>67.9513651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69.150162176">
                <text:p>69.15016217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70.370149376">
                <text:p>70.37014937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71.578897408">
                <text:p>71.57889740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72.801531392">
                <text:p>72.80153139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74.007721216">
                <text:p>74.00772121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75.215976448">
                <text:p>75.21597644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76.46515584">
                <text:p>76.4651558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77.678039296">
                <text:p>77.67803929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78.883069952">
                <text:p>78.8830699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0.081270016">
                <text:p>80.08127001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1.308263424">
                <text:p>81.30826342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2.508384">
                <text:p>82.50838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.72146688">
                <text:p>83.72146688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4.938758144">
                <text:p>84.93875814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6.191638272">
                <text:p>86.19163827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7.450427904">
                <text:p>87.45042790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8.67514624">
                <text:p>88.6751462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89.931459328">
                <text:p>89.93145932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91.188436736">
                <text:p>91.18843673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92.458912768">
                <text:p>92.45891276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93.696691712">
                <text:p>93.69669171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95.010971136">
                <text:p>95.01097113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96.280111616">
                <text:p>96.28011161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97.51930624">
                <text:p>97.5193062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98.7885568">
                <text:p>98.788556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00.03409664">
                <text:p>100.0340966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01.243858944">
                <text:p>101.24385894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02.47181824">
                <text:p>102.4718182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03.684645888">
                <text:p>103.684645888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04.93284352">
                <text:p>104.93284352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06.18497536">
                <text:p>106.18497536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107.446831872">
                <text:p>107.446831872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108.675904">
                <text:p>108.675904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109.893150208">
                <text:p>109.893150208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111.116816128">
                <text:p>111.116816128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112.337702656">
                <text:p>112.337702656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113.582386432">
                <text:p>113.582386432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114.801624064">
                <text:p>114.801624064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116.062117376">
                <text:p>116.062117376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117.360328704">
                <text:p>117.360328704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118.660623104">
                <text:p>118.660623104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119.882625536">
                <text:p>119.882625536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121.091510784">
                <text:p>121.091510784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122.318104064">
                <text:p>122.318104064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23.613745664">
                <text:p>123.6137456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24.856247552">
                <text:p>124.856247552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26.078260224">
                <text:p>126.078260224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27.3317952">
                <text:p>127.331795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28.627951104">
                <text:p>128.627951104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29.871420928">
                <text:p>129.871420928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31.157532416">
                <text:p>131.15753241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32.429135872">
                <text:p>132.42913587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33.694327552">
                <text:p>133.69432755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34.942623744">
                <text:p>134.942623744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36.182449152">
                <text:p>136.18244915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37.422583552">
                <text:p>137.42258355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8.679382016">
                <text:p>138.67938201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9.920972288">
                <text:p>139.920972288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41.152673792">
                <text:p>141.15267379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42.387933952">
                <text:p>142.387933952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43.659098368">
                <text:p>143.659098368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44.888355072">
                <text:p>144.888355072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46.138396672">
                <text:p>146.138396672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47.377079808">
                <text:p>147.37707980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48.594235392">
                <text:p>148.594235392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49.814334208">
                <text:p>149.81433420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1.024201728">
                <text:p>151.02420172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2.26114304">
                <text:p>152.26114304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3.499833088">
                <text:p>153.49983308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4.71069568">
                <text:p>154.710695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5.967614976">
                <text:p>155.967614976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7.206011136">
                <text:p>157.206011136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8.474012672">
                <text:p>158.474012672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59.752218368">
                <text:p>159.7522183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0.969436672">
                <text:p>160.969436672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2.188300544">
                <text:p>162.188300544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3.448096512">
                <text:p>163.448096512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4.705913856">
                <text:p>164.70591385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65.926942976">
                <text:p>165.92694297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67.15557632">
                <text:p>167.1555763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68.37532544">
                <text:p>168.3753254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69.595068416">
                <text:p>169.59506841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0.818571264">
                <text:p>170.81857126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2.041657088">
                <text:p>172.04165708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3.288147456">
                <text:p>173.28814745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4.53302144">
                <text:p>174.5330214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5.77071872">
                <text:p>175.77071872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7.002130176">
                <text:p>177.00213017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8.209736704">
                <text:p>178.20973670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79.459990016">
                <text:p>179.459990016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80.694880768">
                <text:p>180.694880768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81.914688768">
                <text:p>181.914688768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183.127016192">
                <text:p>183.127016192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184.354536704">
                <text:p>184.35453670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185.588866304">
                <text:p>185.58886630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186.828195072">
                <text:p>186.828195072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188.079094272">
                <text:p>188.079094272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89.422703872">
                <text:p>189.422703872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0.744259328">
                <text:p>190.744259328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1.986366464">
                <text:p>191.986366464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3.218139136">
                <text:p>193.218139136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4.525316352">
                <text:p>194.525316352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5.778764288">
                <text:p>195.778764288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7.027363072">
                <text:p>197.027363072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8.257167104">
                <text:p>198.257167104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99.523668736">
                <text:p>199.52366873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0.757251328">
                <text:p>200.75725132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1.998827776">
                <text:p>201.99882777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3.221231616">
                <text:p>203.22123161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4.449651456">
                <text:p>204.44965145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5.683166976">
                <text:p>205.68316697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6.909141248">
                <text:p>206.90914124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8.131887616">
                <text:p>208.13188761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09.366974464">
                <text:p>209.366974464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10.640905216">
                <text:p>210.64090521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11.884623616">
                <text:p>211.88462361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13.133530368">
                <text:p>213.13353036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14.416505856">
                <text:p>214.41650585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15.684305408">
                <text:p>215.68430540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16.933225472">
                <text:p>216.933225472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18.188203776">
                <text:p>218.188203776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19.4302848">
                <text:p>219.430284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0.670265856">
                <text:p>220.67026585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1.881645312">
                <text:p>221.88164531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3.0955776">
                <text:p>223.095577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4.336205056">
                <text:p>224.33620505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5.590024192">
                <text:p>225.59002419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6.82481408">
                <text:p>226.8248140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8.071716608">
                <text:p>228.07171660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29.28704">
                <text:p>229.2870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30.563036672">
                <text:p>230.56303667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1.797915136">
                <text:p>231.79791513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3.018916096">
                <text:p>233.01891609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4.258163968">
                <text:p>234.25816396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5.509368832">
                <text:p>235.509368832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6.775004928">
                <text:p>236.77500492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8.036826624">
                <text:p>238.03682662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39.260813056">
                <text:p>239.26081305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40.52164864">
                <text:p>240.5216486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41.779163648">
                <text:p>241.77916364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43.059968256">
                <text:p>243.05996825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44.369568256">
                <text:p>244.36956825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45.629018368">
                <text:p>245.62901836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46.891021568">
                <text:p>246.89102156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48.112531968">
                <text:p>248.11253196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49.349384448">
                <text:p>249.34938444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0.604798208">
                <text:p>250.60479820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1.844483584">
                <text:p>251.84448358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3.087899392">
                <text:p>253.08789939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4.339515904">
                <text:p>254.33951590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5.59721728">
                <text:p>255.5972172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6.833622016">
                <text:p>256.83362201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8.071368192">
                <text:p>258.07136819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59.302613504">
                <text:p>259.30261350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0.569014016">
                <text:p>260.56901401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1.820431616">
                <text:p>261.82043161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3.049929472">
                <text:p>263.04992947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4.311655168">
                <text:p>264.31165516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5.547546368">
                <text:p>265.547546368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6.772960256">
                <text:p>266.77296025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8.015100672">
                <text:p>268.01510067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69.244292352">
                <text:p>269.24429235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70.48972928">
                <text:p>270.4897292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71.719969536">
                <text:p>271.719969536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72.9643392">
                <text:p>272.964339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74.22361984">
                <text:p>274.2236198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75.45864192">
                <text:p>275.4586419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76.721560064">
                <text:p>276.721560064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77.978758144">
                <text:p>277.97875814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79.213127168">
                <text:p>279.21312716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0.514718976">
                <text:p>280.51471897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1.749020416">
                <text:p>281.74902041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2.983746816">
                <text:p>282.98374681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4.240648704">
                <text:p>284.24064870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5.492068864">
                <text:p>285.49206886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6.739940352">
                <text:p>286.73994035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8.019299328">
                <text:p>288.01929932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89.316673536">
                <text:p>289.31667353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0.553798656">
                <text:p>290.55379865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1.815097088">
                <text:p>291.81509708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3.051835648">
                <text:p>293.05183564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4.276643328">
                <text:p>294.27664332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5.536094208">
                <text:p>295.53609420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6.760161792">
                <text:p>296.76016179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8.009314816">
                <text:p>298.00931481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99.305038592">
                <text:p>299.30503859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0.540693504">
                <text:p>300.54069350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1.775563264">
                <text:p>301.77556326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3.010039552">
                <text:p>303.01003955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4.252454656">
                <text:p>304.25245465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5.508337152">
                <text:p>305.50833715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6.7443456">
                <text:p>306.744345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8.017754368">
                <text:p>308.01775436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09.262923008">
                <text:p>309.26292300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10.537774592">
                <text:p>310.53777459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11.79358848">
                <text:p>311.7935884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13.043595264">
                <text:p>313.04359526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14.282295808">
                <text:p>314.28229580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15.565711616">
                <text:p>315.565711616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16.83363584">
                <text:p>316.8336358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18.073600768">
                <text:p>318.073600768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19.316443136">
                <text:p>319.31644313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20.58651392">
                <text:p>320.58651392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1.825788416">
                <text:p>321.82578841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3.087765248">
                <text:p>323.087765248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4.330723328">
                <text:p>324.330723328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5.638155776">
                <text:p>325.63815577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6.882635264">
                <text:p>326.88263526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8.127233536">
                <text:p>328.12723353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29.376008192">
                <text:p>329.376008192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0.645499904">
                <text:p>330.64549990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1.917411072">
                <text:p>331.917411072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3.189769472">
                <text:p>333.189769472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4.452166144">
                <text:p>334.45216614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5.725757696">
                <text:p>335.72575769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6.974106624">
                <text:p>336.97410662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8.214296064">
                <text:p>338.21429606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39.462690816">
                <text:p>339.46269081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40.715014144">
                <text:p>340.71501414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41.962607616">
                <text:p>341.96260761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43.244604928">
                <text:p>343.244604928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44.50764288">
                <text:p>344.50764288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345.815448832">
                <text:p>345.815448832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47.067333632">
                <text:p>347.067333632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48.40822656">
                <text:p>348.4082265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49.692185856">
                <text:p>349.69218585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1.016236544">
                <text:p>351.0162365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2.270940928">
                <text:p>352.27094092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3.554226432">
                <text:p>353.55422643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4.875060736">
                <text:p>354.87506073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6.163314944">
                <text:p>356.1633149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7.446036992">
                <text:p>357.44603699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58.779600128">
                <text:p>358.77960012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0.036921344">
                <text:p>360.0369213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1.308069376">
                <text:p>361.30806937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2.581116672">
                <text:p>362.58111667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3.836022528">
                <text:p>363.83602252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5.089022464">
                <text:p>365.08902246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6.359993088">
                <text:p>366.35999308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7.654692352">
                <text:p>367.65469235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68.923533312">
                <text:p>368.92353331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0.215205376">
                <text:p>370.21520537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1.483484416">
                <text:p>371.48348441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2.780202752">
                <text:p>372.78020275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4.065444864">
                <text:p>374.06544486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5.381807872">
                <text:p>375.38180787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6.643399936">
                <text:p>376.64339993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7.91294464">
                <text:p>377.9129446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79.176081408">
                <text:p>379.17608140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80.471635968">
                <text:p>380.47163596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81.742400768">
                <text:p>381.74240076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83.040461568">
                <text:p>383.04046156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84.325629952">
                <text:p>384.32562995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85.586478336">
                <text:p>385.58647833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86.848592896">
                <text:p>386.84859289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88.114317056">
                <text:p>388.11431705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89.396184064">
                <text:p>389.39618406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0.698577408">
                <text:p>390.69857740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2.000015616">
                <text:p>392.00001561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3.316798208">
                <text:p>393.31679820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4.630794752">
                <text:p>394.63079475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6.01072128">
                <text:p>396.0107212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7.283620352">
                <text:p>397.28362035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8.548098816">
                <text:p>398.54809881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399.831191808">
                <text:p>399.83119180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1.10053888">
                <text:p>401.1005388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2.380200448">
                <text:p>402.38020044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3.6902272">
                <text:p>403.6902272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4.96668928">
                <text:p>404.9666892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6.268012544">
                <text:p>406.2680125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7.584716288">
                <text:p>407.58471628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08.872066816">
                <text:p>408.87206681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10.154510848">
                <text:p>410.15451084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1.435103744">
                <text:p>411.4351037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2.762902016">
                <text:p>412.76290201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4.031611136">
                <text:p>414.03161113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5.376562944">
                <text:p>415.37656294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6.66590208">
                <text:p>416.66590208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7.949965824">
                <text:p>417.949965824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19.2167488">
                <text:p>419.216748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0.468449792">
                <text:p>420.468449792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1.752891136">
                <text:p>421.752891136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3.04919808">
                <text:p>423.0491980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4.33796096">
                <text:p>424.33796096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5.622691072">
                <text:p>425.622691072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6.890693376">
                <text:p>426.890693376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8.159392256">
                <text:p>428.159392256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29.428147968">
                <text:p>429.42814796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30.716112128">
                <text:p>430.71611212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31.9959808">
                <text:p>431.995980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33.260198912">
                <text:p>433.260198912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34.555364864">
                <text:p>434.555364864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35.8394752">
                <text:p>435.8394752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37.121119488">
                <text:p>437.12111948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38.398511616">
                <text:p>438.39851161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39.748246272">
                <text:p>439.748246272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41.060352768">
                <text:p>441.06035276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42.405855488">
                <text:p>442.40585548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43.693642496">
                <text:p>443.69364249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45.03205632">
                <text:p>445.03205632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446.376617984">
                <text:p>446.376617984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47.680013056">
                <text:p>447.68001305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48.980541184">
                <text:p>448.980541184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0.29948672">
                <text:p>450.29948672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1.570433536">
                <text:p>451.57043353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2.950568448">
                <text:p>452.95056844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4.247013888">
                <text:p>454.24701388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5.535609088">
                <text:p>455.53560908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6.864153856">
                <text:p>456.86415385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8.1501952">
                <text:p>458.1501952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59.430347776">
                <text:p>459.43034777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60.735523328">
                <text:p>460.73552332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62.081162752">
                <text:p>462.08116275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463.377137664">
                <text:p>463.37713766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64.723222528">
                <text:p>464.72322252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66.003971328">
                <text:p>466.00397132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67.294674688">
                <text:p>467.29467468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68.573194496">
                <text:p>468.573194496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469.893809152">
                <text:p>469.89380915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71.187789568">
                <text:p>471.18778956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72.512716288">
                <text:p>472.51271628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73.832925952">
                <text:p>473.83292595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75.163835392">
                <text:p>475.16383539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76.445332736">
                <text:p>476.445332736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77.74216704">
                <text:p>477.7421670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79.0517824">
                <text:p>479.051782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0.356347648">
                <text:p>480.35634764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1.659423744">
                <text:p>481.65942374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2.94458368">
                <text:p>482.9445836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4.247791104">
                <text:p>484.24779110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5.551481088">
                <text:p>485.55148108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6.852610816">
                <text:p>486.852610816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8.133681152">
                <text:p>488.13368115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89.41716608">
                <text:p>489.4171660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0.71453952">
                <text:p>490.7145395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2.022420736">
                <text:p>492.022420736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3.295801088">
                <text:p>493.29580108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4.568130304">
                <text:p>494.56813030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5.892524032">
                <text:p>495.892524032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7.208930816">
                <text:p>497.208930816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8.515891968">
                <text:p>498.515891968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499.829131776">
                <text:p>499.829131776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501.163293952">
                <text:p>501.16329395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02.461838592">
                <text:p>502.4618385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03.81333504">
                <text:p>503.8133350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05.137492992">
                <text:p>505.1374929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06.422294272">
                <text:p>506.42229427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07.767858176">
                <text:p>507.76785817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09.087982336">
                <text:p>509.08798233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0.367611136">
                <text:p>510.36761113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1.666659328">
                <text:p>511.6666593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2.983532288">
                <text:p>512.98353228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4.282822656">
                <text:p>514.2828226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5.598652928">
                <text:p>515.5986529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6.897974784">
                <text:p>516.89797478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8.183927808">
                <text:p>518.1839278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19.476514816">
                <text:p>519.4765148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520.807931392">
                <text:p>520.8079313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22.131452928">
                <text:p>522.1314529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23.509342208">
                <text:p>523.5093422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24.814627328">
                <text:p>524.8146273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26.168182016">
                <text:p>526.1681820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27.492490496">
                <text:p>527.49249049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28.815386368">
                <text:p>528.8153863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0.100240128">
                <text:p>530.1002401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1.398629376">
                <text:p>531.39862937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2.736255232">
                <text:p>532.73625523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4.012692736">
                <text:p>534.01269273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5.296374528">
                <text:p>535.2963745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6.577331712">
                <text:p>536.57733171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7.882983424">
                <text:p>537.88298342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39.160331264">
                <text:p>539.16033126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0.457448192">
                <text:p>540.4574481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1.805713408">
                <text:p>541.8057134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3.136126976">
                <text:p>543.13612697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4.428960256">
                <text:p>544.4289602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5.725293568">
                <text:p>545.7252935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7.0269696">
                <text:p>547.026969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8.328720128">
                <text:p>548.3287201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49.622927616">
                <text:p>549.6229276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0.934173184">
                <text:p>550.93417318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2.21081984">
                <text:p>552.2108198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3.510125056">
                <text:p>553.5101250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4.808462592">
                <text:p>554.8084625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6.096120064">
                <text:p>556.09612006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7.397799168">
                <text:p>557.3977991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58.7091328">
                <text:p>558.70913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0.008574976">
                <text:p>560.00857497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1.298138368">
                <text:p>561.2981383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2.596796928">
                <text:p>562.5967969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3.893133312">
                <text:p>563.89313331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5.175946752">
                <text:p>565.17594675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6.451354368">
                <text:p>566.4513543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7.744670208">
                <text:p>567.7446702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69.0637504">
                <text:p>569.063750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70.410980608">
                <text:p>570.4109806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71.703237888">
                <text:p>571.70323788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73.013777408">
                <text:p>573.0137774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574.306168576">
                <text:p>574.30616857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75.59270528">
                <text:p>575.592705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76.901856">
                <text:p>576.9018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78.209302016">
                <text:p>578.2093020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79.497058048">
                <text:p>579.49705804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80.837294592">
                <text:p>580.8372945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82.142635264">
                <text:p>582.14263526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83.454369536">
                <text:p>583.45436953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84.771555328">
                <text:p>584.7715553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586.092482816">
                <text:p>586.0924828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87.417062656">
                <text:p>587.4170626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88.7929856">
                <text:p>588.79298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0.09021184">
                <text:p>590.0902118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1.408286208">
                <text:p>591.4082862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2.734523904">
                <text:p>592.73452390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4.072664576">
                <text:p>594.07266457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5.404477952">
                <text:p>595.40447795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6.714379008">
                <text:p>596.7143790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8.02375424">
                <text:p>598.0237542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599.315721472">
                <text:p>599.31572147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600.605374208">
                <text:p>600.60537420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602.016937216">
                <text:p>602.0169372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603.344717568">
                <text:p>603.3447175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604.651471104">
                <text:p>604.65147110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605.970588928">
                <text:p>605.97058892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607.295552">
                <text:p>607.29555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08.60966912">
                <text:p>608.6096691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09.931800064">
                <text:p>609.93180006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1.232631552">
                <text:p>611.23263155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2.52903168">
                <text:p>612.5290316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3.858912256">
                <text:p>613.8589122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5.146556416">
                <text:p>615.14655641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6.436587264">
                <text:p>616.43658726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7.732984832">
                <text:p>617.73298483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19.05646592">
                <text:p>619.0564659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20.395698432">
                <text:p>620.39569843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21.698025472">
                <text:p>621.69802547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23.039014656">
                <text:p>623.0390146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24.375044352">
                <text:p>624.37504435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25.73413888">
                <text:p>625.734138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627.048351488">
                <text:p>627.0483514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628.376404736">
                <text:p>628.37640473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629.677339392">
                <text:p>629.67733939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630.986071296">
                <text:p>630.98607129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632.316106752">
                <text:p>632.31610675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633.625960192">
                <text:p>633.62596019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34.993457408">
                <text:p>634.99345740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36.336447488">
                <text:p>636.3364474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37.680836352">
                <text:p>637.68083635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38.99943296">
                <text:p>638.9994329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0.329793536">
                <text:p>640.32979353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1.627811072">
                <text:p>641.62781107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2.93408768">
                <text:p>642.9340876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4.230976512">
                <text:p>644.23097651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5.550682368">
                <text:p>645.55068236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6.8832">
                <text:p>646.883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8.190043136">
                <text:p>648.19004313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49.532212992">
                <text:p>649.53221299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0.843612928">
                <text:p>650.84361292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2.16589824">
                <text:p>652.1658982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3.501341952">
                <text:p>653.50134195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4.853533952">
                <text:p>654.85353395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6.164892672">
                <text:p>656.16489267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7.505993216">
                <text:p>657.50599321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58.842386944">
                <text:p>658.84238694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60.203535616">
                <text:p>660.20353561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61.515272704">
                <text:p>661.51527270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62.833219072">
                <text:p>662.83321907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64.136372224">
                <text:p>664.13637222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65.432674816">
                <text:p>665.43267481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66.771145472">
                <text:p>666.77114547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68.13343104">
                <text:p>668.1334310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69.478956544">
                <text:p>669.47895654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0.822800896">
                <text:p>670.82280089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2.12326784">
                <text:p>672.1232678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3.444207104">
                <text:p>673.44420710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4.803453696">
                <text:p>674.80345369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6.168697856">
                <text:p>676.16869785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7.494341888">
                <text:p>677.4943418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78.816239104">
                <text:p>678.81623910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80.103726336">
                <text:p>680.10372633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681.452946688">
                <text:p>681.4529466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682.773082624">
                <text:p>682.77308262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684.108173056">
                <text:p>684.10817305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685.40513408">
                <text:p>685.4051340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686.7276928">
                <text:p>686.727692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688.018368">
                <text:p>688.01836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689.307621888">
                <text:p>689.3076218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0.614306816">
                <text:p>690.61430681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1.934273536">
                <text:p>691.93427353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3.23000704">
                <text:p>693.2300070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4.525466368">
                <text:p>694.52546636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5.844417792">
                <text:p>695.84441779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7.187762688">
                <text:p>697.18776268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8.483895808">
                <text:p>698.48389580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699.79068032">
                <text:p>699.7906803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1.087337728">
                <text:p>701.08733772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2.425385984">
                <text:p>702.42538598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3.759898624">
                <text:p>703.75989862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5.095331584">
                <text:p>705.09533158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6.416177408">
                <text:p>706.41617740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7.710744832">
                <text:p>707.71074483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09.00561408">
                <text:p>709.0056140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0.300795136">
                <text:p>710.30079513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1.602607872">
                <text:p>711.602607872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2.919443456">
                <text:p>712.91944345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4.20862208">
                <text:p>714.2086220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5.51369984">
                <text:p>715.51369984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6.822491648">
                <text:p>716.822491648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8.143046656">
                <text:p>718.143046656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19.45892224">
                <text:p>719.4589222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0.782030336">
                <text:p>720.78203033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2.087493376">
                <text:p>722.08749337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3.406805504">
                <text:p>723.40680550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4.707760128">
                <text:p>724.70776012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6.044447232">
                <text:p>726.04444723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7.346701056">
                <text:p>727.34670105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28.651943168">
                <text:p>728.65194316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0.007195904">
                <text:p>730.00719590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1.304620288">
                <text:p>731.30462028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2.623492352">
                <text:p>732.62349235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3.96281088">
                <text:p>733.9628108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5.264077824">
                <text:p>735.26407782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6.561046528">
                <text:p>736.56104652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7.913215232">
                <text:p>737.91321523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39.209899008">
                <text:p>739.20989900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740.54144">
                <text:p>740.5414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1.919655168">
                <text:p>741.91965516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3.218970368">
                <text:p>743.21897036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4.513441792">
                <text:p>744.51344179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5.82166528">
                <text:p>745.8216652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7.128050432">
                <text:p>747.12805043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8.439855104">
                <text:p>748.43985510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49.738471936">
                <text:p>749.73847193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1.055399424">
                <text:p>751.05539942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2.384262656">
                <text:p>752.38426265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3.71954688">
                <text:p>753.7195468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5.054846976">
                <text:p>755.05484697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6.348924672">
                <text:p>756.34892467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7.668861696">
                <text:p>757.66886169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58.995411712">
                <text:p>758.99541171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0.307372544">
                <text:p>760.30737254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1.607536128">
                <text:p>761.60753612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2.934204416">
                <text:p>762.93420441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4.245617152">
                <text:p>764.245617152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5.574628608">
                <text:p>765.57462860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6.887996416">
                <text:p>766.887996416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8.188649984">
                <text:p>768.18864998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69.48640768">
                <text:p>769.48640768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0.814291456">
                <text:p>770.81429145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2.161563392">
                <text:p>772.16156339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3.468224">
                <text:p>773.46822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4.79751168">
                <text:p>774.7975116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6.097211904">
                <text:p>776.09721190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7.406446336">
                <text:p>777.40644633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78.720619776">
                <text:p>778.72061977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0.036639488">
                <text:p>780.03663948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1.331868416">
                <text:p>781.33186841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2.664503552">
                <text:p>782.66450355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3.978847744">
                <text:p>783.97884774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5.28006528">
                <text:p>785.2800652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6.601369088">
                <text:p>786.60136908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7.947971072">
                <text:p>787.94797107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789.300534528">
                <text:p>789.30053452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0.70705408">
                <text:p>790.7070540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2.073134336">
                <text:p>792.07313433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3.37043328">
                <text:p>793.3704332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4.667657728">
                <text:p>794.66765772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5.990968576">
                <text:p>795.99096857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7.32550144">
                <text:p>797.3255014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798.65132288">
                <text:p>798.6513228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0.021606656">
                <text:p>800.02160665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1.360362496">
                <text:p>801.36036249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2.6710784">
                <text:p>802.671078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4.061698048">
                <text:p>804.06169804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5.412372736">
                <text:p>805.41237273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6.738501376">
                <text:p>806.73850137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8.039834624">
                <text:p>808.03983462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09.376585472">
                <text:p>809.37658547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0.683492608">
                <text:p>810.68349260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1.991438592">
                <text:p>811.99143859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3.309758464">
                <text:p>813.30975846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4.63116032">
                <text:p>814.6311603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5.974598144">
                <text:p>815.97459814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7.32116992">
                <text:p>817.32116992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8.615870464">
                <text:p>818.61587046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19.925218816">
                <text:p>819.92521881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1.258294016">
                <text:p>821.25829401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2.566961408">
                <text:p>822.56696140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3.87897984">
                <text:p>823.8789798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5.203008768">
                <text:p>825.2030087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6.512053504">
                <text:p>826.51205350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7.818258176">
                <text:p>827.8182581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29.162900736">
                <text:p>829.1629007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0.52265984">
                <text:p>830.5226598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1.8579776">
                <text:p>831.85797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3.160408064">
                <text:p>833.1604080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4.490516992">
                <text:p>834.4905169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5.799048192">
                <text:p>835.7990481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7.157306368">
                <text:p>837.1573063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8.457920768">
                <text:p>838.4579207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39.78254592">
                <text:p>839.782545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1.128106496">
                <text:p>841.12810649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2.457688576">
                <text:p>842.4576885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3.768412672">
                <text:p>843.7684126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5.13438464">
                <text:p>845.134384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6.430643456">
                <text:p>846.4306434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7.73830656">
                <text:p>847.738306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49.0594688">
                <text:p>849.059468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0.362921472">
                <text:p>850.3629214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1.671962624">
                <text:p>851.67196262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2.994920192">
                <text:p>852.9949201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4.31824384">
                <text:p>854.3182438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5.661659136">
                <text:p>855.6616591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6.991699456">
                <text:p>856.9916994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8.293075968">
                <text:p>858.2930759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59.595906304">
                <text:p>859.59590630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0.897658368">
                <text:p>860.8976583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2.209977088">
                <text:p>862.20997708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3.509156864">
                <text:p>863.5091568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4.814083072">
                <text:p>864.8140830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6.14780672">
                <text:p>866.147806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7.443419392">
                <text:p>867.4434193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68.76376576">
                <text:p>868.763765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70.104615168">
                <text:p>870.1046151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71.438218752">
                <text:p>871.43821875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72.77344">
                <text:p>872.7734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74.13047552">
                <text:p>874.1304755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75.445663744">
                <text:p>875.44566374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76.77157888">
                <text:p>876.7715788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78.096366592">
                <text:p>878.0963665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79.404188416">
                <text:p>879.40418841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0.718953728">
                <text:p>880.71895372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2.031927552">
                <text:p>882.03192755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3.325558528">
                <text:p>883.32555852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4.65172864">
                <text:p>884.651728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5.976880896">
                <text:p>885.97688089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7.28224768">
                <text:p>887.282247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8.597444352">
                <text:p>888.59744435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89.920366336">
                <text:p>889.9203663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1.251137536">
                <text:p>891.2511375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2.605780992">
                <text:p>892.6057809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3.928007168">
                <text:p>893.9280071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5.266366976">
                <text:p>895.2663669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6.603026432">
                <text:p>896.60302643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7.918707456">
                <text:p>897.9187074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99.229402624">
                <text:p>899.22940262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0.553970432">
                <text:p>900.55397043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1.856859904">
                <text:p>901.85685990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3.218067456">
                <text:p>903.2180674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4.558712576">
                <text:p>904.5587125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5.886637568">
                <text:p>905.8866375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7.233462272">
                <text:p>907.2334622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8.555259648">
                <text:p>908.55525964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09.875280128">
                <text:p>909.87528012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1.21518848">
                <text:p>911.2151884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2.548493824">
                <text:p>912.54849382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3.872482304">
                <text:p>913.87248230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5.204247808">
                <text:p>915.20424780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6.570502144">
                <text:p>916.57050214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7.887259392">
                <text:p>917.8872593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19.202584064">
                <text:p>919.2025840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20.533766656">
                <text:p>920.5337666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21.873809664">
                <text:p>921.8738096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23.221703936">
                <text:p>923.2217039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924.567195904">
                <text:p>924.56719590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25.922850816">
                <text:p>925.92285081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27.288540928">
                <text:p>927.28854092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28.656791808">
                <text:p>928.65679180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29.97528064">
                <text:p>929.975280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1.306635264">
                <text:p>931.3066352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2.616472576">
                <text:p>932.6164725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3.9714688">
                <text:p>933.971468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5.31259392">
                <text:p>935.312593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6.636060928">
                <text:p>936.63606092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7.966022144">
                <text:p>937.96602214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39.308263424">
                <text:p>939.30826342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0.620996608">
                <text:p>940.62099660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1.927593216">
                <text:p>941.92759321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3.272411136">
                <text:p>943.2724111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4.588283648">
                <text:p>944.58828364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5.896103168">
                <text:p>945.89610316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7.240589312">
                <text:p>947.24058931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8.55551744">
                <text:p>948.5555174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49.855007232">
                <text:p>949.85500723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1.187328256">
                <text:p>951.1873282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2.498020608">
                <text:p>952.49802060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3.856594944">
                <text:p>953.85659494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5.208830464">
                <text:p>955.20883046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6.525857792">
                <text:p>956.5258577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7.854144256">
                <text:p>957.8541442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59.201490176">
                <text:p>959.20149017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0.532290304">
                <text:p>960.53229030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1.85528448">
                <text:p>961.8552844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3.189947136">
                <text:p>963.1899471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4.502963456">
                <text:p>964.50296345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5.830422016">
                <text:p>965.83042201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7.153142272">
                <text:p>967.1531422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8.456653312">
                <text:p>968.45665331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69.7886336">
                <text:p>969.78863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971.136886272">
                <text:p>971.13688627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972.440334592">
                <text:p>972.44033459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973.781851136">
                <text:p>973.78185113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975.098552832">
                <text:p>975.098552832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76.42921728">
                <text:p>976.42921728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77.745025024">
                <text:p>977.7450250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79.08855808">
                <text:p>979.088558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0.400323328">
                <text:p>980.4003233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1.730620672">
                <text:p>981.7306206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3.07122688">
                <text:p>983.0712268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4.396397568">
                <text:p>984.3963975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5.762466304">
                <text:p>985.7624663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7.122881536">
                <text:p>987.1228815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8.452332544">
                <text:p>988.4523325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89.780762368">
                <text:p>989.7807623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1.124564736">
                <text:p>991.1245647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2.447439616">
                <text:p>992.4474396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3.753505792">
                <text:p>993.7535057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5.063788544">
                <text:p>995.0637885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6.379627776">
                <text:p>996.3796277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7.696904192">
                <text:p>997.6969041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999.033782528">
                <text:p>999.0337825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0.34670848">
                <text:p>1000.3467084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1.664168704">
                <text:p>1001.6641687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2.98674688">
                <text:p>1002.9867468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4.364832768">
                <text:p>1004.3648327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5.687872768">
                <text:p>1005.6878727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7.008924672">
                <text:p>1007.0089246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8.3557056">
                <text:p>1008.35570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09.673193216">
                <text:p>1009.6731932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1.007878656">
                <text:p>1011.0078786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2.344271616">
                <text:p>1012.3442716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3.675804928">
                <text:p>1013.6758049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4.984193024">
                <text:p>1014.9841930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6.327693568">
                <text:p>1016.3276935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7.645898752">
                <text:p>1017.6458987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18.984018432">
                <text:p>1018.98401843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20.301911552">
                <text:p>1020.3019115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21.646439424">
                <text:p>1021.6464394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22.979062272">
                <text:p>1022.9790622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24.342240256">
                <text:p>1024.3422402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25.67452928">
                <text:p>1025.674529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26.993225216">
                <text:p>1026.9932252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28.350559744">
                <text:p>1028.3505597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29.719399936">
                <text:p>1029.7193999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1.068013568">
                <text:p>1031.0680135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2.4127872">
                <text:p>1032.41278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3.746981376">
                <text:p>1033.7469813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5.082934272">
                <text:p>1035.0829342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6.45361152">
                <text:p>1036.453611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7.786816256">
                <text:p>1037.7868162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39.11639808">
                <text:p>1039.116398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0.471931136">
                <text:p>1040.4719311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1.790505216">
                <text:p>1041.7905052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3.113940992">
                <text:p>1043.1139409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4.418526976">
                <text:p>1044.4185269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5.763493632">
                <text:p>1045.76349363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7.076078592">
                <text:p>1047.0760785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8.411782656">
                <text:p>1048.4117826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49.739662336">
                <text:p>1049.7396623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1.06499328">
                <text:p>1051.064993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2.401148672">
                <text:p>1052.4011486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3.706757376">
                <text:p>1053.7067573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5.063309824">
                <text:p>1055.0633098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6.384850944">
                <text:p>1056.3848509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7.738211072">
                <text:p>1057.7382110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59.083436288">
                <text:p>1059.08343628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0.406390784">
                <text:p>1060.40639078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1.740128256">
                <text:p>1061.7401282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3.102770176">
                <text:p>1063.1027701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4.421020672">
                <text:p>1064.4210206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5.759712256">
                <text:p>1065.7597122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7.098966528">
                <text:p>1067.0989665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8.434214656">
                <text:p>1068.4342146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69.749382656">
                <text:p>1069.7493826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71.124362752">
                <text:p>1071.1243627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72.441135872">
                <text:p>1072.4411358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73.812609792">
                <text:p>1073.8126097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75.137641728">
                <text:p>1075.1376417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076.488950016">
                <text:p>1076.4889500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77.823468544">
                <text:p>1077.8234685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79.158383104">
                <text:p>1079.1583831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0.467721728">
                <text:p>1080.4677217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1.772854016">
                <text:p>1081.7728540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3.079323904">
                <text:p>1083.0793239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4.421184">
                <text:p>1084.42118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5.744721408">
                <text:p>1085.7447214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7.061521408">
                <text:p>1087.0615214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8.407808768">
                <text:p>1088.4078087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89.729165824">
                <text:p>1089.7291658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1.069558016">
                <text:p>1091.0695580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2.394223104">
                <text:p>1092.3942231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3.742608128">
                <text:p>1093.7426081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5.053627392">
                <text:p>1095.0536273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6.378051328">
                <text:p>1096.3780513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7.688932608">
                <text:p>1097.6889326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099.032361728">
                <text:p>1099.0323617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0.381415168">
                <text:p>1100.3814151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1.707505664">
                <text:p>1101.7075056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3.014804736">
                <text:p>1103.0148047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4.36885248">
                <text:p>1104.3688524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5.69638528">
                <text:p>1105.696385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7.024144896">
                <text:p>1107.0241448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8.37888512">
                <text:p>1108.3788851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09.735291904">
                <text:p>1109.7352919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1.054283776">
                <text:p>1111.0542837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2.401029888">
                <text:p>1112.40102988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3.718493952">
                <text:p>1113.7184939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5.035593216">
                <text:p>1115.0355932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6.382106368">
                <text:p>1116.3821063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7.717013504">
                <text:p>1117.7170135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19.052154368">
                <text:p>1119.0521543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0.413243904">
                <text:p>1120.4132439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1.736747776">
                <text:p>1121.7367477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3.069589504">
                <text:p>1123.0695895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4.412722688">
                <text:p>1124.41272268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5.781497344">
                <text:p>1125.7814973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7.138097664">
                <text:p>1127.1380976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8.473000704">
                <text:p>1128.4730007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29.814162176">
                <text:p>1129.8141621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1.158433792">
                <text:p>1131.1584337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2.520174592">
                <text:p>1132.5201745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3.855920128">
                <text:p>1133.8559201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5.187671296">
                <text:p>1135.1876712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6.530694656">
                <text:p>1136.5306946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7.856429312">
                <text:p>1137.85642931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39.233703168">
                <text:p>1139.2337031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0.590078464">
                <text:p>1140.5900784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1.942577664">
                <text:p>1141.9425776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3.308696576">
                <text:p>1143.3086965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4.667083264">
                <text:p>1144.6670832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6.00052224">
                <text:p>1146.000522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7.346514944">
                <text:p>1147.3465149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8.686393344">
                <text:p>1148.6863933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49.999470336">
                <text:p>1149.9994703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1.352242432">
                <text:p>1151.35224243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2.703428608">
                <text:p>1152.7034286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4.0127104">
                <text:p>1154.01271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5.371594496">
                <text:p>1155.3715944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6.716235008">
                <text:p>1156.7162350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8.034744064">
                <text:p>1158.0347440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59.367376896">
                <text:p>1159.3673768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0.689551104">
                <text:p>1160.6895511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2.030685952">
                <text:p>1162.0306859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3.376040192">
                <text:p>1163.3760401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4.695566336">
                <text:p>1164.6955663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6.014127616">
                <text:p>1166.0141276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7.346199296">
                <text:p>1167.3461992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68.702704128">
                <text:p>1168.7027041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0.073911808">
                <text:p>1170.0739118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1.42670464">
                <text:p>1171.426704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2.747402752">
                <text:p>1172.7474027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4.083207168">
                <text:p>1174.0832071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5.41955584">
                <text:p>1175.4195558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6.780532992">
                <text:p>1176.7805329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8.107463168">
                <text:p>1178.1074631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79.45251328">
                <text:p>1179.452513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0.811635968">
                <text:p>1180.8116359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2.155042304">
                <text:p>1182.1550423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3.488036608">
                <text:p>1183.4880366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4.809903872">
                <text:p>1184.8099038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6.138028032">
                <text:p>1186.13802803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7.509660928">
                <text:p>1187.5096609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88.82939904">
                <text:p>1188.829399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0.202992128">
                <text:p>1190.2029921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1.535816192">
                <text:p>1191.5358161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2.86778624">
                <text:p>1192.867786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4.19074304">
                <text:p>1194.190743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5.536663552">
                <text:p>1195.5366635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6.851926016">
                <text:p>1196.8519260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8.225089792">
                <text:p>1198.2250897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199.54064896">
                <text:p>1199.540648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0.913630208">
                <text:p>1200.9136302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2.254027264">
                <text:p>1202.2540272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3.624672">
                <text:p>1203.6246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4.944154368">
                <text:p>1204.9441543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6.29630208">
                <text:p>1206.296302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7.63418112">
                <text:p>1207.6341811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08.949340928">
                <text:p>1208.9493409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0.296697856">
                <text:p>1210.2966978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1.672611328">
                <text:p>1211.6726113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2.998031104">
                <text:p>1212.9980311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4.340105216">
                <text:p>1214.3401052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5.675207936">
                <text:p>1215.6752079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7.026551808">
                <text:p>1217.0265518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8.361153792">
                <text:p>1218.3611537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19.704020992">
                <text:p>1219.7040209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1.011859968">
                <text:p>1221.0118599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2.358045952">
                <text:p>1222.35804595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3.680909568">
                <text:p>1223.6809095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5.008335616">
                <text:p>1225.00833561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6.373147392">
                <text:p>1226.37314739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7.729784576">
                <text:p>1227.7297845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29.05734528">
                <text:p>1229.057345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30.386899456">
                <text:p>1230.38689945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231.737242624">
                <text:p>1231.73724262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33.07416064">
                <text:p>1233.0741606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34.431506944">
                <text:p>1234.43150694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35.76765696">
                <text:p>1235.767656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37.092859136">
                <text:p>1237.0928591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38.475830272">
                <text:p>1238.475830272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39.900105728">
                <text:p>1239.9001057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41.24577408">
                <text:p>1241.245774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42.584231168">
                <text:p>1242.5842311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43.990256896">
                <text:p>1243.99025689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45.381607936">
                <text:p>1245.3816079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246.738395136">
                <text:p>1246.73839513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48.081419008">
                <text:p>1248.0814190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49.492480768">
                <text:p>1249.49248076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0.832297728">
                <text:p>1250.83229772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2.182430208">
                <text:p>1252.182430208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3.557995776">
                <text:p>1253.557995776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4.891387904">
                <text:p>1254.891387904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6.392313088">
                <text:p>1256.3923130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7.73989632">
                <text:p>1257.739896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59.07633536">
                <text:p>1259.076335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0.42669824">
                <text:p>1260.426698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1.800049664">
                <text:p>1261.8000496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3.147264768">
                <text:p>1263.1472647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4.520530944">
                <text:p>1264.5205309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5.863078912">
                <text:p>1265.86307891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7.206359296">
                <text:p>1267.2063592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8.581833472">
                <text:p>1268.5818334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69.940490496">
                <text:p>1269.9404904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1.330890752">
                <text:p>1271.3308907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2.661798656">
                <text:p>1272.661798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4.020235264">
                <text:p>1274.0202352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5.504900096">
                <text:p>1275.5049000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6.867439616">
                <text:p>1276.8674396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8.222435328">
                <text:p>1278.22243532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79.611135488">
                <text:p>1279.6111354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1.007801344">
                <text:p>1281.0078013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2.371678464">
                <text:p>1282.3716784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3.77062144">
                <text:p>1283.770621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5.129927936">
                <text:p>1285.1299279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6.475877376">
                <text:p>1286.4758773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7.890918912">
                <text:p>1287.89091891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89.270120192">
                <text:p>1289.27012019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0.659157504">
                <text:p>1290.6591575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2.066634752">
                <text:p>1292.0666347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3.502995712">
                <text:p>1293.50299571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4.872070656">
                <text:p>1294.872070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6.227894016">
                <text:p>1296.2278940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7.594120448">
                <text:p>1297.59412044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298.92837632">
                <text:p>1298.928376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0.295885568">
                <text:p>1300.2958855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1.6415232">
                <text:p>1301.64152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2.996161024">
                <text:p>1302.9961610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4.326068992">
                <text:p>1304.32606899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5.73605632">
                <text:p>1305.736056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7.086952192">
                <text:p>1307.08695219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8.488308736">
                <text:p>1308.4883087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09.859195136">
                <text:p>1309.8591951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1.337415936">
                <text:p>1311.3374159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2.677835776">
                <text:p>1312.6778357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4.014301696">
                <text:p>1314.0143016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5.353397504">
                <text:p>1315.3533975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6.693510656">
                <text:p>1316.693510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8.018400512">
                <text:p>1318.01840051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19.387968768">
                <text:p>1319.3879687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0.743022848">
                <text:p>1320.74302284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2.113323264">
                <text:p>1322.1133232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3.487575552">
                <text:p>1323.4875755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4.877073152">
                <text:p>1324.8770731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6.2193536">
                <text:p>1326.21935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7.587410688">
                <text:p>1327.5874106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28.928111616">
                <text:p>1328.9281116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0.26053504">
                <text:p>1330.260535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1.594993664">
                <text:p>1331.5949936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2.959446528">
                <text:p>1332.95944652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4.291091968">
                <text:p>1334.2910919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5.623995392">
                <text:p>1335.62399539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6.992258048">
                <text:p>1336.99225804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8.332479744">
                <text:p>1338.3324797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39.672479232">
                <text:p>1339.6724792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1.026156032">
                <text:p>1341.0261560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2.393349632">
                <text:p>1342.3933496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3.723417088">
                <text:p>1343.7234170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5.106434816">
                <text:p>1345.1064348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6.457275904">
                <text:p>1346.4572759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7.81711872">
                <text:p>1347.817118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49.176719872">
                <text:p>1349.1767198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0.515787264">
                <text:p>1350.5157872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1.849447936">
                <text:p>1351.8494479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3.195785216">
                <text:p>1353.1957852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4.561276416">
                <text:p>1354.5612764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5.935975168">
                <text:p>1355.9359751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7.264657152">
                <text:p>1357.2646571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8.62664448">
                <text:p>1358.6266444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59.959785728">
                <text:p>1359.95978572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1.306191616">
                <text:p>1361.3061916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2.660509952">
                <text:p>1362.6605099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4.013756416">
                <text:p>1364.0137564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5.383168256">
                <text:p>1365.3831682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6.734790656">
                <text:p>1366.734790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8.0967808">
                <text:p>1368.09678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69.474038272">
                <text:p>1369.4740382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0.843411968">
                <text:p>1370.8434119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2.188138752">
                <text:p>1372.1881387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3.55175808">
                <text:p>1373.551758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4.901750016">
                <text:p>1374.9017500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6.23105664">
                <text:p>1376.231056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7.60971904">
                <text:p>1377.609719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78.942839808">
                <text:p>1378.9428398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0.2777472">
                <text:p>1380.27774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1.635831552">
                <text:p>1381.6358315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3.00311936">
                <text:p>1383.003119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4.370182144">
                <text:p>1384.3701821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5.700795136">
                <text:p>1385.7007951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7.019356416">
                <text:p>1387.0193564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8.370738176">
                <text:p>1388.3707381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89.706204672">
                <text:p>1389.7062046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1.040736256">
                <text:p>1391.0407362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2.407301888">
                <text:p>1392.4073018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3.750695424">
                <text:p>1393.7506954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5.085108224">
                <text:p>1395.0851082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6.450071808">
                <text:p>1396.4500718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7.771673856">
                <text:p>1397.7716738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399.138115072">
                <text:p>1399.1381150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400.483950336">
                <text:p>1400.4839503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401.830448896">
                <text:p>1401.8304488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403.197323008">
                <text:p>1403.1973230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404.553900544">
                <text:p>1404.5539005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405.893485568">
                <text:p>1405.8934855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407.251910656">
                <text:p>1407.251910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408.647105024">
                <text:p>1408.6471050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409.986269952">
                <text:p>1409.9862699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411.33038464">
                <text:p>1411.330384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412.688457216">
                <text:p>1412.6884572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414.041513216">
                <text:p>1414.0415132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415.401181952">
                <text:p>1415.4011819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16.801588736">
                <text:p>1416.8015887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18.159160576">
                <text:p>1418.1591605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19.527522304">
                <text:p>1419.5275223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0.907245312">
                <text:p>1420.90724531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2.261127168">
                <text:p>1422.2611271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3.620632064">
                <text:p>1423.6206320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5.010373376">
                <text:p>1425.0103733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6.364340224">
                <text:p>1426.3643402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7.717280256">
                <text:p>1427.7172802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29.055436288">
                <text:p>1429.0554362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0.411587328">
                <text:p>1430.41158732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1.792530432">
                <text:p>1431.79253043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3.124934656">
                <text:p>1433.124934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4.495270144">
                <text:p>1434.4952701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5.850162176">
                <text:p>1435.8501621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7.21597824">
                <text:p>1437.215978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8.571630848">
                <text:p>1438.57163084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39.913034496">
                <text:p>1439.9130344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1.260132608">
                <text:p>1441.2601326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2.65032448">
                <text:p>1442.6503244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4.003405056">
                <text:p>1444.0034050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5.365033472">
                <text:p>1445.3650334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6.708148736">
                <text:p>1446.7081487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8.042707456">
                <text:p>1448.0427074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49.44310016">
                <text:p>1449.443100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0.825908736">
                <text:p>1450.8259087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2.168978944">
                <text:p>1452.16897894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3.524652288">
                <text:p>1453.5246522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4.858102784">
                <text:p>1454.85810278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6.211860736">
                <text:p>1456.2118607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7.591746816">
                <text:p>1457.59174681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58.939171072">
                <text:p>1458.9391710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60.310530304">
                <text:p>1460.3105303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61.657801728">
                <text:p>1461.65780172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63.001230336">
                <text:p>1463.0012303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464.388007424">
                <text:p>1464.38800742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65.739633664">
                <text:p>1465.73963366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67.101401088">
                <text:p>1467.10140108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68.490030592">
                <text:p>1468.49003059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69.860311552">
                <text:p>1469.8603115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1.200307968">
                <text:p>1471.2003079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2.568339456">
                <text:p>1472.5683394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3.91267072">
                <text:p>1473.9126707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5.263124992">
                <text:p>1475.26312499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6.634735104">
                <text:p>1476.63473510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8.0123584">
                <text:p>1478.0123584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79.460727296">
                <text:p>1479.4607272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0.822272256">
                <text:p>1480.8222722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2.191146752">
                <text:p>1482.191146752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3.589995776">
                <text:p>1483.58999577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4.9412096">
                <text:p>1484.941209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6.330855168">
                <text:p>1486.33085516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7.702139136">
                <text:p>1487.70213913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89.040523008">
                <text:p>1489.04052300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0.400294656">
                <text:p>1490.400294656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1.756011776">
                <text:p>1491.756011776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3.099549952">
                <text:p>1493.099549952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4.44461184">
                <text:p>1494.4446118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5.785769216">
                <text:p>1495.785769216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7.171740928">
                <text:p>1497.171740928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8.528112128">
                <text:p>1498.528112128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499.910116864">
                <text:p>1499.91011686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01.261615872">
                <text:p>1501.261615872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02.64973184">
                <text:p>1502.6497318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03.99645952">
                <text:p>1503.99645952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05.44820992">
                <text:p>1505.44820992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06.803371008">
                <text:p>1506.803371008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08.20760064">
                <text:p>1508.2076006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09.70713984">
                <text:p>1509.7071398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1.144558336">
                <text:p>1511.144558336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2.576899584">
                <text:p>1512.57689958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3.966658304">
                <text:p>1513.966658304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5.378300928">
                <text:p>1515.378300928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6.740877056">
                <text:p>1516.740877056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8.08630272">
                <text:p>1518.08630272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19.468187136">
                <text:p>1519.468187136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0.843847936">
                <text:p>1520.843847936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2.238660096">
                <text:p>1522.23866009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3.638063616">
                <text:p>1523.6380636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5.0087424">
                <text:p>1525.008742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6.368733952">
                <text:p>1526.36873395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7.761994496">
                <text:p>1527.76199449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29.154262016">
                <text:p>1529.1542620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0.550363392">
                <text:p>1530.55036339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1.91681536">
                <text:p>1531.9168153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3.284959488">
                <text:p>1533.2849594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4.667136">
                <text:p>1534.66713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6.021159168">
                <text:p>1536.02115916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7.441063936">
                <text:p>1537.44106393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38.80975104">
                <text:p>1538.8097510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0.175849728">
                <text:p>1540.17584972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1.564254976">
                <text:p>1541.56425497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2.923917568">
                <text:p>1542.92391756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4.266588416">
                <text:p>1544.2665884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5.636005888">
                <text:p>1545.6360058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7.017035008">
                <text:p>1547.01703500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8.396540416">
                <text:p>1548.3965404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49.736763904">
                <text:p>1549.73676390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1.11630208">
                <text:p>1551.1163020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2.484233472">
                <text:p>1552.48423347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3.852367872">
                <text:p>1553.85236787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5.263345408">
                <text:p>1555.26334540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6.639303168">
                <text:p>1556.63930316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8.009278208">
                <text:p>1558.00927820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59.4340608">
                <text:p>1559.434060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0.817885952">
                <text:p>1560.81788595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2.171535104">
                <text:p>1562.17153510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3.549682688">
                <text:p>1563.5496826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4.909276416">
                <text:p>1564.9092764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6.260263936">
                <text:p>1566.26026393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7.617469696">
                <text:p>1567.61746969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68.97432064">
                <text:p>1568.9743206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0.340595968">
                <text:p>1570.34059596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1.706711552">
                <text:p>1571.70671155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3.071846912">
                <text:p>1573.07184691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4.436056064">
                <text:p>1574.43605606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5.897084928">
                <text:p>1575.89708492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7.279782656">
                <text:p>1577.27978265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78.648352">
                <text:p>1578.64835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0.015693568">
                <text:p>1580.01569356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1.374427136">
                <text:p>1581.37442713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2.744651264">
                <text:p>1582.74465126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4.117889024">
                <text:p>1584.11788902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5.479037696">
                <text:p>1585.47903769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6.864723456">
                <text:p>1586.86472345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8.244041216">
                <text:p>1588.2440412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89.606298624">
                <text:p>1589.60629862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0.957700352">
                <text:p>1590.95770035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2.315889408">
                <text:p>1592.31588940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3.695823872">
                <text:p>1593.69582387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5.0733376">
                <text:p>1595.073337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6.420994816">
                <text:p>1596.4209948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7.80026112">
                <text:p>1597.8002611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599.156887296">
                <text:p>1599.15688729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00.509424896">
                <text:p>1600.50942489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01.866812416">
                <text:p>1601.86681241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03.212825856">
                <text:p>1603.21282585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04.578919168">
                <text:p>1604.57891916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05.93810304">
                <text:p>1605.93810304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07.302332672">
                <text:p>1607.30233267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08.68482816">
                <text:p>1608.68482816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0.064539392">
                <text:p>1610.06453939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1.436306176">
                <text:p>1611.436306176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2.823283712">
                <text:p>1612.82328371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4.181453056">
                <text:p>1614.181453056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5.571422208">
                <text:p>1615.57142220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6.94366208">
                <text:p>1616.9436620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8.322308608">
                <text:p>1618.32230860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19.692367872">
                <text:p>1619.69236787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1.045255168">
                <text:p>1621.04525516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2.413367552">
                <text:p>1622.41336755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3.779565312">
                <text:p>1623.77956531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5.184086272">
                <text:p>1625.18408627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6.538547712">
                <text:p>1626.53854771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7.907300864">
                <text:p>1627.907300864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29.275872256">
                <text:p>1629.275872256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30.634925312">
                <text:p>1630.63492531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32.031680256">
                <text:p>1632.031680256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33.425441792">
                <text:p>1633.42544179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34.808096768">
                <text:p>1634.80809676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36.202664192">
                <text:p>1636.20266419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637.575761152">
                <text:p>1637.57576115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38.969781504">
                <text:p>1638.969781504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0.361079808">
                <text:p>1640.36107980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1.756388352">
                <text:p>1641.75638835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3.109224704">
                <text:p>1643.109224704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4.483155456">
                <text:p>1644.483155456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5.84803072">
                <text:p>1645.8480307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7.24007168">
                <text:p>1647.2400716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8.631335424">
                <text:p>1648.631335424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49.988374272">
                <text:p>1649.98837427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51.35704832">
                <text:p>1651.3570483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52.76010624">
                <text:p>1652.76010624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54.12558848">
                <text:p>1654.12558848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55.526039552">
                <text:p>1655.5260395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656.917873664">
                <text:p>1656.9178736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58.28890368">
                <text:p>1658.288903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59.693522176">
                <text:p>1659.6935221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1.078060032">
                <text:p>1661.0780600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2.447120128">
                <text:p>1662.4471201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3.820648704">
                <text:p>1663.8206487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5.192514048">
                <text:p>1665.19251404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6.579701248">
                <text:p>1666.57970124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7.966291456">
                <text:p>1667.96629145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69.338413568">
                <text:p>1669.3384135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0.719709184">
                <text:p>1670.71970918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2.0930816">
                <text:p>1672.09308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3.463748352">
                <text:p>1673.4637483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4.847934976">
                <text:p>1674.8479349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6.222139904">
                <text:p>1676.2221399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7.6079232">
                <text:p>1677.60792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78.979121152">
                <text:p>1678.9791211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0.348866816">
                <text:p>1680.3488668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1.747698176">
                <text:p>1681.7476981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3.166908416">
                <text:p>1683.1669084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4.525438208">
                <text:p>1684.5254382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5.942960128">
                <text:p>1685.9429601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7.332772608">
                <text:p>1687.3327726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88.745735936">
                <text:p>1688.7457359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0.10752">
                <text:p>1690.107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1.462161408">
                <text:p>1691.4621614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2.838647552">
                <text:p>1692.8386475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4.208752128">
                <text:p>1694.2087521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5.604416768">
                <text:p>1695.6044167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6.972539904">
                <text:p>1696.9725399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8.335511808">
                <text:p>1698.3355118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699.706049536">
                <text:p>1699.7060495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701.083350528">
                <text:p>1701.0833505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702.440412928">
                <text:p>1702.4404129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703.844188928">
                <text:p>1703.8441889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705.241480704">
                <text:p>1705.2414807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06.683220736">
                <text:p>1706.6832207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08.04722944">
                <text:p>1708.0472294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09.425631744">
                <text:p>1709.42563174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0.888353536">
                <text:p>1710.8883535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2.302910976">
                <text:p>1712.3029109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3.71937408">
                <text:p>1713.719374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5.096584192">
                <text:p>1715.09658419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6.491545856">
                <text:p>1716.49154585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7.891863296">
                <text:p>1717.89186329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19.28291584">
                <text:p>1719.2829158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0.678114304">
                <text:p>1720.6781143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2.06841088">
                <text:p>1722.0684108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3.439547904">
                <text:p>1723.4395479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4.830914304">
                <text:p>1724.8309143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6.205561856">
                <text:p>1726.20556185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7.583408128">
                <text:p>1727.5834081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28.976251904">
                <text:p>1728.9762519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0.446902784">
                <text:p>1730.44690278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1.8178304">
                <text:p>1731.81783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3.218655744">
                <text:p>1733.21865574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4.613457408">
                <text:p>1734.6134574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5.979792128">
                <text:p>1735.9797921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7.409134336">
                <text:p>1737.4091343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38.813446144">
                <text:p>1738.81344614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40.194387712">
                <text:p>1740.19438771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41.585147136">
                <text:p>1741.5851471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42.965100288">
                <text:p>1742.96510028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44.358786304">
                <text:p>1744.3587863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45.741967616">
                <text:p>1745.7419676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747.144259328">
                <text:p>1747.1442593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48.547900416">
                <text:p>1748.5479004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49.982635264">
                <text:p>1749.9826352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1.351830016">
                <text:p>1751.3518300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2.75652224">
                <text:p>1752.7565222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4.13786368">
                <text:p>1754.137863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5.536268288">
                <text:p>1755.53626828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6.962637568">
                <text:p>1756.9626375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8.362007296">
                <text:p>1758.36200729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59.788790528">
                <text:p>1759.7887905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1.181911552">
                <text:p>1761.1819115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2.563109888">
                <text:p>1762.56310988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3.963419904">
                <text:p>1763.9634199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5.354571776">
                <text:p>1765.3545717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6.746544896">
                <text:p>1766.74654489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8.174026496">
                <text:p>1768.17402649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69.564327424">
                <text:p>1769.56432742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1.10478592">
                <text:p>1771.1047859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2.51415808">
                <text:p>1772.514158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3.948758272">
                <text:p>1773.94875827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5.339569664">
                <text:p>1775.3395696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6.796075008">
                <text:p>1776.7960750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8.219670272">
                <text:p>1778.21967027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79.659684608">
                <text:p>1779.6596846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1.048005376">
                <text:p>1781.0480053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2.44483328">
                <text:p>1782.444833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3.848230656">
                <text:p>1783.84823065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5.272359168">
                <text:p>1785.2723591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6.717502208">
                <text:p>1786.7175022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8.140849664">
                <text:p>1788.1408496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89.554345728">
                <text:p>1789.5543457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0.975955968">
                <text:p>1790.9759559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2.345288704">
                <text:p>1792.3452887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3.734555904">
                <text:p>1793.7345559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5.116241152">
                <text:p>1795.1162411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6.52050304">
                <text:p>1796.520503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7.912973056">
                <text:p>1797.91297305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799.290808064">
                <text:p>1799.2908080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0.696827648">
                <text:p>1800.69682764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2.108575744">
                <text:p>1802.10857574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3.501513728">
                <text:p>1803.5015137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4.965517824">
                <text:p>1804.96551782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6.346898176">
                <text:p>1806.3468981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7.77784832">
                <text:p>1807.777848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809.228361216">
                <text:p>1809.2283612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810.656176128">
                <text:p>1810.65617612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812.028772864">
                <text:p>1812.0287728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813.495903232">
                <text:p>1813.4959032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814.970606336">
                <text:p>1814.9706063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816.456570368">
                <text:p>1816.4565703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817.930685952">
                <text:p>1817.9306859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19.380045312">
                <text:p>1819.38004531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0.833380864">
                <text:p>1820.8333808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2.224248576">
                <text:p>1822.2242485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3.61640192">
                <text:p>1823.6164019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5.035770368">
                <text:p>1825.0357703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6.433005312">
                <text:p>1826.43300531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7.839076864">
                <text:p>1827.8390768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29.225871616">
                <text:p>1829.2258716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30.610353664">
                <text:p>1830.6103536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32.005295616">
                <text:p>1832.0052956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33.383860224">
                <text:p>1833.38386022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34.7737216">
                <text:p>1834.77372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36.1533888">
                <text:p>1836.153388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37.589288704">
                <text:p>1837.5892887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38.983798016">
                <text:p>1838.9837980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0.465032704">
                <text:p>1840.4650327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1.914099456">
                <text:p>1841.91409945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3.336604672">
                <text:p>1843.33660467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4.73230592">
                <text:p>1844.7323059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6.157665792">
                <text:p>1846.15766579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7.57519616">
                <text:p>1847.575196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49.03108608">
                <text:p>1849.031086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0.446884864">
                <text:p>1850.4468848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1.886398208">
                <text:p>1851.88639820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3.283378176">
                <text:p>1853.2833781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4.698526976">
                <text:p>1854.69852697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6.150272">
                <text:p>1856.15027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7.57869824">
                <text:p>1857.5786982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58.994567936">
                <text:p>1858.9945679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0.390880768">
                <text:p>1860.39088076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1.824226304">
                <text:p>1861.82422630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3.217014016">
                <text:p>1863.2170140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4.665764352">
                <text:p>1864.66576435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6.080952832">
                <text:p>1866.0809528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7.538944">
                <text:p>1867.53894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68.976756224">
                <text:p>1868.97675622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0.369784064">
                <text:p>1870.3697840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1.772778496">
                <text:p>1871.77277849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3.155515392">
                <text:p>1873.15551539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4.556321536">
                <text:p>1874.55632153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5.962700032">
                <text:p>1875.962700032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7.33794688">
                <text:p>1877.33794688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78.80336384">
                <text:p>1878.8033638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0.193163264">
                <text:p>1880.193163264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1.600310016">
                <text:p>1881.60031001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3.025329664">
                <text:p>1883.0253296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4.407786496">
                <text:p>1884.40778649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5.846347008">
                <text:p>1885.84634700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7.249803008">
                <text:p>1887.24980300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88.653165056">
                <text:p>1888.6531650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0.08114304">
                <text:p>1890.0811430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1.461895936">
                <text:p>1891.4618959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2.889721088">
                <text:p>1892.88972108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4.275044864">
                <text:p>1894.2750448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5.67636992">
                <text:p>1895.6763699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7.070597376">
                <text:p>1897.07059737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8.475889664">
                <text:p>1898.4758896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899.870604544">
                <text:p>1899.8706045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1.299009536">
                <text:p>1901.2990095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2.71585664">
                <text:p>1902.715856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4.124275456">
                <text:p>1904.1242754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5.52205568">
                <text:p>1905.5220556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6.967921408">
                <text:p>1906.96792140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8.395752704">
                <text:p>1908.39575270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09.801588736">
                <text:p>1909.8015887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1.229206272">
                <text:p>1911.22920627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2.655132416">
                <text:p>1912.65513241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4.072171776">
                <text:p>1914.07217177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5.463802368">
                <text:p>1915.46380236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6.905601536">
                <text:p>1916.9056015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8.305204736">
                <text:p>1918.3052047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19.710338816">
                <text:p>1919.71033881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1.196483072">
                <text:p>1921.19648307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2.59235328">
                <text:p>1922.592353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3.994502656">
                <text:p>1923.9945026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5.42454784">
                <text:p>1925.4245478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6.979046656">
                <text:p>1926.9790466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8.513197056">
                <text:p>1928.5131970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29.9361408">
                <text:p>1929.936140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1.34052352">
                <text:p>1931.3405235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2.741100544">
                <text:p>1932.7411005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4.132933376">
                <text:p>1934.13293337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5.527729408">
                <text:p>1935.52772940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6.982071552">
                <text:p>1936.98207155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8.372300032">
                <text:p>1938.37230003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39.830282752">
                <text:p>1939.83028275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41.324439552">
                <text:p>1941.32443955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42.702503936">
                <text:p>1942.7025039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44.14735872">
                <text:p>1944.1473587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45.644540928">
                <text:p>1945.6445409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47.090462976">
                <text:p>1947.09046297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48.554384128">
                <text:p>1948.5543841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950.085302784">
                <text:p>1950.08530278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51.488967936">
                <text:p>1951.4889679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53.055009536">
                <text:p>1953.05500953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54.49288448">
                <text:p>1954.4928844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56.036360704">
                <text:p>1956.03636070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57.484668672">
                <text:p>1957.48466867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58.885471744">
                <text:p>1958.8854717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0.327512064">
                <text:p>1960.3275120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1.75954944">
                <text:p>1961.759549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3.211346432">
                <text:p>1963.21134643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4.665535744">
                <text:p>1964.6655357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6.116675328">
                <text:p>1966.1166753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7.538517504">
                <text:p>1967.53851750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69.009175552">
                <text:p>1969.009175552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0.409209088">
                <text:p>1970.40920908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1.846908928">
                <text:p>1971.8469089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3.243549184">
                <text:p>1973.24354918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4.655490048">
                <text:p>1974.65549004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6.094953728">
                <text:p>1976.0949537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7.484932864">
                <text:p>1977.4849328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78.930125824">
                <text:p>1978.93012582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0.438137344">
                <text:p>1980.4381373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1.950281728">
                <text:p>1981.95028172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3.446784256">
                <text:p>1983.4467842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4.856006656">
                <text:p>1984.85600665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6.228370688">
                <text:p>1986.22837068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7.634799616">
                <text:p>1987.634799616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89.090860544">
                <text:p>1989.09086054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90.486413824">
                <text:p>1990.48641382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991.864600064">
                <text:p>1991.864600064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